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519cm"/>
    </style:style>
    <style:style style:name="co4" style:family="table-column">
      <style:table-column-properties fo:break-before="auto" style:column-width="1.679cm"/>
    </style:style>
    <style:style style:name="co5" style:family="table-column">
      <style:table-column-properties fo:break-before="auto" style:column-width="0.272cm"/>
    </style:style>
    <style:style style:name="co6" style:family="table-column">
      <style:table-column-properties fo:break-before="auto" style:column-width="1.512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2.28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29cm" fo:break-before="auto" style:use-optimal-row-height="false"/>
    </style:style>
    <style:style style:name="ro5" style:family="table-row">
      <style:table-row-properties style:row-height="0.612cm" fo:break-before="auto" style:use-optimal-row-height="false"/>
    </style:style>
    <style:style style:name="ro6" style:family="table-row">
      <style:table-row-properties style:row-height="0.829cm" fo:break-before="auto" style:use-optimal-row-height="false"/>
    </style:style>
    <style:style style:name="ro7" style:family="table-row">
      <style:table-row-properties style:row-height="0.487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00" fo:font-size="18pt" fo:font-weight="bold" style:font-size-asian="18pt" style:font-weight-asian="bold" style:font-size-complex="18pt" style:font-weight-complex="bold"/>
    </style:style>
    <style:style style:name="ce31" style:family="table-cell" style:parent-style-name="Default">
      <style:table-cell-properties fo:background-color="#e6e90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fo:background-color="#ffffd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4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52" style:family="table-cell" style:parent-style-name="Default">
      <style:text-properties fo:color="#c9211e"/>
    </style:style>
    <style:style style:name="ce53" style:family="table-cell" style:parent-style-name="Default" style:data-style-name="N146">
      <style:table-cell-properties fo:background-color="#ffffd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5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55" style:family="table-cell" style:parent-style-name="Default" style:data-style-name="N15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56" style:family="table-cell" style:parent-style-name="Default" style:data-style-name="N16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57" style:family="table-cell" style:parent-style-name="Default" style:data-style-name="N14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6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1d41a" fo:font-size="18pt" fo:font-weight="bold" style:font-size-asian="18pt" style:font-weight-asian="bold" style:font-size-complex="18pt" style:font-weight-complex="bold"/>
    </style:style>
    <style:style style:name="ce64" style:family="table-cell" style:parent-style-name="Default">
      <style:table-cell-properties fo:background-color="#81d41a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>
      <style:table-cell-properties fo:background-color="#f6f9d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73" style:family="table-cell" style:parent-style-name="Default" style:data-style-name="N16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74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46">
      <style:table-cell-properties fo:background-color="#f6f9d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16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79" style:family="table-cell" style:parent-style-name="Default" style:data-style-name="N14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3" style:family="table-cell" style:parent-style-name="Default">
      <style:table-cell-properties fo:background-color="#ffffd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4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83" style:family="table-cell" style:parent-style-name="Default" style:data-style-name="N15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9" style:family="table-cell" style:parent-style-name="Default" style:data-style-name="N146">
      <style:table-cell-properties fo:background-color="#ffffd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6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13" style:family="table-cell" style:parent-style-name="Default" style:data-style-name="N14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6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16" style:family="table-cell" style:parent-style-name="Default" style:data-style-name="N14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94" style:family="table-cell" style:parent-style-name="Default" style:data-style-name="N14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95" style:family="table-cell" style:parent-style-name="Default" style:data-style-name="N15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96" style:family="table-cell" style:parent-style-name="Default" style:data-style-name="N16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97" style:family="table-cell" style:parent-style-name="Default" style:data-style-name="N16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igma_010" table:style-name="ta1" table:print="false"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7"/>
        <table:table-column table:style-name="co4" table:default-cell-style-name="ce57"/>
        <table:table-column table:style-name="co5" table:default-cell-style-name="ce50"/>
        <table:table-column table:style-name="co6" table:default-cell-style-name="ce50"/>
        <table:table-column table:style-name="co2" table:default-cell-style-name="ce50"/>
        <table:table-column table:style-name="co7" table:number-columns-repeated="2" table:default-cell-style-name="ce50"/>
        <table:table-column table:style-name="co8" table:default-cell-style-name="ce50"/>
        <table:table-column table:style-name="co9" table:number-columns-repeated="1001" table:default-cell-style-name="ce50"/>
        <table:table-column table:style-name="co10" table:default-cell-style-name="ce50"/>
        <table:table-row table:style-name="ro1">
          <table:table-cell table:style-name="ce2" office:value-type="string" calcext:value-type="string" table:number-columns-spanned="5" table:number-rows-spanned="1">
            <text:p>STANDARD DEVIATION</text:p>
          </table:table-cell>
          <table:covered-table-cell table:number-columns-repeated="4" table:style-name="ce52"/>
          <table:table-cell table:style-name="ce52"/>
          <table:table-cell table:style-name="ce63" office:value-type="string" calcext:value-type="string" table:number-columns-spanned="5" table:number-rows-spanned="1">
            <text:p>CONFIDENCE INTERVAL</text:p>
          </table:table-cell>
          <table:covered-table-cell table:number-columns-repeated="4" table:style-name="ce76"/>
          <table:table-cell table:style-name="ce6" table:number-columns-repeated="1001"/>
          <table:table-cell table:style-name="Default"/>
        </table:table-row>
        <table:table-row table:style-name="ro2">
          <table:table-cell table:style-name="ce31" office:value-type="string" calcext:value-type="string" table:number-columns-spanned="5" table:number-rows-spanned="1">
            <text:p>PSNR ( STDEV ) - sigma=10</text:p>
          </table:table-cell>
          <table:covered-table-cell table:number-columns-repeated="4" table:style-name="ce31"/>
          <table:table-cell table:style-name="ce6"/>
          <table:table-cell table:style-name="ce64" office:value-type="string" calcext:value-type="string" table:number-columns-spanned="5" table:number-rows-spanned="1">
            <text:p>PSNR ( CI ) - sigma=10</text:p>
          </table:table-cell>
          <table:covered-table-cell table:number-columns-repeated="4" table:style-name="ce31"/>
          <table:table-cell table:style-name="ce6" table:number-columns-repeated="1002"/>
        </table:table-row>
        <table:table-row table:style-name="ro3">
          <table:table-cell table:style-name="ce48" office:value-type="string" calcext:value-type="string">
            <text:p>Imagem</text:p>
          </table:table-cell>
          <table:table-cell table:style-name="ce53" office:value-type="string" calcext:value-type="string">
            <text:p>noisy</text:p>
          </table:table-cell>
          <table:table-cell table:style-name="ce53" office:value-type="string" calcext:value-type="string">
            <text:p>nlm</text:p>
          </table:table-cell>
          <table:table-cell table:style-name="ce53" office:value-type="string" calcext:value-type="string">
            <text:p>nlm-lbp</text:p>
          </table:table-cell>
          <table:table-cell table:style-name="ce53" office:value-type="string" calcext:value-type="string">
            <text:p>nlm-glcm</text:p>
          </table:table-cell>
          <table:table-cell table:style-name="ce61"/>
          <table:table-cell table:style-name="ce65" office:value-type="string" calcext:value-type="string">
            <text:p>Imagem</text:p>
          </table:table-cell>
          <table:table-cell table:style-name="ce77" office:value-type="string" calcext:value-type="string">
            <text:p>noisy</text:p>
          </table:table-cell>
          <table:table-cell table:style-name="ce77" office:value-type="string" calcext:value-type="string">
            <text:p>nlm</text:p>
          </table:table-cell>
          <table:table-cell table:style-name="ce77" office:value-type="string" calcext:value-type="string">
            <text:p>nlm-lbp</text:p>
          </table:table-cell>
          <table:table-cell table:style-name="ce77" office:value-type="string" calcext:value-type="string">
            <text:p>nlm-glcm</text:p>
          </table:table-cell>
          <table:table-cell table:style-name="ce61" table:number-columns-repeated="1002"/>
        </table:table-row>
        <table:table-row table:style-name="ro3">
          <table:table-cell table:style-name="ce49" office:value-type="string" calcext:value-type="string">
            <text:p>C001</text:p>
          </table:table-cell>
          <table:table-cell table:style-name="ce54" table:formula="of:=COM.MICROSOFT.STDEV.S(['file:///mnt/Dados/vinma/documentos/Gradua%C3%A7%C3%A3o/TCC/results-partial/HW_C001_120.xlsx'#$sigma_010.B$3:.B$12])" office:value-type="float" office:value="0.0115388999305255" calcext:value-type="float">
            <text:p>0,0115</text:p>
          </table:table-cell>
          <table:table-cell table:style-name="ce55" table:formula="of:=COM.MICROSOFT.STDEV.S(['file:///mnt/Dados/vinma/documentos/Gradua%C3%A7%C3%A3o/TCC/results-partial/HW_C001_120.xlsx'#$sigma_010.C$3:.C$12])" office:value-type="float" office:value="0.0144022184456099" calcext:value-type="float">
            <text:p>0,0144</text:p>
          </table:table-cell>
          <table:table-cell table:style-name="ce55" table:formula="of:=COM.MICROSOFT.STDEV.S(['file:///mnt/Dados/vinma/documentos/Gradua%C3%A7%C3%A3o/TCC/results-partial/HW_C001_120.xlsx'#$sigma_010.D$3:.D$12])" office:value-type="float" office:value="0.00990218132869492" calcext:value-type="float">
            <text:p>0,0099</text:p>
          </table:table-cell>
          <table:table-cell table:style-name="ce55" table:formula="of:=COM.MICROSOFT.STDEV.S(['file:///mnt/Dados/vinma/documentos/Gradua%C3%A7%C3%A3o/TCC/results-partial/HW_C001_120.xlsx'#$sigma_010.E$3:.E$12])" office:value-type="float" office:value="0.00919076820362419" calcext:value-type="float">
            <text:p>0,0092</text:p>
          </table:table-cell>
          <table:table-cell/>
          <table:table-cell table:style-name="ce4" office:value-type="string" calcext:value-type="string">
            <text:p>C001</text:p>
          </table:table-cell>
          <table:table-cell table:style-name="ce54" table:formula="of:=COM.MICROSOFT.CONFIDENCE.T(0.05/2; [.B4]; 10)" office:value-type="float" office:value="0.00979739124873078" calcext:value-type="float">
            <text:p>0,0098</text:p>
          </table:table-cell>
          <table:table-cell table:style-name="ce54" table:formula="of:=COM.MICROSOFT.CONFIDENCE.T(0.05/2; [.C4]; 10)" office:value-type="float" office:value="0.0122285633648702" calcext:value-type="float">
            <text:p>0,0122</text:p>
          </table:table-cell>
          <table:table-cell table:style-name="ce54" table:formula="of:=COM.MICROSOFT.CONFIDENCE.T(0.05/2; [.D4]; 10)" office:value-type="float" office:value="0.00840769443163746" calcext:value-type="float">
            <text:p>0,0084</text:p>
          </table:table-cell>
          <table:table-cell table:style-name="ce54" table:formula="of:=COM.MICROSOFT.CONFIDENCE.T(0.05/2; [.E4]; 10)" office:value-type="float" office:value="0.00780365134540171" calcext:value-type="float">
            <text:p>0,0078</text:p>
          </table:table-cell>
          <table:table-cell table:number-columns-repeated="1002"/>
        </table:table-row>
        <table:table-row table:style-name="ro3">
          <table:table-cell table:style-name="ce49" office:value-type="string" calcext:value-type="string">
            <text:p>C002</text:p>
          </table:table-cell>
          <table:table-cell table:style-name="ce55" table:formula="of:=COM.MICROSOFT.STDEV.S(['file:///mnt/Dados/vinma/documentos/Gradua%C3%A7%C3%A3o/TCC/results-partial/HW_C002_120.xlsx'#$sigma_010.B$3:.B$12])" office:value-type="float" office:value="0.00717028154458347" calcext:value-type="float">
            <text:p>0,0072</text:p>
          </table:table-cell>
          <table:table-cell table:style-name="ce55" table:formula="of:=COM.MICROSOFT.STDEV.S(['file:///mnt/Dados/vinma/documentos/Gradua%C3%A7%C3%A3o/TCC/results-partial/HW_C002_120.xlsx'#$sigma_010.C$3:.C$12])" office:value-type="float" office:value="0.0171821270122345" calcext:value-type="float">
            <text:p>0,0172</text:p>
          </table:table-cell>
          <table:table-cell table:style-name="ce55" table:formula="of:=COM.MICROSOFT.STDEV.S(['file:///mnt/Dados/vinma/documentos/Gradua%C3%A7%C3%A3o/TCC/results-partial/HW_C002_120.xlsx'#$sigma_010.D$3:.D$12])" office:value-type="float" office:value="0.0160018723563151" calcext:value-type="float">
            <text:p>0,0160</text:p>
          </table:table-cell>
          <table:table-cell table:style-name="ce55" table:formula="of:=COM.MICROSOFT.STDEV.S(['file:///mnt/Dados/vinma/documentos/Gradua%C3%A7%C3%A3o/TCC/results-partial/HW_C002_120.xlsx'#$sigma_010.E$3:.E$12])" office:value-type="float" office:value="0.0190897236965483" calcext:value-type="float">
            <text:p>0,0191</text:p>
          </table:table-cell>
          <table:table-cell/>
          <table:table-cell table:style-name="ce4" office:value-type="string" calcext:value-type="string">
            <text:p>C002</text:p>
          </table:table-cell>
          <table:table-cell table:style-name="ce54" table:formula="of:=COM.MICROSOFT.CONFIDENCE.T(0.05/2; [.B5]; 10)" office:value-type="float" office:value="0.00608810667210967" calcext:value-type="float">
            <text:p>0,0061</text:p>
          </table:table-cell>
          <table:table-cell table:style-name="ce54" table:formula="of:=COM.MICROSOFT.CONFIDENCE.T(0.05/2; [.C5]; 10)" office:value-type="float" office:value="0.0145889141805376" calcext:value-type="float">
            <text:p>0,0146</text:p>
          </table:table-cell>
          <table:table-cell table:style-name="ce54" table:formula="of:=COM.MICROSOFT.CONFIDENCE.T(0.05/2; [.D5]; 10)" office:value-type="float" office:value="0.0135867894800202" calcext:value-type="float">
            <text:p>0,0136</text:p>
          </table:table-cell>
          <table:table-cell table:style-name="ce54" table:formula="of:=COM.MICROSOFT.CONFIDENCE.T(0.05/2; [.E5]; 10)" office:value-type="float" office:value="0.0162086068005907" calcext:value-type="float">
            <text:p>0,0162</text:p>
          </table:table-cell>
          <table:table-cell table:number-columns-repeated="1002"/>
        </table:table-row>
        <table:table-row table:style-name="ro3">
          <table:table-cell table:style-name="ce49" office:value-type="string" calcext:value-type="string">
            <text:p>C004</text:p>
          </table:table-cell>
          <table:table-cell table:style-name="ce55" table:formula="of:=COM.MICROSOFT.STDEV.S(['file:///mnt/Dados/vinma/documentos/Gradua%C3%A7%C3%A3o/TCC/results-partial/HW_C004_120.xlsx'#$sigma_010.B$3:.B$12])" office:value-type="float" office:value="0.0152371190511576" calcext:value-type="float">
            <text:p>0,0152</text:p>
          </table:table-cell>
          <table:table-cell table:style-name="ce55" table:formula="of:=COM.MICROSOFT.STDEV.S(['file:///mnt/Dados/vinma/documentos/Gradua%C3%A7%C3%A3o/TCC/results-partial/HW_C004_120.xlsx'#$sigma_010.C$3:.C$12])" office:value-type="float" office:value="0.0209027601743406" calcext:value-type="float">
            <text:p>0,0209</text:p>
          </table:table-cell>
          <table:table-cell table:style-name="ce55" table:formula="of:=COM.MICROSOFT.STDEV.S(['file:///mnt/Dados/vinma/documentos/Gradua%C3%A7%C3%A3o/TCC/results-partial/HW_C004_120.xlsx'#$sigma_010.D$3:.D$12])" office:value-type="float" office:value="0.0159430087141496" calcext:value-type="float">
            <text:p>0,0159</text:p>
          </table:table-cell>
          <table:table-cell table:style-name="ce55" table:formula="of:=COM.MICROSOFT.STDEV.S(['file:///mnt/Dados/vinma/documentos/Gradua%C3%A7%C3%A3o/TCC/results-partial/HW_C004_120.xlsx'#$sigma_010.E$3:.E$12])" office:value-type="float" office:value="0.0249513973122233" calcext:value-type="float">
            <text:p>0,0250</text:p>
          </table:table-cell>
          <table:table-cell/>
          <table:table-cell table:style-name="ce4" office:value-type="string" calcext:value-type="string">
            <text:p>C004</text:p>
          </table:table-cell>
          <table:table-cell table:style-name="ce54" table:formula="of:=COM.MICROSOFT.CONFIDENCE.T(0.05/2; [.B6]; 10)" office:value-type="float" office:value="0.0129374565813469" calcext:value-type="float">
            <text:p>0,0129</text:p>
          </table:table-cell>
          <table:table-cell table:style-name="ce54" table:formula="of:=COM.MICROSOFT.CONFIDENCE.T(0.05/2; [.C6]; 10)" office:value-type="float" office:value="0.0177480107150107" calcext:value-type="float">
            <text:p>0,0177</text:p>
          </table:table-cell>
          <table:table-cell table:style-name="ce54" table:formula="of:=COM.MICROSOFT.CONFIDENCE.T(0.05/2; [.D6]; 10)" office:value-type="float" office:value="0.0135368098341187" calcext:value-type="float">
            <text:p>0,0135</text:p>
          </table:table-cell>
          <table:table-cell table:style-name="ce54" table:formula="of:=COM.MICROSOFT.CONFIDENCE.T(0.05/2; [.E6]; 10)" office:value-type="float" office:value="0.0211856072192533" calcext:value-type="float">
            <text:p>0,0212</text:p>
          </table:table-cell>
          <table:table-cell table:number-columns-repeated="1002"/>
        </table:table-row>
        <table:table-row table:style-name="ro3">
          <table:table-cell table:style-name="ce49" office:value-type="string" calcext:value-type="string">
            <text:p>C009</text:p>
          </table:table-cell>
          <table:table-cell table:style-name="ce55" table:formula="of:=COM.MICROSOFT.STDEV.S(['file:///mnt/Dados/vinma/documentos/Gradua%C3%A7%C3%A3o/TCC/results-partial/HW_C009_120.xlsx'#$sigma_010.B$3:.B$12])" office:value-type="float" office:value="0.00672396710200998" calcext:value-type="float">
            <text:p>0,0067</text:p>
          </table:table-cell>
          <table:table-cell table:style-name="ce55" table:formula="of:=COM.MICROSOFT.STDEV.S(['file:///mnt/Dados/vinma/documentos/Gradua%C3%A7%C3%A3o/TCC/results-partial/HW_C009_120.xlsx'#$sigma_010.C$3:.C$12])" office:value-type="float" office:value="0.0110590685227355" calcext:value-type="float">
            <text:p>0,0111</text:p>
          </table:table-cell>
          <table:table-cell table:style-name="ce55" table:formula="of:=COM.MICROSOFT.STDEV.S(['file:///mnt/Dados/vinma/documentos/Gradua%C3%A7%C3%A3o/TCC/results-partial/HW_C009_120.xlsx'#$sigma_010.D$3:.D$12])" office:value-type="float" office:value="0.0126707569814453" calcext:value-type="float">
            <text:p>0,0127</text:p>
          </table:table-cell>
          <table:table-cell table:style-name="ce55" table:formula="of:=COM.MICROSOFT.STDEV.S(['file:///mnt/Dados/vinma/documentos/Gradua%C3%A7%C3%A3o/TCC/results-partial/HW_C009_120.xlsx'#$sigma_010.E$3:.E$12])" office:value-type="float" office:value="0.0125878796826662" calcext:value-type="float">
            <text:p>0,0126</text:p>
          </table:table-cell>
          <table:table-cell/>
          <table:table-cell table:style-name="ce4" office:value-type="string" calcext:value-type="string">
            <text:p>C009</text:p>
          </table:table-cell>
          <table:table-cell table:style-name="ce54" table:formula="of:=COM.MICROSOFT.CONFIDENCE.T(0.05/2; [.B7]; 10)" office:value-type="float" office:value="0.00570915224489569" calcext:value-type="float">
            <text:p>0,0057</text:p>
          </table:table-cell>
          <table:table-cell table:style-name="ce54" table:formula="of:=COM.MICROSOFT.CONFIDENCE.T(0.05/2; [.C7]; 10)" office:value-type="float" office:value="0.00938997840488495" calcext:value-type="float">
            <text:p>0,0094</text:p>
          </table:table-cell>
          <table:table-cell table:style-name="ce54" table:formula="of:=COM.MICROSOFT.CONFIDENCE.T(0.05/2; [.D7]; 10)" office:value-type="float" office:value="0.0107584227536631" calcext:value-type="float">
            <text:p>0,0108</text:p>
          </table:table-cell>
          <table:table-cell table:style-name="ce54" table:formula="of:=COM.MICROSOFT.CONFIDENCE.T(0.05/2; [.E7]; 10)" office:value-type="float" office:value="0.0106880537127089" calcext:value-type="float">
            <text:p>0,0107</text:p>
          </table:table-cell>
          <table:table-cell table:number-columns-repeated="1002"/>
        </table:table-row>
        <table:table-row table:style-name="ro3">
          <table:table-cell table:style-name="ce49" office:value-type="string" calcext:value-type="string">
            <text:p>C011</text:p>
          </table:table-cell>
          <table:table-cell table:style-name="ce55" table:formula="of:=COM.MICROSOFT.STDEV.S(['file:///mnt/Dados/vinma/documentos/Gradua%C3%A7%C3%A3o/TCC/results-partial/HW_C011_120.xlsx'#$sigma_010.B$3:.B$12])" office:value-type="float" office:value="0.0127000949849215" calcext:value-type="float">
            <text:p>0,0127</text:p>
          </table:table-cell>
          <table:table-cell table:style-name="ce55" table:formula="of:=COM.MICROSOFT.STDEV.S(['file:///mnt/Dados/vinma/documentos/Gradua%C3%A7%C3%A3o/TCC/results-partial/HW_C011_120.xlsx'#$sigma_010.C$3:.C$12])" office:value-type="float" office:value="0.0137124230736101" calcext:value-type="float">
            <text:p>0,0137</text:p>
          </table:table-cell>
          <table:table-cell table:style-name="ce55" table:formula="of:=COM.MICROSOFT.STDEV.S(['file:///mnt/Dados/vinma/documentos/Gradua%C3%A7%C3%A3o/TCC/results-partial/HW_C011_120.xlsx'#$sigma_010.D$3:.D$12])" office:value-type="float" office:value="0.0134385277312668" calcext:value-type="float">
            <text:p>0,0134</text:p>
          </table:table-cell>
          <table:table-cell table:style-name="ce55" table:formula="of:=COM.MICROSOFT.STDEV.S(['file:///mnt/Dados/vinma/documentos/Gradua%C3%A7%C3%A3o/TCC/results-partial/HW_C011_120.xlsx'#$sigma_010.E$3:.E$12])" office:value-type="float" office:value="0.0145662125232892" calcext:value-type="float">
            <text:p>0,0146</text:p>
          </table:table-cell>
          <table:table-cell/>
          <table:table-cell table:style-name="ce4" office:value-type="string" calcext:value-type="string">
            <text:p>C011</text:p>
          </table:table-cell>
          <table:table-cell table:style-name="ce54" table:formula="of:=COM.MICROSOFT.CONFIDENCE.T(0.05/2; [.B8]; 10)" office:value-type="float" office:value="0.0107833329184313" calcext:value-type="float">
            <text:p>0,0108</text:p>
          </table:table-cell>
          <table:table-cell table:style-name="ce54" table:formula="of:=COM.MICROSOFT.CONFIDENCE.T(0.05/2; [.C8]; 10)" office:value-type="float" office:value="0.0116428753719302" calcext:value-type="float">
            <text:p>0,0116</text:p>
          </table:table-cell>
          <table:table-cell table:style-name="ce54" table:formula="of:=COM.MICROSOFT.CONFIDENCE.T(0.05/2; [.D8]; 10)" office:value-type="float" office:value="0.0114103176891095" calcext:value-type="float">
            <text:p>0,0114</text:p>
          </table:table-cell>
          <table:table-cell table:style-name="ce54" table:formula="of:=COM.MICROSOFT.CONFIDENCE.T(0.05/2; [.E8]; 10)" office:value-type="float" office:value="0.0123678066333943" calcext:value-type="float">
            <text:p>0,0124</text:p>
          </table:table-cell>
          <table:table-cell table:number-columns-repeated="1002"/>
        </table:table-row>
        <table:table-row table:style-name="ro3">
          <table:table-cell table:style-name="ce49" office:value-type="string" calcext:value-type="string">
            <text:p>C012</text:p>
          </table:table-cell>
          <table:table-cell table:style-name="ce55" table:formula="of:=COM.MICROSOFT.STDEV.S(['file:///mnt/Dados/vinma/documentos/Gradua%C3%A7%C3%A3o/TCC/results-partial/HW_C012_120.xlsx'#$sigma_010.B$3:.B$12])" office:value-type="float" office:value="0.00827280337174433" calcext:value-type="float">
            <text:p>0,0083</text:p>
          </table:table-cell>
          <table:table-cell table:style-name="ce55" table:formula="of:=COM.MICROSOFT.STDEV.S(['file:///mnt/Dados/vinma/documentos/Gradua%C3%A7%C3%A3o/TCC/results-partial/HW_C012_120.xlsx'#$sigma_010.C$3:.C$12])" office:value-type="float" office:value="0.00881824964679443" calcext:value-type="float">
            <text:p>0,0088</text:p>
          </table:table-cell>
          <table:table-cell table:style-name="ce55" table:formula="of:=COM.MICROSOFT.STDEV.S(['file:///mnt/Dados/vinma/documentos/Gradua%C3%A7%C3%A3o/TCC/results-partial/HW_C012_120.xlsx'#$sigma_010.D$3:.D$12])" office:value-type="float" office:value="0.0123454423011706" calcext:value-type="float">
            <text:p>0,0123</text:p>
          </table:table-cell>
          <table:table-cell table:style-name="ce55" table:formula="of:=COM.MICROSOFT.STDEV.S(['file:///mnt/Dados/vinma/documentos/Gradua%C3%A7%C3%A3o/TCC/results-partial/HW_C012_120.xlsx'#$sigma_010.E$3:.E$12])" office:value-type="float" office:value="0.0190058089777181" calcext:value-type="float">
            <text:p>0,0190</text:p>
          </table:table-cell>
          <table:table-cell/>
          <table:table-cell table:style-name="ce4" office:value-type="string" calcext:value-type="string">
            <text:p>C012</text:p>
          </table:table-cell>
          <table:table-cell table:style-name="ce54" table:formula="of:=COM.MICROSOFT.CONFIDENCE.T(0.05/2; [.B9]; 10)" office:value-type="float" office:value="0.00702423037246214" calcext:value-type="float">
            <text:p>0,0070</text:p>
          </table:table-cell>
          <table:table-cell table:style-name="ce54" table:formula="of:=COM.MICROSOFT.CONFIDENCE.T(0.05/2; [.C9]; 10)" office:value-type="float" office:value="0.00748735515853396" calcext:value-type="float">
            <text:p>0,0075</text:p>
          </table:table-cell>
          <table:table-cell table:style-name="ce54" table:formula="of:=COM.MICROSOFT.CONFIDENCE.T(0.05/2; [.D9]; 10)" office:value-type="float" office:value="0.0104822061974231" calcext:value-type="float">
            <text:p>0,0105</text:p>
          </table:table-cell>
          <table:table-cell table:style-name="ce54" table:formula="of:=COM.MICROSOFT.CONFIDENCE.T(0.05/2; [.E9]; 10)" office:value-type="float" office:value="0.0161373569122256" calcext:value-type="float">
            <text:p>0,0161</text:p>
          </table:table-cell>
          <table:table-cell table:number-columns-repeated="1002"/>
        </table:table-row>
        <table:table-row table:style-name="ro3">
          <table:table-cell table:style-name="ce49" office:value-type="string" calcext:value-type="string">
            <text:p>C013</text:p>
          </table:table-cell>
          <table:table-cell table:style-name="ce55" table:formula="of:=COM.MICROSOFT.STDEV.S(['file:///mnt/Dados/vinma/documentos/Gradua%C3%A7%C3%A3o/TCC/results-partial/HW_C013_120.xlsx'#$sigma_010.B$3:.B$12])" office:value-type="float" office:value="0.0104830267280706" calcext:value-type="float">
            <text:p>0,0105</text:p>
          </table:table-cell>
          <table:table-cell table:style-name="ce55" table:formula="of:=COM.MICROSOFT.STDEV.S(['file:///mnt/Dados/vinma/documentos/Gradua%C3%A7%C3%A3o/TCC/results-partial/HW_C013_120.xlsx'#$sigma_010.C$3:.C$12])" office:value-type="float" office:value="0.0156600652256953" calcext:value-type="float">
            <text:p>0,0157</text:p>
          </table:table-cell>
          <table:table-cell table:style-name="ce55" table:formula="of:=COM.MICROSOFT.STDEV.S(['file:///mnt/Dados/vinma/documentos/Gradua%C3%A7%C3%A3o/TCC/results-partial/HW_C013_120.xlsx'#$sigma_010.D$3:.D$12])" office:value-type="float" office:value="0.0168451017737154" calcext:value-type="float">
            <text:p>0,0168</text:p>
          </table:table-cell>
          <table:table-cell table:style-name="ce55" table:formula="of:=COM.MICROSOFT.STDEV.S(['file:///mnt/Dados/vinma/documentos/Gradua%C3%A7%C3%A3o/TCC/results-partial/HW_C013_120.xlsx'#$sigma_010.E$3:.E$12])" office:value-type="float" office:value="0.0232759959279273" calcext:value-type="float">
            <text:p>0,0233</text:p>
          </table:table-cell>
          <table:table-cell/>
          <table:table-cell table:style-name="ce4" office:value-type="string" calcext:value-type="string">
            <text:p>C013</text:p>
          </table:table-cell>
          <table:table-cell table:style-name="ce54" table:formula="of:=COM.MICROSOFT.CONFIDENCE.T(0.05/2; [.B10]; 10)" office:value-type="float" office:value="0.00890087572855246" calcext:value-type="float">
            <text:p>0,0089</text:p>
          </table:table-cell>
          <table:table-cell table:style-name="ce54" table:formula="of:=COM.MICROSOFT.CONFIDENCE.T(0.05/2; [.C10]; 10)" office:value-type="float" office:value="0.0132965695968033" calcext:value-type="float">
            <text:p>0,0133</text:p>
          </table:table-cell>
          <table:table-cell table:style-name="ce54" table:formula="of:=COM.MICROSOFT.CONFIDENCE.T(0.05/2; [.D10]; 10)" office:value-type="float" office:value="0.0143027544822692" calcext:value-type="float">
            <text:p>0,0143</text:p>
          </table:table-cell>
          <table:table-cell table:style-name="ce54" table:formula="of:=COM.MICROSOFT.CONFIDENCE.T(0.05/2; [.E10]; 10)" office:value-type="float" office:value="0.0197630658193413" calcext:value-type="float">
            <text:p>0,0198</text:p>
          </table:table-cell>
          <table:table-cell table:number-columns-repeated="1002"/>
        </table:table-row>
        <table:table-row table:style-name="ro3">
          <table:table-cell table:style-name="ce49" office:value-type="string" calcext:value-type="string">
            <text:p>C015</text:p>
          </table:table-cell>
          <table:table-cell table:style-name="ce55" table:formula="of:=COM.MICROSOFT.STDEV.S(['file:///mnt/Dados/vinma/documentos/Gradua%C3%A7%C3%A3o/TCC/results-partial/HW_C015_120.xlsx'#$sigma_010.B$3:.B$12])" office:value-type="float" office:value="0.00564113716211547" calcext:value-type="float">
            <text:p>0,0056</text:p>
          </table:table-cell>
          <table:table-cell table:style-name="ce55" table:formula="of:=COM.MICROSOFT.STDEV.S(['file:///mnt/Dados/vinma/documentos/Gradua%C3%A7%C3%A3o/TCC/results-partial/HW_C015_120.xlsx'#$sigma_010.C$3:.C$12])" office:value-type="float" office:value="0.0163193867950579" calcext:value-type="float">
            <text:p>0,0163</text:p>
          </table:table-cell>
          <table:table-cell table:style-name="ce55" table:formula="of:=COM.MICROSOFT.STDEV.S(['file:///mnt/Dados/vinma/documentos/Gradua%C3%A7%C3%A3o/TCC/results-partial/HW_C015_120.xlsx'#$sigma_010.D$3:.D$12])" office:value-type="float" office:value="0.0159788945594046" calcext:value-type="float">
            <text:p>0,0160</text:p>
          </table:table-cell>
          <table:table-cell table:style-name="ce55" table:formula="of:=COM.MICROSOFT.STDEV.S(['file:///mnt/Dados/vinma/documentos/Gradua%C3%A7%C3%A3o/TCC/results-partial/HW_C015_120.xlsx'#$sigma_010.E$3:.E$12])" office:value-type="float" office:value="0.0206289432610356" calcext:value-type="float">
            <text:p>0,0206</text:p>
          </table:table-cell>
          <table:table-cell/>
          <table:table-cell table:style-name="ce4" office:value-type="string" calcext:value-type="string">
            <text:p>C015</text:p>
          </table:table-cell>
          <table:table-cell table:style-name="ce54" table:formula="of:=COM.MICROSOFT.CONFIDENCE.T(0.05/2; [.B11]; 10)" office:value-type="float" office:value="0.00478974843336589" calcext:value-type="float">
            <text:p>0,0048</text:p>
          </table:table-cell>
          <table:table-cell table:style-name="ce54" table:formula="of:=COM.MICROSOFT.CONFIDENCE.T(0.05/2; [.C11]; 10)" office:value-type="float" office:value="0.0138563830463232" calcext:value-type="float">
            <text:p>0,0139</text:p>
          </table:table-cell>
          <table:table-cell table:style-name="ce54" table:formula="of:=COM.MICROSOFT.CONFIDENCE.T(0.05/2; [.D11]; 10)" office:value-type="float" office:value="0.0135672796075261" calcext:value-type="float">
            <text:p>0,0136</text:p>
          </table:table-cell>
          <table:table-cell table:style-name="ce54" table:formula="of:=COM.MICROSOFT.CONFIDENCE.T(0.05/2; [.E11]; 10)" office:value-type="float" office:value="0.0175155196243244" calcext:value-type="float">
            <text:p>0,0175</text:p>
          </table:table-cell>
          <table:table-cell table:number-columns-repeated="1002"/>
        </table:table-row>
        <table:table-row table:style-name="ro3">
          <table:table-cell table:style-name="ce49" office:value-type="string" calcext:value-type="string">
            <text:p>C016</text:p>
          </table:table-cell>
          <table:table-cell table:style-name="ce55" table:formula="of:=COM.MICROSOFT.STDEV.S(['file:///mnt/Dados/vinma/documentos/Gradua%C3%A7%C3%A3o/TCC/results-partial/HW_C016_120.xlsx'#$sigma_010.B$3:.B$12])" office:value-type="float" office:value="0.00906319418243681" calcext:value-type="float">
            <text:p>0,0091</text:p>
          </table:table-cell>
          <table:table-cell table:style-name="ce55" table:formula="of:=COM.MICROSOFT.STDEV.S(['file:///mnt/Dados/vinma/documentos/Gradua%C3%A7%C3%A3o/TCC/results-partial/HW_C016_120.xlsx'#$sigma_010.C$3:.C$12])" office:value-type="float" office:value="0.0158664107607684" calcext:value-type="float">
            <text:p>0,0159</text:p>
          </table:table-cell>
          <table:table-cell table:style-name="ce55" table:formula="of:=COM.MICROSOFT.STDEV.S(['file:///mnt/Dados/vinma/documentos/Gradua%C3%A7%C3%A3o/TCC/results-partial/HW_C016_120.xlsx'#$sigma_010.D$3:.D$12])" office:value-type="float" office:value="0.0125629146383225" calcext:value-type="float">
            <text:p>0,0126</text:p>
          </table:table-cell>
          <table:table-cell table:style-name="ce55" table:formula="of:=COM.MICROSOFT.STDEV.S(['file:///mnt/Dados/vinma/documentos/Gradua%C3%A7%C3%A3o/TCC/results-partial/HW_C016_120.xlsx'#$sigma_010.E$3:.E$12])" office:value-type="float" office:value="0.0109870040940461" calcext:value-type="float">
            <text:p>0,0110</text:p>
          </table:table-cell>
          <table:table-cell/>
          <table:table-cell table:style-name="ce4" office:value-type="string" calcext:value-type="string">
            <text:p>C016</text:p>
          </table:table-cell>
          <table:table-cell table:style-name="ce54" table:formula="of:=COM.MICROSOFT.CONFIDENCE.T(0.05/2; [.B12]; 10)" office:value-type="float" office:value="0.00769533143568136" calcext:value-type="float">
            <text:p>0,0077</text:p>
          </table:table-cell>
          <table:table-cell table:style-name="ce54" table:formula="of:=COM.MICROSOFT.CONFIDENCE.T(0.05/2; [.C12]; 10)" office:value-type="float" office:value="0.013471772428244" calcext:value-type="float">
            <text:p>0,0135</text:p>
          </table:table-cell>
          <table:table-cell table:style-name="ce54" table:formula="of:=COM.MICROSOFT.CONFIDENCE.T(0.05/2; [.D12]; 10)" office:value-type="float" office:value="0.0106668565181367" calcext:value-type="float">
            <text:p>0,0107</text:p>
          </table:table-cell>
          <table:table-cell table:style-name="ce54" table:formula="of:=COM.MICROSOFT.CONFIDENCE.T(0.05/2; [.E12]; 10)" office:value-type="float" office:value="0.00932879030140571" calcext:value-type="float">
            <text:p>0,0093</text:p>
          </table:table-cell>
          <table:table-cell table:number-columns-repeated="1002"/>
        </table:table-row>
        <table:table-row table:style-name="ro3">
          <table:table-cell table:style-name="ce49" office:value-type="string" calcext:value-type="string">
            <text:p>C017</text:p>
          </table:table-cell>
          <table:table-cell table:style-name="ce55" table:formula="of:=COM.MICROSOFT.STDEV.S(['file:///mnt/Dados/vinma/documentos/Gradua%C3%A7%C3%A3o/TCC/results-partial/HW_C017_120.xlsx'#$sigma_010.B$3:.B$12])" office:value-type="float" office:value="0.0077367870369394" calcext:value-type="float">
            <text:p>0,0077</text:p>
          </table:table-cell>
          <table:table-cell table:style-name="ce55" table:formula="of:=COM.MICROSOFT.STDEV.S(['file:///mnt/Dados/vinma/documentos/Gradua%C3%A7%C3%A3o/TCC/results-partial/HW_C017_120.xlsx'#$sigma_010.C$3:.C$12])" office:value-type="float" office:value="0.0141522733132009" calcext:value-type="float">
            <text:p>0,0142</text:p>
          </table:table-cell>
          <table:table-cell table:style-name="ce55" table:formula="of:=COM.MICROSOFT.STDEV.S(['file:///mnt/Dados/vinma/documentos/Gradua%C3%A7%C3%A3o/TCC/results-partial/HW_C017_120.xlsx'#$sigma_010.D$3:.D$12])" office:value-type="float" office:value="0.0189101686908815" calcext:value-type="float">
            <text:p>0,0189</text:p>
          </table:table-cell>
          <table:table-cell table:style-name="ce55" table:formula="of:=COM.MICROSOFT.STDEV.S(['file:///mnt/Dados/vinma/documentos/Gradua%C3%A7%C3%A3o/TCC/results-partial/HW_C017_120.xlsx'#$sigma_010.E$3:.E$12])" office:value-type="float" office:value="0.017686178937778" calcext:value-type="float">
            <text:p>0,0177</text:p>
          </table:table-cell>
          <table:table-cell/>
          <table:table-cell table:style-name="ce4" office:value-type="string" calcext:value-type="string">
            <text:p>C017</text:p>
          </table:table-cell>
          <table:table-cell table:style-name="ce54" table:formula="of:=COM.MICROSOFT.CONFIDENCE.T(0.05/2; [.B13]; 10)" office:value-type="float" office:value="0.00656911231273256" calcext:value-type="float">
            <text:p>0,0066</text:p>
          </table:table-cell>
          <table:table-cell table:style-name="ce54" table:formula="of:=COM.MICROSOFT.CONFIDENCE.T(0.05/2; [.C13]; 10)" office:value-type="float" office:value="0.0120163412061141" calcext:value-type="float">
            <text:p>0,0120</text:p>
          </table:table-cell>
          <table:table-cell table:style-name="ce54" table:formula="of:=COM.MICROSOFT.CONFIDENCE.T(0.05/2; [.D13]; 10)" office:value-type="float" office:value="0.0160561511374186" calcext:value-type="float">
            <text:p>0,0161</text:p>
          </table:table-cell>
          <table:table-cell table:style-name="ce54" table:formula="of:=COM.MICROSOFT.CONFIDENCE.T(0.05/2; [.E13]; 10)" office:value-type="float" office:value="0.0150168920600547" calcext:value-type="float">
            <text:p>0,0150</text:p>
          </table:table-cell>
          <table:table-cell table:number-columns-repeated="1002"/>
        </table:table-row>
        <table:table-row table:style-name="ro3">
          <table:table-cell table:style-name="ce49" office:value-type="string" calcext:value-type="string">
            <text:p>C019</text:p>
          </table:table-cell>
          <table:table-cell table:style-name="ce55" table:formula="of:=COM.MICROSOFT.STDEV.S(['file:///mnt/Dados/vinma/documentos/Gradua%C3%A7%C3%A3o/TCC/results-partial/HW_C019_120.xlsx'#$sigma_010.B$3:.B$12])" office:value-type="float" office:value="0.00893883783418592" calcext:value-type="float">
            <text:p>0,0089</text:p>
          </table:table-cell>
          <table:table-cell table:style-name="ce55" table:formula="of:=COM.MICROSOFT.STDEV.S(['file:///mnt/Dados/vinma/documentos/Gradua%C3%A7%C3%A3o/TCC/results-partial/HW_C019_120.xlsx'#$sigma_010.C$3:.C$12])" office:value-type="float" office:value="0.0115059319970503" calcext:value-type="float">
            <text:p>0,0115</text:p>
          </table:table-cell>
          <table:table-cell table:style-name="ce55" table:formula="of:=COM.MICROSOFT.STDEV.S(['file:///mnt/Dados/vinma/documentos/Gradua%C3%A7%C3%A3o/TCC/results-partial/HW_C019_120.xlsx'#$sigma_010.D$3:.D$12])" office:value-type="float" office:value="0.0116613389987529" calcext:value-type="float">
            <text:p>0,0117</text:p>
          </table:table-cell>
          <table:table-cell table:style-name="ce55" table:formula="of:=COM.MICROSOFT.STDEV.S(['file:///mnt/Dados/vinma/documentos/Gradua%C3%A7%C3%A3o/TCC/results-partial/HW_C019_120.xlsx'#$sigma_010.E$3:.E$12])" office:value-type="float" office:value="0.0148366566586799" calcext:value-type="float">
            <text:p>0,0148</text:p>
          </table:table-cell>
          <table:table-cell/>
          <table:table-cell table:style-name="ce4" office:value-type="string" calcext:value-type="string">
            <text:p>C019</text:p>
          </table:table-cell>
          <table:table-cell table:style-name="ce54" table:formula="of:=COM.MICROSOFT.CONFIDENCE.T(0.05/2; [.B14]; 10)" office:value-type="float" office:value="0.00758974357155106" calcext:value-type="float">
            <text:p>0,0076</text:p>
          </table:table-cell>
          <table:table-cell table:style-name="ce54" table:formula="of:=COM.MICROSOFT.CONFIDENCE.T(0.05/2; [.C14]; 10)" office:value-type="float" office:value="0.00976939900121475" calcext:value-type="float">
            <text:p>0,0098</text:p>
          </table:table-cell>
          <table:table-cell table:style-name="ce54" table:formula="of:=COM.MICROSOFT.CONFIDENCE.T(0.05/2; [.D14]; 10)" office:value-type="float" office:value="0.00990135119836001" calcext:value-type="float">
            <text:p>0,0099</text:p>
          </table:table-cell>
          <table:table-cell table:style-name="ce54" table:formula="of:=COM.MICROSOFT.CONFIDENCE.T(0.05/2; [.E14]; 10)" office:value-type="float" office:value="0.0125974339827344" calcext:value-type="float">
            <text:p>0,0126</text:p>
          </table:table-cell>
          <table:table-cell table:number-columns-repeated="1002"/>
        </table:table-row>
        <table:table-row table:style-name="ro3">
          <table:table-cell table:style-name="ce49" office:value-type="string" calcext:value-type="string">
            <text:p>C024</text:p>
          </table:table-cell>
          <table:table-cell table:style-name="ce55" table:formula="of:=COM.MICROSOFT.STDEV.S(['file:///mnt/Dados/vinma/documentos/Gradua%C3%A7%C3%A3o/TCC/results-partial/HW_C024_120.xlsx'#$sigma_010.B$3:.B$12])" office:value-type="float" office:value="0.0107054943420296" calcext:value-type="float">
            <text:p>0,0107</text:p>
          </table:table-cell>
          <table:table-cell table:style-name="ce55" table:formula="of:=COM.MICROSOFT.STDEV.S(['file:///mnt/Dados/vinma/documentos/Gradua%C3%A7%C3%A3o/TCC/results-partial/HW_C024_120.xlsx'#$sigma_010.C$3:.C$12])" office:value-type="float" office:value="0.0185921595842474" calcext:value-type="float">
            <text:p>0,0186</text:p>
          </table:table-cell>
          <table:table-cell table:style-name="ce55" table:formula="of:=COM.MICROSOFT.STDEV.S(['file:///mnt/Dados/vinma/documentos/Gradua%C3%A7%C3%A3o/TCC/results-partial/HW_C024_120.xlsx'#$sigma_010.D$3:.D$12])" office:value-type="float" office:value="0.0137550849194772" calcext:value-type="float">
            <text:p>0,0138</text:p>
          </table:table-cell>
          <table:table-cell table:style-name="ce55" table:formula="of:=COM.MICROSOFT.STDEV.S(['file:///mnt/Dados/vinma/documentos/Gradua%C3%A7%C3%A3o/TCC/results-partial/HW_C024_120.xlsx'#$sigma_010.E$3:.E$12])" office:value-type="float" office:value="0.019128927894173" calcext:value-type="float">
            <text:p>0,0191</text:p>
          </table:table-cell>
          <table:table-cell/>
          <table:table-cell table:style-name="ce4" office:value-type="string" calcext:value-type="string">
            <text:p>C024</text:p>
          </table:table-cell>
          <table:table-cell table:style-name="ce54" table:formula="of:=COM.MICROSOFT.CONFIDENCE.T(0.05/2; [.B15]; 10)" office:value-type="float" office:value="0.00908976741383014" calcext:value-type="float">
            <text:p>0,0091</text:p>
          </table:table-cell>
          <table:table-cell table:style-name="ce54" table:formula="of:=COM.MICROSOFT.CONFIDENCE.T(0.05/2; [.C15]; 10)" office:value-type="float" office:value="0.0157861375609847" calcext:value-type="float">
            <text:p>0,0158</text:p>
          </table:table-cell>
          <table:table-cell table:style-name="ce54" table:formula="of:=COM.MICROSOFT.CONFIDENCE.T(0.05/2; [.D15]; 10)" office:value-type="float" office:value="0.0116790984779342" calcext:value-type="float">
            <text:p>0,0117</text:p>
          </table:table-cell>
          <table:table-cell table:style-name="ce54" table:formula="of:=COM.MICROSOFT.CONFIDENCE.T(0.05/2; [.E15]; 10)" office:value-type="float" office:value="0.0162418941039762" calcext:value-type="float">
            <text:p>0,0162</text:p>
          </table:table-cell>
          <table:table-cell table:number-columns-repeated="1002"/>
        </table:table-row>
        <table:table-row table:style-name="ro4">
          <table:table-cell table:number-columns-repeated="1013"/>
        </table:table-row>
        <table:table-row table:style-name="ro2">
          <table:table-cell table:style-name="ce31" office:value-type="string" calcext:value-type="string" table:number-columns-spanned="5" table:number-rows-spanned="1">
            <text:p>MSSIM (STDEV) - sigma=10</text:p>
          </table:table-cell>
          <table:covered-table-cell table:number-columns-repeated="4" table:style-name="ce31"/>
          <table:table-cell/>
          <table:table-cell table:style-name="ce64" office:value-type="string" calcext:value-type="string" table:number-columns-spanned="5" table:number-rows-spanned="1">
            <text:p>MSSIM ( CI ) - sigma=10</text:p>
          </table:table-cell>
          <table:covered-table-cell table:number-columns-repeated="4" table:style-name="ce31"/>
          <table:table-cell table:number-columns-repeated="1002"/>
        </table:table-row>
        <table:table-row table:style-name="ro3">
          <table:table-cell table:style-name="ce48" office:value-type="string" calcext:value-type="string">
            <text:p>Imagem</text:p>
          </table:table-cell>
          <table:table-cell table:style-name="ce53" office:value-type="string" calcext:value-type="string">
            <text:p>noisy</text:p>
          </table:table-cell>
          <table:table-cell table:style-name="ce53" office:value-type="string" calcext:value-type="string">
            <text:p>nlm</text:p>
          </table:table-cell>
          <table:table-cell table:style-name="ce53" office:value-type="string" calcext:value-type="string">
            <text:p>nlm-lbp</text:p>
          </table:table-cell>
          <table:table-cell table:style-name="ce53" office:value-type="string" calcext:value-type="string">
            <text:p>nlm-glcm</text:p>
          </table:table-cell>
          <table:table-cell table:style-name="ce61"/>
          <table:table-cell table:style-name="ce65" office:value-type="string" calcext:value-type="string">
            <text:p>Imagem</text:p>
          </table:table-cell>
          <table:table-cell table:style-name="ce77" office:value-type="string" calcext:value-type="string">
            <text:p>noisy</text:p>
          </table:table-cell>
          <table:table-cell table:style-name="ce77" office:value-type="string" calcext:value-type="string">
            <text:p>nlm</text:p>
          </table:table-cell>
          <table:table-cell table:style-name="ce77" office:value-type="string" calcext:value-type="string">
            <text:p>nlm-lbp</text:p>
          </table:table-cell>
          <table:table-cell table:style-name="ce77" office:value-type="string" calcext:value-type="string">
            <text:p>nlm-glcm</text:p>
          </table:table-cell>
          <table:table-cell table:style-name="ce61" table:number-columns-repeated="1002"/>
        </table:table-row>
        <table:table-row table:style-name="ro3">
          <table:table-cell table:style-name="ce51" office:value-type="string" calcext:value-type="string">
            <text:p>C001</text:p>
          </table:table-cell>
          <table:table-cell table:style-name="ce56" table:formula="of:=COM.MICROSOFT.STDEV.S(['file:///mnt/Dados/vinma/documentos/Gradua%C3%A7%C3%A3o/TCC/results-partial/HW_C001_120.xlsx'#$sigma_010.B$16:.B$25])" office:value-type="float" office:value="0.000143161283934307" calcext:value-type="float">
            <text:p>0,00014</text:p>
          </table:table-cell>
          <table:table-cell table:style-name="ce56" table:formula="of:=COM.MICROSOFT.STDEV.S(['file:///mnt/Dados/vinma/documentos/Gradua%C3%A7%C3%A3o/TCC/results-partial/HW_C001_120.xlsx'#$sigma_010.C$16:.C$25])" office:value-type="float" office:value="0.000166200476327983" calcext:value-type="float">
            <text:p>0,00017</text:p>
          </table:table-cell>
          <table:table-cell table:style-name="ce56" table:formula="of:=COM.MICROSOFT.STDEV.S(['file:///mnt/Dados/vinma/documentos/Gradua%C3%A7%C3%A3o/TCC/results-partial/HW_C001_120.xlsx'#$sigma_010.D$16:.D$25])" office:value-type="float" office:value="0.0000836476521164231" calcext:value-type="float">
            <text:p>0,00008</text:p>
          </table:table-cell>
          <table:table-cell table:style-name="ce56" table:formula="of:=COM.MICROSOFT.STDEV.S(['file:///mnt/Dados/vinma/documentos/Gradua%C3%A7%C3%A3o/TCC/results-partial/HW_C001_120.xlsx'#$sigma_010.E$16:.E$25])" office:value-type="float" office:value="0.000151091742317579" calcext:value-type="float">
            <text:p>0,00015</text:p>
          </table:table-cell>
          <table:table-cell table:style-name="ce62"/>
          <table:table-cell table:style-name="ce73" office:value-type="string" calcext:value-type="string">
            <text:p>C001</text:p>
          </table:table-cell>
          <table:table-cell table:style-name="ce78" table:formula="of:=COM.MICROSOFT.CONFIDENCE.T(0.05/2; [.B19]; 10)" office:value-type="float" office:value="0.000121554664553813" calcext:value-type="float">
            <text:p>0,00012</text:p>
          </table:table-cell>
          <table:table-cell table:style-name="ce78" table:formula="of:=COM.MICROSOFT.CONFIDENCE.T(0.05/2; [.C19]; 10)" office:value-type="float" office:value="0.000141116666416615" calcext:value-type="float">
            <text:p>0,00014</text:p>
          </table:table-cell>
          <table:table-cell table:style-name="ce78" table:formula="of:=COM.MICROSOFT.CONFIDENCE.T(0.05/2; [.D19]; 10)" office:value-type="float" office:value="0.0000710231287000163" calcext:value-type="float">
            <text:p>0,00007</text:p>
          </table:table-cell>
          <table:table-cell table:style-name="ce78" table:formula="of:=COM.MICROSOFT.CONFIDENCE.T(0.05/2; [.E19]; 10)" office:value-type="float" office:value="0.000128288218361412" calcext:value-type="float">
            <text:p>0,00013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02</text:p>
          </table:table-cell>
          <table:table-cell table:style-name="ce56" table:formula="of:=COM.MICROSOFT.STDEV.S(['file:///mnt/Dados/vinma/documentos/Gradua%C3%A7%C3%A3o/TCC/results-partial/HW_C002_120.xlsx'#$sigma_010.B$16:.B$25])" office:value-type="float" office:value="0.00109142307640884" calcext:value-type="float">
            <text:p>0,00109</text:p>
          </table:table-cell>
          <table:table-cell table:style-name="ce56" table:formula="of:=COM.MICROSOFT.STDEV.S(['file:///mnt/Dados/vinma/documentos/Gradua%C3%A7%C3%A3o/TCC/results-partial/HW_C002_120.xlsx'#$sigma_010.C$16:.C$25])" office:value-type="float" office:value="0.000862817848848229" calcext:value-type="float">
            <text:p>0,00086</text:p>
          </table:table-cell>
          <table:table-cell table:style-name="ce56" table:formula="of:=COM.MICROSOFT.STDEV.S(['file:///mnt/Dados/vinma/documentos/Gradua%C3%A7%C3%A3o/TCC/results-partial/HW_C002_120.xlsx'#$sigma_010.D$16:.D$25])" office:value-type="float" office:value="0.00128087580370699" calcext:value-type="float">
            <text:p>0,00128</text:p>
          </table:table-cell>
          <table:table-cell table:style-name="ce56" table:formula="of:=COM.MICROSOFT.STDEV.S(['file:///mnt/Dados/vinma/documentos/Gradua%C3%A7%C3%A3o/TCC/results-partial/HW_C002_120.xlsx'#$sigma_010.E$16:.E$25])" office:value-type="float" office:value="0.00110546566995262" calcext:value-type="float">
            <text:p>0,00111</text:p>
          </table:table-cell>
          <table:table-cell table:style-name="ce62"/>
          <table:table-cell table:style-name="ce73" office:value-type="string" calcext:value-type="string">
            <text:p>C002</text:p>
          </table:table-cell>
          <table:table-cell table:style-name="ce78" table:formula="of:=COM.MICROSOFT.CONFIDENCE.T(0.05/2; [.B20]; 10)" office:value-type="float" office:value="0.000926700028759489" calcext:value-type="float">
            <text:p>0,00093</text:p>
          </table:table-cell>
          <table:table-cell table:style-name="ce78" table:formula="of:=COM.MICROSOFT.CONFIDENCE.T(0.05/2; [.C20]; 10)" office:value-type="float" office:value="0.000732597049324562" calcext:value-type="float">
            <text:p>0,00073</text:p>
          </table:table-cell>
          <table:table-cell table:style-name="ce78" table:formula="of:=COM.MICROSOFT.CONFIDENCE.T(0.05/2; [.D20]; 10)" office:value-type="float" office:value="0.00108755959974586" calcext:value-type="float">
            <text:p>0,00109</text:p>
          </table:table-cell>
          <table:table-cell table:style-name="ce78" table:formula="of:=COM.MICROSOFT.CONFIDENCE.T(0.05/2; [.E20]; 10)" office:value-type="float" office:value="0.00093862324361737" calcext:value-type="float">
            <text:p>0,00094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04</text:p>
          </table:table-cell>
          <table:table-cell table:style-name="ce56" table:formula="of:=COM.MICROSOFT.STDEV.S(['file:///mnt/Dados/vinma/documentos/Gradua%C3%A7%C3%A3o/TCC/results-partial/HW_C004_120.xlsx'#$sigma_010.B$16:.B$25])" office:value-type="float" office:value="0.00067510828068043" calcext:value-type="float">
            <text:p>0,00068</text:p>
          </table:table-cell>
          <table:table-cell table:style-name="ce56" table:formula="of:=COM.MICROSOFT.STDEV.S(['file:///mnt/Dados/vinma/documentos/Gradua%C3%A7%C3%A3o/TCC/results-partial/HW_C004_120.xlsx'#$sigma_010.C$16:.C$25])" office:value-type="float" office:value="0.000784361198075077" calcext:value-type="float">
            <text:p>0,00078</text:p>
          </table:table-cell>
          <table:table-cell table:style-name="ce56" table:formula="of:=COM.MICROSOFT.STDEV.S(['file:///mnt/Dados/vinma/documentos/Gradua%C3%A7%C3%A3o/TCC/results-partial/HW_C004_120.xlsx'#$sigma_010.D$16:.D$25])" office:value-type="float" office:value="0.000302017333110142" calcext:value-type="float">
            <text:p>0,00030</text:p>
          </table:table-cell>
          <table:table-cell table:style-name="ce56" table:formula="of:=COM.MICROSOFT.STDEV.S(['file:///mnt/Dados/vinma/documentos/Gradua%C3%A7%C3%A3o/TCC/results-partial/HW_C004_120.xlsx'#$sigma_010.E$16:.E$25])" office:value-type="float" office:value="0.000832900052884528" calcext:value-type="float">
            <text:p>0,00083</text:p>
          </table:table-cell>
          <table:table-cell table:style-name="ce62"/>
          <table:table-cell table:style-name="ce73" office:value-type="string" calcext:value-type="string">
            <text:p>C004</text:p>
          </table:table-cell>
          <table:table-cell table:style-name="ce78" table:formula="of:=COM.MICROSOFT.CONFIDENCE.T(0.05/2; [.B21]; 10)" office:value-type="float" office:value="0.000573217551145096" calcext:value-type="float">
            <text:p>0,00057</text:p>
          </table:table-cell>
          <table:table-cell table:style-name="ce78" table:formula="of:=COM.MICROSOFT.CONFIDENCE.T(0.05/2; [.C21]; 10)" office:value-type="float" office:value="0.00066598146999571" calcext:value-type="float">
            <text:p>0,00067</text:p>
          </table:table-cell>
          <table:table-cell table:style-name="ce78" table:formula="of:=COM.MICROSOFT.CONFIDENCE.T(0.05/2; [.D21]; 10)" office:value-type="float" office:value="0.000256435361619742" calcext:value-type="float">
            <text:p>0,00026</text:p>
          </table:table-cell>
          <table:table-cell table:style-name="ce78" table:formula="of:=COM.MICROSOFT.CONFIDENCE.T(0.05/2; [.E21]; 10)" office:value-type="float" office:value="0.000707194597260596" calcext:value-type="float">
            <text:p>0,00071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09</text:p>
          </table:table-cell>
          <table:table-cell table:style-name="ce56" table:formula="of:=COM.MICROSOFT.STDEV.S(['file:///mnt/Dados/vinma/documentos/Gradua%C3%A7%C3%A3o/TCC/results-partial/HW_C009_120.xlsx'#$sigma_010.B$16:.B$25])" office:value-type="float" office:value="0.000127289569074401" calcext:value-type="float">
            <text:p>0,00013</text:p>
          </table:table-cell>
          <table:table-cell table:style-name="ce56" table:formula="of:=COM.MICROSOFT.STDEV.S(['file:///mnt/Dados/vinma/documentos/Gradua%C3%A7%C3%A3o/TCC/results-partial/HW_C009_120.xlsx'#$sigma_010.C$16:.C$25])" office:value-type="float" office:value="0.000161162576219703" calcext:value-type="float">
            <text:p>0,00016</text:p>
          </table:table-cell>
          <table:table-cell table:style-name="ce56" table:formula="of:=COM.MICROSOFT.STDEV.S(['file:///mnt/Dados/vinma/documentos/Gradua%C3%A7%C3%A3o/TCC/results-partial/HW_C009_120.xlsx'#$sigma_010.D$16:.D$25])" office:value-type="float" office:value="0.000152843983408099" calcext:value-type="float">
            <text:p>0,00015</text:p>
          </table:table-cell>
          <table:table-cell table:style-name="ce56" table:formula="of:=COM.MICROSOFT.STDEV.S(['file:///mnt/Dados/vinma/documentos/Gradua%C3%A7%C3%A3o/TCC/results-partial/HW_C009_120.xlsx'#$sigma_010.E$16:.E$25])" office:value-type="float" office:value="0.000170856877724988" calcext:value-type="float">
            <text:p>0,00017</text:p>
          </table:table-cell>
          <table:table-cell table:style-name="ce62"/>
          <table:table-cell table:style-name="ce73" office:value-type="string" calcext:value-type="string">
            <text:p>C009</text:p>
          </table:table-cell>
          <table:table-cell table:style-name="ce78" table:formula="of:=COM.MICROSOFT.CONFIDENCE.T(0.05/2; [.B22]; 10)" office:value-type="float" office:value="0.00010807838854769" calcext:value-type="float">
            <text:p>0,00011</text:p>
          </table:table-cell>
          <table:table-cell table:style-name="ce78" table:formula="of:=COM.MICROSOFT.CONFIDENCE.T(0.05/2; [.C22]; 10)" office:value-type="float" office:value="0.000136839111473768" calcext:value-type="float">
            <text:p>0,00014</text:p>
          </table:table-cell>
          <table:table-cell table:style-name="ce78" table:formula="of:=COM.MICROSOFT.CONFIDENCE.T(0.05/2; [.D22]; 10)" office:value-type="float" office:value="0.000129776002433489" calcext:value-type="float">
            <text:p>0,00013</text:p>
          </table:table-cell>
          <table:table-cell table:style-name="ce78" table:formula="of:=COM.MICROSOFT.CONFIDENCE.T(0.05/2; [.E22]; 10)" office:value-type="float" office:value="0.000145070300348122" calcext:value-type="float">
            <text:p>0,00015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11</text:p>
          </table:table-cell>
          <table:table-cell table:style-name="ce56" table:formula="of:=COM.MICROSOFT.STDEV.S(['file:///mnt/Dados/vinma/documentos/Gradua%C3%A7%C3%A3o/TCC/results-partial/HW_C011_120.xlsx'#$sigma_010.B$16:.B$25])" office:value-type="float" office:value="0.000334043710930553" calcext:value-type="float">
            <text:p>0,00033</text:p>
          </table:table-cell>
          <table:table-cell table:style-name="ce56" table:formula="of:=COM.MICROSOFT.STDEV.S(['file:///mnt/Dados/vinma/documentos/Gradua%C3%A7%C3%A3o/TCC/results-partial/HW_C011_120.xlsx'#$sigma_010.C$16:.C$25])" office:value-type="float" office:value="0.000770064297189631" calcext:value-type="float">
            <text:p>0,00077</text:p>
          </table:table-cell>
          <table:table-cell table:style-name="ce56" table:formula="of:=COM.MICROSOFT.STDEV.S(['file:///mnt/Dados/vinma/documentos/Gradua%C3%A7%C3%A3o/TCC/results-partial/HW_C011_120.xlsx'#$sigma_010.D$16:.D$25])" office:value-type="float" office:value="0.000341527805163358" calcext:value-type="float">
            <text:p>0,00034</text:p>
          </table:table-cell>
          <table:table-cell table:style-name="ce56" table:formula="of:=COM.MICROSOFT.STDEV.S(['file:///mnt/Dados/vinma/documentos/Gradua%C3%A7%C3%A3o/TCC/results-partial/HW_C011_120.xlsx'#$sigma_010.E$16:.E$25])" office:value-type="float" office:value="0.000686297611947692" calcext:value-type="float">
            <text:p>0,00069</text:p>
          </table:table-cell>
          <table:table-cell table:style-name="ce62"/>
          <table:table-cell table:style-name="ce73" office:value-type="string" calcext:value-type="string">
            <text:p>C011</text:p>
          </table:table-cell>
          <table:table-cell table:style-name="ce78" table:formula="of:=COM.MICROSOFT.CONFIDENCE.T(0.05/2; [.B23]; 10)" office:value-type="float" office:value="0.00028362815778536" calcext:value-type="float">
            <text:p>0,00028</text:p>
          </table:table-cell>
          <table:table-cell table:style-name="ce78" table:formula="of:=COM.MICROSOFT.CONFIDENCE.T(0.05/2; [.C23]; 10)" office:value-type="float" office:value="0.000653842329136321" calcext:value-type="float">
            <text:p>0,00065</text:p>
          </table:table-cell>
          <table:table-cell table:style-name="ce78" table:formula="of:=COM.MICROSOFT.CONFIDENCE.T(0.05/2; [.D23]; 10)" office:value-type="float" office:value="0.000289982714960016" calcext:value-type="float">
            <text:p>0,00029</text:p>
          </table:table-cell>
          <table:table-cell table:style-name="ce78" table:formula="of:=COM.MICROSOFT.CONFIDENCE.T(0.05/2; [.E23]; 10)" office:value-type="float" office:value="0.000582718132387421" calcext:value-type="float">
            <text:p>0,00058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12</text:p>
          </table:table-cell>
          <table:table-cell table:style-name="ce56" table:formula="of:=COM.MICROSOFT.STDEV.S(['file:///mnt/Dados/vinma/documentos/Gradua%C3%A7%C3%A3o/TCC/results-partial/HW_C012_120.xlsx'#$sigma_010.B$16:.B$25])" office:value-type="float" office:value="0.00124224281245863" calcext:value-type="float">
            <text:p>0,00124</text:p>
          </table:table-cell>
          <table:table-cell table:style-name="ce56" table:formula="of:=COM.MICROSOFT.STDEV.S(['file:///mnt/Dados/vinma/documentos/Gradua%C3%A7%C3%A3o/TCC/results-partial/HW_C012_120.xlsx'#$sigma_010.C$16:.C$25])" office:value-type="float" office:value="0.00144600784459987" calcext:value-type="float">
            <text:p>0,00145</text:p>
          </table:table-cell>
          <table:table-cell table:style-name="ce56" table:formula="of:=COM.MICROSOFT.STDEV.S(['file:///mnt/Dados/vinma/documentos/Gradua%C3%A7%C3%A3o/TCC/results-partial/HW_C012_120.xlsx'#$sigma_010.D$16:.D$25])" office:value-type="float" office:value="0.000952256869331057" calcext:value-type="float">
            <text:p>0,00095</text:p>
          </table:table-cell>
          <table:table-cell table:style-name="ce56" table:formula="of:=COM.MICROSOFT.STDEV.S(['file:///mnt/Dados/vinma/documentos/Gradua%C3%A7%C3%A3o/TCC/results-partial/HW_C012_120.xlsx'#$sigma_010.E$16:.E$25])" office:value-type="float" office:value="0.0011511391358113" calcext:value-type="float">
            <text:p>0,00115</text:p>
          </table:table-cell>
          <table:table-cell table:style-name="ce62"/>
          <table:table-cell table:style-name="ce73" office:value-type="string" calcext:value-type="string">
            <text:p>C012</text:p>
          </table:table-cell>
          <table:table-cell table:style-name="ce78" table:formula="of:=COM.MICROSOFT.CONFIDENCE.T(0.05/2; [.B24]; 10)" office:value-type="float" office:value="0.00105475729340402" calcext:value-type="float">
            <text:p>0,00105</text:p>
          </table:table-cell>
          <table:table-cell table:style-name="ce78" table:formula="of:=COM.MICROSOFT.CONFIDENCE.T(0.05/2; [.C24]; 10)" office:value-type="float" office:value="0.00122776908436484" calcext:value-type="float">
            <text:p>0,00123</text:p>
          </table:table-cell>
          <table:table-cell table:style-name="ce78" table:formula="of:=COM.MICROSOFT.CONFIDENCE.T(0.05/2; [.D24]; 10)" office:value-type="float" office:value="0.000808537484014996" calcext:value-type="float">
            <text:p>0,00081</text:p>
          </table:table-cell>
          <table:table-cell table:style-name="ce78" table:formula="of:=COM.MICROSOFT.CONFIDENCE.T(0.05/2; [.E24]; 10)" office:value-type="float" office:value="0.000977403440810979" calcext:value-type="float">
            <text:p>0,00098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13</text:p>
          </table:table-cell>
          <table:table-cell table:style-name="ce56" table:formula="of:=COM.MICROSOFT.STDEV.S(['file:///mnt/Dados/vinma/documentos/Gradua%C3%A7%C3%A3o/TCC/results-partial/HW_C013_120.xlsx'#$sigma_010.B$16:.B$25])" office:value-type="float" office:value="0.000433976133985052" calcext:value-type="float">
            <text:p>0,00043</text:p>
          </table:table-cell>
          <table:table-cell table:style-name="ce56" table:formula="of:=COM.MICROSOFT.STDEV.S(['file:///mnt/Dados/vinma/documentos/Gradua%C3%A7%C3%A3o/TCC/results-partial/HW_C013_120.xlsx'#$sigma_010.C$16:.C$25])" office:value-type="float" office:value="0.00094504074933035" calcext:value-type="float">
            <text:p>0,00095</text:p>
          </table:table-cell>
          <table:table-cell table:style-name="ce56" table:formula="of:=COM.MICROSOFT.STDEV.S(['file:///mnt/Dados/vinma/documentos/Gradua%C3%A7%C3%A3o/TCC/results-partial/HW_C013_120.xlsx'#$sigma_010.D$16:.D$25])" office:value-type="float" office:value="0.000366372831531375" calcext:value-type="float">
            <text:p>0,00037</text:p>
          </table:table-cell>
          <table:table-cell table:style-name="ce56" table:formula="of:=COM.MICROSOFT.STDEV.S(['file:///mnt/Dados/vinma/documentos/Gradua%C3%A7%C3%A3o/TCC/results-partial/HW_C013_120.xlsx'#$sigma_010.E$16:.E$25])" office:value-type="float" office:value="0.000445841268093517" calcext:value-type="float">
            <text:p>0,00045</text:p>
          </table:table-cell>
          <table:table-cell table:style-name="ce62"/>
          <table:table-cell table:style-name="ce73" office:value-type="string" calcext:value-type="string">
            <text:p>C013</text:p>
          </table:table-cell>
          <table:table-cell table:style-name="ce78" table:formula="of:=COM.MICROSOFT.CONFIDENCE.T(0.05/2; [.B25]; 10)" office:value-type="float" office:value="0.000368478278073561" calcext:value-type="float">
            <text:p>0,00037</text:p>
          </table:table-cell>
          <table:table-cell table:style-name="ce78" table:formula="of:=COM.MICROSOFT.CONFIDENCE.T(0.05/2; [.C25]; 10)" office:value-type="float" office:value="0.000802410457056586" calcext:value-type="float">
            <text:p>0,00080</text:p>
          </table:table-cell>
          <table:table-cell table:style-name="ce78" table:formula="of:=COM.MICROSOFT.CONFIDENCE.T(0.05/2; [.D25]; 10)" office:value-type="float" office:value="0.000311078005271751" calcext:value-type="float">
            <text:p>0,00031</text:p>
          </table:table-cell>
          <table:table-cell table:style-name="ce78" table:formula="of:=COM.MICROSOFT.CONFIDENCE.T(0.05/2; [.E25]; 10)" office:value-type="float" office:value="0.000378552666600996" calcext:value-type="float">
            <text:p>0,00038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15</text:p>
          </table:table-cell>
          <table:table-cell table:style-name="ce56" table:formula="of:=COM.MICROSOFT.STDEV.S(['file:///mnt/Dados/vinma/documentos/Gradua%C3%A7%C3%A3o/TCC/results-partial/HW_C015_120.xlsx'#$sigma_010.B$16:.B$25])" office:value-type="float" office:value="0.00177459821074558" calcext:value-type="float">
            <text:p>0,00177</text:p>
          </table:table-cell>
          <table:table-cell table:style-name="ce56" table:formula="of:=COM.MICROSOFT.STDEV.S(['file:///mnt/Dados/vinma/documentos/Gradua%C3%A7%C3%A3o/TCC/results-partial/HW_C015_120.xlsx'#$sigma_010.C$16:.C$25])" office:value-type="float" office:value="0.00103220149418696" calcext:value-type="float">
            <text:p>0,00103</text:p>
          </table:table-cell>
          <table:table-cell table:style-name="ce56" table:formula="of:=COM.MICROSOFT.STDEV.S(['file:///mnt/Dados/vinma/documentos/Gradua%C3%A7%C3%A3o/TCC/results-partial/HW_C015_120.xlsx'#$sigma_010.D$16:.D$25])" office:value-type="float" office:value="0.000628342015346942" calcext:value-type="float">
            <text:p>0,00063</text:p>
          </table:table-cell>
          <table:table-cell table:style-name="ce56" table:formula="of:=COM.MICROSOFT.STDEV.S(['file:///mnt/Dados/vinma/documentos/Gradua%C3%A7%C3%A3o/TCC/results-partial/HW_C015_120.xlsx'#$sigma_010.E$16:.E$25])" office:value-type="float" office:value="0.0018436559796846" calcext:value-type="float">
            <text:p>0,00184</text:p>
          </table:table-cell>
          <table:table-cell table:style-name="ce62"/>
          <table:table-cell table:style-name="ce73" office:value-type="string" calcext:value-type="string">
            <text:p>C015</text:p>
          </table:table-cell>
          <table:table-cell table:style-name="ce78" table:formula="of:=COM.MICROSOFT.CONFIDENCE.T(0.05/2; [.B26]; 10)" office:value-type="float" office:value="0.00150676694352616" calcext:value-type="float">
            <text:p>0,00151</text:p>
          </table:table-cell>
          <table:table-cell table:style-name="ce78" table:formula="of:=COM.MICROSOFT.CONFIDENCE.T(0.05/2; [.C26]; 10)" office:value-type="float" office:value="0.000876416464911103" calcext:value-type="float">
            <text:p>0,00088</text:p>
          </table:table-cell>
          <table:table-cell table:style-name="ce78" table:formula="of:=COM.MICROSOFT.CONFIDENCE.T(0.05/2; [.D26]; 10)" office:value-type="float" office:value="0.000533509485257287" calcext:value-type="float">
            <text:p>0,00053</text:p>
          </table:table-cell>
          <table:table-cell table:style-name="ce78" table:formula="of:=COM.MICROSOFT.CONFIDENCE.T(0.05/2; [.E26]; 10)" office:value-type="float" office:value="0.00156540216743257" calcext:value-type="float">
            <text:p>0,00157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16</text:p>
          </table:table-cell>
          <table:table-cell table:style-name="ce56" table:formula="of:=COM.MICROSOFT.STDEV.S(['file:///mnt/Dados/vinma/documentos/Gradua%C3%A7%C3%A3o/TCC/results-partial/HW_C016_120.xlsx'#$sigma_010.B$16:.B$25])" office:value-type="float" office:value="0.00017447797238866" calcext:value-type="float">
            <text:p>0,00017</text:p>
          </table:table-cell>
          <table:table-cell table:style-name="ce56" table:formula="of:=COM.MICROSOFT.STDEV.S(['file:///mnt/Dados/vinma/documentos/Gradua%C3%A7%C3%A3o/TCC/results-partial/HW_C016_120.xlsx'#$sigma_010.C$16:.C$25])" office:value-type="float" office:value="0.000190367032125859" calcext:value-type="float">
            <text:p>0,00019</text:p>
          </table:table-cell>
          <table:table-cell table:style-name="ce56" table:formula="of:=COM.MICROSOFT.STDEV.S(['file:///mnt/Dados/vinma/documentos/Gradua%C3%A7%C3%A3o/TCC/results-partial/HW_C016_120.xlsx'#$sigma_010.D$16:.D$25])" office:value-type="float" office:value="0.000142948556504772" calcext:value-type="float">
            <text:p>0,00014</text:p>
          </table:table-cell>
          <table:table-cell table:style-name="ce56" table:formula="of:=COM.MICROSOFT.STDEV.S(['file:///mnt/Dados/vinma/documentos/Gradua%C3%A7%C3%A3o/TCC/results-partial/HW_C016_120.xlsx'#$sigma_010.E$16:.E$25])" office:value-type="float" office:value="0.000145900081225911" calcext:value-type="float">
            <text:p>0,00015</text:p>
          </table:table-cell>
          <table:table-cell table:style-name="ce62"/>
          <table:table-cell table:style-name="ce73" office:value-type="string" calcext:value-type="string">
            <text:p>C016</text:p>
          </table:table-cell>
          <table:table-cell table:style-name="ce78" table:formula="of:=COM.MICROSOFT.CONFIDENCE.T(0.05/2; [.B27]; 10)" office:value-type="float" office:value="0.000148144881233847" calcext:value-type="float">
            <text:p>0,00015</text:p>
          </table:table-cell>
          <table:table-cell table:style-name="ce78" table:formula="of:=COM.MICROSOFT.CONFIDENCE.T(0.05/2; [.C27]; 10)" office:value-type="float" office:value="0.000161635884341343" calcext:value-type="float">
            <text:p>0,00016</text:p>
          </table:table-cell>
          <table:table-cell table:style-name="ce78" table:formula="of:=COM.MICROSOFT.CONFIDENCE.T(0.05/2; [.D27]; 10)" office:value-type="float" office:value="0.000121374043015448" calcext:value-type="float">
            <text:p>0,00012</text:p>
          </table:table-cell>
          <table:table-cell table:style-name="ce78" table:formula="of:=COM.MICROSOFT.CONFIDENCE.T(0.05/2; [.E27]; 10)" office:value-type="float" office:value="0.00012388010881439" calcext:value-type="float">
            <text:p>0,00012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17</text:p>
          </table:table-cell>
          <table:table-cell table:style-name="ce56" table:formula="of:=COM.MICROSOFT.STDEV.S(['file:///mnt/Dados/vinma/documentos/Gradua%C3%A7%C3%A3o/TCC/results-partial/HW_C017_120.xlsx'#$sigma_010.B$16:.B$25])" office:value-type="float" office:value="0.000283005628012533" calcext:value-type="float">
            <text:p>0,00028</text:p>
          </table:table-cell>
          <table:table-cell table:style-name="ce56" table:formula="of:=COM.MICROSOFT.STDEV.S(['file:///mnt/Dados/vinma/documentos/Gradua%C3%A7%C3%A3o/TCC/results-partial/HW_C017_120.xlsx'#$sigma_010.C$16:.C$25])" office:value-type="float" office:value="0.00114160209790699" calcext:value-type="float">
            <text:p>0,00114</text:p>
          </table:table-cell>
          <table:table-cell table:style-name="ce56" table:formula="of:=COM.MICROSOFT.STDEV.S(['file:///mnt/Dados/vinma/documentos/Gradua%C3%A7%C3%A3o/TCC/results-partial/HW_C017_120.xlsx'#$sigma_010.D$16:.D$25])" office:value-type="float" office:value="0.000714891161949688" calcext:value-type="float">
            <text:p>0,00071</text:p>
          </table:table-cell>
          <table:table-cell table:style-name="ce56" table:formula="of:=COM.MICROSOFT.STDEV.S(['file:///mnt/Dados/vinma/documentos/Gradua%C3%A7%C3%A3o/TCC/results-partial/HW_C017_120.xlsx'#$sigma_010.E$16:.E$25])" office:value-type="float" office:value="0.000820906021322254" calcext:value-type="float">
            <text:p>0,00082</text:p>
          </table:table-cell>
          <table:table-cell table:style-name="ce62"/>
          <table:table-cell table:style-name="ce73" office:value-type="string" calcext:value-type="string">
            <text:p>C017</text:p>
          </table:table-cell>
          <table:table-cell table:style-name="ce78" table:formula="of:=COM.MICROSOFT.CONFIDENCE.T(0.05/2; [.B28]; 10)" office:value-type="float" office:value="0.000240292998459627" calcext:value-type="float">
            <text:p>0,00024</text:p>
          </table:table-cell>
          <table:table-cell table:style-name="ce78" table:formula="of:=COM.MICROSOFT.CONFIDENCE.T(0.05/2; [.C28]; 10)" office:value-type="float" office:value="0.000969305780525761" calcext:value-type="float">
            <text:p>0,00097</text:p>
          </table:table-cell>
          <table:table-cell table:style-name="ce78" table:formula="of:=COM.MICROSOFT.CONFIDENCE.T(0.05/2; [.D28]; 10)" office:value-type="float" office:value="0.000606996200335528" calcext:value-type="float">
            <text:p>0,00061</text:p>
          </table:table-cell>
          <table:table-cell table:style-name="ce78" table:formula="of:=COM.MICROSOFT.CONFIDENCE.T(0.05/2; [.E28]; 10)" office:value-type="float" office:value="0.000697010765129912" calcext:value-type="float">
            <text:p>0,00070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19</text:p>
          </table:table-cell>
          <table:table-cell table:style-name="ce56" table:formula="of:=COM.MICROSOFT.STDEV.S(['file:///mnt/Dados/vinma/documentos/Gradua%C3%A7%C3%A3o/TCC/results-partial/HW_C019_120.xlsx'#$sigma_010.B$16:.B$25])" office:value-type="float" office:value="0.0000971506277217385" calcext:value-type="float">
            <text:p>0,00010</text:p>
          </table:table-cell>
          <table:table-cell table:style-name="ce56" table:formula="of:=COM.MICROSOFT.STDEV.S(['file:///mnt/Dados/vinma/documentos/Gradua%C3%A7%C3%A3o/TCC/results-partial/HW_C019_120.xlsx'#$sigma_010.C$16:.C$25])" office:value-type="float" office:value="0.000111220474867691" calcext:value-type="float">
            <text:p>0,00011</text:p>
          </table:table-cell>
          <table:table-cell table:style-name="ce56" table:formula="of:=COM.MICROSOFT.STDEV.S(['file:///mnt/Dados/vinma/documentos/Gradua%C3%A7%C3%A3o/TCC/results-partial/HW_C019_120.xlsx'#$sigma_010.D$16:.D$25])" office:value-type="float" office:value="0.0000777495383599972" calcext:value-type="float">
            <text:p>0,00008</text:p>
          </table:table-cell>
          <table:table-cell table:style-name="ce56" table:formula="of:=COM.MICROSOFT.STDEV.S(['file:///mnt/Dados/vinma/documentos/Gradua%C3%A7%C3%A3o/TCC/results-partial/HW_C019_120.xlsx'#$sigma_010.E$16:.E$25])" office:value-type="float" office:value="0.0000625319130745487" calcext:value-type="float">
            <text:p>0,00006</text:p>
          </table:table-cell>
          <table:table-cell table:style-name="ce62"/>
          <table:table-cell table:style-name="ce73" office:value-type="string" calcext:value-type="string">
            <text:p>C019</text:p>
          </table:table-cell>
          <table:table-cell table:style-name="ce78" table:formula="of:=COM.MICROSOFT.CONFIDENCE.T(0.05/2; [.B29]; 10)" office:value-type="float" office:value="0.000082488167466612" calcext:value-type="float">
            <text:p>0,00008</text:p>
          </table:table-cell>
          <table:table-cell table:style-name="ce78" table:formula="of:=COM.MICROSOFT.CONFIDENCE.T(0.05/2; [.C29]; 10)" office:value-type="float" office:value="0.0000944345226762685" calcext:value-type="float">
            <text:p>0,00009</text:p>
          </table:table-cell>
          <table:table-cell table:style-name="ce78" table:formula="of:=COM.MICROSOFT.CONFIDENCE.T(0.05/2; [.D29]; 10)" office:value-type="float" office:value="0.0000660151878695082" calcext:value-type="float">
            <text:p>0,00007</text:p>
          </table:table-cell>
          <table:table-cell table:style-name="ce78" table:formula="of:=COM.MICROSOFT.CONFIDENCE.T(0.05/2; [.E29]; 10)" office:value-type="float" office:value="0.0000530942829569263" calcext:value-type="float">
            <text:p>0,00005</text:p>
          </table:table-cell>
          <table:table-cell table:style-name="ce79" table:number-columns-repeated="1002"/>
        </table:table-row>
        <table:table-row table:style-name="ro3">
          <table:table-cell table:style-name="ce51" office:value-type="string" calcext:value-type="string">
            <text:p>C024</text:p>
          </table:table-cell>
          <table:table-cell table:style-name="ce56" table:formula="of:=COM.MICROSOFT.STDEV.S(['file:///mnt/Dados/vinma/documentos/Gradua%C3%A7%C3%A3o/TCC/results-partial/HW_C024_120.xlsx'#$sigma_010.B$16:.B$25])" office:value-type="float" office:value="0.000577263011170356" calcext:value-type="float">
            <text:p>0,00058</text:p>
          </table:table-cell>
          <table:table-cell table:style-name="ce56" table:formula="of:=COM.MICROSOFT.STDEV.S(['file:///mnt/Dados/vinma/documentos/Gradua%C3%A7%C3%A3o/TCC/results-partial/HW_C024_120.xlsx'#$sigma_010.C$16:.C$25])" office:value-type="float" office:value="0.000618259315513712" calcext:value-type="float">
            <text:p>0,00062</text:p>
          </table:table-cell>
          <table:table-cell table:style-name="ce56" table:formula="of:=COM.MICROSOFT.STDEV.S(['file:///mnt/Dados/vinma/documentos/Gradua%C3%A7%C3%A3o/TCC/results-partial/HW_C024_120.xlsx'#$sigma_010.D$16:.D$25])" office:value-type="float" office:value="0.000717845544884091" calcext:value-type="float">
            <text:p>0,00072</text:p>
          </table:table-cell>
          <table:table-cell table:style-name="ce56" table:formula="of:=COM.MICROSOFT.STDEV.S(['file:///mnt/Dados/vinma/documentos/Gradua%C3%A7%C3%A3o/TCC/results-partial/HW_C024_120.xlsx'#$sigma_010.E$16:.E$25])" office:value-type="float" office:value="0.000442723999576581" calcext:value-type="float">
            <text:p>0,00044</text:p>
          </table:table-cell>
          <table:table-cell table:style-name="ce62"/>
          <table:table-cell table:style-name="ce73" office:value-type="string" calcext:value-type="string">
            <text:p>C024</text:p>
          </table:table-cell>
          <table:table-cell table:style-name="ce78" table:formula="of:=COM.MICROSOFT.CONFIDENCE.T(0.05/2; [.B30]; 10)" office:value-type="float" office:value="0.000490139580714682" calcext:value-type="float">
            <text:p>0,00049</text:p>
          </table:table-cell>
          <table:table-cell table:style-name="ce78" table:formula="of:=COM.MICROSOFT.CONFIDENCE.T(0.05/2; [.C30]; 10)" office:value-type="float" office:value="0.000524948517079693" calcext:value-type="float">
            <text:p>0,00052</text:p>
          </table:table-cell>
          <table:table-cell table:style-name="ce78" table:formula="of:=COM.MICROSOFT.CONFIDENCE.T(0.05/2; [.D30]; 10)" office:value-type="float" office:value="0.000609504692971845" calcext:value-type="float">
            <text:p>0,00061</text:p>
          </table:table-cell>
          <table:table-cell table:style-name="ce78" table:formula="of:=COM.MICROSOFT.CONFIDENCE.T(0.05/2; [.E30]; 10)" office:value-type="float" office:value="0.00037590587189165" calcext:value-type="float">
            <text:p>0,00038</text:p>
          </table:table-cell>
          <table:table-cell table:style-name="ce79" table:number-columns-repeated="1002"/>
        </table:table-row>
        <table:table-row table:style-name="ro3">
          <table:table-cell table:number-columns-repeated="1013"/>
        </table:table-row>
        <table:table-row table:style-name="ro5">
          <table:table-cell table:style-name="Default" table:number-columns-repeated="7"/>
          <table:table-cell table:number-columns-repeated="1006"/>
        </table:table-row>
        <table:table-row table:style-name="ro6">
          <table:table-cell table:style-name="Default" table:number-columns-repeated="6"/>
          <table:table-cell table:number-columns-repeated="1006"/>
          <table:table-cell table:style-name="Default"/>
        </table:table-row>
        <table:table-row table:style-name="ro7" table:number-rows-repeated="12">
          <table:table-cell table:style-name="Default" table:number-columns-repeated="6"/>
          <table:table-cell table:style-name="ce74" table:number-columns-repeated="1006"/>
          <table:table-cell table:style-name="Default"/>
        </table:table-row>
        <table:table-row table:style-name="ro7">
          <table:table-cell table:style-name="Default" table:number-columns-repeated="6"/>
          <table:table-cell table:style-name="ce75" table:number-columns-repeated="1005"/>
          <table:table-cell table:style-name="ce74"/>
          <table:table-cell table:style-name="Default"/>
        </table:table-row>
        <table:table-row table:style-name="ro3" table:number-rows-repeated="1048508">
          <table:table-cell table:number-columns-repeated="1013"/>
        </table:table-row>
        <table:table-row table:style-name="ro8" table:number-rows-repeated="21">
          <table:table-cell table:number-columns-repeated="1013"/>
        </table:table-row>
        <table:table-row table:style-name="ro8">
          <table:table-cell table:number-columns-repeated="1013"/>
        </table:table-row>
        <calcext:conditional-formats>
          <calcext:conditional-format calcext:target-range-address="sigma_010.A19:sigma_010.E30 sigma_010.A4:sigma_010.E15 sigma_010.G4:sigma_010.K15 sigma_010.G19:sigma_010.K30">
            <calcext:condition calcext:apply-style-name="ConditionalStyle_1" calcext:value="formula-is(ISEVEN(ROW()))" calcext:base-cell-address="sigma_010.A4"/>
            <calcext:condition calcext:apply-style-name="ConditionalStyle_2" calcext:value="formula-is(ISODD(ROW()))" calcext:base-cell-address="sigma_010.A4"/>
          </calcext:conditional-format>
          <calcext:conditional-format calcext:target-range-address="sigma_010.B4:sigma_010.E15 sigma_010.H4:sigma_010.K15 sigma_010.H19:sigma_010.K30">
            <calcext:condition calcext:apply-style-name="ConditionalStyle_3" calcext:value="formula-is(#REF!=#REF!)" calcext:base-cell-address="sigma_010.B4"/>
            <calcext:condition calcext:apply-style-name="ConditionalStyle_3" calcext:value="formula-is(#REF!)" calcext:base-cell-address="sigma_010.B4"/>
          </calcext:conditional-format>
        </calcext:conditional-formats>
      </table:table>
      <table:table table:name="sigma_025" table:style-name="ta1" table:print="false"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50"/>
        <table:table-column table:style-name="co6" table:default-cell-style-name="ce50"/>
        <table:table-column table:style-name="co2" table:default-cell-style-name="ce50"/>
        <table:table-column table:style-name="co7" table:number-columns-repeated="2" table:default-cell-style-name="ce50"/>
        <table:table-column table:style-name="co8" table:default-cell-style-name="ce50"/>
        <table:table-column table:style-name="co9" table:number-columns-repeated="1001" table:default-cell-style-name="ce50"/>
        <table:table-column table:style-name="co10" table:default-cell-style-name="ce50"/>
        <table:table-row table:style-name="ro1">
          <table:table-cell table:style-name="ce2" office:value-type="string" calcext:value-type="string" table:number-columns-spanned="5" table:number-rows-spanned="1">
            <text:p>STANDARD DEVIATION</text:p>
          </table:table-cell>
          <table:covered-table-cell table:number-columns-repeated="4" table:style-name="ce52"/>
          <table:table-cell table:style-name="ce52"/>
          <table:table-cell table:style-name="ce63" office:value-type="string" calcext:value-type="string" table:number-columns-spanned="5" table:number-rows-spanned="1">
            <text:p>CONFIDENCE INTERVAL</text:p>
          </table:table-cell>
          <table:covered-table-cell table:number-columns-repeated="4" table:style-name="ce76"/>
          <table:table-cell table:number-columns-repeated="1001"/>
          <table:table-cell table:style-name="Default"/>
        </table:table-row>
        <table:table-row table:style-name="ro2">
          <table:table-cell table:style-name="ce31" office:value-type="string" calcext:value-type="string" table:number-columns-spanned="5" table:number-rows-spanned="1">
            <text:p>PSNR ( STDEV ) - sigma=25</text:p>
          </table:table-cell>
          <table:covered-table-cell table:number-columns-repeated="4" table:style-name="ce31"/>
          <table:table-cell/>
          <table:table-cell table:style-name="ce64" office:value-type="string" calcext:value-type="string" table:number-columns-spanned="5" table:number-rows-spanned="1">
            <text:p>PSNR ( CI ) - sigma=25</text:p>
          </table:table-cell>
          <table:covered-table-cell table:number-columns-repeated="4" table:style-name="ce31"/>
          <table:table-cell table:number-columns-repeated="1002"/>
        </table:table-row>
        <table:table-row table:style-name="ro3">
          <table:table-cell table:style-name="ce48" office:value-type="string" calcext:value-type="string">
            <text:p>Imagem</text:p>
          </table:table-cell>
          <table:table-cell table:style-name="ce53" office:value-type="string" calcext:value-type="string">
            <text:p>noisy</text:p>
          </table:table-cell>
          <table:table-cell table:style-name="ce9" office:value-type="string" calcext:value-type="string">
            <text:p>nlm</text:p>
          </table:table-cell>
          <table:table-cell table:style-name="ce9" office:value-type="string" calcext:value-type="string">
            <text:p>nlm-lbp</text:p>
          </table:table-cell>
          <table:table-cell table:style-name="ce9" office:value-type="string" calcext:value-type="string">
            <text:p>nlm-glcm</text:p>
          </table:table-cell>
          <table:table-cell table:style-name="ce14"/>
          <table:table-cell table:style-name="ce65" office:value-type="string" calcext:value-type="string">
            <text:p>Imagem</text:p>
          </table:table-cell>
          <table:table-cell table:style-name="ce77" office:value-type="string" calcext:value-type="string">
            <text:p>noisy</text:p>
          </table:table-cell>
          <table:table-cell table:style-name="ce77" office:value-type="string" calcext:value-type="string">
            <text:p>nlm</text:p>
          </table:table-cell>
          <table:table-cell table:style-name="ce77" office:value-type="string" calcext:value-type="string">
            <text:p>nlm-lbp</text:p>
          </table:table-cell>
          <table:table-cell table:style-name="ce77" office:value-type="string" calcext:value-type="string">
            <text:p>nlm-glcm</text:p>
          </table:table-cell>
          <table:table-cell table:style-name="ce14" table:number-columns-repeated="1002"/>
        </table:table-row>
        <table:table-row table:style-name="ro3">
          <table:table-cell table:style-name="ce80" office:value-type="string" calcext:value-type="string">
            <text:p>C001</text:p>
          </table:table-cell>
          <table:table-cell table:style-name="ce83" table:formula="of:=COM.MICROSOFT.STDEV.S(['file:///mnt/Dados/vinma/documentos/Gradua%C3%A7%C3%A3o/TCC/results-partial/HW_C001_120.xlsx'#$sigma_025.B$3:.B$12])" office:value-type="float" office:value="0.0123313002306799" calcext:value-type="float">
            <text:p>0,0123</text:p>
          </table:table-cell>
          <table:table-cell table:style-name="ce83" table:formula="of:=COM.MICROSOFT.STDEV.S(['file:///mnt/Dados/vinma/documentos/Gradua%C3%A7%C3%A3o/TCC/results-partial/HW_C001_120.xlsx'#$sigma_025.C$3:.C$12])" office:value-type="float" office:value="0.0161390973882328" calcext:value-type="float">
            <text:p>0,0161</text:p>
          </table:table-cell>
          <table:table-cell table:style-name="ce83" table:formula="of:=COM.MICROSOFT.STDEV.S(['file:///mnt/Dados/vinma/documentos/Gradua%C3%A7%C3%A3o/TCC/results-partial/HW_C001_120.xlsx'#$sigma_025.D$3:.D$12])" office:value-type="float" office:value="0.0191260726553137" calcext:value-type="float">
            <text:p>0,0191</text:p>
          </table:table-cell>
          <table:table-cell table:style-name="ce83" table:formula="of:=COM.MICROSOFT.STDEV.S(['file:///mnt/Dados/vinma/documentos/Gradua%C3%A7%C3%A3o/TCC/results-partial/HW_C001_120.xlsx'#$sigma_025.E$3:.E$12])" office:value-type="float" office:value="0.0265959746911849" calcext:value-type="float">
            <text:p>0,0266</text:p>
          </table:table-cell>
          <table:table-cell/>
          <table:table-cell table:style-name="ce80" office:value-type="string" calcext:value-type="string">
            <text:p>C001</text:p>
          </table:table-cell>
          <table:table-cell table:style-name="ce83" table:formula="of:=COM.MICROSOFT.CONFIDENCE.T(0.05/2; [.B4]; 10)" office:value-type="float" office:value="0.0104701985191784" calcext:value-type="float">
            <text:p>0,0105</text:p>
          </table:table-cell>
          <table:table-cell table:style-name="ce83" table:formula="of:=COM.MICROSOFT.CONFIDENCE.T(0.05/2; [.C4]; 10)" office:value-type="float" office:value="0.0137033038215009" calcext:value-type="float">
            <text:p>0,0137</text:p>
          </table:table-cell>
          <table:table-cell table:style-name="ce83" table:formula="of:=COM.MICROSOFT.CONFIDENCE.T(0.05/2; [.D4]; 10)" office:value-type="float" office:value="0.0162394697920936" calcext:value-type="float">
            <text:p>0,0162</text:p>
          </table:table-cell>
          <table:table-cell table:style-name="ce83" table:formula="of:=COM.MICROSOFT.CONFIDENCE.T(0.05/2; [.E4]; 10)" office:value-type="float" office:value="0.0225819767273962" calcext:value-type="float">
            <text:p>0,0226</text:p>
          </table:table-cell>
          <table:table-cell table:number-columns-repeated="1002"/>
        </table:table-row>
        <table:table-row table:style-name="ro3">
          <table:table-cell table:style-name="ce80" office:value-type="string" calcext:value-type="string">
            <text:p>C002</text:p>
          </table:table-cell>
          <table:table-cell table:style-name="ce83" table:formula="of:=COM.MICROSOFT.STDEV.S(['file:///mnt/Dados/vinma/documentos/Gradua%C3%A7%C3%A3o/TCC/results-partial/HW_C002_120.xlsx'#$sigma_025.B$3:.B$12])" office:value-type="float" office:value="0.010130176066784" calcext:value-type="float">
            <text:p>0,0101</text:p>
          </table:table-cell>
          <table:table-cell table:style-name="ce83" table:formula="of:=COM.MICROSOFT.STDEV.S(['file:///mnt/Dados/vinma/documentos/Gradua%C3%A7%C3%A3o/TCC/results-partial/HW_C002_120.xlsx'#$sigma_025.C$3:.C$12])" office:value-type="float" office:value="0.0192092084920107" calcext:value-type="float">
            <text:p>0,0192</text:p>
          </table:table-cell>
          <table:table-cell table:style-name="ce83" table:formula="of:=COM.MICROSOFT.STDEV.S(['file:///mnt/Dados/vinma/documentos/Gradua%C3%A7%C3%A3o/TCC/results-partial/HW_C002_120.xlsx'#$sigma_025.D$3:.D$12])" office:value-type="float" office:value="0.028405303779933" calcext:value-type="float">
            <text:p>0,0284</text:p>
          </table:table-cell>
          <table:table-cell table:style-name="ce83" table:formula="of:=COM.MICROSOFT.STDEV.S(['file:///mnt/Dados/vinma/documentos/Gradua%C3%A7%C3%A3o/TCC/results-partial/HW_C002_120.xlsx'#$sigma_025.E$3:.E$12])" office:value-type="float" office:value="0.0262819359083204" calcext:value-type="float">
            <text:p>0,0263</text:p>
          </table:table-cell>
          <table:table-cell/>
          <table:table-cell table:style-name="ce80" office:value-type="string" calcext:value-type="string">
            <text:p>C002</text:p>
          </table:table-cell>
          <table:table-cell table:style-name="ce83" table:formula="of:=COM.MICROSOFT.CONFIDENCE.T(0.05/2; [.B5]; 10)" office:value-type="float" office:value="0.00860127905973545" calcext:value-type="float">
            <text:p>0,0086</text:p>
          </table:table-cell>
          <table:table-cell table:style-name="ce83" table:formula="of:=COM.MICROSOFT.CONFIDENCE.T(0.05/2; [.C5]; 10)" office:value-type="float" office:value="0.0163100583511257" calcext:value-type="float">
            <text:p>0,0163</text:p>
          </table:table-cell>
          <table:table-cell table:style-name="ce83" table:formula="of:=COM.MICROSOFT.CONFIDENCE.T(0.05/2; [.D5]; 10)" office:value-type="float" office:value="0.0241182327905309" calcext:value-type="float">
            <text:p>0,0241</text:p>
          </table:table-cell>
          <table:table-cell table:style-name="ce83" table:formula="of:=COM.MICROSOFT.CONFIDENCE.T(0.05/2; [.E5]; 10)" office:value-type="float" office:value="0.0223153342535448" calcext:value-type="float">
            <text:p>0,0223</text:p>
          </table:table-cell>
          <table:table-cell table:number-columns-repeated="1002"/>
        </table:table-row>
        <table:table-row table:style-name="ro3">
          <table:table-cell table:style-name="ce80" office:value-type="string" calcext:value-type="string">
            <text:p>C004</text:p>
          </table:table-cell>
          <table:table-cell table:style-name="ce83" table:formula="of:=COM.MICROSOFT.STDEV.S(['file:///mnt/Dados/vinma/documentos/Gradua%C3%A7%C3%A3o/TCC/results-partial/HW_C004_120.xlsx'#$sigma_025.B$3:.B$12])" office:value-type="float" office:value="0.00905730331957844" calcext:value-type="float">
            <text:p>0,0091</text:p>
          </table:table-cell>
          <table:table-cell table:style-name="ce83" table:formula="of:=COM.MICROSOFT.STDEV.S(['file:///mnt/Dados/vinma/documentos/Gradua%C3%A7%C3%A3o/TCC/results-partial/HW_C004_120.xlsx'#$sigma_025.C$3:.C$12])" office:value-type="float" office:value="0.0114773661997566" calcext:value-type="float">
            <text:p>0,0115</text:p>
          </table:table-cell>
          <table:table-cell table:style-name="ce83" table:formula="of:=COM.MICROSOFT.STDEV.S(['file:///mnt/Dados/vinma/documentos/Gradua%C3%A7%C3%A3o/TCC/results-partial/HW_C004_120.xlsx'#$sigma_025.D$3:.D$12])" office:value-type="float" office:value="0.0193735202370046" calcext:value-type="float">
            <text:p>0,0194</text:p>
          </table:table-cell>
          <table:table-cell table:style-name="ce83" table:formula="of:=COM.MICROSOFT.STDEV.S(['file:///mnt/Dados/vinma/documentos/Gradua%C3%A7%C3%A3o/TCC/results-partial/HW_C004_120.xlsx'#$sigma_025.E$3:.E$12])" office:value-type="float" office:value="0.016972737697137" calcext:value-type="float">
            <text:p>0,0170</text:p>
          </table:table-cell>
          <table:table-cell/>
          <table:table-cell table:style-name="ce80" office:value-type="string" calcext:value-type="string">
            <text:p>C004</text:p>
          </table:table-cell>
          <table:table-cell table:style-name="ce83" table:formula="of:=COM.MICROSOFT.CONFIDENCE.T(0.05/2; [.B6]; 10)" office:value-type="float" office:value="0.00769032965140699" calcext:value-type="float">
            <text:p>0,0077</text:p>
          </table:table-cell>
          <table:table-cell table:style-name="ce83" table:formula="of:=COM.MICROSOFT.CONFIDENCE.T(0.05/2; [.C6]; 10)" office:value-type="float" office:value="0.0097451444973969" calcext:value-type="float">
            <text:p>0,0097</text:p>
          </table:table-cell>
          <table:table-cell table:style-name="ce83" table:formula="of:=COM.MICROSOFT.CONFIDENCE.T(0.05/2; [.D6]; 10)" office:value-type="float" office:value="0.0164495713430191" calcext:value-type="float">
            <text:p>0,0164</text:p>
          </table:table-cell>
          <table:table-cell table:style-name="ce83" table:formula="of:=COM.MICROSOFT.CONFIDENCE.T(0.05/2; [.E6]; 10)" office:value-type="float" office:value="0.0144111269516279" calcext:value-type="float">
            <text:p>0,0144</text:p>
          </table:table-cell>
          <table:table-cell table:number-columns-repeated="1002"/>
        </table:table-row>
        <table:table-row table:style-name="ro3">
          <table:table-cell table:style-name="ce80" office:value-type="string" calcext:value-type="string">
            <text:p>C009</text:p>
          </table:table-cell>
          <table:table-cell table:style-name="ce83" table:formula="of:=COM.MICROSOFT.STDEV.S(['file:///mnt/Dados/vinma/documentos/Gradua%C3%A7%C3%A3o/TCC/results-partial/HW_C009_120.xlsx'#$sigma_025.B$3:.B$12])" office:value-type="float" office:value="0.00927515528261363" calcext:value-type="float">
            <text:p>0,0093</text:p>
          </table:table-cell>
          <table:table-cell table:style-name="ce83" table:formula="of:=COM.MICROSOFT.STDEV.S(['file:///mnt/Dados/vinma/documentos/Gradua%C3%A7%C3%A3o/TCC/results-partial/HW_C009_120.xlsx'#$sigma_025.C$3:.C$12])" office:value-type="float" office:value="0.0116155279526601" calcext:value-type="float">
            <text:p>0,0116</text:p>
          </table:table-cell>
          <table:table-cell table:style-name="ce83" table:formula="of:=COM.MICROSOFT.STDEV.S(['file:///mnt/Dados/vinma/documentos/Gradua%C3%A7%C3%A3o/TCC/results-partial/HW_C009_120.xlsx'#$sigma_025.D$3:.D$12])" office:value-type="float" office:value="0.0118111938199532" calcext:value-type="float">
            <text:p>0,0118</text:p>
          </table:table-cell>
          <table:table-cell table:style-name="ce83" table:formula="of:=COM.MICROSOFT.STDEV.S(['file:///mnt/Dados/vinma/documentos/Gradua%C3%A7%C3%A3o/TCC/results-partial/HW_C009_120.xlsx'#$sigma_025.E$3:.E$12])" office:value-type="float" office:value="0.0133110703694243" calcext:value-type="float">
            <text:p>0,0133</text:p>
          </table:table-cell>
          <table:table-cell/>
          <table:table-cell table:style-name="ce80" office:value-type="string" calcext:value-type="string">
            <text:p>C009</text:p>
          </table:table-cell>
          <table:table-cell table:style-name="ce83" table:formula="of:=COM.MICROSOFT.CONFIDENCE.T(0.05/2; [.B7]; 10)" office:value-type="float" office:value="0.00787530230296049" calcext:value-type="float">
            <text:p>0,0079</text:p>
          </table:table-cell>
          <table:table-cell table:style-name="ce83" table:formula="of:=COM.MICROSOFT.CONFIDENCE.T(0.05/2; [.C7]; 10)" office:value-type="float" office:value="0.00986245418523161" calcext:value-type="float">
            <text:p>0,0099</text:p>
          </table:table-cell>
          <table:table-cell table:style-name="ce83" table:formula="of:=COM.MICROSOFT.CONFIDENCE.T(0.05/2; [.D7]; 10)" office:value-type="float" office:value="0.0100285891779462" calcext:value-type="float">
            <text:p>0,0100</text:p>
          </table:table-cell>
          <table:table-cell table:style-name="ce83" table:formula="of:=COM.MICROSOFT.CONFIDENCE.T(0.05/2; [.E7]; 10)" office:value-type="float" office:value="0.0113020968319203" calcext:value-type="float">
            <text:p>0,0113</text:p>
          </table:table-cell>
          <table:table-cell table:number-columns-repeated="1002"/>
        </table:table-row>
        <table:table-row table:style-name="ro3">
          <table:table-cell table:style-name="ce80" office:value-type="string" calcext:value-type="string">
            <text:p>C011</text:p>
          </table:table-cell>
          <table:table-cell table:style-name="ce83" table:formula="of:=COM.MICROSOFT.STDEV.S(['file:///mnt/Dados/vinma/documentos/Gradua%C3%A7%C3%A3o/TCC/results-partial/HW_C011_120.xlsx'#$sigma_025.B$3:.B$12])" office:value-type="float" office:value="0.0153735004174394" calcext:value-type="float">
            <text:p>0,0154</text:p>
          </table:table-cell>
          <table:table-cell table:style-name="ce83" table:formula="of:=COM.MICROSOFT.STDEV.S(['file:///mnt/Dados/vinma/documentos/Gradua%C3%A7%C3%A3o/TCC/results-partial/HW_C011_120.xlsx'#$sigma_025.C$3:.C$12])" office:value-type="float" office:value="0.0141428528714999" calcext:value-type="float">
            <text:p>0,0141</text:p>
          </table:table-cell>
          <table:table-cell table:style-name="ce83" table:formula="of:=COM.MICROSOFT.STDEV.S(['file:///mnt/Dados/vinma/documentos/Gradua%C3%A7%C3%A3o/TCC/results-partial/HW_C011_120.xlsx'#$sigma_025.D$3:.D$12])" office:value-type="float" office:value="0.0206979365454338" calcext:value-type="float">
            <text:p>0,0207</text:p>
          </table:table-cell>
          <table:table-cell table:style-name="ce83" table:formula="of:=COM.MICROSOFT.STDEV.S(['file:///mnt/Dados/vinma/documentos/Gradua%C3%A7%C3%A3o/TCC/results-partial/HW_C011_120.xlsx'#$sigma_025.E$3:.E$12])" office:value-type="float" office:value="0.0269799141913419" calcext:value-type="float">
            <text:p>0,0270</text:p>
          </table:table-cell>
          <table:table-cell/>
          <table:table-cell table:style-name="ce80" office:value-type="string" calcext:value-type="string">
            <text:p>C011</text:p>
          </table:table-cell>
          <table:table-cell table:style-name="ce83" table:formula="of:=COM.MICROSOFT.CONFIDENCE.T(0.05/2; [.B8]; 10)" office:value-type="float" office:value="0.0130532545874432" calcext:value-type="float">
            <text:p>0,0131</text:p>
          </table:table-cell>
          <table:table-cell table:style-name="ce83" table:formula="of:=COM.MICROSOFT.CONFIDENCE.T(0.05/2; [.C8]; 10)" office:value-type="float" office:value="0.0120083425447481" calcext:value-type="float">
            <text:p>0,0120</text:p>
          </table:table-cell>
          <table:table-cell table:style-name="ce83" table:formula="of:=COM.MICROSOFT.CONFIDENCE.T(0.05/2; [.D8]; 10)" office:value-type="float" office:value="0.0175741000960205" calcext:value-type="float">
            <text:p>0,0176</text:p>
          </table:table-cell>
          <table:table-cell table:style-name="ce83" table:formula="of:=COM.MICROSOFT.CONFIDENCE.T(0.05/2; [.E8]; 10)" office:value-type="float" office:value="0.0229079701515119" calcext:value-type="float">
            <text:p>0,0229</text:p>
          </table:table-cell>
          <table:table-cell table:number-columns-repeated="1002"/>
        </table:table-row>
        <table:table-row table:style-name="ro3">
          <table:table-cell table:style-name="ce80" office:value-type="string" calcext:value-type="string">
            <text:p>C012</text:p>
          </table:table-cell>
          <table:table-cell table:style-name="ce83" table:formula="of:=COM.MICROSOFT.STDEV.S(['file:///mnt/Dados/vinma/documentos/Gradua%C3%A7%C3%A3o/TCC/results-partial/HW_C012_120.xlsx'#$sigma_025.B$3:.B$12])" office:value-type="float" office:value="0.00955617096687121" calcext:value-type="float">
            <text:p>0,0096</text:p>
          </table:table-cell>
          <table:table-cell table:style-name="ce83" table:formula="of:=COM.MICROSOFT.STDEV.S(['file:///mnt/Dados/vinma/documentos/Gradua%C3%A7%C3%A3o/TCC/results-partial/HW_C012_120.xlsx'#$sigma_025.C$3:.C$12])" office:value-type="float" office:value="0.016009491268838" calcext:value-type="float">
            <text:p>0,0160</text:p>
          </table:table-cell>
          <table:table-cell table:style-name="ce83" table:formula="of:=COM.MICROSOFT.STDEV.S(['file:///mnt/Dados/vinma/documentos/Gradua%C3%A7%C3%A3o/TCC/results-partial/HW_C012_120.xlsx'#$sigma_025.D$3:.D$12])" office:value-type="float" office:value="0.0293388246938438" calcext:value-type="float">
            <text:p>0,0293</text:p>
          </table:table-cell>
          <table:table-cell table:style-name="ce83" table:formula="of:=COM.MICROSOFT.STDEV.S(['file:///mnt/Dados/vinma/documentos/Gradua%C3%A7%C3%A3o/TCC/results-partial/HW_C012_120.xlsx'#$sigma_025.E$3:.E$12])" office:value-type="float" office:value="0.0297897860819734" calcext:value-type="float">
            <text:p>0,0298</text:p>
          </table:table-cell>
          <table:table-cell/>
          <table:table-cell table:style-name="ce80" office:value-type="string" calcext:value-type="string">
            <text:p>C012</text:p>
          </table:table-cell>
          <table:table-cell table:style-name="ce83" table:formula="of:=COM.MICROSOFT.CONFIDENCE.T(0.05/2; [.B9]; 10)" office:value-type="float" office:value="0.00811390568996256" calcext:value-type="float">
            <text:p>0,0081</text:p>
          </table:table-cell>
          <table:table-cell table:style-name="ce83" table:formula="of:=COM.MICROSOFT.CONFIDENCE.T(0.05/2; [.C9]; 10)" office:value-type="float" office:value="0.013593258508032" calcext:value-type="float">
            <text:p>0,0136</text:p>
          </table:table-cell>
          <table:table-cell table:style-name="ce83" table:formula="of:=COM.MICROSOFT.CONFIDENCE.T(0.05/2; [.D9]; 10)" office:value-type="float" office:value="0.0249108620435381" calcext:value-type="float">
            <text:p>0,0249</text:p>
          </table:table-cell>
          <table:table-cell table:style-name="ce83" table:formula="of:=COM.MICROSOFT.CONFIDENCE.T(0.05/2; [.E9]; 10)" office:value-type="float" office:value="0.0252937620759656" calcext:value-type="float">
            <text:p>0,0253</text:p>
          </table:table-cell>
          <table:table-cell table:number-columns-repeated="1002"/>
        </table:table-row>
        <table:table-row table:style-name="ro3">
          <table:table-cell table:style-name="ce80" office:value-type="string" calcext:value-type="string">
            <text:p>C013</text:p>
          </table:table-cell>
          <table:table-cell table:style-name="ce83" table:formula="of:=COM.MICROSOFT.STDEV.S(['file:///mnt/Dados/vinma/documentos/Gradua%C3%A7%C3%A3o/TCC/results-partial/HW_C013_120.xlsx'#$sigma_025.B$3:.B$12])" office:value-type="float" office:value="0.0106917787835121" calcext:value-type="float">
            <text:p>0,0107</text:p>
          </table:table-cell>
          <table:table-cell table:style-name="ce83" table:formula="of:=COM.MICROSOFT.STDEV.S(['file:///mnt/Dados/vinma/documentos/Gradua%C3%A7%C3%A3o/TCC/results-partial/HW_C013_120.xlsx'#$sigma_025.C$3:.C$12])" office:value-type="float" office:value="0.0134784637088416" calcext:value-type="float">
            <text:p>0,0135</text:p>
          </table:table-cell>
          <table:table-cell table:style-name="ce83" table:formula="of:=COM.MICROSOFT.STDEV.S(['file:///mnt/Dados/vinma/documentos/Gradua%C3%A7%C3%A3o/TCC/results-partial/HW_C013_120.xlsx'#$sigma_025.D$3:.D$12])" office:value-type="float" office:value="0.0169701351885947" calcext:value-type="float">
            <text:p>0,0170</text:p>
          </table:table-cell>
          <table:table-cell table:style-name="ce83" table:formula="of:=COM.MICROSOFT.STDEV.S(['file:///mnt/Dados/vinma/documentos/Gradua%C3%A7%C3%A3o/TCC/results-partial/HW_C013_120.xlsx'#$sigma_025.E$3:.E$12])" office:value-type="float" office:value="0.0239037752901432" calcext:value-type="float">
            <text:p>0,0239</text:p>
          </table:table-cell>
          <table:table-cell/>
          <table:table-cell table:style-name="ce80" office:value-type="string" calcext:value-type="string">
            <text:p>C013</text:p>
          </table:table-cell>
          <table:table-cell table:style-name="ce83" table:formula="of:=COM.MICROSOFT.CONFIDENCE.T(0.05/2; [.B10]; 10)" office:value-type="float" office:value="0.00907812187623127" calcext:value-type="float">
            <text:p>0,0091</text:p>
          </table:table-cell>
          <table:table-cell table:style-name="ce83" table:formula="of:=COM.MICROSOFT.CONFIDENCE.T(0.05/2; [.C10]; 10)" office:value-type="float" office:value="0.0114442263285428" calcext:value-type="float">
            <text:p>0,0114</text:p>
          </table:table-cell>
          <table:table-cell table:style-name="ce83" table:formula="of:=COM.MICROSOFT.CONFIDENCE.T(0.05/2; [.D10]; 10)" office:value-type="float" office:value="0.0144089172267347" calcext:value-type="float">
            <text:p>0,0144</text:p>
          </table:table-cell>
          <table:table-cell table:style-name="ce83" table:formula="of:=COM.MICROSOFT.CONFIDENCE.T(0.05/2; [.E10]; 10)" office:value-type="float" office:value="0.0202960975699016" calcext:value-type="float">
            <text:p>0,0203</text:p>
          </table:table-cell>
          <table:table-cell table:number-columns-repeated="1002"/>
        </table:table-row>
        <table:table-row table:style-name="ro3">
          <table:table-cell table:style-name="ce80" office:value-type="string" calcext:value-type="string">
            <text:p>C015</text:p>
          </table:table-cell>
          <table:table-cell table:style-name="ce83" table:formula="of:=COM.MICROSOFT.STDEV.S(['file:///mnt/Dados/vinma/documentos/Gradua%C3%A7%C3%A3o/TCC/results-partial/HW_C015_120.xlsx'#$sigma_025.B$3:.B$12])" office:value-type="float" office:value="0.00839884374327277" calcext:value-type="float">
            <text:p>0,0084</text:p>
          </table:table-cell>
          <table:table-cell table:style-name="ce83" table:formula="of:=COM.MICROSOFT.STDEV.S(['file:///mnt/Dados/vinma/documentos/Gradua%C3%A7%C3%A3o/TCC/results-partial/HW_C015_120.xlsx'#$sigma_025.C$3:.C$12])" office:value-type="float" office:value="0.0179520260871198" calcext:value-type="float">
            <text:p>0,0180</text:p>
          </table:table-cell>
          <table:table-cell table:style-name="ce83" table:formula="of:=COM.MICROSOFT.STDEV.S(['file:///mnt/Dados/vinma/documentos/Gradua%C3%A7%C3%A3o/TCC/results-partial/HW_C015_120.xlsx'#$sigma_025.D$3:.D$12])" office:value-type="float" office:value="0.0229946684471278" calcext:value-type="float">
            <text:p>0,0230</text:p>
          </table:table-cell>
          <table:table-cell table:style-name="ce83" table:formula="of:=COM.MICROSOFT.STDEV.S(['file:///mnt/Dados/vinma/documentos/Gradua%C3%A7%C3%A3o/TCC/results-partial/HW_C015_120.xlsx'#$sigma_025.E$3:.E$12])" office:value-type="float" office:value="0.0232861872770738" calcext:value-type="float">
            <text:p>0,0233</text:p>
          </table:table-cell>
          <table:table-cell/>
          <table:table-cell table:style-name="ce80" office:value-type="string" calcext:value-type="string">
            <text:p>C015</text:p>
          </table:table-cell>
          <table:table-cell table:style-name="ce83" table:formula="of:=COM.MICROSOFT.CONFIDENCE.T(0.05/2; [.B11]; 10)" office:value-type="float" office:value="0.00713124809862621" calcext:value-type="float">
            <text:p>0,0071</text:p>
          </table:table-cell>
          <table:table-cell table:style-name="ce83" table:formula="of:=COM.MICROSOFT.CONFIDENCE.T(0.05/2; [.C11]; 10)" office:value-type="float" office:value="0.0152426162235488" calcext:value-type="float">
            <text:p>0,0152</text:p>
          </table:table-cell>
          <table:table-cell table:style-name="ce83" table:formula="of:=COM.MICROSOFT.CONFIDENCE.T(0.05/2; [.D11]; 10)" office:value-type="float" office:value="0.0195241976936961" calcext:value-type="float">
            <text:p>0,0195</text:p>
          </table:table-cell>
          <table:table-cell table:style-name="ce83" table:formula="of:=COM.MICROSOFT.CONFIDENCE.T(0.05/2; [.E11]; 10)" office:value-type="float" office:value="0.0197717190389326" calcext:value-type="float">
            <text:p>0,0198</text:p>
          </table:table-cell>
          <table:table-cell table:number-columns-repeated="1002"/>
        </table:table-row>
        <table:table-row table:style-name="ro3">
          <table:table-cell table:style-name="ce80" office:value-type="string" calcext:value-type="string">
            <text:p>C016</text:p>
          </table:table-cell>
          <table:table-cell table:style-name="ce83" table:formula="of:=COM.MICROSOFT.STDEV.S(['file:///mnt/Dados/vinma/documentos/Gradua%C3%A7%C3%A3o/TCC/results-partial/HW_C016_120.xlsx'#$sigma_025.B$3:.B$12])" office:value-type="float" office:value="0.0102516088277002" calcext:value-type="float">
            <text:p>0,0103</text:p>
          </table:table-cell>
          <table:table-cell table:style-name="ce83" table:formula="of:=COM.MICROSOFT.STDEV.S(['file:///mnt/Dados/vinma/documentos/Gradua%C3%A7%C3%A3o/TCC/results-partial/HW_C016_120.xlsx'#$sigma_025.C$3:.C$12])" office:value-type="float" office:value="0.0137749320827917" calcext:value-type="float">
            <text:p>0,0138</text:p>
          </table:table-cell>
          <table:table-cell table:style-name="ce83" table:formula="of:=COM.MICROSOFT.STDEV.S(['file:///mnt/Dados/vinma/documentos/Gradua%C3%A7%C3%A3o/TCC/results-partial/HW_C016_120.xlsx'#$sigma_025.D$3:.D$12])" office:value-type="float" office:value="0.0223612055468024" calcext:value-type="float">
            <text:p>0,0224</text:p>
          </table:table-cell>
          <table:table-cell table:style-name="ce83" table:formula="of:=COM.MICROSOFT.STDEV.S(['file:///mnt/Dados/vinma/documentos/Gradua%C3%A7%C3%A3o/TCC/results-partial/HW_C016_120.xlsx'#$sigma_025.E$3:.E$12])" office:value-type="float" office:value="0.0211036700882011" calcext:value-type="float">
            <text:p>0,0211</text:p>
          </table:table-cell>
          <table:table-cell/>
          <table:table-cell table:style-name="ce80" office:value-type="string" calcext:value-type="string">
            <text:p>C016</text:p>
          </table:table-cell>
          <table:table-cell table:style-name="ce83" table:formula="of:=COM.MICROSOFT.CONFIDENCE.T(0.05/2; [.B12]; 10)" office:value-type="float" office:value="0.00870438457900269" calcext:value-type="float">
            <text:p>0,0087</text:p>
          </table:table-cell>
          <table:table-cell table:style-name="ce83" table:formula="of:=COM.MICROSOFT.CONFIDENCE.T(0.05/2; [.C12]; 10)" office:value-type="float" office:value="0.0116959502077646" calcext:value-type="float">
            <text:p>0,0117</text:p>
          </table:table-cell>
          <table:table-cell table:style-name="ce83" table:formula="of:=COM.MICROSOFT.CONFIDENCE.T(0.05/2; [.D12]; 10)" office:value-type="float" office:value="0.0189863401931188" calcext:value-type="float">
            <text:p>0,0190</text:p>
          </table:table-cell>
          <table:table-cell table:style-name="ce83" table:formula="of:=COM.MICROSOFT.CONFIDENCE.T(0.05/2; [.E12]; 10)" office:value-type="float" office:value="0.0179185982964693" calcext:value-type="float">
            <text:p>0,0179</text:p>
          </table:table-cell>
          <table:table-cell table:number-columns-repeated="1002"/>
        </table:table-row>
        <table:table-row table:style-name="ro3">
          <table:table-cell table:style-name="ce80" office:value-type="string" calcext:value-type="string">
            <text:p>C017</text:p>
          </table:table-cell>
          <table:table-cell table:style-name="ce83" table:formula="of:=COM.MICROSOFT.STDEV.S(['file:///mnt/Dados/vinma/documentos/Gradua%C3%A7%C3%A3o/TCC/results-partial/HW_C017_120.xlsx'#$sigma_025.B$3:.B$12])" office:value-type="float" office:value="0.0106425707626826" calcext:value-type="float">
            <text:p>0,0106</text:p>
          </table:table-cell>
          <table:table-cell table:style-name="ce83" table:formula="of:=COM.MICROSOFT.STDEV.S(['file:///mnt/Dados/vinma/documentos/Gradua%C3%A7%C3%A3o/TCC/results-partial/HW_C017_120.xlsx'#$sigma_025.C$3:.C$12])" office:value-type="float" office:value="0.015387504817541" calcext:value-type="float">
            <text:p>0,0154</text:p>
          </table:table-cell>
          <table:table-cell table:style-name="ce83" table:formula="of:=COM.MICROSOFT.STDEV.S(['file:///mnt/Dados/vinma/documentos/Gradua%C3%A7%C3%A3o/TCC/results-partial/HW_C017_120.xlsx'#$sigma_025.D$3:.D$12])" office:value-type="float" office:value="0.0246777823867574" calcext:value-type="float">
            <text:p>0,0247</text:p>
          </table:table-cell>
          <table:table-cell table:style-name="ce83" table:formula="of:=COM.MICROSOFT.STDEV.S(['file:///mnt/Dados/vinma/documentos/Gradua%C3%A7%C3%A3o/TCC/results-partial/HW_C017_120.xlsx'#$sigma_025.E$3:.E$12])" office:value-type="float" office:value="0.0294710866020183" calcext:value-type="float">
            <text:p>0,0295</text:p>
          </table:table-cell>
          <table:table-cell/>
          <table:table-cell table:style-name="ce80" office:value-type="string" calcext:value-type="string">
            <text:p>C017</text:p>
          </table:table-cell>
          <table:table-cell table:style-name="ce83" table:formula="of:=COM.MICROSOFT.CONFIDENCE.T(0.05/2; [.B13]; 10)" office:value-type="float" office:value="0.00903634057684006" calcext:value-type="float">
            <text:p>0,0090</text:p>
          </table:table-cell>
          <table:table-cell table:style-name="ce83" table:formula="of:=COM.MICROSOFT.CONFIDENCE.T(0.05/2; [.C13]; 10)" office:value-type="float" office:value="0.0130651453732049" calcext:value-type="float">
            <text:p>0,0131</text:p>
          </table:table-cell>
          <table:table-cell table:style-name="ce83" table:formula="of:=COM.MICROSOFT.CONFIDENCE.T(0.05/2; [.D13]; 10)" office:value-type="float" office:value="0.0209532876313877" calcext:value-type="float">
            <text:p>0,0210</text:p>
          </table:table-cell>
          <table:table-cell table:style-name="ce83" table:formula="of:=COM.MICROSOFT.CONFIDENCE.T(0.05/2; [.E13]; 10)" office:value-type="float" office:value="0.0250231623208169" calcext:value-type="float">
            <text:p>0,0250</text:p>
          </table:table-cell>
          <table:table-cell table:number-columns-repeated="1002"/>
        </table:table-row>
        <table:table-row table:style-name="ro3">
          <table:table-cell table:style-name="ce80" office:value-type="string" calcext:value-type="string">
            <text:p>C019</text:p>
          </table:table-cell>
          <table:table-cell table:style-name="ce83" table:formula="of:=COM.MICROSOFT.STDEV.S(['file:///mnt/Dados/vinma/documentos/Gradua%C3%A7%C3%A3o/TCC/results-partial/HW_C019_120.xlsx'#$sigma_025.B$3:.B$12])" office:value-type="float" office:value="0.00585689633369129" calcext:value-type="float">
            <text:p>0,0059</text:p>
          </table:table-cell>
          <table:table-cell table:style-name="ce83" table:formula="of:=COM.MICROSOFT.STDEV.S(['file:///mnt/Dados/vinma/documentos/Gradua%C3%A7%C3%A3o/TCC/results-partial/HW_C019_120.xlsx'#$sigma_025.C$3:.C$12])" office:value-type="float" office:value="0.0144437618450219" calcext:value-type="float">
            <text:p>0,0144</text:p>
          </table:table-cell>
          <table:table-cell table:style-name="ce83" table:formula="of:=COM.MICROSOFT.STDEV.S(['file:///mnt/Dados/vinma/documentos/Gradua%C3%A7%C3%A3o/TCC/results-partial/HW_C019_120.xlsx'#$sigma_025.D$3:.D$12])" office:value-type="float" office:value="0.023253733302386" calcext:value-type="float">
            <text:p>0,0233</text:p>
          </table:table-cell>
          <table:table-cell table:style-name="ce83" table:formula="of:=COM.MICROSOFT.STDEV.S(['file:///mnt/Dados/vinma/documentos/Gradua%C3%A7%C3%A3o/TCC/results-partial/HW_C019_120.xlsx'#$sigma_025.E$3:.E$12])" office:value-type="float" office:value="0.0221044548915713" calcext:value-type="float">
            <text:p>0,0221</text:p>
          </table:table-cell>
          <table:table-cell/>
          <table:table-cell table:style-name="ce80" office:value-type="string" calcext:value-type="string">
            <text:p>C019</text:p>
          </table:table-cell>
          <table:table-cell table:style-name="ce83" table:formula="of:=COM.MICROSOFT.CONFIDENCE.T(0.05/2; [.B14]; 10)" office:value-type="float" office:value="0.00497294414804907" calcext:value-type="float">
            <text:p>0,0050</text:p>
          </table:table-cell>
          <table:table-cell table:style-name="ce83" table:formula="of:=COM.MICROSOFT.CONFIDENCE.T(0.05/2; [.C14]; 10)" office:value-type="float" office:value="0.0122638368259707" calcext:value-type="float">
            <text:p>0,0123</text:p>
          </table:table-cell>
          <table:table-cell table:style-name="ce83" table:formula="of:=COM.MICROSOFT.CONFIDENCE.T(0.05/2; [.D14]; 10)" office:value-type="float" office:value="0.0197441631809646" calcext:value-type="float">
            <text:p>0,0197</text:p>
          </table:table-cell>
          <table:table-cell table:style-name="ce83" table:formula="of:=COM.MICROSOFT.CONFIDENCE.T(0.05/2; [.E14]; 10)" office:value-type="float" office:value="0.0187683396351963" calcext:value-type="float">
            <text:p>0,0188</text:p>
          </table:table-cell>
          <table:table-cell table:number-columns-repeated="1002"/>
        </table:table-row>
        <table:table-row table:style-name="ro3">
          <table:table-cell table:style-name="ce80" office:value-type="string" calcext:value-type="string">
            <text:p>C024</text:p>
          </table:table-cell>
          <table:table-cell table:style-name="ce83" table:formula="of:=COM.MICROSOFT.STDEV.S(['file:///mnt/Dados/vinma/documentos/Gradua%C3%A7%C3%A3o/TCC/results-partial/HW_C024_120.xlsx'#$sigma_025.B$3:.B$12])" office:value-type="float" office:value="0.0107054943420296" calcext:value-type="float">
            <text:p>0,0107</text:p>
          </table:table-cell>
          <table:table-cell table:style-name="ce83" table:formula="of:=COM.MICROSOFT.STDEV.S(['file:///mnt/Dados/vinma/documentos/Gradua%C3%A7%C3%A3o/TCC/results-partial/HW_C024_120.xlsx'#$sigma_025.C$3:.C$12])" office:value-type="float" office:value="0.0185921595842474" calcext:value-type="float">
            <text:p>0,0186</text:p>
          </table:table-cell>
          <table:table-cell table:style-name="ce83" table:formula="of:=COM.MICROSOFT.STDEV.S(['file:///mnt/Dados/vinma/documentos/Gradua%C3%A7%C3%A3o/TCC/results-partial/HW_C024_120.xlsx'#$sigma_025.D$3:.D$12])" office:value-type="float" office:value="0.0137550849194772" calcext:value-type="float">
            <text:p>0,0138</text:p>
          </table:table-cell>
          <table:table-cell table:style-name="ce83" table:formula="of:=COM.MICROSOFT.STDEV.S(['file:///mnt/Dados/vinma/documentos/Gradua%C3%A7%C3%A3o/TCC/results-partial/HW_C024_120.xlsx'#$sigma_025.E$3:.E$12])" office:value-type="float" office:value="0.019128927894173" calcext:value-type="float">
            <text:p>0,0191</text:p>
          </table:table-cell>
          <table:table-cell/>
          <table:table-cell table:style-name="ce80" office:value-type="string" calcext:value-type="string">
            <text:p>C024</text:p>
          </table:table-cell>
          <table:table-cell table:style-name="ce83" table:formula="of:=COM.MICROSOFT.CONFIDENCE.T(0.05/2; [.B15]; 10)" office:value-type="float" office:value="0.00908976741383014" calcext:value-type="float">
            <text:p>0,0091</text:p>
          </table:table-cell>
          <table:table-cell table:style-name="ce83" table:formula="of:=COM.MICROSOFT.CONFIDENCE.T(0.05/2; [.C15]; 10)" office:value-type="float" office:value="0.0157861375609847" calcext:value-type="float">
            <text:p>0,0158</text:p>
          </table:table-cell>
          <table:table-cell table:style-name="ce83" table:formula="of:=COM.MICROSOFT.CONFIDENCE.T(0.05/2; [.D15]; 10)" office:value-type="float" office:value="0.0116790984779342" calcext:value-type="float">
            <text:p>0,0117</text:p>
          </table:table-cell>
          <table:table-cell table:style-name="ce83" table:formula="of:=COM.MICROSOFT.CONFIDENCE.T(0.05/2; [.E15]; 10)" office:value-type="float" office:value="0.0162418941039762" calcext:value-type="float">
            <text:p>0,0162</text:p>
          </table:table-cell>
          <table:table-cell table:number-columns-repeated="1002"/>
        </table:table-row>
        <table:table-row table:style-name="ro4">
          <table:table-cell table:number-columns-repeated="1013"/>
        </table:table-row>
        <table:table-row table:style-name="ro2">
          <table:table-cell table:style-name="ce31" office:value-type="string" calcext:value-type="string" table:number-columns-spanned="5" table:number-rows-spanned="1">
            <text:p>MSSIM (STDEV) - sigma=25</text:p>
          </table:table-cell>
          <table:covered-table-cell table:number-columns-repeated="4" table:style-name="ce31"/>
          <table:table-cell/>
          <table:table-cell table:style-name="ce64" office:value-type="string" calcext:value-type="string" table:number-columns-spanned="5" table:number-rows-spanned="1">
            <text:p>MSSIM ( CI ) - sigma=25</text:p>
          </table:table-cell>
          <table:covered-table-cell table:number-columns-repeated="4" table:style-name="ce31"/>
          <table:table-cell table:number-columns-repeated="1002"/>
        </table:table-row>
        <table:table-row table:style-name="ro3">
          <table:table-cell table:style-name="ce3" office:value-type="string" calcext:value-type="string">
            <text:p>Imagem</text:p>
          </table:table-cell>
          <table:table-cell table:style-name="ce9" office:value-type="string" calcext:value-type="string">
            <text:p>noisy</text:p>
          </table:table-cell>
          <table:table-cell table:style-name="ce9" office:value-type="string" calcext:value-type="string">
            <text:p>nlm</text:p>
          </table:table-cell>
          <table:table-cell table:style-name="ce9" office:value-type="string" calcext:value-type="string">
            <text:p>nlm-lbp</text:p>
          </table:table-cell>
          <table:table-cell table:style-name="ce9" office:value-type="string" calcext:value-type="string">
            <text:p>nlm-glcm</text:p>
          </table:table-cell>
          <table:table-cell table:style-name="ce14"/>
          <table:table-cell table:style-name="ce65" office:value-type="string" calcext:value-type="string">
            <text:p>Imagem</text:p>
          </table:table-cell>
          <table:table-cell table:style-name="ce77" office:value-type="string" calcext:value-type="string">
            <text:p>noisy</text:p>
          </table:table-cell>
          <table:table-cell table:style-name="ce77" office:value-type="string" calcext:value-type="string">
            <text:p>nlm</text:p>
          </table:table-cell>
          <table:table-cell table:style-name="ce77" office:value-type="string" calcext:value-type="string">
            <text:p>nlm-lbp</text:p>
          </table:table-cell>
          <table:table-cell table:style-name="ce77" office:value-type="string" calcext:value-type="string">
            <text:p>nlm-glcm</text:p>
          </table:table-cell>
          <table:table-cell table:style-name="ce14" table:number-columns-repeated="1002"/>
        </table:table-row>
        <table:table-row table:style-name="ro3">
          <table:table-cell table:style-name="ce7" office:value-type="string" calcext:value-type="string">
            <text:p>C001</text:p>
          </table:table-cell>
          <table:table-cell table:style-name="ce85" table:formula="of:=COM.MICROSOFT.STDEV.S(['file:///mnt/Dados/vinma/documentos/Gradua%C3%A7%C3%A3o/TCC/results-partial/HW_C001_120.xlsx'#$sigma_025.B$16:.B$25])" office:value-type="float" office:value="0.000305230405706129" calcext:value-type="float">
            <text:p>0,00031</text:p>
          </table:table-cell>
          <table:table-cell table:style-name="ce85" table:formula="of:=COM.MICROSOFT.STDEV.S(['file:///mnt/Dados/vinma/documentos/Gradua%C3%A7%C3%A3o/TCC/results-partial/HW_C001_120.xlsx'#$sigma_025.C$16:.C$25])" office:value-type="float" office:value="0.000339360139271698" calcext:value-type="float">
            <text:p>0,00034</text:p>
          </table:table-cell>
          <table:table-cell table:style-name="ce85" table:formula="of:=COM.MICROSOFT.STDEV.S(['file:///mnt/Dados/vinma/documentos/Gradua%C3%A7%C3%A3o/TCC/results-partial/HW_C001_120.xlsx'#$sigma_025.D$16:.D$25])" office:value-type="float" office:value="0.000143855668460755" calcext:value-type="float">
            <text:p>0,00014</text:p>
          </table:table-cell>
          <table:table-cell table:style-name="ce85" table:formula="of:=COM.MICROSOFT.STDEV.S(['file:///mnt/Dados/vinma/documentos/Gradua%C3%A7%C3%A3o/TCC/results-partial/HW_C001_120.xlsx'#$sigma_025.E$16:.E$25])" office:value-type="float" office:value="0.000150615816042945" calcext:value-type="float">
            <text:p>0,00015</text:p>
          </table:table-cell>
          <table:table-cell table:style-name="ce62"/>
          <table:table-cell table:style-name="ce85" office:value-type="string" calcext:value-type="string">
            <text:p>C001</text:p>
          </table:table-cell>
          <table:table-cell table:style-name="ce91" table:formula="of:=COM.MICROSOFT.CONFIDENCE.T(0.05/2; [.B19]; 10)" office:value-type="float" office:value="0.000259163501175765" calcext:value-type="float">
            <text:p>0,00026</text:p>
          </table:table-cell>
          <table:table-cell table:style-name="ce91" table:formula="of:=COM.MICROSOFT.CONFIDENCE.T(0.05/2; [.C19]; 10)" office:value-type="float" office:value="0.000288142204082463" calcext:value-type="float">
            <text:p>0,00029</text:p>
          </table:table-cell>
          <table:table-cell table:style-name="ce91" table:formula="of:=COM.MICROSOFT.CONFIDENCE.T(0.05/2; [.D19]; 10)" office:value-type="float" office:value="0.000122144249082983" calcext:value-type="float">
            <text:p>0,00012</text:p>
          </table:table-cell>
          <table:table-cell table:style-name="ce91" table:formula="of:=COM.MICROSOFT.CONFIDENCE.T(0.05/2; [.E19]; 10)" office:value-type="float" office:value="0.000127884121268429" calcext:value-type="float">
            <text:p>0,00013</text:p>
          </table:table-cell>
          <table:table-cell table:style-name="ce16" table:number-columns-repeated="1002"/>
        </table:table-row>
        <table:table-row table:style-name="ro3">
          <table:table-cell table:style-name="ce7" office:value-type="string" calcext:value-type="string">
            <text:p>C002</text:p>
          </table:table-cell>
          <table:table-cell table:style-name="ce85" table:formula="of:=COM.MICROSOFT.STDEV.S(['file:///mnt/Dados/vinma/documentos/Gradua%C3%A7%C3%A3o/TCC/results-partial/HW_C002_120.xlsx'#$sigma_025.B$16:.B$25])" office:value-type="float" office:value="0.000496700243773519" calcext:value-type="float">
            <text:p>0,00050</text:p>
          </table:table-cell>
          <table:table-cell table:style-name="ce85" table:formula="of:=COM.MICROSOFT.STDEV.S(['file:///mnt/Dados/vinma/documentos/Gradua%C3%A7%C3%A3o/TCC/results-partial/HW_C002_120.xlsx'#$sigma_025.C$16:.C$25])" office:value-type="float" office:value="0.000823648140851063" calcext:value-type="float">
            <text:p>0,00082</text:p>
          </table:table-cell>
          <table:table-cell table:style-name="ce85" table:formula="of:=COM.MICROSOFT.STDEV.S(['file:///mnt/Dados/vinma/documentos/Gradua%C3%A7%C3%A3o/TCC/results-partial/HW_C002_120.xlsx'#$sigma_025.D$16:.D$25])" office:value-type="float" office:value="0.00224433535683073" calcext:value-type="float">
            <text:p>0,00224</text:p>
          </table:table-cell>
          <table:table-cell table:style-name="ce85" table:formula="of:=COM.MICROSOFT.STDEV.S(['file:///mnt/Dados/vinma/documentos/Gradua%C3%A7%C3%A3o/TCC/results-partial/HW_C002_120.xlsx'#$sigma_025.E$16:.E$25])" office:value-type="float" office:value="0.00269820918134951" calcext:value-type="float">
            <text:p>0,00270</text:p>
          </table:table-cell>
          <table:table-cell table:style-name="ce62"/>
          <table:table-cell table:style-name="ce85" office:value-type="string" calcext:value-type="string">
            <text:p>C002</text:p>
          </table:table-cell>
          <table:table-cell table:style-name="ce91" table:formula="of:=COM.MICROSOFT.CONFIDENCE.T(0.05/2; [.B20]; 10)" office:value-type="float" office:value="0.000421735750451864" calcext:value-type="float">
            <text:p>0,00042</text:p>
          </table:table-cell>
          <table:table-cell table:style-name="ce91" table:formula="of:=COM.MICROSOFT.CONFIDENCE.T(0.05/2; [.C20]; 10)" office:value-type="float" office:value="0.000699339030218984" calcext:value-type="float">
            <text:p>0,00070</text:p>
          </table:table-cell>
          <table:table-cell table:style-name="ce91" table:formula="of:=COM.MICROSOFT.CONFIDENCE.T(0.05/2; [.D20]; 10)" office:value-type="float" office:value="0.00190560900229847" calcext:value-type="float">
            <text:p>0,00191</text:p>
          </table:table-cell>
          <table:table-cell table:style-name="ce91" table:formula="of:=COM.MICROSOFT.CONFIDENCE.T(0.05/2; [.E20]; 10)" office:value-type="float" office:value="0.00229098191160021" calcext:value-type="float">
            <text:p>0,00229</text:p>
          </table:table-cell>
          <table:table-cell table:style-name="ce16" table:number-columns-repeated="1002"/>
        </table:table-row>
        <table:table-row table:style-name="ro3">
          <table:table-cell table:style-name="ce7" office:value-type="string" calcext:value-type="string">
            <text:p>C004</text:p>
          </table:table-cell>
          <table:table-cell table:style-name="ce85" table:formula="of:=COM.MICROSOFT.STDEV.S(['file:///mnt/Dados/vinma/documentos/Gradua%C3%A7%C3%A3o/TCC/results-partial/HW_C004_120.xlsx'#$sigma_025.B$16:.B$25])" office:value-type="float" office:value="0.000507151357046869" calcext:value-type="float">
            <text:p>0,00051</text:p>
          </table:table-cell>
          <table:table-cell table:style-name="ce85" table:formula="of:=COM.MICROSOFT.STDEV.S(['file:///mnt/Dados/vinma/documentos/Gradua%C3%A7%C3%A3o/TCC/results-partial/HW_C004_120.xlsx'#$sigma_025.C$16:.C$25])" office:value-type="float" office:value="0.00110120693171676" calcext:value-type="float">
            <text:p>0,00110</text:p>
          </table:table-cell>
          <table:table-cell table:style-name="ce85" table:formula="of:=COM.MICROSOFT.STDEV.S(['file:///mnt/Dados/vinma/documentos/Gradua%C3%A7%C3%A3o/TCC/results-partial/HW_C004_120.xlsx'#$sigma_025.D$16:.D$25])" office:value-type="float" office:value="0.00138300042814758" calcext:value-type="float">
            <text:p>0,00138</text:p>
          </table:table-cell>
          <table:table-cell table:style-name="ce85" table:formula="of:=COM.MICROSOFT.STDEV.S(['file:///mnt/Dados/vinma/documentos/Gradua%C3%A7%C3%A3o/TCC/results-partial/HW_C004_120.xlsx'#$sigma_025.E$16:.E$25])" office:value-type="float" office:value="0.00107824335326072" calcext:value-type="float">
            <text:p>0,00108</text:p>
          </table:table-cell>
          <table:table-cell table:style-name="ce62"/>
          <table:table-cell table:style-name="ce85" office:value-type="string" calcext:value-type="string">
            <text:p>C004</text:p>
          </table:table-cell>
          <table:table-cell table:style-name="ce91" table:formula="of:=COM.MICROSOFT.CONFIDENCE.T(0.05/2; [.B21]; 10)" office:value-type="float" office:value="0.000430609529264429" calcext:value-type="float">
            <text:p>0,00043</text:p>
          </table:table-cell>
          <table:table-cell table:style-name="ce91" table:formula="of:=COM.MICROSOFT.CONFIDENCE.T(0.05/2; [.C21]; 10)" office:value-type="float" office:value="0.000935007255527189" calcext:value-type="float">
            <text:p>0,00094</text:p>
          </table:table-cell>
          <table:table-cell table:style-name="ce91" table:formula="of:=COM.MICROSOFT.CONFIDENCE.T(0.05/2; [.D21]; 10)" office:value-type="float" office:value="0.00117427106338611" calcext:value-type="float">
            <text:p>0,00117</text:p>
          </table:table-cell>
          <table:table-cell table:style-name="ce91" table:formula="of:=COM.MICROSOFT.CONFIDENCE.T(0.05/2; [.E21]; 10)" office:value-type="float" office:value="0.00091550945556711" calcext:value-type="float">
            <text:p>0,00092</text:p>
          </table:table-cell>
          <table:table-cell table:style-name="ce16" table:number-columns-repeated="1002"/>
        </table:table-row>
        <table:table-row table:style-name="ro3">
          <table:table-cell table:style-name="ce7" office:value-type="string" calcext:value-type="string">
            <text:p>C009</text:p>
          </table:table-cell>
          <table:table-cell table:style-name="ce85" table:formula="of:=COM.MICROSOFT.STDEV.S(['file:///mnt/Dados/vinma/documentos/Gradua%C3%A7%C3%A3o/TCC/results-partial/HW_C009_120.xlsx'#$sigma_025.B$16:.B$25])" office:value-type="float" office:value="0.000562634924114431" calcext:value-type="float">
            <text:p>0,00056</text:p>
          </table:table-cell>
          <table:table-cell table:style-name="ce85" table:formula="of:=COM.MICROSOFT.STDEV.S(['file:///mnt/Dados/vinma/documentos/Gradua%C3%A7%C3%A3o/TCC/results-partial/HW_C009_120.xlsx'#$sigma_025.C$16:.C$25])" office:value-type="float" office:value="0.000587258132314851" calcext:value-type="float">
            <text:p>0,00059</text:p>
          </table:table-cell>
          <table:table-cell table:style-name="ce85" table:formula="of:=COM.MICROSOFT.STDEV.S(['file:///mnt/Dados/vinma/documentos/Gradua%C3%A7%C3%A3o/TCC/results-partial/HW_C009_120.xlsx'#$sigma_025.D$16:.D$25])" office:value-type="float" office:value="0.000590644569624858" calcext:value-type="float">
            <text:p>0,00059</text:p>
          </table:table-cell>
          <table:table-cell table:style-name="ce85" table:formula="of:=COM.MICROSOFT.STDEV.S(['file:///mnt/Dados/vinma/documentos/Gradua%C3%A7%C3%A3o/TCC/results-partial/HW_C009_120.xlsx'#$sigma_025.E$16:.E$25])" office:value-type="float" office:value="0.000718210128595157" calcext:value-type="float">
            <text:p>0,00072</text:p>
          </table:table-cell>
          <table:table-cell table:style-name="ce62"/>
          <table:table-cell table:style-name="ce85" office:value-type="string" calcext:value-type="string">
            <text:p>C009</text:p>
          </table:table-cell>
          <table:table-cell table:style-name="ce91" table:formula="of:=COM.MICROSOFT.CONFIDENCE.T(0.05/2; [.B22]; 10)" office:value-type="float" office:value="0.000477719237963614" calcext:value-type="float">
            <text:p>0,00048</text:p>
          </table:table-cell>
          <table:table-cell table:style-name="ce91" table:formula="of:=COM.MICROSOFT.CONFIDENCE.T(0.05/2; [.C22]; 10)" office:value-type="float" office:value="0.00049862618801873" calcext:value-type="float">
            <text:p>0,00050</text:p>
          </table:table-cell>
          <table:table-cell table:style-name="ce91" table:formula="of:=COM.MICROSOFT.CONFIDENCE.T(0.05/2; [.D22]; 10)" office:value-type="float" office:value="0.000501501527216158" calcext:value-type="float">
            <text:p>0,00050</text:p>
          </table:table-cell>
          <table:table-cell table:style-name="ce91" table:formula="of:=COM.MICROSOFT.CONFIDENCE.T(0.05/2; [.E22]; 10)" office:value-type="float" office:value="0.00060981425187969" calcext:value-type="float">
            <text:p>0,00061</text:p>
          </table:table-cell>
          <table:table-cell table:style-name="ce16" table:number-columns-repeated="1002"/>
        </table:table-row>
        <table:table-row table:style-name="ro3">
          <table:table-cell table:style-name="ce7" office:value-type="string" calcext:value-type="string">
            <text:p>C011</text:p>
          </table:table-cell>
          <table:table-cell table:style-name="ce85" table:formula="of:=COM.MICROSOFT.STDEV.S(['file:///mnt/Dados/vinma/documentos/Gradua%C3%A7%C3%A3o/TCC/results-partial/HW_C011_120.xlsx'#$sigma_025.B$16:.B$25])" office:value-type="float" office:value="0.000938257947731266" calcext:value-type="float">
            <text:p>0,00094</text:p>
          </table:table-cell>
          <table:table-cell table:style-name="ce85" table:formula="of:=COM.MICROSOFT.STDEV.S(['file:///mnt/Dados/vinma/documentos/Gradua%C3%A7%C3%A3o/TCC/results-partial/HW_C011_120.xlsx'#$sigma_025.C$16:.C$25])" office:value-type="float" office:value="0.00122882668943237" calcext:value-type="float">
            <text:p>0,00123</text:p>
          </table:table-cell>
          <table:table-cell table:style-name="ce85" table:formula="of:=COM.MICROSOFT.STDEV.S(['file:///mnt/Dados/vinma/documentos/Gradua%C3%A7%C3%A3o/TCC/results-partial/HW_C011_120.xlsx'#$sigma_025.D$16:.D$25])" office:value-type="float" office:value="0.00120302723555566" calcext:value-type="float">
            <text:p>0,00120</text:p>
          </table:table-cell>
          <table:table-cell table:style-name="ce85" table:formula="of:=COM.MICROSOFT.STDEV.S(['file:///mnt/Dados/vinma/documentos/Gradua%C3%A7%C3%A3o/TCC/results-partial/HW_C011_120.xlsx'#$sigma_025.E$16:.E$25])" office:value-type="float" office:value="0.00137983135137262" calcext:value-type="float">
            <text:p>0,00138</text:p>
          </table:table-cell>
          <table:table-cell table:style-name="ce62"/>
          <table:table-cell table:style-name="ce85" office:value-type="string" calcext:value-type="string">
            <text:p>C011</text:p>
          </table:table-cell>
          <table:table-cell table:style-name="ce91" table:formula="of:=COM.MICROSOFT.CONFIDENCE.T(0.05/2; [.B23]; 10)" office:value-type="float" office:value="0.000796651349912157" calcext:value-type="float">
            <text:p>0,00080</text:p>
          </table:table-cell>
          <table:table-cell table:style-name="ce91" table:formula="of:=COM.MICROSOFT.CONFIDENCE.T(0.05/2; [.C23]; 10)" office:value-type="float" office:value="0.00104336599898941" calcext:value-type="float">
            <text:p>0,00104</text:p>
          </table:table-cell>
          <table:table-cell table:style-name="ce91" table:formula="of:=COM.MICROSOFT.CONFIDENCE.T(0.05/2; [.D23]; 10)" office:value-type="float" office:value="0.00102146032815808" calcext:value-type="float">
            <text:p>0,00102</text:p>
          </table:table-cell>
          <table:table-cell table:style-name="ce91" table:formula="of:=COM.MICROSOFT.CONFIDENCE.T(0.05/2; [.E23]; 10)" office:value-type="float" office:value="0.00117158027958102" calcext:value-type="float">
            <text:p>0,00117</text:p>
          </table:table-cell>
          <table:table-cell table:style-name="ce16" table:number-columns-repeated="1002"/>
        </table:table-row>
        <table:table-row table:style-name="ro3">
          <table:table-cell table:style-name="ce7" office:value-type="string" calcext:value-type="string">
            <text:p>C012</text:p>
          </table:table-cell>
          <table:table-cell table:style-name="ce85" table:formula="of:=COM.MICROSOFT.STDEV.S(['file:///mnt/Dados/vinma/documentos/Gradua%C3%A7%C3%A3o/TCC/results-partial/HW_C012_120.xlsx'#$sigma_025.B$16:.B$25])" office:value-type="float" office:value="0.000402999927530868" calcext:value-type="float">
            <text:p>0,00040</text:p>
          </table:table-cell>
          <table:table-cell table:style-name="ce85" table:formula="of:=COM.MICROSOFT.STDEV.S(['file:///mnt/Dados/vinma/documentos/Gradua%C3%A7%C3%A3o/TCC/results-partial/HW_C012_120.xlsx'#$sigma_025.C$16:.C$25])" office:value-type="float" office:value="0.00120360964269458" calcext:value-type="float">
            <text:p>0,00120</text:p>
          </table:table-cell>
          <table:table-cell table:style-name="ce85" table:formula="of:=COM.MICROSOFT.STDEV.S(['file:///mnt/Dados/vinma/documentos/Gradua%C3%A7%C3%A3o/TCC/results-partial/HW_C012_120.xlsx'#$sigma_025.D$16:.D$25])" office:value-type="float" office:value="0.00140137657838921" calcext:value-type="float">
            <text:p>0,00140</text:p>
          </table:table-cell>
          <table:table-cell table:style-name="ce85" table:formula="of:=COM.MICROSOFT.STDEV.S(['file:///mnt/Dados/vinma/documentos/Gradua%C3%A7%C3%A3o/TCC/results-partial/HW_C012_120.xlsx'#$sigma_025.E$16:.E$25])" office:value-type="float" office:value="0.00156813865090716" calcext:value-type="float">
            <text:p>0,00157</text:p>
          </table:table-cell>
          <table:table-cell table:style-name="ce62"/>
          <table:table-cell table:style-name="ce85" office:value-type="string" calcext:value-type="string">
            <text:p>C012</text:p>
          </table:table-cell>
          <table:table-cell table:style-name="ce91" table:formula="of:=COM.MICROSOFT.CONFIDENCE.T(0.05/2; [.B24]; 10)" office:value-type="float" office:value="0.000342177156141631" calcext:value-type="float">
            <text:p>0,00034</text:p>
          </table:table-cell>
          <table:table-cell table:style-name="ce91" table:formula="of:=COM.MICROSOFT.CONFIDENCE.T(0.05/2; [.C24]; 10)" office:value-type="float" office:value="0.00102195483548897" calcext:value-type="float">
            <text:p>0,00102</text:p>
          </table:table-cell>
          <table:table-cell table:style-name="ce91" table:formula="of:=COM.MICROSOFT.CONFIDENCE.T(0.05/2; [.D24]; 10)" office:value-type="float" office:value="0.00118987379281843" calcext:value-type="float">
            <text:p>0,00119</text:p>
          </table:table-cell>
          <table:table-cell table:style-name="ce91" table:formula="of:=COM.MICROSOFT.CONFIDENCE.T(0.05/2; [.E24]; 10)" office:value-type="float" office:value="0.00133146729650984" calcext:value-type="float">
            <text:p>0,00133</text:p>
          </table:table-cell>
          <table:table-cell table:style-name="ce16" table:number-columns-repeated="1002"/>
        </table:table-row>
        <table:table-row table:style-name="ro3">
          <table:table-cell table:style-name="ce7" office:value-type="string" calcext:value-type="string">
            <text:p>C013</text:p>
          </table:table-cell>
          <table:table-cell table:style-name="ce85" table:formula="of:=COM.MICROSOFT.STDEV.S(['file:///mnt/Dados/vinma/documentos/Gradua%C3%A7%C3%A3o/TCC/results-partial/HW_C013_120.xlsx'#$sigma_025.B$16:.B$25])" office:value-type="float" office:value="0.000487710825278241" calcext:value-type="float">
            <text:p>0,00049</text:p>
          </table:table-cell>
          <table:table-cell table:style-name="ce85" table:formula="of:=COM.MICROSOFT.STDEV.S(['file:///mnt/Dados/vinma/documentos/Gradua%C3%A7%C3%A3o/TCC/results-partial/HW_C013_120.xlsx'#$sigma_025.C$16:.C$25])" office:value-type="float" office:value="0.000865256397571693" calcext:value-type="float">
            <text:p>0,00087</text:p>
          </table:table-cell>
          <table:table-cell table:style-name="ce85" table:formula="of:=COM.MICROSOFT.STDEV.S(['file:///mnt/Dados/vinma/documentos/Gradua%C3%A7%C3%A3o/TCC/results-partial/HW_C013_120.xlsx'#$sigma_025.D$16:.D$25])" office:value-type="float" office:value="0.00108336287511772" calcext:value-type="float">
            <text:p>0,00108</text:p>
          </table:table-cell>
          <table:table-cell table:style-name="ce85" table:formula="of:=COM.MICROSOFT.STDEV.S(['file:///mnt/Dados/vinma/documentos/Gradua%C3%A7%C3%A3o/TCC/results-partial/HW_C013_120.xlsx'#$sigma_025.E$16:.E$25])" office:value-type="float" office:value="0.00124955307663434" calcext:value-type="float">
            <text:p>0,00125</text:p>
          </table:table-cell>
          <table:table-cell table:style-name="ce62"/>
          <table:table-cell table:style-name="ce85" office:value-type="string" calcext:value-type="string">
            <text:p>C013</text:p>
          </table:table-cell>
          <table:table-cell table:style-name="ce91" table:formula="of:=COM.MICROSOFT.CONFIDENCE.T(0.05/2; [.B25]; 10)" office:value-type="float" office:value="0.000414103060106416" calcext:value-type="float">
            <text:p>0,00041</text:p>
          </table:table-cell>
          <table:table-cell table:style-name="ce91" table:formula="of:=COM.MICROSOFT.CONFIDENCE.T(0.05/2; [.C25]; 10)" office:value-type="float" office:value="0.000734667560037604" calcext:value-type="float">
            <text:p>0,00073</text:p>
          </table:table-cell>
          <table:table-cell table:style-name="ce91" table:formula="of:=COM.MICROSOFT.CONFIDENCE.T(0.05/2; [.D25]; 10)" office:value-type="float" office:value="0.000919856313494762" calcext:value-type="float">
            <text:p>0,00092</text:p>
          </table:table-cell>
          <table:table-cell table:style-name="ce91" table:formula="of:=COM.MICROSOFT.CONFIDENCE.T(0.05/2; [.E25]; 10)" office:value-type="float" office:value="0.00106096425582611" calcext:value-type="float">
            <text:p>0,00106</text:p>
          </table:table-cell>
          <table:table-cell table:style-name="ce16" table:number-columns-repeated="1002"/>
        </table:table-row>
        <table:table-row table:style-name="ro3">
          <table:table-cell table:style-name="ce7" office:value-type="string" calcext:value-type="string">
            <text:p>C015</text:p>
          </table:table-cell>
          <table:table-cell table:style-name="ce85" table:formula="of:=COM.MICROSOFT.STDEV.S(['file:///mnt/Dados/vinma/documentos/Gradua%C3%A7%C3%A3o/TCC/results-partial/HW_C015_120.xlsx'#$sigma_025.B$16:.B$25])" office:value-type="float" office:value="0.000561616648211733" calcext:value-type="float">
            <text:p>0,00056</text:p>
          </table:table-cell>
          <table:table-cell table:style-name="ce85" table:formula="of:=COM.MICROSOFT.STDEV.S(['file:///mnt/Dados/vinma/documentos/Gradua%C3%A7%C3%A3o/TCC/results-partial/HW_C015_120.xlsx'#$sigma_025.C$16:.C$25])" office:value-type="float" office:value="0.00387227040187579" calcext:value-type="float">
            <text:p>0,00387</text:p>
          </table:table-cell>
          <table:table-cell table:style-name="ce85" table:formula="of:=COM.MICROSOFT.STDEV.S(['file:///mnt/Dados/vinma/documentos/Gradua%C3%A7%C3%A3o/TCC/results-partial/HW_C015_120.xlsx'#$sigma_025.D$16:.D$25])" office:value-type="float" office:value="0.00255211067239074" calcext:value-type="float">
            <text:p>0,00255</text:p>
          </table:table-cell>
          <table:table-cell table:style-name="ce85" table:formula="of:=COM.MICROSOFT.STDEV.S(['file:///mnt/Dados/vinma/documentos/Gradua%C3%A7%C3%A3o/TCC/results-partial/HW_C015_120.xlsx'#$sigma_025.E$16:.E$25])" office:value-type="float" office:value="0.00418335182150067" calcext:value-type="float">
            <text:p>0,00418</text:p>
          </table:table-cell>
          <table:table-cell table:style-name="ce62"/>
          <table:table-cell table:style-name="ce85" office:value-type="string" calcext:value-type="string">
            <text:p>C015</text:p>
          </table:table-cell>
          <table:table-cell table:style-name="ce91" table:formula="of:=COM.MICROSOFT.CONFIDENCE.T(0.05/2; [.B26]; 10)" office:value-type="float" office:value="0.000476854645370044" calcext:value-type="float">
            <text:p>0,00048</text:p>
          </table:table-cell>
          <table:table-cell table:style-name="ce91" table:formula="of:=COM.MICROSOFT.CONFIDENCE.T(0.05/2; [.C26]; 10)" office:value-type="float" office:value="0.00328784792107382" calcext:value-type="float">
            <text:p>0,00329</text:p>
          </table:table-cell>
          <table:table-cell table:style-name="ce91" table:formula="of:=COM.MICROSOFT.CONFIDENCE.T(0.05/2; [.D26]; 10)" office:value-type="float" office:value="0.00216693332276215" calcext:value-type="float">
            <text:p>0,00217</text:p>
          </table:table-cell>
          <table:table-cell table:style-name="ce91" table:formula="of:=COM.MICROSOFT.CONFIDENCE.T(0.05/2; [.E26]; 10)" office:value-type="float" office:value="0.00355197937178628" calcext:value-type="float">
            <text:p>0,00355</text:p>
          </table:table-cell>
          <table:table-cell table:style-name="ce16" table:number-columns-repeated="1002"/>
        </table:table-row>
        <table:table-row table:style-name="ro3">
          <table:table-cell table:style-name="ce7" office:value-type="string" calcext:value-type="string">
            <text:p>C016</text:p>
          </table:table-cell>
          <table:table-cell table:style-name="ce85" table:formula="of:=COM.MICROSOFT.STDEV.S(['file:///mnt/Dados/vinma/documentos/Gradua%C3%A7%C3%A3o/TCC/results-partial/HW_C016_120.xlsx'#$sigma_025.B$16:.B$25])" office:value-type="float" office:value="0.00048032804915657" calcext:value-type="float">
            <text:p>0,00048</text:p>
          </table:table-cell>
          <table:table-cell table:style-name="ce85" table:formula="of:=COM.MICROSOFT.STDEV.S(['file:///mnt/Dados/vinma/documentos/Gradua%C3%A7%C3%A3o/TCC/results-partial/HW_C016_120.xlsx'#$sigma_025.C$16:.C$25])" office:value-type="float" office:value="0.000393069366767765" calcext:value-type="float">
            <text:p>0,00039</text:p>
          </table:table-cell>
          <table:table-cell table:style-name="ce85" table:formula="of:=COM.MICROSOFT.STDEV.S(['file:///mnt/Dados/vinma/documentos/Gradua%C3%A7%C3%A3o/TCC/results-partial/HW_C016_120.xlsx'#$sigma_025.D$16:.D$25])" office:value-type="float" office:value="0.00047733979612098" calcext:value-type="float">
            <text:p>0,00048</text:p>
          </table:table-cell>
          <table:table-cell table:style-name="ce85" table:formula="of:=COM.MICROSOFT.STDEV.S(['file:///mnt/Dados/vinma/documentos/Gradua%C3%A7%C3%A3o/TCC/results-partial/HW_C016_120.xlsx'#$sigma_025.E$16:.E$25])" office:value-type="float" office:value="0.000508856845385108" calcext:value-type="float">
            <text:p>0,00051</text:p>
          </table:table-cell>
          <table:table-cell table:style-name="ce62"/>
          <table:table-cell table:style-name="ce85" office:value-type="string" calcext:value-type="string">
            <text:p>C016</text:p>
          </table:table-cell>
          <table:table-cell table:style-name="ce91" table:formula="of:=COM.MICROSOFT.CONFIDENCE.T(0.05/2; [.B27]; 10)" office:value-type="float" office:value="0.000407834529605128" calcext:value-type="float">
            <text:p>0,00041</text:p>
          </table:table-cell>
          <table:table-cell table:style-name="ce91" table:formula="of:=COM.MICROSOFT.CONFIDENCE.T(0.05/2; [.C27]; 10)" office:value-type="float" office:value="0.000333745365442239" calcext:value-type="float">
            <text:p>0,00033</text:p>
          </table:table-cell>
          <table:table-cell table:style-name="ce91" table:formula="of:=COM.MICROSOFT.CONFIDENCE.T(0.05/2; [.D27]; 10)" office:value-type="float" office:value="0.000405297278713262" calcext:value-type="float">
            <text:p>0,00041</text:p>
          </table:table-cell>
          <table:table-cell table:style-name="ce91" table:formula="of:=COM.MICROSOFT.CONFIDENCE.T(0.05/2; [.E27]; 10)" office:value-type="float" office:value="0.000432057616744213" calcext:value-type="float">
            <text:p>0,00043</text:p>
          </table:table-cell>
          <table:table-cell table:style-name="ce16" table:number-columns-repeated="1002"/>
        </table:table-row>
        <table:table-row table:style-name="ro3">
          <table:table-cell table:style-name="ce7" office:value-type="string" calcext:value-type="string">
            <text:p>C017</text:p>
          </table:table-cell>
          <table:table-cell table:style-name="ce85" table:formula="of:=COM.MICROSOFT.STDEV.S(['file:///mnt/Dados/vinma/documentos/Gradua%C3%A7%C3%A3o/TCC/results-partial/HW_C017_120.xlsx'#$sigma_025.B$16:.B$25])" office:value-type="float" office:value="0.000445799265994501" calcext:value-type="float">
            <text:p>0,00045</text:p>
          </table:table-cell>
          <table:table-cell table:style-name="ce85" table:formula="of:=COM.MICROSOFT.STDEV.S(['file:///mnt/Dados/vinma/documentos/Gradua%C3%A7%C3%A3o/TCC/results-partial/HW_C017_120.xlsx'#$sigma_025.C$16:.C$25])" office:value-type="float" office:value="0.00398141149529632" calcext:value-type="float">
            <text:p>0,00398</text:p>
          </table:table-cell>
          <table:table-cell table:style-name="ce85" table:formula="of:=COM.MICROSOFT.STDEV.S(['file:///mnt/Dados/vinma/documentos/Gradua%C3%A7%C3%A3o/TCC/results-partial/HW_C017_120.xlsx'#$sigma_025.D$16:.D$25])" office:value-type="float" office:value="0.00203559386992247" calcext:value-type="float">
            <text:p>0,00204</text:p>
          </table:table-cell>
          <table:table-cell table:style-name="ce85" table:formula="of:=COM.MICROSOFT.STDEV.S(['file:///mnt/Dados/vinma/documentos/Gradua%C3%A7%C3%A3o/TCC/results-partial/HW_C017_120.xlsx'#$sigma_025.E$16:.E$25])" office:value-type="float" office:value="0.00217698582164885" calcext:value-type="float">
            <text:p>0,00218</text:p>
          </table:table-cell>
          <table:table-cell table:style-name="ce62"/>
          <table:table-cell table:style-name="ce85" office:value-type="string" calcext:value-type="string">
            <text:p>C017</text:p>
          </table:table-cell>
          <table:table-cell table:style-name="ce91" table:formula="of:=COM.MICROSOFT.CONFIDENCE.T(0.05/2; [.B28]; 10)" office:value-type="float" office:value="0.000378517003669537" calcext:value-type="float">
            <text:p>0,00038</text:p>
          </table:table-cell>
          <table:table-cell table:style-name="ce91" table:formula="of:=COM.MICROSOFT.CONFIDENCE.T(0.05/2; [.C28]; 10)" office:value-type="float" office:value="0.00338051689298565" calcext:value-type="float">
            <text:p>0,00338</text:p>
          </table:table-cell>
          <table:table-cell table:style-name="ce91" table:formula="of:=COM.MICROSOFT.CONFIDENCE.T(0.05/2; [.D28]; 10)" office:value-type="float" office:value="0.0017283718280968" calcext:value-type="float">
            <text:p>0,00173</text:p>
          </table:table-cell>
          <table:table-cell table:style-name="ce91" table:formula="of:=COM.MICROSOFT.CONFIDENCE.T(0.05/2; [.E28]; 10)" office:value-type="float" office:value="0.00184842419693834" calcext:value-type="float">
            <text:p>0,00185</text:p>
          </table:table-cell>
          <table:table-cell table:style-name="ce16" table:number-columns-repeated="1002"/>
        </table:table-row>
        <table:table-row table:style-name="ro3">
          <table:table-cell table:style-name="ce7" office:value-type="string" calcext:value-type="string">
            <text:p>C019</text:p>
          </table:table-cell>
          <table:table-cell table:style-name="ce85" table:formula="of:=COM.MICROSOFT.STDEV.S(['file:///mnt/Dados/vinma/documentos/Gradua%C3%A7%C3%A3o/TCC/results-partial/HW_C019_120.xlsx'#$sigma_025.B$16:.B$25])" office:value-type="float" office:value="0.000343578492337734" calcext:value-type="float">
            <text:p>0,00034</text:p>
          </table:table-cell>
          <table:table-cell table:style-name="ce85" table:formula="of:=COM.MICROSOFT.STDEV.S(['file:///mnt/Dados/vinma/documentos/Gradua%C3%A7%C3%A3o/TCC/results-partial/HW_C019_120.xlsx'#$sigma_025.C$16:.C$25])" office:value-type="float" office:value="0.000662495863317893" calcext:value-type="float">
            <text:p>0,00066</text:p>
          </table:table-cell>
          <table:table-cell table:style-name="ce85" table:formula="of:=COM.MICROSOFT.STDEV.S(['file:///mnt/Dados/vinma/documentos/Gradua%C3%A7%C3%A3o/TCC/results-partial/HW_C019_120.xlsx'#$sigma_025.D$16:.D$25])" office:value-type="float" office:value="0.000679913056151708" calcext:value-type="float">
            <text:p>0,00068</text:p>
          </table:table-cell>
          <table:table-cell table:style-name="ce85" table:formula="of:=COM.MICROSOFT.STDEV.S(['file:///mnt/Dados/vinma/documentos/Gradua%C3%A7%C3%A3o/TCC/results-partial/HW_C019_120.xlsx'#$sigma_025.E$16:.E$25])" office:value-type="float" office:value="0.000820566681687109" calcext:value-type="float">
            <text:p>0,00082</text:p>
          </table:table-cell>
          <table:table-cell table:style-name="ce62"/>
          <table:table-cell table:style-name="ce85" office:value-type="string" calcext:value-type="string">
            <text:p>C019</text:p>
          </table:table-cell>
          <table:table-cell table:style-name="ce91" table:formula="of:=COM.MICROSOFT.CONFIDENCE.T(0.05/2; [.B29]; 10)" office:value-type="float" office:value="0.000291723902135317" calcext:value-type="float">
            <text:p>0,00029</text:p>
          </table:table-cell>
          <table:table-cell table:style-name="ce91" table:formula="of:=COM.MICROSOFT.CONFIDENCE.T(0.05/2; [.C29]; 10)" office:value-type="float" office:value="0.000562508663102296" calcext:value-type="float">
            <text:p>0,00056</text:p>
          </table:table-cell>
          <table:table-cell table:style-name="ce91" table:formula="of:=COM.MICROSOFT.CONFIDENCE.T(0.05/2; [.D29]; 10)" office:value-type="float" office:value="0.00057729716579102" calcext:value-type="float">
            <text:p>0,00058</text:p>
          </table:table-cell>
          <table:table-cell table:style-name="ce91" table:formula="of:=COM.MICROSOFT.CONFIDENCE.T(0.05/2; [.E29]; 10)" office:value-type="float" office:value="0.000696722640335371" calcext:value-type="float">
            <text:p>0,00070</text:p>
          </table:table-cell>
          <table:table-cell table:style-name="ce16" table:number-columns-repeated="1002"/>
        </table:table-row>
        <table:table-row table:style-name="ro3">
          <table:table-cell table:style-name="ce7" office:value-type="string" calcext:value-type="string">
            <text:p>C024</text:p>
          </table:table-cell>
          <table:table-cell table:style-name="ce85" table:formula="of:=COM.MICROSOFT.STDEV.S(['file:///mnt/Dados/vinma/documentos/Gradua%C3%A7%C3%A3o/TCC/results-partial/HW_C024_120.xlsx'#$sigma_025.B$16:.B$25])" office:value-type="float" office:value="0.000577263011170356" calcext:value-type="float">
            <text:p>0,00058</text:p>
          </table:table-cell>
          <table:table-cell table:style-name="ce85" table:formula="of:=COM.MICROSOFT.STDEV.S(['file:///mnt/Dados/vinma/documentos/Gradua%C3%A7%C3%A3o/TCC/results-partial/HW_C024_120.xlsx'#$sigma_025.C$16:.C$25])" office:value-type="float" office:value="0.000618259315513712" calcext:value-type="float">
            <text:p>0,00062</text:p>
          </table:table-cell>
          <table:table-cell table:style-name="ce85" table:formula="of:=COM.MICROSOFT.STDEV.S(['file:///mnt/Dados/vinma/documentos/Gradua%C3%A7%C3%A3o/TCC/results-partial/HW_C024_120.xlsx'#$sigma_025.D$16:.D$25])" office:value-type="float" office:value="0.000717845544884091" calcext:value-type="float">
            <text:p>0,00072</text:p>
          </table:table-cell>
          <table:table-cell table:style-name="ce85" table:formula="of:=COM.MICROSOFT.STDEV.S(['file:///mnt/Dados/vinma/documentos/Gradua%C3%A7%C3%A3o/TCC/results-partial/HW_C024_120.xlsx'#$sigma_025.E$16:.E$25])" office:value-type="float" office:value="0.000442723999576581" calcext:value-type="float">
            <text:p>0,00044</text:p>
          </table:table-cell>
          <table:table-cell table:style-name="ce62"/>
          <table:table-cell table:style-name="ce85" office:value-type="string" calcext:value-type="string">
            <text:p>C024</text:p>
          </table:table-cell>
          <table:table-cell table:style-name="ce91" table:formula="of:=COM.MICROSOFT.CONFIDENCE.T(0.05/2; [.B30]; 10)" office:value-type="float" office:value="0.000490139580714682" calcext:value-type="float">
            <text:p>0,00049</text:p>
          </table:table-cell>
          <table:table-cell table:style-name="ce91" table:formula="of:=COM.MICROSOFT.CONFIDENCE.T(0.05/2; [.C30]; 10)" office:value-type="float" office:value="0.000524948517079693" calcext:value-type="float">
            <text:p>0,00052</text:p>
          </table:table-cell>
          <table:table-cell table:style-name="ce91" table:formula="of:=COM.MICROSOFT.CONFIDENCE.T(0.05/2; [.D30]; 10)" office:value-type="float" office:value="0.000609504692971845" calcext:value-type="float">
            <text:p>0,00061</text:p>
          </table:table-cell>
          <table:table-cell table:style-name="ce91" table:formula="of:=COM.MICROSOFT.CONFIDENCE.T(0.05/2; [.E30]; 10)" office:value-type="float" office:value="0.00037590587189165" calcext:value-type="float">
            <text:p>0,00038</text:p>
          </table:table-cell>
          <table:table-cell table:style-name="ce16" table:number-columns-repeated="1002"/>
        </table:table-row>
        <table:table-row table:style-name="ro3">
          <table:table-cell table:number-columns-repeated="1013"/>
        </table:table-row>
        <table:table-row table:style-name="ro5">
          <table:table-cell table:style-name="Default" table:number-columns-repeated="7"/>
          <table:table-cell table:number-columns-repeated="1006"/>
        </table:table-row>
        <table:table-row table:style-name="ro6">
          <table:table-cell table:style-name="Default" table:number-columns-repeated="6"/>
          <table:table-cell table:number-columns-repeated="1006"/>
          <table:table-cell table:style-name="Default"/>
        </table:table-row>
        <table:table-row table:style-name="ro7" table:number-rows-repeated="12">
          <table:table-cell table:style-name="Default" table:number-columns-repeated="6"/>
          <table:table-cell table:style-name="ce27" table:number-columns-repeated="1006"/>
          <table:table-cell table:style-name="Default"/>
        </table:table-row>
        <table:table-row table:style-name="ro7">
          <table:table-cell table:style-name="Default" table:number-columns-repeated="6"/>
          <table:table-cell table:style-name="ce28" table:number-columns-repeated="1005"/>
          <table:table-cell table:style-name="ce27"/>
          <table:table-cell table:style-name="Default"/>
        </table:table-row>
        <table:table-row table:style-name="ro3" table:number-rows-repeated="1048529">
          <table:table-cell table:number-columns-repeated="1013"/>
        </table:table-row>
        <table:table-row table:style-name="ro3">
          <table:table-cell table:number-columns-repeated="1013"/>
        </table:table-row>
        <calcext:conditional-formats>
          <calcext:conditional-format calcext:target-range-address="sigma_025.A19:sigma_025.E30 sigma_025.A4:sigma_025.E15 sigma_025.G4:sigma_025.K15 sigma_025.G19:sigma_025.K30">
            <calcext:condition calcext:apply-style-name="ConditionalStyle_1" calcext:value="formula-is(ISEVEN(ROW()))" calcext:base-cell-address="sigma_025.A4"/>
            <calcext:condition calcext:apply-style-name="ConditionalStyle_2" calcext:value="formula-is(ISODD(ROW()))" calcext:base-cell-address="sigma_025.A4"/>
          </calcext:conditional-format>
          <calcext:conditional-format calcext:target-range-address="sigma_025.B4:sigma_025.E15 sigma_025.H4:sigma_025.K15 sigma_025.H19:sigma_025.K30">
            <calcext:condition calcext:apply-style-name="ConditionalStyle_3" calcext:value="formula-is(#REF!=#REF!)" calcext:base-cell-address="sigma_025.B4"/>
            <calcext:condition calcext:apply-style-name="ConditionalStyle_3" calcext:value="formula-is(#REF!)" calcext:base-cell-address="sigma_025.B4"/>
          </calcext:conditional-format>
        </calcext:conditional-formats>
      </table:table>
      <table:table table:name="sigma_050" table:style-name="ta1" table:print="false"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7"/>
        <table:table-column table:style-name="co4" table:default-cell-style-name="ce57"/>
        <table:table-column table:style-name="co5" table:default-cell-style-name="ce50"/>
        <table:table-column table:style-name="co6" table:default-cell-style-name="ce50"/>
        <table:table-column table:style-name="co2" table:default-cell-style-name="ce50"/>
        <table:table-column table:style-name="co7" table:number-columns-repeated="2" table:default-cell-style-name="ce50"/>
        <table:table-column table:style-name="co8" table:default-cell-style-name="ce50"/>
        <table:table-column table:style-name="co9" table:number-columns-repeated="1001" table:default-cell-style-name="ce50"/>
        <table:table-column table:style-name="co10" table:default-cell-style-name="ce50"/>
        <table:table-row table:style-name="ro1">
          <table:table-cell table:style-name="ce2" office:value-type="string" calcext:value-type="string" table:number-columns-spanned="5" table:number-rows-spanned="1">
            <text:p>STANDARD DEVIATION</text:p>
          </table:table-cell>
          <table:covered-table-cell table:number-columns-repeated="4" table:style-name="ce52"/>
          <table:table-cell table:style-name="ce52"/>
          <table:table-cell table:style-name="ce63" office:value-type="string" calcext:value-type="string" table:number-columns-spanned="5" table:number-rows-spanned="1">
            <text:p>CONFIDENCE INTERVAL</text:p>
          </table:table-cell>
          <table:covered-table-cell table:number-columns-repeated="4" table:style-name="ce76"/>
          <table:table-cell table:number-columns-repeated="1001"/>
          <table:table-cell table:style-name="Default"/>
        </table:table-row>
        <table:table-row table:style-name="ro2">
          <table:table-cell table:style-name="ce31" office:value-type="string" calcext:value-type="string" table:number-columns-spanned="5" table:number-rows-spanned="1">
            <text:p>PSNR ( STDEV ) - sigma=50</text:p>
          </table:table-cell>
          <table:covered-table-cell table:number-columns-repeated="4" table:style-name="ce31"/>
          <table:table-cell/>
          <table:table-cell table:style-name="ce64" office:value-type="string" calcext:value-type="string" table:number-columns-spanned="5" table:number-rows-spanned="1">
            <text:p>PSNR ( CI ) - sigma=50</text:p>
          </table:table-cell>
          <table:covered-table-cell table:number-columns-repeated="4" table:style-name="ce31"/>
          <table:table-cell table:number-columns-repeated="1002"/>
        </table:table-row>
        <table:table-row table:style-name="ro3">
          <table:table-cell table:style-name="ce48" office:value-type="string" calcext:value-type="string">
            <text:p>Imagem</text:p>
          </table:table-cell>
          <table:table-cell table:style-name="ce53" office:value-type="string" calcext:value-type="string">
            <text:p>noisy</text:p>
          </table:table-cell>
          <table:table-cell table:style-name="ce53" office:value-type="string" calcext:value-type="string">
            <text:p>nlm</text:p>
          </table:table-cell>
          <table:table-cell table:style-name="ce53" office:value-type="string" calcext:value-type="string">
            <text:p>nlm-lbp</text:p>
          </table:table-cell>
          <table:table-cell table:style-name="ce53" office:value-type="string" calcext:value-type="string">
            <text:p>nlm-glcm</text:p>
          </table:table-cell>
          <table:table-cell table:style-name="ce61"/>
          <table:table-cell table:style-name="ce65" office:value-type="string" calcext:value-type="string">
            <text:p>Imagem</text:p>
          </table:table-cell>
          <table:table-cell table:style-name="ce77" office:value-type="string" calcext:value-type="string">
            <text:p>noisy</text:p>
          </table:table-cell>
          <table:table-cell table:style-name="ce77" office:value-type="string" calcext:value-type="string">
            <text:p>nlm</text:p>
          </table:table-cell>
          <table:table-cell table:style-name="ce77" office:value-type="string" calcext:value-type="string">
            <text:p>nlm-lbp</text:p>
          </table:table-cell>
          <table:table-cell table:style-name="ce77" office:value-type="string" calcext:value-type="string">
            <text:p>nlm-glcm</text:p>
          </table:table-cell>
          <table:table-cell table:style-name="ce61" table:number-columns-repeated="1002"/>
        </table:table-row>
        <table:table-row table:style-name="ro3">
          <table:table-cell table:style-name="ce93" office:value-type="string" calcext:value-type="string">
            <text:p>C001</text:p>
          </table:table-cell>
          <table:table-cell table:style-name="ce95" table:formula="of:=COM.MICROSOFT.STDEV.S(['file:///mnt/Dados/vinma/documentos/Gradua%C3%A7%C3%A3o/TCC/results-partial/HW_C001_120.xlsx'#$sigma_050.B$3:.B$12])" office:value-type="float" office:value="0.00758940346344872" calcext:value-type="float">
            <text:p>0,0076</text:p>
          </table:table-cell>
          <table:table-cell table:style-name="ce95" table:formula="of:=COM.MICROSOFT.STDEV.S(['file:///mnt/Dados/vinma/documentos/Gradua%C3%A7%C3%A3o/TCC/results-partial/HW_C001_120.xlsx'#$sigma_050.C$3:.C$12])" office:value-type="float" office:value="0.0196400298444761" calcext:value-type="float">
            <text:p>0,0196</text:p>
          </table:table-cell>
          <table:table-cell table:style-name="ce95" table:formula="of:=COM.MICROSOFT.STDEV.S(['file:///mnt/Dados/vinma/documentos/Gradua%C3%A7%C3%A3o/TCC/results-partial/HW_C001_120.xlsx'#$sigma_050.D$3:.D$12])" office:value-type="float" office:value="0.0259772770916253" calcext:value-type="float">
            <text:p>0,0260</text:p>
          </table:table-cell>
          <table:table-cell table:style-name="ce95" table:formula="of:=COM.MICROSOFT.STDEV.S(['file:///mnt/Dados/vinma/documentos/Gradua%C3%A7%C3%A3o/TCC/results-partial/HW_C001_120.xlsx'#$sigma_050.E$3:.E$12])" office:value-type="float" office:value="0.0280024563292935" calcext:value-type="float">
            <text:p>0,0280</text:p>
          </table:table-cell>
          <table:table-cell/>
          <table:table-cell table:style-name="ce93" office:value-type="string" calcext:value-type="string">
            <text:p>C001</text:p>
          </table:table-cell>
          <table:table-cell table:style-name="ce95" table:formula="of:=COM.MICROSOFT.CONFIDENCE.T(0.05/2; [.B4]; 10)" office:value-type="float" office:value="0.00644397260775043" calcext:value-type="float">
            <text:p>0,0064</text:p>
          </table:table-cell>
          <table:table-cell table:style-name="ce95" table:formula="of:=COM.MICROSOFT.CONFIDENCE.T(0.05/2; [.C4]; 10)" office:value-type="float" office:value="0.0166758579831378" calcext:value-type="float">
            <text:p>0,0167</text:p>
          </table:table-cell>
          <table:table-cell table:style-name="ce95" table:formula="of:=COM.MICROSOFT.CONFIDENCE.T(0.05/2; [.D4]; 10)" office:value-type="float" office:value="0.0220566560742983" calcext:value-type="float">
            <text:p>0,0221</text:p>
          </table:table-cell>
          <table:table-cell table:style-name="ce95" table:formula="of:=COM.MICROSOFT.CONFIDENCE.T(0.05/2; [.E4]; 10)" office:value-type="float" office:value="0.0237761850987031" calcext:value-type="float">
            <text:p>0,0238</text:p>
          </table:table-cell>
          <table:table-cell table:number-columns-repeated="1002"/>
        </table:table-row>
        <table:table-row table:style-name="ro3">
          <table:table-cell table:style-name="ce93" office:value-type="string" calcext:value-type="string">
            <text:p>C002</text:p>
          </table:table-cell>
          <table:table-cell table:style-name="ce95" table:formula="of:=COM.MICROSOFT.STDEV.S(['file:///mnt/Dados/vinma/documentos/Gradua%C3%A7%C3%A3o/TCC/results-partial/HW_C002_120.xlsx'#$sigma_050.B$3:.B$12])" office:value-type="float" office:value="0.00968301032864759" calcext:value-type="float">
            <text:p>0,0097</text:p>
          </table:table-cell>
          <table:table-cell table:style-name="ce95" table:formula="of:=COM.MICROSOFT.STDEV.S(['file:///mnt/Dados/vinma/documentos/Gradua%C3%A7%C3%A3o/TCC/results-partial/HW_C002_120.xlsx'#$sigma_050.C$3:.C$12])" office:value-type="float" office:value="0.0231166034791358" calcext:value-type="float">
            <text:p>0,0231</text:p>
          </table:table-cell>
          <table:table-cell table:style-name="ce95" table:formula="of:=COM.MICROSOFT.STDEV.S(['file:///mnt/Dados/vinma/documentos/Gradua%C3%A7%C3%A3o/TCC/results-partial/HW_C002_120.xlsx'#$sigma_050.D$3:.D$12])" office:value-type="float" office:value="0.035249639989784" calcext:value-type="float">
            <text:p>0,0352</text:p>
          </table:table-cell>
          <table:table-cell table:style-name="ce95" table:formula="of:=COM.MICROSOFT.STDEV.S(['file:///mnt/Dados/vinma/documentos/Gradua%C3%A7%C3%A3o/TCC/results-partial/HW_C002_120.xlsx'#$sigma_050.E$3:.E$12])" office:value-type="float" office:value="0.0449700538155736" calcext:value-type="float">
            <text:p>0,0450</text:p>
          </table:table-cell>
          <table:table-cell/>
          <table:table-cell table:style-name="ce93" office:value-type="string" calcext:value-type="string">
            <text:p>C002</text:p>
          </table:table-cell>
          <table:table-cell table:style-name="ce95" table:formula="of:=COM.MICROSOFT.CONFIDENCE.T(0.05/2; [.B5]; 10)" office:value-type="float" office:value="0.00822160181875686" calcext:value-type="float">
            <text:p>0,0082</text:p>
          </table:table-cell>
          <table:table-cell table:style-name="ce95" table:formula="of:=COM.MICROSOFT.CONFIDENCE.T(0.05/2; [.C5]; 10)" office:value-type="float" office:value="0.0196277296787815" calcext:value-type="float">
            <text:p>0,0196</text:p>
          </table:table-cell>
          <table:table-cell table:style-name="ce95" table:formula="of:=COM.MICROSOFT.CONFIDENCE.T(0.05/2; [.D5]; 10)" office:value-type="float" office:value="0.0299295874334785" calcext:value-type="float">
            <text:p>0,0299</text:p>
          </table:table-cell>
          <table:table-cell table:style-name="ce95" table:formula="of:=COM.MICROSOFT.CONFIDENCE.T(0.05/2; [.E5]; 10)" office:value-type="float" office:value="0.0381829476258912" calcext:value-type="float">
            <text:p>0,0382</text:p>
          </table:table-cell>
          <table:table-cell table:number-columns-repeated="1002"/>
        </table:table-row>
        <table:table-row table:style-name="ro3">
          <table:table-cell table:style-name="ce93" office:value-type="string" calcext:value-type="string">
            <text:p>C004</text:p>
          </table:table-cell>
          <table:table-cell table:style-name="ce95" table:formula="of:=COM.MICROSOFT.STDEV.S(['file:///mnt/Dados/vinma/documentos/Gradua%C3%A7%C3%A3o/TCC/results-partial/HW_C004_120.xlsx'#$sigma_050.B$3:.B$12])" office:value-type="float" office:value="0.0098169851795095" calcext:value-type="float">
            <text:p>0,0098</text:p>
          </table:table-cell>
          <table:table-cell table:style-name="ce95" table:formula="of:=COM.MICROSOFT.STDEV.S(['file:///mnt/Dados/vinma/documentos/Gradua%C3%A7%C3%A3o/TCC/results-partial/HW_C004_120.xlsx'#$sigma_050.C$3:.C$12])" office:value-type="float" office:value="0.0187216721763656" calcext:value-type="float">
            <text:p>0,0187</text:p>
          </table:table-cell>
          <table:table-cell table:style-name="ce95" table:formula="of:=COM.MICROSOFT.STDEV.S(['file:///mnt/Dados/vinma/documentos/Gradua%C3%A7%C3%A3o/TCC/results-partial/HW_C004_120.xlsx'#$sigma_050.D$3:.D$12])" office:value-type="float" office:value="0.0297493450234112" calcext:value-type="float">
            <text:p>0,0297</text:p>
          </table:table-cell>
          <table:table-cell table:style-name="ce95" table:formula="of:=COM.MICROSOFT.STDEV.S(['file:///mnt/Dados/vinma/documentos/Gradua%C3%A7%C3%A3o/TCC/results-partial/HW_C004_120.xlsx'#$sigma_050.E$3:.E$12])" office:value-type="float" office:value="0.0259849970833175" calcext:value-type="float">
            <text:p>0,0260</text:p>
          </table:table-cell>
          <table:table-cell/>
          <table:table-cell table:style-name="ce93" office:value-type="string" calcext:value-type="string">
            <text:p>C004</text:p>
          </table:table-cell>
          <table:table-cell table:style-name="ce95" table:formula="of:=COM.MICROSOFT.CONFIDENCE.T(0.05/2; [.B6]; 10)" office:value-type="float" office:value="0.00833535651281674" calcext:value-type="float">
            <text:p>0,0083</text:p>
          </table:table-cell>
          <table:table-cell table:style-name="ce95" table:formula="of:=COM.MICROSOFT.CONFIDENCE.T(0.05/2; [.C6]; 10)" office:value-type="float" office:value="0.0158961034627829" calcext:value-type="float">
            <text:p>0,0159</text:p>
          </table:table-cell>
          <table:table-cell table:style-name="ce95" table:formula="of:=COM.MICROSOFT.CONFIDENCE.T(0.05/2; [.D6]; 10)" office:value-type="float" office:value="0.0252594245849022" calcext:value-type="float">
            <text:p>0,0253</text:p>
          </table:table-cell>
          <table:table-cell table:style-name="ce95" table:formula="of:=COM.MICROSOFT.CONFIDENCE.T(0.05/2; [.E6]; 10)" office:value-type="float" office:value="0.022063210926104" calcext:value-type="float">
            <text:p>0,0221</text:p>
          </table:table-cell>
          <table:table-cell table:number-columns-repeated="1002"/>
        </table:table-row>
        <table:table-row table:style-name="ro3">
          <table:table-cell table:style-name="ce93" office:value-type="string" calcext:value-type="string">
            <text:p>C009</text:p>
          </table:table-cell>
          <table:table-cell table:style-name="ce95" table:formula="of:=COM.MICROSOFT.STDEV.S(['file:///mnt/Dados/vinma/documentos/Gradua%C3%A7%C3%A3o/TCC/results-partial/HW_C009_120.xlsx'#$sigma_050.B$3:.B$12])" office:value-type="float" office:value="0.00887189263892139" calcext:value-type="float">
            <text:p>0,0089</text:p>
          </table:table-cell>
          <table:table-cell table:style-name="ce95" table:formula="of:=COM.MICROSOFT.STDEV.S(['file:///mnt/Dados/vinma/documentos/Gradua%C3%A7%C3%A3o/TCC/results-partial/HW_C009_120.xlsx'#$sigma_050.C$3:.C$12])" office:value-type="float" office:value="0.0114774048761839" calcext:value-type="float">
            <text:p>0,0115</text:p>
          </table:table-cell>
          <table:table-cell table:style-name="ce95" table:formula="of:=COM.MICROSOFT.STDEV.S(['file:///mnt/Dados/vinma/documentos/Gradua%C3%A7%C3%A3o/TCC/results-partial/HW_C009_120.xlsx'#$sigma_050.D$3:.D$12])" office:value-type="float" office:value="0.0183307566166181" calcext:value-type="float">
            <text:p>0,0183</text:p>
          </table:table-cell>
          <table:table-cell table:style-name="ce95" table:formula="of:=COM.MICROSOFT.STDEV.S(['file:///mnt/Dados/vinma/documentos/Gradua%C3%A7%C3%A3o/TCC/results-partial/HW_C009_120.xlsx'#$sigma_050.E$3:.E$12])" office:value-type="float" office:value="0.0193179041577934" calcext:value-type="float">
            <text:p>0,0193</text:p>
          </table:table-cell>
          <table:table-cell/>
          <table:table-cell table:style-name="ce93" office:value-type="string" calcext:value-type="string">
            <text:p>C009</text:p>
          </table:table-cell>
          <table:table-cell table:style-name="ce95" table:formula="of:=COM.MICROSOFT.CONFIDENCE.T(0.05/2; [.B7]; 10)" office:value-type="float" office:value="0.00753290208109891" calcext:value-type="float">
            <text:p>0,0075</text:p>
          </table:table-cell>
          <table:table-cell table:style-name="ce95" table:formula="of:=COM.MICROSOFT.CONFIDENCE.T(0.05/2; [.C7]; 10)" office:value-type="float" office:value="0.00974517733658374" calcext:value-type="float">
            <text:p>0,0097</text:p>
          </table:table-cell>
          <table:table-cell table:style-name="ce95" table:formula="of:=COM.MICROSOFT.CONFIDENCE.T(0.05/2; [.D7]; 10)" office:value-type="float" office:value="0.0155641868409972" calcext:value-type="float">
            <text:p>0,0156</text:p>
          </table:table-cell>
          <table:table-cell table:style-name="ce95" table:formula="of:=COM.MICROSOFT.CONFIDENCE.T(0.05/2; [.E7]; 10)" office:value-type="float" office:value="0.016402349121574" calcext:value-type="float">
            <text:p>0,0164</text:p>
          </table:table-cell>
          <table:table-cell table:number-columns-repeated="1002"/>
        </table:table-row>
        <table:table-row table:style-name="ro3">
          <table:table-cell table:style-name="ce93" office:value-type="string" calcext:value-type="string">
            <text:p>C011</text:p>
          </table:table-cell>
          <table:table-cell table:style-name="ce95" table:formula="of:=COM.MICROSOFT.STDEV.S(['file:///mnt/Dados/vinma/documentos/Gradua%C3%A7%C3%A3o/TCC/results-partial/HW_C011_120.xlsx'#$sigma_050.B$3:.B$12])" office:value-type="float" office:value="0.0147269114308567" calcext:value-type="float">
            <text:p>0,0147</text:p>
          </table:table-cell>
          <table:table-cell table:style-name="ce95" table:formula="of:=COM.MICROSOFT.STDEV.S(['file:///mnt/Dados/vinma/documentos/Gradua%C3%A7%C3%A3o/TCC/results-partial/HW_C011_120.xlsx'#$sigma_050.C$3:.C$12])" office:value-type="float" office:value="0.0193060332040165" calcext:value-type="float">
            <text:p>0,0193</text:p>
          </table:table-cell>
          <table:table-cell table:style-name="ce95" table:formula="of:=COM.MICROSOFT.STDEV.S(['file:///mnt/Dados/vinma/documentos/Gradua%C3%A7%C3%A3o/TCC/results-partial/HW_C011_120.xlsx'#$sigma_050.D$3:.D$12])" office:value-type="float" office:value="0.036634773553232" calcext:value-type="float">
            <text:p>0,0366</text:p>
          </table:table-cell>
          <table:table-cell table:style-name="ce95" table:formula="of:=COM.MICROSOFT.STDEV.S(['file:///mnt/Dados/vinma/documentos/Gradua%C3%A7%C3%A3o/TCC/results-partial/HW_C011_120.xlsx'#$sigma_050.E$3:.E$12])" office:value-type="float" office:value="0.0337472573992966" calcext:value-type="float">
            <text:p>0,0337</text:p>
          </table:table-cell>
          <table:table-cell/>
          <table:table-cell table:style-name="ce93" office:value-type="string" calcext:value-type="string">
            <text:p>C011</text:p>
          </table:table-cell>
          <table:table-cell table:style-name="ce95" table:formula="of:=COM.MICROSOFT.CONFIDENCE.T(0.05/2; [.B8]; 10)" office:value-type="float" office:value="0.0125042520554156" calcext:value-type="float">
            <text:p>0,0125</text:p>
          </table:table-cell>
          <table:table-cell table:style-name="ce95" table:formula="of:=COM.MICROSOFT.CONFIDENCE.T(0.05/2; [.C8]; 10)" office:value-type="float" office:value="0.0163922697917117" calcext:value-type="float">
            <text:p>0,0164</text:p>
          </table:table-cell>
          <table:table-cell table:style-name="ce95" table:formula="of:=COM.MICROSOFT.CONFIDENCE.T(0.05/2; [.D8]; 10)" office:value-type="float" office:value="0.031105669688681" calcext:value-type="float">
            <text:p>0,0311</text:p>
          </table:table-cell>
          <table:table-cell table:style-name="ce95" table:formula="of:=COM.MICROSOFT.CONFIDENCE.T(0.05/2; [.E8]; 10)" office:value-type="float" office:value="0.028653951962774" calcext:value-type="float">
            <text:p>0,0287</text:p>
          </table:table-cell>
          <table:table-cell table:number-columns-repeated="1002"/>
        </table:table-row>
        <table:table-row table:style-name="ro3">
          <table:table-cell table:style-name="ce93" office:value-type="string" calcext:value-type="string">
            <text:p>C012</text:p>
          </table:table-cell>
          <table:table-cell table:style-name="ce95" table:formula="of:=COM.MICROSOFT.STDEV.S(['file:///mnt/Dados/vinma/documentos/Gradua%C3%A7%C3%A3o/TCC/results-partial/HW_C012_120.xlsx'#$sigma_050.B$3:.B$12])" office:value-type="float" office:value="0.00778406213122189" calcext:value-type="float">
            <text:p>0,0078</text:p>
          </table:table-cell>
          <table:table-cell table:style-name="ce95" table:formula="of:=COM.MICROSOFT.STDEV.S(['file:///mnt/Dados/vinma/documentos/Gradua%C3%A7%C3%A3o/TCC/results-partial/HW_C012_120.xlsx'#$sigma_050.C$3:.C$12])" office:value-type="float" office:value="0.0151468606065164" calcext:value-type="float">
            <text:p>0,0151</text:p>
          </table:table-cell>
          <table:table-cell table:style-name="ce95" table:formula="of:=COM.MICROSOFT.STDEV.S(['file:///mnt/Dados/vinma/documentos/Gradua%C3%A7%C3%A3o/TCC/results-partial/HW_C012_120.xlsx'#$sigma_050.D$3:.D$12])" office:value-type="float" office:value="0.0222565699480882" calcext:value-type="float">
            <text:p>0,0223</text:p>
          </table:table-cell>
          <table:table-cell table:style-name="ce95" table:formula="of:=COM.MICROSOFT.STDEV.S(['file:///mnt/Dados/vinma/documentos/Gradua%C3%A7%C3%A3o/TCC/results-partial/HW_C012_120.xlsx'#$sigma_050.E$3:.E$12])" office:value-type="float" office:value="0.0153412590629094" calcext:value-type="float">
            <text:p>0,0153</text:p>
          </table:table-cell>
          <table:table-cell/>
          <table:table-cell table:style-name="ce93" office:value-type="string" calcext:value-type="string">
            <text:p>C012</text:p>
          </table:table-cell>
          <table:table-cell table:style-name="ce95" table:formula="of:=COM.MICROSOFT.CONFIDENCE.T(0.05/2; [.B9]; 10)" office:value-type="float" office:value="0.006609252412551" calcext:value-type="float">
            <text:p>0,0066</text:p>
          </table:table-cell>
          <table:table-cell table:style-name="ce95" table:formula="of:=COM.MICROSOFT.CONFIDENCE.T(0.05/2; [.C9]; 10)" office:value-type="float" office:value="0.0128608203941042" calcext:value-type="float">
            <text:p>0,0129</text:p>
          </table:table-cell>
          <table:table-cell table:style-name="ce95" table:formula="of:=COM.MICROSOFT.CONFIDENCE.T(0.05/2; [.D9]; 10)" office:value-type="float" office:value="0.0188974967240429" calcext:value-type="float">
            <text:p>0,0189</text:p>
          </table:table-cell>
          <table:table-cell table:style-name="ce95" table:formula="of:=COM.MICROSOFT.CONFIDENCE.T(0.05/2; [.E9]; 10)" office:value-type="float" office:value="0.0130258792599318" calcext:value-type="float">
            <text:p>0,0130</text:p>
          </table:table-cell>
          <table:table-cell table:number-columns-repeated="1002"/>
        </table:table-row>
        <table:table-row table:style-name="ro3">
          <table:table-cell table:style-name="ce93" office:value-type="string" calcext:value-type="string">
            <text:p>C013</text:p>
          </table:table-cell>
          <table:table-cell table:style-name="ce95" table:formula="of:=COM.MICROSOFT.STDEV.S(['file:///mnt/Dados/vinma/documentos/Gradua%C3%A7%C3%A3o/TCC/results-partial/HW_C013_120.xlsx'#$sigma_050.B$3:.B$12])" office:value-type="float" office:value="0.0114190550662986" calcext:value-type="float">
            <text:p>0,0114</text:p>
          </table:table-cell>
          <table:table-cell table:style-name="ce95" table:formula="of:=COM.MICROSOFT.STDEV.S(['file:///mnt/Dados/vinma/documentos/Gradua%C3%A7%C3%A3o/TCC/results-partial/HW_C013_120.xlsx'#$sigma_050.C$3:.C$12])" office:value-type="float" office:value="0.0185422176413178" calcext:value-type="float">
            <text:p>0,0185</text:p>
          </table:table-cell>
          <table:table-cell table:style-name="ce95" table:formula="of:=COM.MICROSOFT.STDEV.S(['file:///mnt/Dados/vinma/documentos/Gradua%C3%A7%C3%A3o/TCC/results-partial/HW_C013_120.xlsx'#$sigma_050.D$3:.D$12])" office:value-type="float" office:value="0.0251456332259556" calcext:value-type="float">
            <text:p>0,0251</text:p>
          </table:table-cell>
          <table:table-cell table:style-name="ce95" table:formula="of:=COM.MICROSOFT.STDEV.S(['file:///mnt/Dados/vinma/documentos/Gradua%C3%A7%C3%A3o/TCC/results-partial/HW_C013_120.xlsx'#$sigma_050.E$3:.E$12])" office:value-type="float" office:value="0.0182962333157761" calcext:value-type="float">
            <text:p>0,0183</text:p>
          </table:table-cell>
          <table:table-cell/>
          <table:table-cell table:style-name="ce93" office:value-type="string" calcext:value-type="string">
            <text:p>C013</text:p>
          </table:table-cell>
          <table:table-cell table:style-name="ce95" table:formula="of:=COM.MICROSOFT.CONFIDENCE.T(0.05/2; [.B10]; 10)" office:value-type="float" office:value="0.00969563397281616" calcext:value-type="float">
            <text:p>0,0097</text:p>
          </table:table-cell>
          <table:table-cell table:style-name="ce95" table:formula="of:=COM.MICROSOFT.CONFIDENCE.T(0.05/2; [.C10]; 10)" office:value-type="float" office:value="0.0157437331066997" calcext:value-type="float">
            <text:p>0,0157</text:p>
          </table:table-cell>
          <table:table-cell table:style-name="ce95" table:formula="of:=COM.MICROSOFT.CONFIDENCE.T(0.05/2; [.D10]; 10)" office:value-type="float" office:value="0.0213505280741743" calcext:value-type="float">
            <text:p>0,0214</text:p>
          </table:table-cell>
          <table:table-cell table:style-name="ce95" table:formula="of:=COM.MICROSOFT.CONFIDENCE.T(0.05/2; [.E10]; 10)" office:value-type="float" office:value="0.0155348739699624" calcext:value-type="float">
            <text:p>0,0155</text:p>
          </table:table-cell>
          <table:table-cell table:number-columns-repeated="1002"/>
        </table:table-row>
        <table:table-row table:style-name="ro3">
          <table:table-cell table:style-name="ce93" office:value-type="string" calcext:value-type="string">
            <text:p>C015</text:p>
          </table:table-cell>
          <table:table-cell table:style-name="ce95" table:formula="of:=COM.MICROSOFT.STDEV.S(['file:///mnt/Dados/vinma/documentos/Gradua%C3%A7%C3%A3o/TCC/results-partial/HW_C015_120.xlsx'#$sigma_050.B$3:.B$12])" office:value-type="float" office:value="0.0127830392541414" calcext:value-type="float">
            <text:p>0,0128</text:p>
          </table:table-cell>
          <table:table-cell table:style-name="ce95" table:formula="of:=COM.MICROSOFT.STDEV.S(['file:///mnt/Dados/vinma/documentos/Gradua%C3%A7%C3%A3o/TCC/results-partial/HW_C015_120.xlsx'#$sigma_050.C$3:.C$12])" office:value-type="float" office:value="0.0173243762819318" calcext:value-type="float">
            <text:p>0,0173</text:p>
          </table:table-cell>
          <table:table-cell table:style-name="ce95" table:formula="of:=COM.MICROSOFT.STDEV.S(['file:///mnt/Dados/vinma/documentos/Gradua%C3%A7%C3%A3o/TCC/results-partial/HW_C015_120.xlsx'#$sigma_050.D$3:.D$12])" office:value-type="float" office:value="0.0134682161252273" calcext:value-type="float">
            <text:p>0,0135</text:p>
          </table:table-cell>
          <table:table-cell table:style-name="ce95" table:formula="of:=COM.MICROSOFT.STDEV.S(['file:///mnt/Dados/vinma/documentos/Gradua%C3%A7%C3%A3o/TCC/results-partial/HW_C015_120.xlsx'#$sigma_050.E$3:.E$12])" office:value-type="float" office:value="0.014957590378802" calcext:value-type="float">
            <text:p>0,0150</text:p>
          </table:table-cell>
          <table:table-cell/>
          <table:table-cell table:style-name="ce93" office:value-type="string" calcext:value-type="string">
            <text:p>C015</text:p>
          </table:table-cell>
          <table:table-cell table:style-name="ce95" table:formula="of:=COM.MICROSOFT.CONFIDENCE.T(0.05/2; [.B11]; 10)" office:value-type="float" office:value="0.0108537588223112" calcext:value-type="float">
            <text:p>0,0109</text:p>
          </table:table-cell>
          <table:table-cell table:style-name="ce95" table:formula="of:=COM.MICROSOFT.CONFIDENCE.T(0.05/2; [.C11]; 10)" office:value-type="float" office:value="0.0147096944766197" calcext:value-type="float">
            <text:p>0,0147</text:p>
          </table:table-cell>
          <table:table-cell table:style-name="ce95" table:formula="of:=COM.MICROSOFT.CONFIDENCE.T(0.05/2; [.D11]; 10)" office:value-type="float" office:value="0.0114355253616717" calcext:value-type="float">
            <text:p>0,0114</text:p>
          </table:table-cell>
          <table:table-cell table:style-name="ce95" table:formula="of:=COM.MICROSOFT.CONFIDENCE.T(0.05/2; [.E11]; 10)" office:value-type="float" office:value="0.0127001157789485" calcext:value-type="float">
            <text:p>0,0127</text:p>
          </table:table-cell>
          <table:table-cell table:number-columns-repeated="1002"/>
        </table:table-row>
        <table:table-row table:style-name="ro3">
          <table:table-cell table:style-name="ce93" office:value-type="string" calcext:value-type="string">
            <text:p>C016</text:p>
          </table:table-cell>
          <table:table-cell table:style-name="ce95" table:formula="of:=COM.MICROSOFT.STDEV.S(['file:///mnt/Dados/vinma/documentos/Gradua%C3%A7%C3%A3o/TCC/results-partial/HW_C016_120.xlsx'#$sigma_050.B$3:.B$12])" office:value-type="float" office:value="0.00987689853086858" calcext:value-type="float">
            <text:p>0,0099</text:p>
          </table:table-cell>
          <table:table-cell table:style-name="ce95" table:formula="of:=COM.MICROSOFT.STDEV.S(['file:///mnt/Dados/vinma/documentos/Gradua%C3%A7%C3%A3o/TCC/results-partial/HW_C016_120.xlsx'#$sigma_050.C$3:.C$12])" office:value-type="float" office:value="0.0173540016234932" calcext:value-type="float">
            <text:p>0,0174</text:p>
          </table:table-cell>
          <table:table-cell table:style-name="ce95" table:formula="of:=COM.MICROSOFT.STDEV.S(['file:///mnt/Dados/vinma/documentos/Gradua%C3%A7%C3%A3o/TCC/results-partial/HW_C016_120.xlsx'#$sigma_050.D$3:.D$12])" office:value-type="float" office:value="0.022003096734179" calcext:value-type="float">
            <text:p>0,0220</text:p>
          </table:table-cell>
          <table:table-cell table:style-name="ce95" table:formula="of:=COM.MICROSOFT.STDEV.S(['file:///mnt/Dados/vinma/documentos/Gradua%C3%A7%C3%A3o/TCC/results-partial/HW_C016_120.xlsx'#$sigma_050.E$3:.E$12])" office:value-type="float" office:value="0.0265052152364143" calcext:value-type="float">
            <text:p>0,0265</text:p>
          </table:table-cell>
          <table:table-cell/>
          <table:table-cell table:style-name="ce93" office:value-type="string" calcext:value-type="string">
            <text:p>C016</text:p>
          </table:table-cell>
          <table:table-cell table:style-name="ce95" table:formula="of:=COM.MICROSOFT.CONFIDENCE.T(0.05/2; [.B12]; 10)" office:value-type="float" office:value="0.00838622744053271" calcext:value-type="float">
            <text:p>0,0084</text:p>
          </table:table-cell>
          <table:table-cell table:style-name="ce95" table:formula="of:=COM.MICROSOFT.CONFIDENCE.T(0.05/2; [.C12]; 10)" office:value-type="float" office:value="0.0147348486129673" calcext:value-type="float">
            <text:p>0,0147</text:p>
          </table:table-cell>
          <table:table-cell table:style-name="ce95" table:formula="of:=COM.MICROSOFT.CONFIDENCE.T(0.05/2; [.D12]; 10)" office:value-type="float" office:value="0.0186822789595512" calcext:value-type="float">
            <text:p>0,0187</text:p>
          </table:table-cell>
          <table:table-cell table:style-name="ce95" table:formula="of:=COM.MICROSOFT.CONFIDENCE.T(0.05/2; [.E12]; 10)" office:value-type="float" office:value="0.0225049151449869" calcext:value-type="float">
            <text:p>0,0225</text:p>
          </table:table-cell>
          <table:table-cell table:number-columns-repeated="1002"/>
        </table:table-row>
        <table:table-row table:style-name="ro3">
          <table:table-cell table:style-name="ce93" office:value-type="string" calcext:value-type="string">
            <text:p>C017</text:p>
          </table:table-cell>
          <table:table-cell table:style-name="ce95" table:formula="of:=COM.MICROSOFT.STDEV.S(['file:///mnt/Dados/vinma/documentos/Gradua%C3%A7%C3%A3o/TCC/results-partial/HW_C017_120.xlsx'#$sigma_050.B$3:.B$12])" office:value-type="float" office:value="0.00906282560445373" calcext:value-type="float">
            <text:p>0,0091</text:p>
          </table:table-cell>
          <table:table-cell table:style-name="ce95" table:formula="of:=COM.MICROSOFT.STDEV.S(['file:///mnt/Dados/vinma/documentos/Gradua%C3%A7%C3%A3o/TCC/results-partial/HW_C017_120.xlsx'#$sigma_050.C$3:.C$12])" office:value-type="float" office:value="0.0156991424762507" calcext:value-type="float">
            <text:p>0,0157</text:p>
          </table:table-cell>
          <table:table-cell table:style-name="ce95" table:formula="of:=COM.MICROSOFT.STDEV.S(['file:///mnt/Dados/vinma/documentos/Gradua%C3%A7%C3%A3o/TCC/results-partial/HW_C017_120.xlsx'#$sigma_050.D$3:.D$12])" office:value-type="float" office:value="0.0338832124611813" calcext:value-type="float">
            <text:p>0,0339</text:p>
          </table:table-cell>
          <table:table-cell table:style-name="ce95" table:formula="of:=COM.MICROSOFT.STDEV.S(['file:///mnt/Dados/vinma/documentos/Gradua%C3%A7%C3%A3o/TCC/results-partial/HW_C017_120.xlsx'#$sigma_050.E$3:.E$12])" office:value-type="float" office:value="0.0169450835099256" calcext:value-type="float">
            <text:p>0,0169</text:p>
          </table:table-cell>
          <table:table-cell/>
          <table:table-cell table:style-name="ce93" office:value-type="string" calcext:value-type="string">
            <text:p>C017</text:p>
          </table:table-cell>
          <table:table-cell table:style-name="ce95" table:formula="of:=COM.MICROSOFT.CONFIDENCE.T(0.05/2; [.B13]; 10)" office:value-type="float" office:value="0.00769501848533708" calcext:value-type="float">
            <text:p>0,0077</text:p>
          </table:table-cell>
          <table:table-cell table:style-name="ce95" table:formula="of:=COM.MICROSOFT.CONFIDENCE.T(0.05/2; [.C13]; 10)" office:value-type="float" office:value="0.0133297491126082" calcext:value-type="float">
            <text:p>0,0133</text:p>
          </table:table-cell>
          <table:table-cell table:style-name="ce95" table:formula="of:=COM.MICROSOFT.CONFIDENCE.T(0.05/2; [.D13]; 10)" office:value-type="float" office:value="0.0287693880044721" calcext:value-type="float">
            <text:p>0,0288</text:p>
          </table:table-cell>
          <table:table-cell table:style-name="ce95" table:formula="of:=COM.MICROSOFT.CONFIDENCE.T(0.05/2; [.E13]; 10)" office:value-type="float" office:value="0.0143876464731242" calcext:value-type="float">
            <text:p>0,0144</text:p>
          </table:table-cell>
          <table:table-cell table:number-columns-repeated="1002"/>
        </table:table-row>
        <table:table-row table:style-name="ro3">
          <table:table-cell table:style-name="ce93" office:value-type="string" calcext:value-type="string">
            <text:p>C019</text:p>
          </table:table-cell>
          <table:table-cell table:style-name="ce95" table:formula="of:=COM.MICROSOFT.STDEV.S(['file:///mnt/Dados/vinma/documentos/Gradua%C3%A7%C3%A3o/TCC/results-partial/HW_C019_120.xlsx'#$sigma_050.B$3:.B$12])" office:value-type="float" office:value="0.0106639535864939" calcext:value-type="float">
            <text:p>0,0107</text:p>
          </table:table-cell>
          <table:table-cell table:style-name="ce95" table:formula="of:=COM.MICROSOFT.STDEV.S(['file:///mnt/Dados/vinma/documentos/Gradua%C3%A7%C3%A3o/TCC/results-partial/HW_C019_120.xlsx'#$sigma_050.C$3:.C$12])" office:value-type="float" office:value="0.0217584821852999" calcext:value-type="float">
            <text:p>0,0218</text:p>
          </table:table-cell>
          <table:table-cell table:style-name="ce95" table:formula="of:=COM.MICROSOFT.STDEV.S(['file:///mnt/Dados/vinma/documentos/Gradua%C3%A7%C3%A3o/TCC/results-partial/HW_C019_120.xlsx'#$sigma_050.D$3:.D$12])" office:value-type="float" office:value="0.0253701791007369" calcext:value-type="float">
            <text:p>0,0254</text:p>
          </table:table-cell>
          <table:table-cell table:style-name="ce95" table:formula="of:=COM.MICROSOFT.STDEV.S(['file:///mnt/Dados/vinma/documentos/Gradua%C3%A7%C3%A3o/TCC/results-partial/HW_C019_120.xlsx'#$sigma_050.E$3:.E$12])" office:value-type="float" office:value="0.0254589925030409" calcext:value-type="float">
            <text:p>0,0255</text:p>
          </table:table-cell>
          <table:table-cell/>
          <table:table-cell table:style-name="ce93" office:value-type="string" calcext:value-type="string">
            <text:p>C019</text:p>
          </table:table-cell>
          <table:table-cell table:style-name="ce95" table:formula="of:=COM.MICROSOFT.CONFIDENCE.T(0.05/2; [.B14]; 10)" office:value-type="float" office:value="0.00905449619757889" calcext:value-type="float">
            <text:p>0,0091</text:p>
          </table:table-cell>
          <table:table-cell table:style-name="ce95" table:formula="of:=COM.MICROSOFT.CONFIDENCE.T(0.05/2; [.C14]; 10)" office:value-type="float" office:value="0.0184745828659088" calcext:value-type="float">
            <text:p>0,0185</text:p>
          </table:table-cell>
          <table:table-cell table:style-name="ce95" table:formula="of:=COM.MICROSOFT.CONFIDENCE.T(0.05/2; [.D14]; 10)" office:value-type="float" office:value="0.0215411843587218" calcext:value-type="float">
            <text:p>0,0215</text:p>
          </table:table-cell>
          <table:table-cell table:style-name="ce95" table:formula="of:=COM.MICROSOFT.CONFIDENCE.T(0.05/2; [.E14]; 10)" office:value-type="float" office:value="0.0216165935966685" calcext:value-type="float">
            <text:p>0,0216</text:p>
          </table:table-cell>
          <table:table-cell table:number-columns-repeated="1002"/>
        </table:table-row>
        <table:table-row table:style-name="ro3">
          <table:table-cell table:style-name="ce93" office:value-type="string" calcext:value-type="string">
            <text:p>C024</text:p>
          </table:table-cell>
          <table:table-cell table:style-name="ce95" table:formula="of:=COM.MICROSOFT.STDEV.S(['file:///mnt/Dados/vinma/documentos/Gradua%C3%A7%C3%A3o/TCC/results-partial/HW_C024_120.xlsx'#$sigma_050.B$3:.B$12])" office:value-type="float" office:value="0.0123320894659849" calcext:value-type="float">
            <text:p>0,0123</text:p>
          </table:table-cell>
          <table:table-cell table:style-name="ce95" table:formula="of:=COM.MICROSOFT.STDEV.S(['file:///mnt/Dados/vinma/documentos/Gradua%C3%A7%C3%A3o/TCC/results-partial/HW_C024_120.xlsx'#$sigma_050.C$3:.C$12])" office:value-type="float" office:value="0.0158291539375012" calcext:value-type="float">
            <text:p>0,0158</text:p>
          </table:table-cell>
          <table:table-cell table:style-name="ce95" table:formula="of:=COM.MICROSOFT.STDEV.S(['file:///mnt/Dados/vinma/documentos/Gradua%C3%A7%C3%A3o/TCC/results-partial/HW_C024_120.xlsx'#$sigma_050.D$3:.D$12])" office:value-type="float" office:value="0.021281207760356" calcext:value-type="float">
            <text:p>0,0213</text:p>
          </table:table-cell>
          <table:table-cell table:style-name="ce95" table:formula="of:=COM.MICROSOFT.STDEV.S(['file:///mnt/Dados/vinma/documentos/Gradua%C3%A7%C3%A3o/TCC/results-partial/HW_C024_120.xlsx'#$sigma_050.E$3:.E$12])" office:value-type="float" office:value="0.0240374158050831" calcext:value-type="float">
            <text:p>0,0240</text:p>
          </table:table-cell>
          <table:table-cell/>
          <table:table-cell table:style-name="ce93" office:value-type="string" calcext:value-type="string">
            <text:p>C024</text:p>
          </table:table-cell>
          <table:table-cell table:style-name="ce95" table:formula="of:=COM.MICROSOFT.CONFIDENCE.T(0.05/2; [.B15]; 10)" office:value-type="float" office:value="0.0104708686391306" calcext:value-type="float">
            <text:p>0,0105</text:p>
          </table:table-cell>
          <table:table-cell table:style-name="ce95" table:formula="of:=COM.MICROSOFT.CONFIDENCE.T(0.05/2; [.C15]; 10)" office:value-type="float" office:value="0.0134401385917058" calcext:value-type="float">
            <text:p>0,0134</text:p>
          </table:table-cell>
          <table:table-cell table:style-name="ce95" table:formula="of:=COM.MICROSOFT.CONFIDENCE.T(0.05/2; [.D15]; 10)" office:value-type="float" office:value="0.0180693410922265" calcext:value-type="float">
            <text:p>0,0181</text:p>
          </table:table-cell>
          <table:table-cell table:style-name="ce95" table:formula="of:=COM.MICROSOFT.CONFIDENCE.T(0.05/2; [.E15]; 10)" office:value-type="float" office:value="0.0204095683876946" calcext:value-type="float">
            <text:p>0,0204</text:p>
          </table:table-cell>
          <table:table-cell table:number-columns-repeated="1002"/>
        </table:table-row>
        <table:table-row table:style-name="ro4">
          <table:table-cell table:number-columns-repeated="1013"/>
        </table:table-row>
        <table:table-row table:style-name="ro2">
          <table:table-cell table:style-name="ce31" office:value-type="string" calcext:value-type="string" table:number-columns-spanned="5" table:number-rows-spanned="1">
            <text:p>MSSIM (STDEV) - sigma=50</text:p>
          </table:table-cell>
          <table:covered-table-cell table:number-columns-repeated="4" table:style-name="ce31"/>
          <table:table-cell/>
          <table:table-cell table:style-name="ce64" office:value-type="string" calcext:value-type="string" table:number-columns-spanned="5" table:number-rows-spanned="1">
            <text:p>MSSIM ( CI ) - sigma=50</text:p>
          </table:table-cell>
          <table:covered-table-cell table:number-columns-repeated="4" table:style-name="ce31"/>
          <table:table-cell table:number-columns-repeated="1002"/>
        </table:table-row>
        <table:table-row table:style-name="ro3">
          <table:table-cell table:style-name="ce48" office:value-type="string" calcext:value-type="string">
            <text:p>Imagem</text:p>
          </table:table-cell>
          <table:table-cell table:style-name="ce53" office:value-type="string" calcext:value-type="string">
            <text:p>noisy</text:p>
          </table:table-cell>
          <table:table-cell table:style-name="ce53" office:value-type="string" calcext:value-type="string">
            <text:p>nlm</text:p>
          </table:table-cell>
          <table:table-cell table:style-name="ce53" office:value-type="string" calcext:value-type="string">
            <text:p>nlm-lbp</text:p>
          </table:table-cell>
          <table:table-cell table:style-name="ce53" office:value-type="string" calcext:value-type="string">
            <text:p>nlm-glcm</text:p>
          </table:table-cell>
          <table:table-cell table:style-name="ce61"/>
          <table:table-cell table:style-name="ce65" office:value-type="string" calcext:value-type="string">
            <text:p>Imagem</text:p>
          </table:table-cell>
          <table:table-cell table:style-name="ce77" office:value-type="string" calcext:value-type="string">
            <text:p>noisy</text:p>
          </table:table-cell>
          <table:table-cell table:style-name="ce77" office:value-type="string" calcext:value-type="string">
            <text:p>nlm</text:p>
          </table:table-cell>
          <table:table-cell table:style-name="ce77" office:value-type="string" calcext:value-type="string">
            <text:p>nlm-lbp</text:p>
          </table:table-cell>
          <table:table-cell table:style-name="ce77" office:value-type="string" calcext:value-type="string">
            <text:p>nlm-glcm</text:p>
          </table:table-cell>
          <table:table-cell table:style-name="ce61" table:number-columns-repeated="1002"/>
        </table:table-row>
        <table:table-row table:style-name="ro3">
          <table:table-cell table:style-name="ce94" office:value-type="string" calcext:value-type="string">
            <text:p>C001</text:p>
          </table:table-cell>
          <table:table-cell table:style-name="ce96" table:formula="of:=COM.MICROSOFT.STDEV.S(['file:///mnt/Dados/vinma/documentos/Gradua%C3%A7%C3%A3o/TCC/results-partial/HW_C001_120.xlsx'#$sigma_050.B$16:.B$25])" office:value-type="float" office:value="0.000416082447928343" calcext:value-type="float">
            <text:p>0,00042</text:p>
          </table:table-cell>
          <table:table-cell table:style-name="ce96" table:formula="of:=COM.MICROSOFT.STDEV.S(['file:///mnt/Dados/vinma/documentos/Gradua%C3%A7%C3%A3o/TCC/results-partial/HW_C001_120.xlsx'#$sigma_050.C$16:.C$25])" office:value-type="float" office:value="0.000843202556320518" calcext:value-type="float">
            <text:p>0,00084</text:p>
          </table:table-cell>
          <table:table-cell table:style-name="ce96" table:formula="of:=COM.MICROSOFT.STDEV.S(['file:///mnt/Dados/vinma/documentos/Gradua%C3%A7%C3%A3o/TCC/results-partial/HW_C001_120.xlsx'#$sigma_050.D$16:.D$25])" office:value-type="float" office:value="0.000735148107089631" calcext:value-type="float">
            <text:p>0,00074</text:p>
          </table:table-cell>
          <table:table-cell table:style-name="ce96" table:formula="of:=COM.MICROSOFT.STDEV.S(['file:///mnt/Dados/vinma/documentos/Gradua%C3%A7%C3%A3o/TCC/results-partial/HW_C001_120.xlsx'#$sigma_050.E$16:.E$25])" office:value-type="float" office:value="0.000953103635660183" calcext:value-type="float">
            <text:p>0,00095</text:p>
          </table:table-cell>
          <table:table-cell table:style-name="ce62"/>
          <table:table-cell table:style-name="ce96" office:value-type="string" calcext:value-type="string">
            <text:p>C001</text:p>
          </table:table-cell>
          <table:table-cell table:style-name="ce97" table:formula="of:=COM.MICROSOFT.CONFIDENCE.T(0.05/2; [.B19]; 10)" office:value-type="float" office:value="0.000353285196910273" calcext:value-type="float">
            <text:p>0,00035</text:p>
          </table:table-cell>
          <table:table-cell table:style-name="ce97" table:formula="of:=COM.MICROSOFT.CONFIDENCE.T(0.05/2; [.C19]; 10)" office:value-type="float" office:value="0.000715942195178207" calcext:value-type="float">
            <text:p>0,00072</text:p>
          </table:table-cell>
          <table:table-cell table:style-name="ce97" table:formula="of:=COM.MICROSOFT.CONFIDENCE.T(0.05/2; [.D19]; 10)" office:value-type="float" office:value="0.000624195865661949" calcext:value-type="float">
            <text:p>0,00062</text:p>
          </table:table-cell>
          <table:table-cell table:style-name="ce97" table:formula="of:=COM.MICROSOFT.CONFIDENCE.T(0.05/2; [.E19]; 10)" office:value-type="float" office:value="0.000809256452120503" calcext:value-type="float">
            <text:p>0,00081</text:p>
          </table:table-cell>
          <table:table-cell table:style-name="ce79" table:number-columns-repeated="1002"/>
        </table:table-row>
        <table:table-row table:style-name="ro3">
          <table:table-cell table:style-name="ce94" office:value-type="string" calcext:value-type="string">
            <text:p>C002</text:p>
          </table:table-cell>
          <table:table-cell table:style-name="ce96" table:formula="of:=COM.MICROSOFT.STDEV.S(['file:///mnt/Dados/vinma/documentos/Gradua%C3%A7%C3%A3o/TCC/results-partial/HW_C002_120.xlsx'#$sigma_050.B$16:.B$25])" office:value-type="float" office:value="0.000637556387532548" calcext:value-type="float">
            <text:p>0,00064</text:p>
          </table:table-cell>
          <table:table-cell table:style-name="ce96" table:formula="of:=COM.MICROSOFT.STDEV.S(['file:///mnt/Dados/vinma/documentos/Gradua%C3%A7%C3%A3o/TCC/results-partial/HW_C002_120.xlsx'#$sigma_050.C$16:.C$25])" office:value-type="float" office:value="0.00179608401659104" calcext:value-type="float">
            <text:p>0,00180</text:p>
          </table:table-cell>
          <table:table-cell table:style-name="ce96" table:formula="of:=COM.MICROSOFT.STDEV.S(['file:///mnt/Dados/vinma/documentos/Gradua%C3%A7%C3%A3o/TCC/results-partial/HW_C002_120.xlsx'#$sigma_050.D$16:.D$25])" office:value-type="float" office:value="0.00214108153012368" calcext:value-type="float">
            <text:p>0,00214</text:p>
          </table:table-cell>
          <table:table-cell table:style-name="ce96" table:formula="of:=COM.MICROSOFT.STDEV.S(['file:///mnt/Dados/vinma/documentos/Gradua%C3%A7%C3%A3o/TCC/results-partial/HW_C002_120.xlsx'#$sigma_050.E$16:.E$25])" office:value-type="float" office:value="0.00287942965097874" calcext:value-type="float">
            <text:p>0,00288</text:p>
          </table:table-cell>
          <table:table-cell table:style-name="ce62"/>
          <table:table-cell table:style-name="ce96" office:value-type="string" calcext:value-type="string">
            <text:p>C002</text:p>
          </table:table-cell>
          <table:table-cell table:style-name="ce97" table:formula="of:=COM.MICROSOFT.CONFIDENCE.T(0.05/2; [.B20]; 10)" office:value-type="float" office:value="0.000541333178153261" calcext:value-type="float">
            <text:p>0,00054</text:p>
          </table:table-cell>
          <table:table-cell table:style-name="ce97" table:formula="of:=COM.MICROSOFT.CONFIDENCE.T(0.05/2; [.C20]; 10)" office:value-type="float" office:value="0.00152501000373378" calcext:value-type="float">
            <text:p>0,00153</text:p>
          </table:table-cell>
          <table:table-cell table:style-name="ce97" table:formula="of:=COM.MICROSOFT.CONFIDENCE.T(0.05/2; [.D20]; 10)" office:value-type="float" office:value="0.00181793876126435" calcext:value-type="float">
            <text:p>0,00182</text:p>
          </table:table-cell>
          <table:table-cell table:style-name="ce97" table:formula="of:=COM.MICROSOFT.CONFIDENCE.T(0.05/2; [.E20]; 10)" office:value-type="float" office:value="0.00244485167855601" calcext:value-type="float">
            <text:p>0,00244</text:p>
          </table:table-cell>
          <table:table-cell table:style-name="ce79" table:number-columns-repeated="1002"/>
        </table:table-row>
        <table:table-row table:style-name="ro3">
          <table:table-cell table:style-name="ce94" office:value-type="string" calcext:value-type="string">
            <text:p>C004</text:p>
          </table:table-cell>
          <table:table-cell table:style-name="ce96" table:formula="of:=COM.MICROSOFT.STDEV.S(['file:///mnt/Dados/vinma/documentos/Gradua%C3%A7%C3%A3o/TCC/results-partial/HW_C004_120.xlsx'#$sigma_050.B$16:.B$25])" office:value-type="float" office:value="0.00055050768433537" calcext:value-type="float">
            <text:p>0,00055</text:p>
          </table:table-cell>
          <table:table-cell table:style-name="ce96" table:formula="of:=COM.MICROSOFT.STDEV.S(['file:///mnt/Dados/vinma/documentos/Gradua%C3%A7%C3%A3o/TCC/results-partial/HW_C004_120.xlsx'#$sigma_050.C$16:.C$25])" office:value-type="float" office:value="0.00144668344322883" calcext:value-type="float">
            <text:p>0,00145</text:p>
          </table:table-cell>
          <table:table-cell table:style-name="ce96" table:formula="of:=COM.MICROSOFT.STDEV.S(['file:///mnt/Dados/vinma/documentos/Gradua%C3%A7%C3%A3o/TCC/results-partial/HW_C004_120.xlsx'#$sigma_050.D$16:.D$25])" office:value-type="float" office:value="0.00147053121160194" calcext:value-type="float">
            <text:p>0,00147</text:p>
          </table:table-cell>
          <table:table-cell table:style-name="ce96" table:formula="of:=COM.MICROSOFT.STDEV.S(['file:///mnt/Dados/vinma/documentos/Gradua%C3%A7%C3%A3o/TCC/results-partial/HW_C004_120.xlsx'#$sigma_050.E$16:.E$25])" office:value-type="float" office:value="0.00224810855449252" calcext:value-type="float">
            <text:p>0,00225</text:p>
          </table:table-cell>
          <table:table-cell table:style-name="ce62"/>
          <table:table-cell table:style-name="ce96" office:value-type="string" calcext:value-type="string">
            <text:p>C004</text:p>
          </table:table-cell>
          <table:table-cell table:style-name="ce97" table:formula="of:=COM.MICROSOFT.CONFIDENCE.T(0.05/2; [.B21]; 10)" office:value-type="float" office:value="0.000467422302068685" calcext:value-type="float">
            <text:p>0,00047</text:p>
          </table:table-cell>
          <table:table-cell table:style-name="ce97" table:formula="of:=COM.MICROSOFT.CONFIDENCE.T(0.05/2; [.C21]; 10)" office:value-type="float" office:value="0.00122834271825844" calcext:value-type="float">
            <text:p>0,00123</text:p>
          </table:table-cell>
          <table:table-cell table:style-name="ce97" table:formula="of:=COM.MICROSOFT.CONFIDENCE.T(0.05/2; [.D21]; 10)" office:value-type="float" office:value="0.00124859126175629" calcext:value-type="float">
            <text:p>0,00125</text:p>
          </table:table-cell>
          <table:table-cell table:style-name="ce97" table:formula="of:=COM.MICROSOFT.CONFIDENCE.T(0.05/2; [.E21]; 10)" office:value-type="float" office:value="0.00190881273003455" calcext:value-type="float">
            <text:p>0,00191</text:p>
          </table:table-cell>
          <table:table-cell table:style-name="ce79" table:number-columns-repeated="1002"/>
        </table:table-row>
        <table:table-row table:style-name="ro3">
          <table:table-cell table:style-name="ce94" office:value-type="string" calcext:value-type="string">
            <text:p>C009</text:p>
          </table:table-cell>
          <table:table-cell table:style-name="ce96" table:formula="of:=COM.MICROSOFT.STDEV.S(['file:///mnt/Dados/vinma/documentos/Gradua%C3%A7%C3%A3o/TCC/results-partial/HW_C009_120.xlsx'#$sigma_050.B$16:.B$25])" office:value-type="float" office:value="0.00084955422034087" calcext:value-type="float">
            <text:p>0,00085</text:p>
          </table:table-cell>
          <table:table-cell table:style-name="ce96" table:formula="of:=COM.MICROSOFT.STDEV.S(['file:///mnt/Dados/vinma/documentos/Gradua%C3%A7%C3%A3o/TCC/results-partial/HW_C009_120.xlsx'#$sigma_050.C$16:.C$25])" office:value-type="float" office:value="0.00150471610264894" calcext:value-type="float">
            <text:p>0,00150</text:p>
          </table:table-cell>
          <table:table-cell table:style-name="ce96" table:formula="of:=COM.MICROSOFT.STDEV.S(['file:///mnt/Dados/vinma/documentos/Gradua%C3%A7%C3%A3o/TCC/results-partial/HW_C009_120.xlsx'#$sigma_050.D$16:.D$25])" office:value-type="float" office:value="0.00154492193732642" calcext:value-type="float">
            <text:p>0,00154</text:p>
          </table:table-cell>
          <table:table-cell table:style-name="ce96" table:formula="of:=COM.MICROSOFT.STDEV.S(['file:///mnt/Dados/vinma/documentos/Gradua%C3%A7%C3%A3o/TCC/results-partial/HW_C009_120.xlsx'#$sigma_050.E$16:.E$25])" office:value-type="float" office:value="0.00175078385246835" calcext:value-type="float">
            <text:p>0,00175</text:p>
          </table:table-cell>
          <table:table-cell table:style-name="ce62"/>
          <table:table-cell table:style-name="ce96" office:value-type="string" calcext:value-type="string">
            <text:p>C009</text:p>
          </table:table-cell>
          <table:table-cell table:style-name="ce97" table:formula="of:=COM.MICROSOFT.CONFIDENCE.T(0.05/2; [.B22]; 10)" office:value-type="float" office:value="0.000721335234190813" calcext:value-type="float">
            <text:p>0,00072</text:p>
          </table:table-cell>
          <table:table-cell table:style-name="ce97" table:formula="of:=COM.MICROSOFT.CONFIDENCE.T(0.05/2; [.C22]; 10)" office:value-type="float" office:value="0.00127761679750053" calcext:value-type="float">
            <text:p>0,00128</text:p>
          </table:table-cell>
          <table:table-cell table:style-name="ce97" table:formula="of:=COM.MICROSOFT.CONFIDENCE.T(0.05/2; [.D22]; 10)" office:value-type="float" office:value="0.00131175456584836" calcext:value-type="float">
            <text:p>0,00131</text:p>
          </table:table-cell>
          <table:table-cell table:style-name="ce97" table:formula="of:=COM.MICROSOFT.CONFIDENCE.T(0.05/2; [.E22]; 10)" office:value-type="float" office:value="0.00148654676770487" calcext:value-type="float">
            <text:p>0,00149</text:p>
          </table:table-cell>
          <table:table-cell table:style-name="ce79" table:number-columns-repeated="1002"/>
        </table:table-row>
        <table:table-row table:style-name="ro3">
          <table:table-cell table:style-name="ce94" office:value-type="string" calcext:value-type="string">
            <text:p>C011</text:p>
          </table:table-cell>
          <table:table-cell table:style-name="ce96" table:formula="of:=COM.MICROSOFT.STDEV.S(['file:///mnt/Dados/vinma/documentos/Gradua%C3%A7%C3%A3o/TCC/results-partial/HW_C011_120.xlsx'#$sigma_050.B$16:.B$25])" office:value-type="float" office:value="0.000945248357735923" calcext:value-type="float">
            <text:p>0,00095</text:p>
          </table:table-cell>
          <table:table-cell table:style-name="ce96" table:formula="of:=COM.MICROSOFT.STDEV.S(['file:///mnt/Dados/vinma/documentos/Gradua%C3%A7%C3%A3o/TCC/results-partial/HW_C011_120.xlsx'#$sigma_050.C$16:.C$25])" office:value-type="float" office:value="0.00127813198851997" calcext:value-type="float">
            <text:p>0,00128</text:p>
          </table:table-cell>
          <table:table-cell table:style-name="ce96" table:formula="of:=COM.MICROSOFT.STDEV.S(['file:///mnt/Dados/vinma/documentos/Gradua%C3%A7%C3%A3o/TCC/results-partial/HW_C011_120.xlsx'#$sigma_050.D$16:.D$25])" office:value-type="float" office:value="0.00248747341257162" calcext:value-type="float">
            <text:p>0,00249</text:p>
          </table:table-cell>
          <table:table-cell table:style-name="ce96" table:formula="of:=COM.MICROSOFT.STDEV.S(['file:///mnt/Dados/vinma/documentos/Gradua%C3%A7%C3%A3o/TCC/results-partial/HW_C011_120.xlsx'#$sigma_050.E$16:.E$25])" office:value-type="float" office:value="0.00296154395370737" calcext:value-type="float">
            <text:p>0,00296</text:p>
          </table:table-cell>
          <table:table-cell table:style-name="ce62"/>
          <table:table-cell table:style-name="ce96" office:value-type="string" calcext:value-type="string">
            <text:p>C011</text:p>
          </table:table-cell>
          <table:table-cell table:style-name="ce97" table:formula="of:=COM.MICROSOFT.CONFIDENCE.T(0.05/2; [.B23]; 10)" office:value-type="float" office:value="0.000802586732159774" calcext:value-type="float">
            <text:p>0,00080</text:p>
          </table:table-cell>
          <table:table-cell table:style-name="ce97" table:formula="of:=COM.MICROSOFT.CONFIDENCE.T(0.05/2; [.C23]; 10)" office:value-type="float" office:value="0.00108522989491583" calcext:value-type="float">
            <text:p>0,00109</text:p>
          </table:table-cell>
          <table:table-cell table:style-name="ce97" table:formula="of:=COM.MICROSOFT.CONFIDENCE.T(0.05/2; [.D23]; 10)" office:value-type="float" office:value="0.00211205144255635" calcext:value-type="float">
            <text:p>0,00211</text:p>
          </table:table-cell>
          <table:table-cell table:style-name="ce97" table:formula="of:=COM.MICROSOFT.CONFIDENCE.T(0.05/2; [.E23]; 10)" office:value-type="float" office:value="0.00251457287865247" calcext:value-type="float">
            <text:p>0,00251</text:p>
          </table:table-cell>
          <table:table-cell table:style-name="ce79" table:number-columns-repeated="1002"/>
        </table:table-row>
        <table:table-row table:style-name="ro3">
          <table:table-cell table:style-name="ce94" office:value-type="string" calcext:value-type="string">
            <text:p>C012</text:p>
          </table:table-cell>
          <table:table-cell table:style-name="ce96" table:formula="of:=COM.MICROSOFT.STDEV.S(['file:///mnt/Dados/vinma/documentos/Gradua%C3%A7%C3%A3o/TCC/results-partial/HW_C012_120.xlsx'#$sigma_050.B$16:.B$25])" office:value-type="float" office:value="0.000358843901188915" calcext:value-type="float">
            <text:p>0,00036</text:p>
          </table:table-cell>
          <table:table-cell table:style-name="ce96" table:formula="of:=COM.MICROSOFT.STDEV.S(['file:///mnt/Dados/vinma/documentos/Gradua%C3%A7%C3%A3o/TCC/results-partial/HW_C012_120.xlsx'#$sigma_050.C$16:.C$25])" office:value-type="float" office:value="0.000992600614720286" calcext:value-type="float">
            <text:p>0,00099</text:p>
          </table:table-cell>
          <table:table-cell table:style-name="ce96" table:formula="of:=COM.MICROSOFT.STDEV.S(['file:///mnt/Dados/vinma/documentos/Gradua%C3%A7%C3%A3o/TCC/results-partial/HW_C012_120.xlsx'#$sigma_050.D$16:.D$25])" office:value-type="float" office:value="0.00288434874443591" calcext:value-type="float">
            <text:p>0,00288</text:p>
          </table:table-cell>
          <table:table-cell table:style-name="ce96" table:formula="of:=COM.MICROSOFT.STDEV.S(['file:///mnt/Dados/vinma/documentos/Gradua%C3%A7%C3%A3o/TCC/results-partial/HW_C012_120.xlsx'#$sigma_050.E$16:.E$25])" office:value-type="float" office:value="0.00182843445446054" calcext:value-type="float">
            <text:p>0,00183</text:p>
          </table:table-cell>
          <table:table-cell table:style-name="ce62"/>
          <table:table-cell table:style-name="ce96" office:value-type="string" calcext:value-type="string">
            <text:p>C012</text:p>
          </table:table-cell>
          <table:table-cell table:style-name="ce97" table:formula="of:=COM.MICROSOFT.CONFIDENCE.T(0.05/2; [.B24]; 10)" office:value-type="float" office:value="0.000304685378878104" calcext:value-type="float">
            <text:p>0,00030</text:p>
          </table:table-cell>
          <table:table-cell table:style-name="ce97" table:formula="of:=COM.MICROSOFT.CONFIDENCE.T(0.05/2; [.C24]; 10)" office:value-type="float" office:value="0.000842792348897896" calcext:value-type="float">
            <text:p>0,00084</text:p>
          </table:table-cell>
          <table:table-cell table:style-name="ce97" table:formula="of:=COM.MICROSOFT.CONFIDENCE.T(0.05/2; [.D24]; 10)" office:value-type="float" office:value="0.00244902835774373" calcext:value-type="float">
            <text:p>0,00245</text:p>
          </table:table-cell>
          <table:table-cell table:style-name="ce97" table:formula="of:=COM.MICROSOFT.CONFIDENCE.T(0.05/2; [.E24]; 10)" office:value-type="float" office:value="0.00155247795117968" calcext:value-type="float">
            <text:p>0,00155</text:p>
          </table:table-cell>
          <table:table-cell table:style-name="ce79" table:number-columns-repeated="1002"/>
        </table:table-row>
        <table:table-row table:style-name="ro3">
          <table:table-cell table:style-name="ce94" office:value-type="string" calcext:value-type="string">
            <text:p>C013</text:p>
          </table:table-cell>
          <table:table-cell table:style-name="ce96" table:formula="of:=COM.MICROSOFT.STDEV.S(['file:///mnt/Dados/vinma/documentos/Gradua%C3%A7%C3%A3o/TCC/results-partial/HW_C013_120.xlsx'#$sigma_050.B$16:.B$25])" office:value-type="float" office:value="0.000958834369056951" calcext:value-type="float">
            <text:p>0,00096</text:p>
          </table:table-cell>
          <table:table-cell table:style-name="ce96" table:formula="of:=COM.MICROSOFT.STDEV.S(['file:///mnt/Dados/vinma/documentos/Gradua%C3%A7%C3%A3o/TCC/results-partial/HW_C013_120.xlsx'#$sigma_050.C$16:.C$25])" office:value-type="float" office:value="0.00148094692382083" calcext:value-type="float">
            <text:p>0,00148</text:p>
          </table:table-cell>
          <table:table-cell table:style-name="ce96" table:formula="of:=COM.MICROSOFT.STDEV.S(['file:///mnt/Dados/vinma/documentos/Gradua%C3%A7%C3%A3o/TCC/results-partial/HW_C013_120.xlsx'#$sigma_050.D$16:.D$25])" office:value-type="float" office:value="0.00163775450470517" calcext:value-type="float">
            <text:p>0,00164</text:p>
          </table:table-cell>
          <table:table-cell table:style-name="ce96" table:formula="of:=COM.MICROSOFT.STDEV.S(['file:///mnt/Dados/vinma/documentos/Gradua%C3%A7%C3%A3o/TCC/results-partial/HW_C013_120.xlsx'#$sigma_050.E$16:.E$25])" office:value-type="float" office:value="0.00135377059700858" calcext:value-type="float">
            <text:p>0,00135</text:p>
          </table:table-cell>
          <table:table-cell table:style-name="ce62"/>
          <table:table-cell table:style-name="ce96" office:value-type="string" calcext:value-type="string">
            <text:p>C013</text:p>
          </table:table-cell>
          <table:table-cell table:style-name="ce97" table:formula="of:=COM.MICROSOFT.CONFIDENCE.T(0.05/2; [.B25]; 10)" office:value-type="float" office:value="0.000814122274475178" calcext:value-type="float">
            <text:p>0,00081</text:p>
          </table:table-cell>
          <table:table-cell table:style-name="ce97" table:formula="of:=COM.MICROSOFT.CONFIDENCE.T(0.05/2; [.C25]; 10)" office:value-type="float" office:value="0.00125743498241918" calcext:value-type="float">
            <text:p>0,00126</text:p>
          </table:table-cell>
          <table:table-cell table:style-name="ce97" table:formula="of:=COM.MICROSOFT.CONFIDENCE.T(0.05/2; [.D25]; 10)" office:value-type="float" office:value="0.00139057637630775" calcext:value-type="float">
            <text:p>0,00139</text:p>
          </table:table-cell>
          <table:table-cell table:style-name="ce97" table:formula="of:=COM.MICROSOFT.CONFIDENCE.T(0.05/2; [.E25]; 10)" office:value-type="float" office:value="0.00114945274504316" calcext:value-type="float">
            <text:p>0,00115</text:p>
          </table:table-cell>
          <table:table-cell table:style-name="ce79" table:number-columns-repeated="1002"/>
        </table:table-row>
        <table:table-row table:style-name="ro3">
          <table:table-cell table:style-name="ce94" office:value-type="string" calcext:value-type="string">
            <text:p>C015</text:p>
          </table:table-cell>
          <table:table-cell table:style-name="ce96" table:formula="of:=COM.MICROSOFT.STDEV.S(['file:///mnt/Dados/vinma/documentos/Gradua%C3%A7%C3%A3o/TCC/results-partial/HW_C015_120.xlsx'#$sigma_050.B$16:.B$25])" office:value-type="float" office:value="0.000741454749364092" calcext:value-type="float">
            <text:p>0,00074</text:p>
          </table:table-cell>
          <table:table-cell table:style-name="ce96" table:formula="of:=COM.MICROSOFT.STDEV.S(['file:///mnt/Dados/vinma/documentos/Gradua%C3%A7%C3%A3o/TCC/results-partial/HW_C015_120.xlsx'#$sigma_050.C$16:.C$25])" office:value-type="float" office:value="0.00196026085740516" calcext:value-type="float">
            <text:p>0,00196</text:p>
          </table:table-cell>
          <table:table-cell table:style-name="ce96" table:formula="of:=COM.MICROSOFT.STDEV.S(['file:///mnt/Dados/vinma/documentos/Gradua%C3%A7%C3%A3o/TCC/results-partial/HW_C015_120.xlsx'#$sigma_050.D$16:.D$25])" office:value-type="float" office:value="0.00377479120171451" calcext:value-type="float">
            <text:p>0,00377</text:p>
          </table:table-cell>
          <table:table-cell table:style-name="ce96" table:formula="of:=COM.MICROSOFT.STDEV.S(['file:///mnt/Dados/vinma/documentos/Gradua%C3%A7%C3%A3o/TCC/results-partial/HW_C015_120.xlsx'#$sigma_050.E$16:.E$25])" office:value-type="float" office:value="0.00176595338740521" calcext:value-type="float">
            <text:p>0,00177</text:p>
          </table:table-cell>
          <table:table-cell table:style-name="ce62"/>
          <table:table-cell table:style-name="ce96" office:value-type="string" calcext:value-type="string">
            <text:p>C015</text:p>
          </table:table-cell>
          <table:table-cell table:style-name="ce97" table:formula="of:=COM.MICROSOFT.CONFIDENCE.T(0.05/2; [.B26]; 10)" office:value-type="float" office:value="0.00062955067783648" calcext:value-type="float">
            <text:p>0,00063</text:p>
          </table:table-cell>
          <table:table-cell table:style-name="ce97" table:formula="of:=COM.MICROSOFT.CONFIDENCE.T(0.05/2; [.C26]; 10)" office:value-type="float" office:value="0.00166440845186325" calcext:value-type="float">
            <text:p>0,00166</text:p>
          </table:table-cell>
          <table:table-cell table:style-name="ce97" table:formula="of:=COM.MICROSOFT.CONFIDENCE.T(0.05/2; [.D26]; 10)" office:value-type="float" office:value="0.00320508077096908" calcext:value-type="float">
            <text:p>0,00321</text:p>
          </table:table-cell>
          <table:table-cell table:style-name="ce97" table:formula="of:=COM.MICROSOFT.CONFIDENCE.T(0.05/2; [.E26]; 10)" office:value-type="float" office:value="0.0014994268403056" calcext:value-type="float">
            <text:p>0,00150</text:p>
          </table:table-cell>
          <table:table-cell table:style-name="ce79" table:number-columns-repeated="1002"/>
        </table:table-row>
        <table:table-row table:style-name="ro3">
          <table:table-cell table:style-name="ce94" office:value-type="string" calcext:value-type="string">
            <text:p>C016</text:p>
          </table:table-cell>
          <table:table-cell table:style-name="ce96" table:formula="of:=COM.MICROSOFT.STDEV.S(['file:///mnt/Dados/vinma/documentos/Gradua%C3%A7%C3%A3o/TCC/results-partial/HW_C016_120.xlsx'#$sigma_050.B$16:.B$25])" office:value-type="float" office:value="0.000656402961002297" calcext:value-type="float">
            <text:p>0,00066</text:p>
          </table:table-cell>
          <table:table-cell table:style-name="ce96" table:formula="of:=COM.MICROSOFT.STDEV.S(['file:///mnt/Dados/vinma/documentos/Gradua%C3%A7%C3%A3o/TCC/results-partial/HW_C016_120.xlsx'#$sigma_050.C$16:.C$25])" office:value-type="float" office:value="0.00124902743388863" calcext:value-type="float">
            <text:p>0,00125</text:p>
          </table:table-cell>
          <table:table-cell table:style-name="ce96" table:formula="of:=COM.MICROSOFT.STDEV.S(['file:///mnt/Dados/vinma/documentos/Gradua%C3%A7%C3%A3o/TCC/results-partial/HW_C016_120.xlsx'#$sigma_050.D$16:.D$25])" office:value-type="float" office:value="0.00105417270421715" calcext:value-type="float">
            <text:p>0,00105</text:p>
          </table:table-cell>
          <table:table-cell table:style-name="ce96" table:formula="of:=COM.MICROSOFT.STDEV.S(['file:///mnt/Dados/vinma/documentos/Gradua%C3%A7%C3%A3o/TCC/results-partial/HW_C016_120.xlsx'#$sigma_050.E$16:.E$25])" office:value-type="float" office:value="0.00169623870176966" calcext:value-type="float">
            <text:p>0,00170</text:p>
          </table:table-cell>
          <table:table-cell table:style-name="ce62"/>
          <table:table-cell table:style-name="ce96" office:value-type="string" calcext:value-type="string">
            <text:p>C016</text:p>
          </table:table-cell>
          <table:table-cell table:style-name="ce97" table:formula="of:=COM.MICROSOFT.CONFIDENCE.T(0.05/2; [.B27]; 10)" office:value-type="float" office:value="0.000557335332179453" calcext:value-type="float">
            <text:p>0,00056</text:p>
          </table:table-cell>
          <table:table-cell table:style-name="ce97" table:formula="of:=COM.MICROSOFT.CONFIDENCE.T(0.05/2; [.C27]; 10)" office:value-type="float" office:value="0.00106051794572135" calcext:value-type="float">
            <text:p>0,00106</text:p>
          </table:table-cell>
          <table:table-cell table:style-name="ce97" table:formula="of:=COM.MICROSOFT.CONFIDENCE.T(0.05/2; [.D27]; 10)" office:value-type="float" office:value="0.000895071669668051" calcext:value-type="float">
            <text:p>0,00090</text:p>
          </table:table-cell>
          <table:table-cell table:style-name="ce97" table:formula="of:=COM.MICROSOFT.CONFIDENCE.T(0.05/2; [.E27]; 10)" office:value-type="float" office:value="0.00144023384486702" calcext:value-type="float">
            <text:p>0,00144</text:p>
          </table:table-cell>
          <table:table-cell table:style-name="ce79" table:number-columns-repeated="1002"/>
        </table:table-row>
        <table:table-row table:style-name="ro3">
          <table:table-cell table:style-name="ce94" office:value-type="string" calcext:value-type="string">
            <text:p>C017</text:p>
          </table:table-cell>
          <table:table-cell table:style-name="ce96" table:formula="of:=COM.MICROSOFT.STDEV.S(['file:///mnt/Dados/vinma/documentos/Gradua%C3%A7%C3%A3o/TCC/results-partial/HW_C017_120.xlsx'#$sigma_050.B$16:.B$25])" office:value-type="float" office:value="0.000630676590484299" calcext:value-type="float">
            <text:p>0,00063</text:p>
          </table:table-cell>
          <table:table-cell table:style-name="ce96" table:formula="of:=COM.MICROSOFT.STDEV.S(['file:///mnt/Dados/vinma/documentos/Gradua%C3%A7%C3%A3o/TCC/results-partial/HW_C017_120.xlsx'#$sigma_050.C$16:.C$25])" office:value-type="float" office:value="0.00310439447554794" calcext:value-type="float">
            <text:p>0,00310</text:p>
          </table:table-cell>
          <table:table-cell table:style-name="ce96" table:formula="of:=COM.MICROSOFT.STDEV.S(['file:///mnt/Dados/vinma/documentos/Gradua%C3%A7%C3%A3o/TCC/results-partial/HW_C017_120.xlsx'#$sigma_050.D$16:.D$25])" office:value-type="float" office:value="0.00365383492753554" calcext:value-type="float">
            <text:p>0,00365</text:p>
          </table:table-cell>
          <table:table-cell table:style-name="ce96" table:formula="of:=COM.MICROSOFT.STDEV.S(['file:///mnt/Dados/vinma/documentos/Gradua%C3%A7%C3%A3o/TCC/results-partial/HW_C017_120.xlsx'#$sigma_050.E$16:.E$25])" office:value-type="float" office:value="0.00559803151865677" calcext:value-type="float">
            <text:p>0,00560</text:p>
          </table:table-cell>
          <table:table-cell table:style-name="ce62"/>
          <table:table-cell table:style-name="ce96" office:value-type="string" calcext:value-type="string">
            <text:p>C017</text:p>
          </table:table-cell>
          <table:table-cell table:style-name="ce97" table:formula="of:=COM.MICROSOFT.CONFIDENCE.T(0.05/2; [.B28]; 10)" office:value-type="float" office:value="0.000535491714599595" calcext:value-type="float">
            <text:p>0,00054</text:p>
          </table:table-cell>
          <table:table-cell table:style-name="ce97" table:formula="of:=COM.MICROSOFT.CONFIDENCE.T(0.05/2; [.C28]; 10)" office:value-type="float" office:value="0.00263586368288719" calcext:value-type="float">
            <text:p>0,00264</text:p>
          </table:table-cell>
          <table:table-cell table:style-name="ce97" table:formula="of:=COM.MICROSOFT.CONFIDENCE.T(0.05/2; [.D28]; 10)" office:value-type="float" office:value="0.00310237982466959" calcext:value-type="float">
            <text:p>0,00310</text:p>
          </table:table-cell>
          <table:table-cell table:style-name="ce97" table:formula="of:=COM.MICROSOFT.CONFIDENCE.T(0.05/2; [.E28]; 10)" office:value-type="float" office:value="0.00475314850992986" calcext:value-type="float">
            <text:p>0,00475</text:p>
          </table:table-cell>
          <table:table-cell table:style-name="ce79" table:number-columns-repeated="1002"/>
        </table:table-row>
        <table:table-row table:style-name="ro3">
          <table:table-cell table:style-name="ce94" office:value-type="string" calcext:value-type="string">
            <text:p>C019</text:p>
          </table:table-cell>
          <table:table-cell table:style-name="ce96" table:formula="of:=COM.MICROSOFT.STDEV.S(['file:///mnt/Dados/vinma/documentos/Gradua%C3%A7%C3%A3o/TCC/results-partial/HW_C019_120.xlsx'#$sigma_050.B$16:.B$25])" office:value-type="float" office:value="0.000747469718666784" calcext:value-type="float">
            <text:p>0,00075</text:p>
          </table:table-cell>
          <table:table-cell table:style-name="ce96" table:formula="of:=COM.MICROSOFT.STDEV.S(['file:///mnt/Dados/vinma/documentos/Gradua%C3%A7%C3%A3o/TCC/results-partial/HW_C019_120.xlsx'#$sigma_050.C$16:.C$25])" office:value-type="float" office:value="0.00168063983791484" calcext:value-type="float">
            <text:p>0,00168</text:p>
          </table:table-cell>
          <table:table-cell table:style-name="ce96" table:formula="of:=COM.MICROSOFT.STDEV.S(['file:///mnt/Dados/vinma/documentos/Gradua%C3%A7%C3%A3o/TCC/results-partial/HW_C019_120.xlsx'#$sigma_050.D$16:.D$25])" office:value-type="float" office:value="0.00158435443121994" calcext:value-type="float">
            <text:p>0,00158</text:p>
          </table:table-cell>
          <table:table-cell table:style-name="ce96" table:formula="of:=COM.MICROSOFT.STDEV.S(['file:///mnt/Dados/vinma/documentos/Gradua%C3%A7%C3%A3o/TCC/results-partial/HW_C019_120.xlsx'#$sigma_050.E$16:.E$25])" office:value-type="float" office:value="0.0018847648941844" calcext:value-type="float">
            <text:p>0,00188</text:p>
          </table:table-cell>
          <table:table-cell table:style-name="ce62"/>
          <table:table-cell table:style-name="ce96" office:value-type="string" calcext:value-type="string">
            <text:p>C019</text:p>
          </table:table-cell>
          <table:table-cell table:style-name="ce97" table:formula="of:=COM.MICROSOFT.CONFIDENCE.T(0.05/2; [.B29]; 10)" office:value-type="float" office:value="0.00063465783778781" calcext:value-type="float">
            <text:p>0,00063</text:p>
          </table:table-cell>
          <table:table-cell table:style-name="ce97" table:formula="of:=COM.MICROSOFT.CONFIDENCE.T(0.05/2; [.C29]; 10)" office:value-type="float" office:value="0.00142698923982308" calcext:value-type="float">
            <text:p>0,00143</text:p>
          </table:table-cell>
          <table:table-cell table:style-name="ce97" table:formula="of:=COM.MICROSOFT.CONFIDENCE.T(0.05/2; [.D29]; 10)" office:value-type="float" office:value="0.00134523570988411" calcext:value-type="float">
            <text:p>0,00135</text:p>
          </table:table-cell>
          <table:table-cell table:style-name="ce97" table:formula="of:=COM.MICROSOFT.CONFIDENCE.T(0.05/2; [.E29]; 10)" office:value-type="float" office:value="0.00160030671826412" calcext:value-type="float">
            <text:p>0,00160</text:p>
          </table:table-cell>
          <table:table-cell table:style-name="ce79" table:number-columns-repeated="1002"/>
        </table:table-row>
        <table:table-row table:style-name="ro3">
          <table:table-cell table:style-name="ce94" office:value-type="string" calcext:value-type="string">
            <text:p>C024</text:p>
          </table:table-cell>
          <table:table-cell table:style-name="ce96" table:formula="of:=COM.MICROSOFT.STDEV.S(['file:///mnt/Dados/vinma/documentos/Gradua%C3%A7%C3%A3o/TCC/results-partial/HW_C024_120.xlsx'#$sigma_050.B$16:.B$25])" office:value-type="float" office:value="0.000365463232651547" calcext:value-type="float">
            <text:p>0,00037</text:p>
          </table:table-cell>
          <table:table-cell table:style-name="ce96" table:formula="of:=COM.MICROSOFT.STDEV.S(['file:///mnt/Dados/vinma/documentos/Gradua%C3%A7%C3%A3o/TCC/results-partial/HW_C024_120.xlsx'#$sigma_050.C$16:.C$25])" office:value-type="float" office:value="0.000994312914428961" calcext:value-type="float">
            <text:p>0,00099</text:p>
          </table:table-cell>
          <table:table-cell table:style-name="ce96" table:formula="of:=COM.MICROSOFT.STDEV.S(['file:///mnt/Dados/vinma/documentos/Gradua%C3%A7%C3%A3o/TCC/results-partial/HW_C024_120.xlsx'#$sigma_050.D$16:.D$25])" office:value-type="float" office:value="0.00110638922832075" calcext:value-type="float">
            <text:p>0,00111</text:p>
          </table:table-cell>
          <table:table-cell table:style-name="ce96" table:formula="of:=COM.MICROSOFT.STDEV.S(['file:///mnt/Dados/vinma/documentos/Gradua%C3%A7%C3%A3o/TCC/results-partial/HW_C024_120.xlsx'#$sigma_050.E$16:.E$25])" office:value-type="float" office:value="0.000996363964380933" calcext:value-type="float">
            <text:p>0,00100</text:p>
          </table:table-cell>
          <table:table-cell table:style-name="ce62"/>
          <table:table-cell table:style-name="ce96" office:value-type="string" calcext:value-type="string">
            <text:p>C024</text:p>
          </table:table-cell>
          <table:table-cell table:style-name="ce97" table:formula="of:=COM.MICROSOFT.CONFIDENCE.T(0.05/2; [.B30]; 10)" office:value-type="float" office:value="0.000310305687619398" calcext:value-type="float">
            <text:p>0,00031</text:p>
          </table:table-cell>
          <table:table-cell table:style-name="ce97" table:formula="of:=COM.MICROSOFT.CONFIDENCE.T(0.05/2; [.C30]; 10)" office:value-type="float" office:value="0.000844246219741908" calcext:value-type="float">
            <text:p>0,00084</text:p>
          </table:table-cell>
          <table:table-cell table:style-name="ce97" table:formula="of:=COM.MICROSOFT.CONFIDENCE.T(0.05/2; [.D30]; 10)" office:value-type="float" office:value="0.000939407413922005" calcext:value-type="float">
            <text:p>0,00094</text:p>
          </table:table-cell>
          <table:table-cell table:style-name="ce97" table:formula="of:=COM.MICROSOFT.CONFIDENCE.T(0.05/2; [.E30]; 10)" office:value-type="float" office:value="0.00084598771494259" calcext:value-type="float">
            <text:p>0,00085</text:p>
          </table:table-cell>
          <table:table-cell table:style-name="ce79" table:number-columns-repeated="1002"/>
        </table:table-row>
        <table:table-row table:style-name="ro3">
          <table:table-cell table:number-columns-repeated="1013"/>
        </table:table-row>
        <table:table-row table:style-name="ro5">
          <table:table-cell table:style-name="Default" table:number-columns-repeated="7"/>
          <table:table-cell table:number-columns-repeated="1006"/>
        </table:table-row>
        <table:table-row table:style-name="ro6">
          <table:table-cell table:style-name="Default" table:number-columns-repeated="6"/>
          <table:table-cell table:number-columns-repeated="1006"/>
          <table:table-cell table:style-name="Default"/>
        </table:table-row>
        <table:table-row table:style-name="ro7" table:number-rows-repeated="12">
          <table:table-cell table:style-name="Default" table:number-columns-repeated="6"/>
          <table:table-cell table:style-name="ce74" table:number-columns-repeated="1006"/>
          <table:table-cell table:style-name="Default"/>
        </table:table-row>
        <table:table-row table:style-name="ro7">
          <table:table-cell table:style-name="Default" table:number-columns-repeated="6"/>
          <table:table-cell table:style-name="ce75" table:number-columns-repeated="1005"/>
          <table:table-cell table:style-name="ce74"/>
          <table:table-cell table:style-name="Default"/>
        </table:table-row>
        <table:table-row table:style-name="ro3" table:number-rows-repeated="1048529">
          <table:table-cell table:number-columns-repeated="1013"/>
        </table:table-row>
        <table:table-row table:style-name="ro3">
          <table:table-cell table:number-columns-repeated="1013"/>
        </table:table-row>
        <calcext:conditional-formats>
          <calcext:conditional-format calcext:target-range-address="sigma_050.A19:sigma_050.E30 sigma_050.A4:sigma_050.E15 sigma_050.G4:sigma_050.K15 sigma_050.G19:sigma_050.K30">
            <calcext:condition calcext:apply-style-name="ConditionalStyle_1" calcext:value="formula-is(ISEVEN(ROW()))" calcext:base-cell-address="sigma_050.A4"/>
            <calcext:condition calcext:apply-style-name="ConditionalStyle_2" calcext:value="formula-is(ISODD(ROW()))" calcext:base-cell-address="sigma_050.A4"/>
          </calcext:conditional-format>
          <calcext:conditional-format calcext:target-range-address="sigma_050.B4:sigma_050.E15 sigma_050.H4:sigma_050.K15 sigma_050.H19:sigma_050.K30">
            <calcext:condition calcext:apply-style-name="ConditionalStyle_3" calcext:value="formula-is(#REF!=#REF!)" calcext:base-cell-address="sigma_050.B4"/>
            <calcext:condition calcext:apply-style-name="ConditionalStyle_3" calcext:value="formula-is(#REF!)" calcext:base-cell-address="sigma_050.B4"/>
          </calcext:conditional-format>
        </calcext:conditional-formats>
      </table:table>
      <table:table table:name="'file:///mnt/Dados/vinma/documentos/Gradua%C3%A7%C3%A3o/TCC/results-partial/HW_C001_120.xlsx'#sigma_010" table:print="false" table:style-name="ta_extref">
        <table:table-source xlink:type="simple" xlink:href="../../results-partial/HW_C001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0983106842638">
            <text:p>28.0983106842638</text:p>
          </table:table-cell>
          <table:table-cell table:style-name="ce1" office:value-type="float" office:value="30.0867267110653">
            <text:p>30.0867267110653</text:p>
          </table:table-cell>
          <table:table-cell table:style-name="ce1" office:value-type="float" office:value="30.1972289899953">
            <text:p>30.1972289899953</text:p>
          </table:table-cell>
          <table:table-cell table:style-name="ce1" office:value-type="float" office:value="29.8119041189066">
            <text:p>29.8119041189066</text:p>
          </table:table-cell>
        </table:table-row>
        <table:table-row>
          <table:table-cell/>
          <table:table-cell table:style-name="ce1" office:value-type="float" office:value="28.1132720281733">
            <text:p>28.1132720281733</text:p>
          </table:table-cell>
          <table:table-cell table:style-name="ce1" office:value-type="float" office:value="30.0922765080588">
            <text:p>30.0922765080588</text:p>
          </table:table-cell>
          <table:table-cell table:style-name="ce1" office:value-type="float" office:value="30.1784321301785">
            <text:p>30.1784321301785</text:p>
          </table:table-cell>
          <table:table-cell table:style-name="ce1" office:value-type="float" office:value="29.8002543072627">
            <text:p>29.8002543072627</text:p>
          </table:table-cell>
        </table:table-row>
        <table:table-row>
          <table:table-cell/>
          <table:table-cell table:style-name="ce1" office:value-type="float" office:value="28.1036016545708">
            <text:p>28.1036016545708</text:p>
          </table:table-cell>
          <table:table-cell table:style-name="ce1" office:value-type="float" office:value="30.0762749216125">
            <text:p>30.0762749216125</text:p>
          </table:table-cell>
          <table:table-cell table:style-name="ce1" office:value-type="float" office:value="30.19313478187">
            <text:p>30.19313478187</text:p>
          </table:table-cell>
          <table:table-cell table:style-name="ce1" office:value-type="float" office:value="29.8126967948187">
            <text:p>29.8126967948187</text:p>
          </table:table-cell>
        </table:table-row>
        <table:table-row>
          <table:table-cell/>
          <table:table-cell table:style-name="ce1" office:value-type="float" office:value="28.1307647315802">
            <text:p>28.1307647315802</text:p>
          </table:table-cell>
          <table:table-cell table:style-name="ce1" office:value-type="float" office:value="30.1074305945668">
            <text:p>30.1074305945668</text:p>
          </table:table-cell>
          <table:table-cell table:style-name="ce1" office:value-type="float" office:value="30.2019385528185">
            <text:p>30.2019385528185</text:p>
          </table:table-cell>
          <table:table-cell table:style-name="ce1" office:value-type="float" office:value="29.8161252690449">
            <text:p>29.8161252690449</text:p>
          </table:table-cell>
        </table:table-row>
        <table:table-row>
          <table:table-cell/>
          <table:table-cell table:style-name="ce1" office:value-type="float" office:value="28.1317019786531">
            <text:p>28.1317019786531</text:p>
          </table:table-cell>
          <table:table-cell table:style-name="ce1" office:value-type="float" office:value="30.1116823305314">
            <text:p>30.1116823305314</text:p>
          </table:table-cell>
          <table:table-cell table:style-name="ce1" office:value-type="float" office:value="30.2065720586047">
            <text:p>30.2065720586047</text:p>
          </table:table-cell>
          <table:table-cell table:style-name="ce1" office:value-type="float" office:value="29.8247471535712">
            <text:p>29.8247471535712</text:p>
          </table:table-cell>
        </table:table-row>
        <table:table-row>
          <table:table-cell/>
          <table:table-cell table:style-name="ce1" office:value-type="float" office:value="28.1193857439106">
            <text:p>28.1193857439106</text:p>
          </table:table-cell>
          <table:table-cell table:style-name="ce1" office:value-type="float" office:value="30.0853679742217">
            <text:p>30.0853679742217</text:p>
          </table:table-cell>
          <table:table-cell table:style-name="ce1" office:value-type="float" office:value="30.1783886366135">
            <text:p>30.1783886366135</text:p>
          </table:table-cell>
          <table:table-cell table:style-name="ce1" office:value-type="float" office:value="29.805062764472">
            <text:p>29.805062764472</text:p>
          </table:table-cell>
        </table:table-row>
        <table:table-row>
          <table:table-cell/>
          <table:table-cell table:style-name="ce1" office:value-type="float" office:value="28.1004781580219">
            <text:p>28.1004781580219</text:p>
          </table:table-cell>
          <table:table-cell table:style-name="ce1" office:value-type="float" office:value="30.0658475630003">
            <text:p>30.0658475630003</text:p>
          </table:table-cell>
          <table:table-cell table:style-name="ce1" office:value-type="float" office:value="30.1868608816787">
            <text:p>30.1868608816787</text:p>
          </table:table-cell>
          <table:table-cell table:style-name="ce1" office:value-type="float" office:value="29.8155557523999">
            <text:p>29.8155557523999</text:p>
          </table:table-cell>
        </table:table-row>
        <table:table-row>
          <table:table-cell/>
          <table:table-cell table:style-name="ce1" office:value-type="float" office:value="28.1091476331789">
            <text:p>28.1091476331789</text:p>
          </table:table-cell>
          <table:table-cell table:style-name="ce1" office:value-type="float" office:value="30.0890708492976">
            <text:p>30.0890708492976</text:p>
          </table:table-cell>
          <table:table-cell table:style-name="ce1" office:value-type="float" office:value="30.1962071231906">
            <text:p>30.1962071231906</text:p>
          </table:table-cell>
          <table:table-cell table:style-name="ce1" office:value-type="float" office:value="29.821207128897">
            <text:p>29.821207128897</text:p>
          </table:table-cell>
        </table:table-row>
        <table:table-row>
          <table:table-cell/>
          <table:table-cell table:style-name="ce1" office:value-type="float" office:value="28.1177386039553">
            <text:p>28.1177386039553</text:p>
          </table:table-cell>
          <table:table-cell table:style-name="ce1" office:value-type="float" office:value="30.0931389321921">
            <text:p>30.0931389321921</text:p>
          </table:table-cell>
          <table:table-cell table:style-name="ce1" office:value-type="float" office:value="30.2029843228077">
            <text:p>30.2029843228077</text:p>
          </table:table-cell>
          <table:table-cell table:style-name="ce1" office:value-type="float" office:value="29.8118962074518">
            <text:p>29.8118962074518</text:p>
          </table:table-cell>
        </table:table-row>
        <table:table-row>
          <table:table-cell/>
          <table:table-cell table:style-name="ce1" office:value-type="float" office:value="28.1137523315902">
            <text:p>28.1137523315902</text:p>
          </table:table-cell>
          <table:table-cell table:style-name="ce1" office:value-type="float" office:value="30.1071932586101">
            <text:p>30.1071932586101</text:p>
          </table:table-cell>
          <table:table-cell table:style-name="ce1" office:value-type="float" office:value="30.1992629747042">
            <text:p>30.1992629747042</text:p>
          </table:table-cell>
          <table:table-cell table:style-name="ce1" office:value-type="float" office:value="29.8318697544329">
            <text:p>29.831869754432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01_120.xlsx'#sigma_025" table:print="false" table:style-name="ta_extref">
        <table:table-source xlink:type="simple" xlink:href="../../results-partial/HW_C001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0983106842638">
            <text:p>28.0983106842638</text:p>
          </table:table-cell>
          <table:table-cell table:style-name="ce1" office:value-type="float" office:value="30.0867267110653">
            <text:p>30.0867267110653</text:p>
          </table:table-cell>
          <table:table-cell table:style-name="ce1" office:value-type="float" office:value="30.1972289899953">
            <text:p>30.1972289899953</text:p>
          </table:table-cell>
          <table:table-cell table:style-name="ce1" office:value-type="float" office:value="29.8119041189066">
            <text:p>29.8119041189066</text:p>
          </table:table-cell>
        </table:table-row>
        <table:table-row>
          <table:table-cell/>
          <table:table-cell table:style-name="ce1" office:value-type="float" office:value="28.1132720281733">
            <text:p>28.1132720281733</text:p>
          </table:table-cell>
          <table:table-cell table:style-name="ce1" office:value-type="float" office:value="30.0922765080588">
            <text:p>30.0922765080588</text:p>
          </table:table-cell>
          <table:table-cell table:style-name="ce1" office:value-type="float" office:value="30.1784321301785">
            <text:p>30.1784321301785</text:p>
          </table:table-cell>
          <table:table-cell table:style-name="ce1" office:value-type="float" office:value="29.8002543072627">
            <text:p>29.8002543072627</text:p>
          </table:table-cell>
        </table:table-row>
        <table:table-row>
          <table:table-cell/>
          <table:table-cell table:style-name="ce1" office:value-type="float" office:value="28.1036016545708">
            <text:p>28.1036016545708</text:p>
          </table:table-cell>
          <table:table-cell table:style-name="ce1" office:value-type="float" office:value="30.0762749216125">
            <text:p>30.0762749216125</text:p>
          </table:table-cell>
          <table:table-cell table:style-name="ce1" office:value-type="float" office:value="30.19313478187">
            <text:p>30.19313478187</text:p>
          </table:table-cell>
          <table:table-cell table:style-name="ce1" office:value-type="float" office:value="29.8126967948187">
            <text:p>29.8126967948187</text:p>
          </table:table-cell>
        </table:table-row>
        <table:table-row>
          <table:table-cell/>
          <table:table-cell table:style-name="ce1" office:value-type="float" office:value="28.1307647315802">
            <text:p>28.1307647315802</text:p>
          </table:table-cell>
          <table:table-cell table:style-name="ce1" office:value-type="float" office:value="30.1074305945668">
            <text:p>30.1074305945668</text:p>
          </table:table-cell>
          <table:table-cell table:style-name="ce1" office:value-type="float" office:value="30.2019385528185">
            <text:p>30.2019385528185</text:p>
          </table:table-cell>
          <table:table-cell table:style-name="ce1" office:value-type="float" office:value="29.8161252690449">
            <text:p>29.8161252690449</text:p>
          </table:table-cell>
        </table:table-row>
        <table:table-row>
          <table:table-cell/>
          <table:table-cell table:style-name="ce1" office:value-type="float" office:value="28.1317019786531">
            <text:p>28.1317019786531</text:p>
          </table:table-cell>
          <table:table-cell table:style-name="ce1" office:value-type="float" office:value="30.1116823305314">
            <text:p>30.1116823305314</text:p>
          </table:table-cell>
          <table:table-cell table:style-name="ce1" office:value-type="float" office:value="30.2065720586047">
            <text:p>30.2065720586047</text:p>
          </table:table-cell>
          <table:table-cell table:style-name="ce1" office:value-type="float" office:value="29.8247471535712">
            <text:p>29.8247471535712</text:p>
          </table:table-cell>
        </table:table-row>
        <table:table-row>
          <table:table-cell/>
          <table:table-cell table:style-name="ce1" office:value-type="float" office:value="28.1193857439106">
            <text:p>28.1193857439106</text:p>
          </table:table-cell>
          <table:table-cell table:style-name="ce1" office:value-type="float" office:value="30.0853679742217">
            <text:p>30.0853679742217</text:p>
          </table:table-cell>
          <table:table-cell table:style-name="ce1" office:value-type="float" office:value="30.1783886366135">
            <text:p>30.1783886366135</text:p>
          </table:table-cell>
          <table:table-cell table:style-name="ce1" office:value-type="float" office:value="29.805062764472">
            <text:p>29.805062764472</text:p>
          </table:table-cell>
        </table:table-row>
        <table:table-row>
          <table:table-cell/>
          <table:table-cell table:style-name="ce1" office:value-type="float" office:value="28.1004781580219">
            <text:p>28.1004781580219</text:p>
          </table:table-cell>
          <table:table-cell table:style-name="ce1" office:value-type="float" office:value="30.0658475630003">
            <text:p>30.0658475630003</text:p>
          </table:table-cell>
          <table:table-cell table:style-name="ce1" office:value-type="float" office:value="30.1868608816787">
            <text:p>30.1868608816787</text:p>
          </table:table-cell>
          <table:table-cell table:style-name="ce1" office:value-type="float" office:value="29.8155557523999">
            <text:p>29.8155557523999</text:p>
          </table:table-cell>
        </table:table-row>
        <table:table-row>
          <table:table-cell/>
          <table:table-cell table:style-name="ce1" office:value-type="float" office:value="28.1091476331789">
            <text:p>28.1091476331789</text:p>
          </table:table-cell>
          <table:table-cell table:style-name="ce1" office:value-type="float" office:value="30.0890708492976">
            <text:p>30.0890708492976</text:p>
          </table:table-cell>
          <table:table-cell table:style-name="ce1" office:value-type="float" office:value="30.1962071231906">
            <text:p>30.1962071231906</text:p>
          </table:table-cell>
          <table:table-cell table:style-name="ce1" office:value-type="float" office:value="29.821207128897">
            <text:p>29.821207128897</text:p>
          </table:table-cell>
        </table:table-row>
        <table:table-row>
          <table:table-cell/>
          <table:table-cell table:style-name="ce1" office:value-type="float" office:value="28.1177386039553">
            <text:p>28.1177386039553</text:p>
          </table:table-cell>
          <table:table-cell table:style-name="ce1" office:value-type="float" office:value="30.0931389321921">
            <text:p>30.0931389321921</text:p>
          </table:table-cell>
          <table:table-cell table:style-name="ce1" office:value-type="float" office:value="30.2029843228077">
            <text:p>30.2029843228077</text:p>
          </table:table-cell>
          <table:table-cell table:style-name="ce1" office:value-type="float" office:value="29.8118962074518">
            <text:p>29.8118962074518</text:p>
          </table:table-cell>
        </table:table-row>
        <table:table-row>
          <table:table-cell/>
          <table:table-cell table:style-name="ce1" office:value-type="float" office:value="28.1137523315902">
            <text:p>28.1137523315902</text:p>
          </table:table-cell>
          <table:table-cell table:style-name="ce1" office:value-type="float" office:value="30.1071932586101">
            <text:p>30.1071932586101</text:p>
          </table:table-cell>
          <table:table-cell table:style-name="ce1" office:value-type="float" office:value="30.1992629747042">
            <text:p>30.1992629747042</text:p>
          </table:table-cell>
          <table:table-cell table:style-name="ce1" office:value-type="float" office:value="29.8318697544329">
            <text:p>29.831869754432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957704878843713">
            <text:p>0.957704878843713</text:p>
          </table:table-cell>
          <table:table-cell table:style-name="ce1" office:value-type="float" office:value="0.978365178520198">
            <text:p>0.978365178520198</text:p>
          </table:table-cell>
          <table:table-cell table:style-name="ce1" office:value-type="float" office:value="0.976645716946248">
            <text:p>0.976645716946248</text:p>
          </table:table-cell>
          <table:table-cell table:style-name="ce1" office:value-type="float" office:value="0.975241097402729">
            <text:p>0.975241097402729</text:p>
          </table:table-cell>
        </table:table-row>
        <table:table-row>
          <table:table-cell/>
          <table:table-cell table:style-name="ce1" office:value-type="float" office:value="0.957904238532355">
            <text:p>0.957904238532355</text:p>
          </table:table-cell>
          <table:table-cell table:style-name="ce1" office:value-type="float" office:value="0.978347481545775">
            <text:p>0.978347481545775</text:p>
          </table:table-cell>
          <table:table-cell table:style-name="ce1" office:value-type="float" office:value="0.976642938602088">
            <text:p>0.976642938602088</text:p>
          </table:table-cell>
          <table:table-cell table:style-name="ce1" office:value-type="float" office:value="0.9752220454514">
            <text:p>0.9752220454514</text:p>
          </table:table-cell>
        </table:table-row>
        <table:table-row>
          <table:table-cell/>
          <table:table-cell table:style-name="ce1" office:value-type="float" office:value="0.957961525388392">
            <text:p>0.957961525388392</text:p>
          </table:table-cell>
          <table:table-cell table:style-name="ce1" office:value-type="float" office:value="0.978441539929235">
            <text:p>0.978441539929235</text:p>
          </table:table-cell>
          <table:table-cell table:style-name="ce1" office:value-type="float" office:value="0.976774608585052">
            <text:p>0.976774608585052</text:p>
          </table:table-cell>
          <table:table-cell table:style-name="ce1" office:value-type="float" office:value="0.975258359147199">
            <text:p>0.975258359147199</text:p>
          </table:table-cell>
        </table:table-row>
        <table:table-row>
          <table:table-cell/>
          <table:table-cell table:style-name="ce1" office:value-type="float" office:value="0.958104251198202">
            <text:p>0.958104251198202</text:p>
          </table:table-cell>
          <table:table-cell table:style-name="ce1" office:value-type="float" office:value="0.978451793119404">
            <text:p>0.978451793119404</text:p>
          </table:table-cell>
          <table:table-cell table:style-name="ce1" office:value-type="float" office:value="0.976709912006146">
            <text:p>0.976709912006146</text:p>
          </table:table-cell>
          <table:table-cell table:style-name="ce1" office:value-type="float" office:value="0.975367746100813">
            <text:p>0.975367746100813</text:p>
          </table:table-cell>
        </table:table-row>
        <table:table-row>
          <table:table-cell/>
          <table:table-cell table:style-name="ce1" office:value-type="float" office:value="0.9581268033879">
            <text:p>0.9581268033879</text:p>
          </table:table-cell>
          <table:table-cell table:style-name="ce1" office:value-type="float" office:value="0.978562226748437">
            <text:p>0.978562226748437</text:p>
          </table:table-cell>
          <table:table-cell table:style-name="ce1" office:value-type="float" office:value="0.976706937778948">
            <text:p>0.976706937778948</text:p>
          </table:table-cell>
          <table:table-cell table:style-name="ce1" office:value-type="float" office:value="0.975509341990056">
            <text:p>0.975509341990056</text:p>
          </table:table-cell>
        </table:table-row>
        <table:table-row>
          <table:table-cell/>
          <table:table-cell table:style-name="ce1" office:value-type="float" office:value="0.95806986591719">
            <text:p>0.95806986591719</text:p>
          </table:table-cell>
          <table:table-cell table:style-name="ce1" office:value-type="float" office:value="0.978223366694513">
            <text:p>0.978223366694513</text:p>
          </table:table-cell>
          <table:table-cell table:style-name="ce1" office:value-type="float" office:value="0.976793450982941">
            <text:p>0.976793450982941</text:p>
          </table:table-cell>
          <table:table-cell table:style-name="ce1" office:value-type="float" office:value="0.97537383883148">
            <text:p>0.97537383883148</text:p>
          </table:table-cell>
        </table:table-row>
        <table:table-row>
          <table:table-cell/>
          <table:table-cell table:style-name="ce1" office:value-type="float" office:value="0.957790578584945">
            <text:p>0.957790578584945</text:p>
          </table:table-cell>
          <table:table-cell table:style-name="ce1" office:value-type="float" office:value="0.978297332697736">
            <text:p>0.978297332697736</text:p>
          </table:table-cell>
          <table:table-cell table:style-name="ce1" office:value-type="float" office:value="0.976747192398647">
            <text:p>0.976747192398647</text:p>
          </table:table-cell>
          <table:table-cell table:style-name="ce1" office:value-type="float" office:value="0.975395741458618">
            <text:p>0.975395741458618</text:p>
          </table:table-cell>
        </table:table-row>
        <table:table-row>
          <table:table-cell/>
          <table:table-cell table:style-name="ce1" office:value-type="float" office:value="0.957862051194634">
            <text:p>0.957862051194634</text:p>
          </table:table-cell>
          <table:table-cell table:style-name="ce1" office:value-type="float" office:value="0.978316001271692">
            <text:p>0.978316001271692</text:p>
          </table:table-cell>
          <table:table-cell table:style-name="ce1" office:value-type="float" office:value="0.976537828989494">
            <text:p>0.976537828989494</text:p>
          </table:table-cell>
          <table:table-cell table:style-name="ce1" office:value-type="float" office:value="0.975216448834756">
            <text:p>0.975216448834756</text:p>
          </table:table-cell>
        </table:table-row>
        <table:table-row>
          <table:table-cell/>
          <table:table-cell table:style-name="ce1" office:value-type="float" office:value="0.95808431330474">
            <text:p>0.95808431330474</text:p>
          </table:table-cell>
          <table:table-cell table:style-name="ce1" office:value-type="float" office:value="0.978619072135909">
            <text:p>0.978619072135909</text:p>
          </table:table-cell>
          <table:table-cell table:style-name="ce1" office:value-type="float" office:value="0.976804167037929">
            <text:p>0.976804167037929</text:p>
          </table:table-cell>
          <table:table-cell table:style-name="ce1" office:value-type="float" office:value="0.975420577656468">
            <text:p>0.975420577656468</text:p>
          </table:table-cell>
        </table:table-row>
        <table:table-row>
          <table:table-cell/>
          <table:table-cell table:style-name="ce1" office:value-type="float" office:value="0.958002621703482">
            <text:p>0.958002621703482</text:p>
          </table:table-cell>
          <table:table-cell table:style-name="ce1" office:value-type="float" office:value="0.978763502417812">
            <text:p>0.978763502417812</text:p>
          </table:table-cell>
          <table:table-cell table:style-name="ce1" office:value-type="float" office:value="0.97676829169249">
            <text:p>0.97676829169249</text:p>
          </table:table-cell>
          <table:table-cell table:style-name="ce1" office:value-type="float" office:value="0.975699021904855">
            <text:p>0.975699021904855</text:p>
          </table:table-cell>
        </table:table-row>
      </table:table>
      <table:table table:name="'file:///mnt/Dados/vinma/documentos/Gradua%C3%A7%C3%A3o/TCC/results-partial/HW_C001_120.xlsx'#sigma_050" table:print="false" table:style-name="ta_extref">
        <table:table-source xlink:type="simple" xlink:href="../../results-partial/HW_C001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3499996714892">
            <text:p>20.3499996714892</text:p>
          </table:table-cell>
          <table:table-cell table:style-name="ce1" office:value-type="float" office:value="23.4951326162302">
            <text:p>23.4951326162302</text:p>
          </table:table-cell>
          <table:table-cell table:style-name="ce1" office:value-type="float" office:value="26.6539374326443">
            <text:p>26.6539374326443</text:p>
          </table:table-cell>
          <table:table-cell table:style-name="ce1" office:value-type="float" office:value="27.1529300975963">
            <text:p>27.1529300975963</text:p>
          </table:table-cell>
        </table:table-row>
        <table:table-row>
          <table:table-cell/>
          <table:table-cell table:style-name="ce1" office:value-type="float" office:value="20.3341587082198">
            <text:p>20.3341587082198</text:p>
          </table:table-cell>
          <table:table-cell table:style-name="ce1" office:value-type="float" office:value="23.4797858669465">
            <text:p>23.4797858669465</text:p>
          </table:table-cell>
          <table:table-cell table:style-name="ce1" office:value-type="float" office:value="26.6435567949474">
            <text:p>26.6435567949474</text:p>
          </table:table-cell>
          <table:table-cell table:style-name="ce1" office:value-type="float" office:value="27.1242106428434">
            <text:p>27.1242106428434</text:p>
          </table:table-cell>
        </table:table-row>
        <table:table-row>
          <table:table-cell/>
          <table:table-cell table:style-name="ce1" office:value-type="float" office:value="20.3252255568026">
            <text:p>20.3252255568026</text:p>
          </table:table-cell>
          <table:table-cell table:style-name="ce1" office:value-type="float" office:value="23.4624731769389">
            <text:p>23.4624731769389</text:p>
          </table:table-cell>
          <table:table-cell table:style-name="ce1" office:value-type="float" office:value="26.6313956808892">
            <text:p>26.6313956808892</text:p>
          </table:table-cell>
          <table:table-cell table:style-name="ce1" office:value-type="float" office:value="27.1177864655083">
            <text:p>27.1177864655083</text:p>
          </table:table-cell>
        </table:table-row>
        <table:table-row>
          <table:table-cell/>
          <table:table-cell table:style-name="ce1" office:value-type="float" office:value="20.3368153230742">
            <text:p>20.3368153230742</text:p>
          </table:table-cell>
          <table:table-cell table:style-name="ce1" office:value-type="float" office:value="23.4969460526974">
            <text:p>23.4969460526974</text:p>
          </table:table-cell>
          <table:table-cell table:style-name="ce1" office:value-type="float" office:value="26.6292177097462">
            <text:p>26.6292177097462</text:p>
          </table:table-cell>
          <table:table-cell table:style-name="ce1" office:value-type="float" office:value="27.1118168530961">
            <text:p>27.1118168530961</text:p>
          </table:table-cell>
        </table:table-row>
        <table:table-row>
          <table:table-cell/>
          <table:table-cell table:style-name="ce1" office:value-type="float" office:value="20.3244931645272">
            <text:p>20.3244931645272</text:p>
          </table:table-cell>
          <table:table-cell table:style-name="ce1" office:value-type="float" office:value="23.469142701937">
            <text:p>23.469142701937</text:p>
          </table:table-cell>
          <table:table-cell table:style-name="ce1" office:value-type="float" office:value="26.6147024486128">
            <text:p>26.6147024486128</text:p>
          </table:table-cell>
          <table:table-cell table:style-name="ce1" office:value-type="float" office:value="27.092443259464">
            <text:p>27.092443259464</text:p>
          </table:table-cell>
        </table:table-row>
        <table:table-row>
          <table:table-cell/>
          <table:table-cell table:style-name="ce1" office:value-type="float" office:value="20.342778486551">
            <text:p>20.342778486551</text:p>
          </table:table-cell>
          <table:table-cell table:style-name="ce1" office:value-type="float" office:value="23.4997609268189">
            <text:p>23.4997609268189</text:p>
          </table:table-cell>
          <table:table-cell table:style-name="ce1" office:value-type="float" office:value="26.6596703136885">
            <text:p>26.6596703136885</text:p>
          </table:table-cell>
          <table:table-cell table:style-name="ce1" office:value-type="float" office:value="27.168656848985">
            <text:p>27.168656848985</text:p>
          </table:table-cell>
        </table:table-row>
        <table:table-row>
          <table:table-cell/>
          <table:table-cell table:style-name="ce1" office:value-type="float" office:value="20.3555124116917">
            <text:p>20.3555124116917</text:p>
          </table:table-cell>
          <table:table-cell table:style-name="ce1" office:value-type="float" office:value="23.4677151401183">
            <text:p>23.4677151401183</text:p>
          </table:table-cell>
          <table:table-cell table:style-name="ce1" office:value-type="float" office:value="26.6734949924338">
            <text:p>26.6734949924338</text:p>
          </table:table-cell>
          <table:table-cell table:style-name="ce1" office:value-type="float" office:value="27.1668478244324">
            <text:p>27.1668478244324</text:p>
          </table:table-cell>
        </table:table-row>
        <table:table-row>
          <table:table-cell/>
          <table:table-cell table:style-name="ce1" office:value-type="float" office:value="20.3467125872383">
            <text:p>20.3467125872383</text:p>
          </table:table-cell>
          <table:table-cell table:style-name="ce1" office:value-type="float" office:value="23.4623736790783">
            <text:p>23.4623736790783</text:p>
          </table:table-cell>
          <table:table-cell table:style-name="ce1" office:value-type="float" office:value="26.6343324269287">
            <text:p>26.6343324269287</text:p>
          </table:table-cell>
          <table:table-cell table:style-name="ce1" office:value-type="float" office:value="27.1291575142516">
            <text:p>27.1291575142516</text:p>
          </table:table-cell>
        </table:table-row>
        <table:table-row>
          <table:table-cell/>
          <table:table-cell table:style-name="ce1" office:value-type="float" office:value="20.3176119615376">
            <text:p>20.3176119615376</text:p>
          </table:table-cell>
          <table:table-cell table:style-name="ce1" office:value-type="float" office:value="23.5037471020976">
            <text:p>23.5037471020976</text:p>
          </table:table-cell>
          <table:table-cell table:style-name="ce1" office:value-type="float" office:value="26.6204377530673">
            <text:p>26.6204377530673</text:p>
          </table:table-cell>
          <table:table-cell table:style-name="ce1" office:value-type="float" office:value="27.1127831865218">
            <text:p>27.1127831865218</text:p>
          </table:table-cell>
        </table:table-row>
        <table:table-row>
          <table:table-cell/>
          <table:table-cell table:style-name="ce1" office:value-type="float" office:value="20.3295753138267">
            <text:p>20.3295753138267</text:p>
          </table:table-cell>
          <table:table-cell table:style-name="ce1" office:value-type="float" office:value="23.4772627374422">
            <text:p>23.4772627374422</text:p>
          </table:table-cell>
          <table:table-cell table:style-name="ce1" office:value-type="float" office:value="26.659275488099">
            <text:p>26.659275488099</text:p>
          </table:table-cell>
          <table:table-cell table:style-name="ce1" office:value-type="float" office:value="27.1600275836313">
            <text:p>27.1600275836313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47193945530426">
            <text:p>0.847193945530426</text:p>
          </table:table-cell>
          <table:table-cell table:style-name="ce1" office:value-type="float" office:value="0.920429932909511">
            <text:p>0.920429932909511</text:p>
          </table:table-cell>
          <table:table-cell table:style-name="ce1" office:value-type="float" office:value="0.955006306933204">
            <text:p>0.955006306933204</text:p>
          </table:table-cell>
          <table:table-cell table:style-name="ce1" office:value-type="float" office:value="0.961816668988712">
            <text:p>0.961816668988712</text:p>
          </table:table-cell>
        </table:table-row>
        <table:table-row>
          <table:table-cell/>
          <table:table-cell table:style-name="ce1" office:value-type="float" office:value="0.8472013433205">
            <text:p>0.8472013433205</text:p>
          </table:table-cell>
          <table:table-cell table:style-name="ce1" office:value-type="float" office:value="0.920440010102109">
            <text:p>0.920440010102109</text:p>
          </table:table-cell>
          <table:table-cell table:style-name="ce1" office:value-type="float" office:value="0.954838597296044">
            <text:p>0.954838597296044</text:p>
          </table:table-cell>
          <table:table-cell table:style-name="ce1" office:value-type="float" office:value="0.96174961722979">
            <text:p>0.96174961722979</text:p>
          </table:table-cell>
        </table:table-row>
        <table:table-row>
          <table:table-cell/>
          <table:table-cell table:style-name="ce1" office:value-type="float" office:value="0.84693615562255">
            <text:p>0.84693615562255</text:p>
          </table:table-cell>
          <table:table-cell table:style-name="ce1" office:value-type="float" office:value="0.92136633889035">
            <text:p>0.92136633889035</text:p>
          </table:table-cell>
          <table:table-cell table:style-name="ce1" office:value-type="float" office:value="0.954970853237922">
            <text:p>0.954970853237922</text:p>
          </table:table-cell>
          <table:table-cell table:style-name="ce1" office:value-type="float" office:value="0.961843482154451">
            <text:p>0.961843482154451</text:p>
          </table:table-cell>
        </table:table-row>
        <table:table-row>
          <table:table-cell/>
          <table:table-cell table:style-name="ce1" office:value-type="float" office:value="0.847412434168719">
            <text:p>0.847412434168719</text:p>
          </table:table-cell>
          <table:table-cell table:style-name="ce1" office:value-type="float" office:value="0.920522398020981">
            <text:p>0.920522398020981</text:p>
          </table:table-cell>
          <table:table-cell table:style-name="ce1" office:value-type="float" office:value="0.955123055622746">
            <text:p>0.955123055622746</text:p>
          </table:table-cell>
          <table:table-cell table:style-name="ce1" office:value-type="float" office:value="0.961913944444495">
            <text:p>0.961913944444495</text:p>
          </table:table-cell>
        </table:table-row>
        <table:table-row>
          <table:table-cell/>
          <table:table-cell table:style-name="ce1" office:value-type="float" office:value="0.846934091073799">
            <text:p>0.846934091073799</text:p>
          </table:table-cell>
          <table:table-cell table:style-name="ce1" office:value-type="float" office:value="0.920108657287986">
            <text:p>0.920108657287986</text:p>
          </table:table-cell>
          <table:table-cell table:style-name="ce1" office:value-type="float" office:value="0.954679334853964">
            <text:p>0.954679334853964</text:p>
          </table:table-cell>
          <table:table-cell table:style-name="ce1" office:value-type="float" office:value="0.961490883322309">
            <text:p>0.961490883322309</text:p>
          </table:table-cell>
        </table:table-row>
        <table:table-row>
          <table:table-cell/>
          <table:table-cell table:style-name="ce1" office:value-type="float" office:value="0.847331959779943">
            <text:p>0.847331959779943</text:p>
          </table:table-cell>
          <table:table-cell table:style-name="ce1" office:value-type="float" office:value="0.92068385471836">
            <text:p>0.92068385471836</text:p>
          </table:table-cell>
          <table:table-cell table:style-name="ce1" office:value-type="float" office:value="0.95510035085769">
            <text:p>0.95510035085769</text:p>
          </table:table-cell>
          <table:table-cell table:style-name="ce1" office:value-type="float" office:value="0.9618870439676">
            <text:p>0.9618870439676</text:p>
          </table:table-cell>
        </table:table-row>
        <table:table-row>
          <table:table-cell/>
          <table:table-cell table:style-name="ce1" office:value-type="float" office:value="0.847697029756004">
            <text:p>0.847697029756004</text:p>
          </table:table-cell>
          <table:table-cell table:style-name="ce1" office:value-type="float" office:value="0.920919887720439">
            <text:p>0.920919887720439</text:p>
          </table:table-cell>
          <table:table-cell table:style-name="ce1" office:value-type="float" office:value="0.955040201103947">
            <text:p>0.955040201103947</text:p>
          </table:table-cell>
          <table:table-cell table:style-name="ce1" office:value-type="float" office:value="0.961966947576696">
            <text:p>0.961966947576696</text:p>
          </table:table-cell>
        </table:table-row>
        <table:table-row>
          <table:table-cell/>
          <table:table-cell table:style-name="ce1" office:value-type="float" office:value="0.847615484394466">
            <text:p>0.847615484394466</text:p>
          </table:table-cell>
          <table:table-cell table:style-name="ce1" office:value-type="float" office:value="0.920605848720815">
            <text:p>0.920605848720815</text:p>
          </table:table-cell>
          <table:table-cell table:style-name="ce1" office:value-type="float" office:value="0.955004565808634">
            <text:p>0.955004565808634</text:p>
          </table:table-cell>
          <table:table-cell table:style-name="ce1" office:value-type="float" office:value="0.96169811365833">
            <text:p>0.96169811365833</text:p>
          </table:table-cell>
        </table:table-row>
        <table:table-row>
          <table:table-cell/>
          <table:table-cell table:style-name="ce1" office:value-type="float" office:value="0.846771311112744">
            <text:p>0.846771311112744</text:p>
          </table:table-cell>
          <table:table-cell table:style-name="ce1" office:value-type="float" office:value="0.920701810568893">
            <text:p>0.920701810568893</text:p>
          </table:table-cell>
          <table:table-cell table:style-name="ce1" office:value-type="float" office:value="0.954815129579017">
            <text:p>0.954815129579017</text:p>
          </table:table-cell>
          <table:table-cell table:style-name="ce1" office:value-type="float" office:value="0.961730519785788">
            <text:p>0.961730519785788</text:p>
          </table:table-cell>
        </table:table-row>
        <table:table-row>
          <table:table-cell/>
          <table:table-cell table:style-name="ce1" office:value-type="float" office:value="0.8470172925819">
            <text:p>0.8470172925819</text:p>
          </table:table-cell>
          <table:table-cell table:style-name="ce1" office:value-type="float" office:value="0.920422405836472">
            <text:p>0.920422405836472</text:p>
          </table:table-cell>
          <table:table-cell table:style-name="ce1" office:value-type="float" office:value="0.955083141485587">
            <text:p>0.955083141485587</text:p>
          </table:table-cell>
          <table:table-cell table:style-name="ce1" office:value-type="float" office:value="0.96200315964295">
            <text:p>0.96200315964295</text:p>
          </table:table-cell>
        </table:table-row>
      </table:table>
      <table:table table:name="'file:///mnt/Dados/vinma/documentos/Gradua%C3%A7%C3%A3o/TCC/results-partial/HW_C002_120.xlsx'#sigma_010" table:print="false" table:style-name="ta_extref">
        <table:table-source xlink:type="simple" xlink:href="../../results-partial/HW_C002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156597068578">
            <text:p>28.1156597068578</text:p>
          </table:table-cell>
          <table:table-cell table:style-name="ce1" office:value-type="float" office:value="32.234218142334">
            <text:p>32.234218142334</text:p>
          </table:table-cell>
          <table:table-cell table:style-name="ce1" office:value-type="float" office:value="33.8931225848316">
            <text:p>33.8931225848316</text:p>
          </table:table-cell>
          <table:table-cell table:style-name="ce1" office:value-type="float" office:value="33.3569453855059">
            <text:p>33.3569453855059</text:p>
          </table:table-cell>
        </table:table-row>
        <table:table-row>
          <table:table-cell/>
          <table:table-cell table:style-name="ce1" office:value-type="float" office:value="28.1170977641035">
            <text:p>28.1170977641035</text:p>
          </table:table-cell>
          <table:table-cell table:style-name="ce1" office:value-type="float" office:value="32.2348065962983">
            <text:p>32.2348065962983</text:p>
          </table:table-cell>
          <table:table-cell table:style-name="ce1" office:value-type="float" office:value="33.9127663150494">
            <text:p>33.9127663150494</text:p>
          </table:table-cell>
          <table:table-cell table:style-name="ce1" office:value-type="float" office:value="33.3972351996642">
            <text:p>33.3972351996642</text:p>
          </table:table-cell>
        </table:table-row>
        <table:table-row>
          <table:table-cell/>
          <table:table-cell table:style-name="ce1" office:value-type="float" office:value="28.1110514387057">
            <text:p>28.1110514387057</text:p>
          </table:table-cell>
          <table:table-cell table:style-name="ce1" office:value-type="float" office:value="32.2168459863903">
            <text:p>32.2168459863903</text:p>
          </table:table-cell>
          <table:table-cell table:style-name="ce1" office:value-type="float" office:value="33.8883717386118">
            <text:p>33.8883717386118</text:p>
          </table:table-cell>
          <table:table-cell table:style-name="ce1" office:value-type="float" office:value="33.3518329078008">
            <text:p>33.3518329078008</text:p>
          </table:table-cell>
        </table:table-row>
        <table:table-row>
          <table:table-cell/>
          <table:table-cell table:style-name="ce1" office:value-type="float" office:value="28.1125103541879">
            <text:p>28.1125103541879</text:p>
          </table:table-cell>
          <table:table-cell table:style-name="ce1" office:value-type="float" office:value="32.2218623106097">
            <text:p>32.2218623106097</text:p>
          </table:table-cell>
          <table:table-cell table:style-name="ce1" office:value-type="float" office:value="33.8954154580532">
            <text:p>33.8954154580532</text:p>
          </table:table-cell>
          <table:table-cell table:style-name="ce1" office:value-type="float" office:value="33.3611718870172">
            <text:p>33.3611718870172</text:p>
          </table:table-cell>
        </table:table-row>
        <table:table-row>
          <table:table-cell/>
          <table:table-cell table:style-name="ce1" office:value-type="float" office:value="28.1064801078257">
            <text:p>28.1064801078257</text:p>
          </table:table-cell>
          <table:table-cell table:style-name="ce1" office:value-type="float" office:value="32.2273277471567">
            <text:p>32.2273277471567</text:p>
          </table:table-cell>
          <table:table-cell table:style-name="ce1" office:value-type="float" office:value="33.9243136857922">
            <text:p>33.9243136857922</text:p>
          </table:table-cell>
          <table:table-cell table:style-name="ce1" office:value-type="float" office:value="33.3861041307855">
            <text:p>33.3861041307855</text:p>
          </table:table-cell>
        </table:table-row>
        <table:table-row>
          <table:table-cell/>
          <table:table-cell table:style-name="ce1" office:value-type="float" office:value="28.1131351704333">
            <text:p>28.1131351704333</text:p>
          </table:table-cell>
          <table:table-cell table:style-name="ce1" office:value-type="float" office:value="32.2000680038959">
            <text:p>32.2000680038959</text:p>
          </table:table-cell>
          <table:table-cell table:style-name="ce1" office:value-type="float" office:value="33.9143793328148">
            <text:p>33.9143793328148</text:p>
          </table:table-cell>
          <table:table-cell table:style-name="ce1" office:value-type="float" office:value="33.3825259590329">
            <text:p>33.3825259590329</text:p>
          </table:table-cell>
        </table:table-row>
        <table:table-row>
          <table:table-cell/>
          <table:table-cell table:style-name="ce1" office:value-type="float" office:value="28.1034117173412">
            <text:p>28.1034117173412</text:p>
          </table:table-cell>
          <table:table-cell table:style-name="ce1" office:value-type="float" office:value="32.251101453032">
            <text:p>32.251101453032</text:p>
          </table:table-cell>
          <table:table-cell table:style-name="ce1" office:value-type="float" office:value="33.9168441829749">
            <text:p>33.9168441829749</text:p>
          </table:table-cell>
          <table:table-cell table:style-name="ce1" office:value-type="float" office:value="33.3543747447901">
            <text:p>33.3543747447901</text:p>
          </table:table-cell>
        </table:table-row>
        <table:table-row>
          <table:table-cell/>
          <table:table-cell table:style-name="ce1" office:value-type="float" office:value="28.1201972788408">
            <text:p>28.1201972788408</text:p>
          </table:table-cell>
          <table:table-cell table:style-name="ce1" office:value-type="float" office:value="32.2595639443452">
            <text:p>32.2595639443452</text:p>
          </table:table-cell>
          <table:table-cell table:style-name="ce1" office:value-type="float" office:value="33.9370801532755">
            <text:p>33.9370801532755</text:p>
          </table:table-cell>
          <table:table-cell table:style-name="ce1" office:value-type="float" office:value="33.4028302510382">
            <text:p>33.4028302510382</text:p>
          </table:table-cell>
        </table:table-row>
        <table:table-row>
          <table:table-cell/>
          <table:table-cell table:style-name="ce1" office:value-type="float" office:value="28.1140639728621">
            <text:p>28.1140639728621</text:p>
          </table:table-cell>
          <table:table-cell table:style-name="ce1" office:value-type="float" office:value="32.2435846743688">
            <text:p>32.2435846743688</text:p>
          </table:table-cell>
          <table:table-cell table:style-name="ce1" office:value-type="float" office:value="33.9250774462946">
            <text:p>33.9250774462946</text:p>
          </table:table-cell>
          <table:table-cell table:style-name="ce1" office:value-type="float" office:value="33.3924160044651">
            <text:p>33.3924160044651</text:p>
          </table:table-cell>
        </table:table-row>
        <table:table-row>
          <table:table-cell/>
          <table:table-cell table:style-name="ce1" office:value-type="float" office:value="28.1292462523297">
            <text:p>28.1292462523297</text:p>
          </table:table-cell>
          <table:table-cell table:style-name="ce1" office:value-type="float" office:value="32.2285471780005">
            <text:p>32.2285471780005</text:p>
          </table:table-cell>
          <table:table-cell table:style-name="ce1" office:value-type="float" office:value="33.9241097527925">
            <text:p>33.9241097527925</text:p>
          </table:table-cell>
          <table:table-cell table:style-name="ce1" office:value-type="float" office:value="33.367969296824">
            <text:p>33.36796929682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02_120.xlsx'#sigma_025" table:print="false" table:style-name="ta_extref">
        <table:table-source xlink:type="simple" xlink:href="../../results-partial/HW_C002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156597068578">
            <text:p>28.1156597068578</text:p>
          </table:table-cell>
          <table:table-cell table:style-name="ce1" office:value-type="float" office:value="32.234218142334">
            <text:p>32.234218142334</text:p>
          </table:table-cell>
          <table:table-cell table:style-name="ce1" office:value-type="float" office:value="33.8931225848316">
            <text:p>33.8931225848316</text:p>
          </table:table-cell>
          <table:table-cell table:style-name="ce1" office:value-type="float" office:value="33.3569453855059">
            <text:p>33.3569453855059</text:p>
          </table:table-cell>
        </table:table-row>
        <table:table-row>
          <table:table-cell/>
          <table:table-cell table:style-name="ce1" office:value-type="float" office:value="28.1170977641035">
            <text:p>28.1170977641035</text:p>
          </table:table-cell>
          <table:table-cell table:style-name="ce1" office:value-type="float" office:value="32.2348065962983">
            <text:p>32.2348065962983</text:p>
          </table:table-cell>
          <table:table-cell table:style-name="ce1" office:value-type="float" office:value="33.9127663150494">
            <text:p>33.9127663150494</text:p>
          </table:table-cell>
          <table:table-cell table:style-name="ce1" office:value-type="float" office:value="33.3972351996642">
            <text:p>33.3972351996642</text:p>
          </table:table-cell>
        </table:table-row>
        <table:table-row>
          <table:table-cell/>
          <table:table-cell table:style-name="ce1" office:value-type="float" office:value="28.1110514387057">
            <text:p>28.1110514387057</text:p>
          </table:table-cell>
          <table:table-cell table:style-name="ce1" office:value-type="float" office:value="32.2168459863903">
            <text:p>32.2168459863903</text:p>
          </table:table-cell>
          <table:table-cell table:style-name="ce1" office:value-type="float" office:value="33.8883717386118">
            <text:p>33.8883717386118</text:p>
          </table:table-cell>
          <table:table-cell table:style-name="ce1" office:value-type="float" office:value="33.3518329078008">
            <text:p>33.3518329078008</text:p>
          </table:table-cell>
        </table:table-row>
        <table:table-row>
          <table:table-cell/>
          <table:table-cell table:style-name="ce1" office:value-type="float" office:value="28.1125103541879">
            <text:p>28.1125103541879</text:p>
          </table:table-cell>
          <table:table-cell table:style-name="ce1" office:value-type="float" office:value="32.2218623106097">
            <text:p>32.2218623106097</text:p>
          </table:table-cell>
          <table:table-cell table:style-name="ce1" office:value-type="float" office:value="33.8954154580532">
            <text:p>33.8954154580532</text:p>
          </table:table-cell>
          <table:table-cell table:style-name="ce1" office:value-type="float" office:value="33.3611718870172">
            <text:p>33.3611718870172</text:p>
          </table:table-cell>
        </table:table-row>
        <table:table-row>
          <table:table-cell/>
          <table:table-cell table:style-name="ce1" office:value-type="float" office:value="28.1064801078257">
            <text:p>28.1064801078257</text:p>
          </table:table-cell>
          <table:table-cell table:style-name="ce1" office:value-type="float" office:value="32.2273277471567">
            <text:p>32.2273277471567</text:p>
          </table:table-cell>
          <table:table-cell table:style-name="ce1" office:value-type="float" office:value="33.9243136857922">
            <text:p>33.9243136857922</text:p>
          </table:table-cell>
          <table:table-cell table:style-name="ce1" office:value-type="float" office:value="33.3861041307855">
            <text:p>33.3861041307855</text:p>
          </table:table-cell>
        </table:table-row>
        <table:table-row>
          <table:table-cell/>
          <table:table-cell table:style-name="ce1" office:value-type="float" office:value="28.1131351704333">
            <text:p>28.1131351704333</text:p>
          </table:table-cell>
          <table:table-cell table:style-name="ce1" office:value-type="float" office:value="32.2000680038959">
            <text:p>32.2000680038959</text:p>
          </table:table-cell>
          <table:table-cell table:style-name="ce1" office:value-type="float" office:value="33.9143793328148">
            <text:p>33.9143793328148</text:p>
          </table:table-cell>
          <table:table-cell table:style-name="ce1" office:value-type="float" office:value="33.3825259590329">
            <text:p>33.3825259590329</text:p>
          </table:table-cell>
        </table:table-row>
        <table:table-row>
          <table:table-cell/>
          <table:table-cell table:style-name="ce1" office:value-type="float" office:value="28.1034117173412">
            <text:p>28.1034117173412</text:p>
          </table:table-cell>
          <table:table-cell table:style-name="ce1" office:value-type="float" office:value="32.251101453032">
            <text:p>32.251101453032</text:p>
          </table:table-cell>
          <table:table-cell table:style-name="ce1" office:value-type="float" office:value="33.9168441829749">
            <text:p>33.9168441829749</text:p>
          </table:table-cell>
          <table:table-cell table:style-name="ce1" office:value-type="float" office:value="33.3543747447901">
            <text:p>33.3543747447901</text:p>
          </table:table-cell>
        </table:table-row>
        <table:table-row>
          <table:table-cell/>
          <table:table-cell table:style-name="ce1" office:value-type="float" office:value="28.1201972788408">
            <text:p>28.1201972788408</text:p>
          </table:table-cell>
          <table:table-cell table:style-name="ce1" office:value-type="float" office:value="32.2595639443452">
            <text:p>32.2595639443452</text:p>
          </table:table-cell>
          <table:table-cell table:style-name="ce1" office:value-type="float" office:value="33.9370801532755">
            <text:p>33.9370801532755</text:p>
          </table:table-cell>
          <table:table-cell table:style-name="ce1" office:value-type="float" office:value="33.4028302510382">
            <text:p>33.4028302510382</text:p>
          </table:table-cell>
        </table:table-row>
        <table:table-row>
          <table:table-cell/>
          <table:table-cell table:style-name="ce1" office:value-type="float" office:value="28.1140639728621">
            <text:p>28.1140639728621</text:p>
          </table:table-cell>
          <table:table-cell table:style-name="ce1" office:value-type="float" office:value="32.2435846743688">
            <text:p>32.2435846743688</text:p>
          </table:table-cell>
          <table:table-cell table:style-name="ce1" office:value-type="float" office:value="33.9250774462946">
            <text:p>33.9250774462946</text:p>
          </table:table-cell>
          <table:table-cell table:style-name="ce1" office:value-type="float" office:value="33.3924160044651">
            <text:p>33.3924160044651</text:p>
          </table:table-cell>
        </table:table-row>
        <table:table-row>
          <table:table-cell/>
          <table:table-cell table:style-name="ce1" office:value-type="float" office:value="28.1292462523297">
            <text:p>28.1292462523297</text:p>
          </table:table-cell>
          <table:table-cell table:style-name="ce1" office:value-type="float" office:value="32.2285471780005">
            <text:p>32.2285471780005</text:p>
          </table:table-cell>
          <table:table-cell table:style-name="ce1" office:value-type="float" office:value="33.9241097527925">
            <text:p>33.9241097527925</text:p>
          </table:table-cell>
          <table:table-cell table:style-name="ce1" office:value-type="float" office:value="33.367969296824">
            <text:p>33.36796929682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756639156001427">
            <text:p>0.756639156001427</text:p>
          </table:table-cell>
          <table:table-cell table:style-name="ce1" office:value-type="float" office:value="0.88270345209593">
            <text:p>0.88270345209593</text:p>
          </table:table-cell>
          <table:table-cell table:style-name="ce1" office:value-type="float" office:value="0.908079678225511">
            <text:p>0.908079678225511</text:p>
          </table:table-cell>
          <table:table-cell table:style-name="ce1" office:value-type="float" office:value="0.898769292434055">
            <text:p>0.898769292434055</text:p>
          </table:table-cell>
        </table:table-row>
        <table:table-row>
          <table:table-cell/>
          <table:table-cell table:style-name="ce1" office:value-type="float" office:value="0.754574434039699">
            <text:p>0.754574434039699</text:p>
          </table:table-cell>
          <table:table-cell table:style-name="ce1" office:value-type="float" office:value="0.883563674846901">
            <text:p>0.883563674846901</text:p>
          </table:table-cell>
          <table:table-cell table:style-name="ce1" office:value-type="float" office:value="0.906918391770713">
            <text:p>0.906918391770713</text:p>
          </table:table-cell>
          <table:table-cell table:style-name="ce1" office:value-type="float" office:value="0.899658367346994">
            <text:p>0.899658367346994</text:p>
          </table:table-cell>
        </table:table-row>
        <table:table-row>
          <table:table-cell/>
          <table:table-cell table:style-name="ce1" office:value-type="float" office:value="0.756767434187353">
            <text:p>0.756767434187353</text:p>
          </table:table-cell>
          <table:table-cell table:style-name="ce1" office:value-type="float" office:value="0.881777479256603">
            <text:p>0.881777479256603</text:p>
          </table:table-cell>
          <table:table-cell table:style-name="ce1" office:value-type="float" office:value="0.907115761912135">
            <text:p>0.907115761912135</text:p>
          </table:table-cell>
          <table:table-cell table:style-name="ce1" office:value-type="float" office:value="0.900996596208949">
            <text:p>0.900996596208949</text:p>
          </table:table-cell>
        </table:table-row>
        <table:table-row>
          <table:table-cell/>
          <table:table-cell table:style-name="ce1" office:value-type="float" office:value="0.755567599478476">
            <text:p>0.755567599478476</text:p>
          </table:table-cell>
          <table:table-cell table:style-name="ce1" office:value-type="float" office:value="0.882274581782631">
            <text:p>0.882274581782631</text:p>
          </table:table-cell>
          <table:table-cell table:style-name="ce1" office:value-type="float" office:value="0.906614820386006">
            <text:p>0.906614820386006</text:p>
          </table:table-cell>
          <table:table-cell table:style-name="ce1" office:value-type="float" office:value="0.901079658149698">
            <text:p>0.901079658149698</text:p>
          </table:table-cell>
        </table:table-row>
        <table:table-row>
          <table:table-cell/>
          <table:table-cell table:style-name="ce1" office:value-type="float" office:value="0.757395989007993">
            <text:p>0.757395989007993</text:p>
          </table:table-cell>
          <table:table-cell table:style-name="ce1" office:value-type="float" office:value="0.883250016627566">
            <text:p>0.883250016627566</text:p>
          </table:table-cell>
          <table:table-cell table:style-name="ce1" office:value-type="float" office:value="0.906761204637502">
            <text:p>0.906761204637502</text:p>
          </table:table-cell>
          <table:table-cell table:style-name="ce1" office:value-type="float" office:value="0.898386150465608">
            <text:p>0.898386150465608</text:p>
          </table:table-cell>
        </table:table-row>
        <table:table-row>
          <table:table-cell/>
          <table:table-cell table:style-name="ce1" office:value-type="float" office:value="0.756099504353173">
            <text:p>0.756099504353173</text:p>
          </table:table-cell>
          <table:table-cell table:style-name="ce1" office:value-type="float" office:value="0.882096232452041">
            <text:p>0.882096232452041</text:p>
          </table:table-cell>
          <table:table-cell table:style-name="ce1" office:value-type="float" office:value="0.90661953522495">
            <text:p>0.90661953522495</text:p>
          </table:table-cell>
          <table:table-cell table:style-name="ce1" office:value-type="float" office:value="0.89961842946816">
            <text:p>0.89961842946816</text:p>
          </table:table-cell>
        </table:table-row>
        <table:table-row>
          <table:table-cell/>
          <table:table-cell table:style-name="ce1" office:value-type="float" office:value="0.757226381412981">
            <text:p>0.757226381412981</text:p>
          </table:table-cell>
          <table:table-cell table:style-name="ce1" office:value-type="float" office:value="0.882830119939764">
            <text:p>0.882830119939764</text:p>
          </table:table-cell>
          <table:table-cell table:style-name="ce1" office:value-type="float" office:value="0.905018798303736">
            <text:p>0.905018798303736</text:p>
          </table:table-cell>
          <table:table-cell table:style-name="ce1" office:value-type="float" office:value="0.899116550678688">
            <text:p>0.899116550678688</text:p>
          </table:table-cell>
        </table:table-row>
        <table:table-row>
          <table:table-cell/>
          <table:table-cell table:style-name="ce1" office:value-type="float" office:value="0.756432259631404">
            <text:p>0.756432259631404</text:p>
          </table:table-cell>
          <table:table-cell table:style-name="ce1" office:value-type="float" office:value="0.882545031235508">
            <text:p>0.882545031235508</text:p>
          </table:table-cell>
          <table:table-cell table:style-name="ce1" office:value-type="float" office:value="0.906804654445728">
            <text:p>0.906804654445728</text:p>
          </table:table-cell>
          <table:table-cell table:style-name="ce1" office:value-type="float" office:value="0.898650179442939">
            <text:p>0.898650179442939</text:p>
          </table:table-cell>
        </table:table-row>
        <table:table-row>
          <table:table-cell/>
          <table:table-cell table:style-name="ce1" office:value-type="float" office:value="0.757295499394449">
            <text:p>0.757295499394449</text:p>
          </table:table-cell>
          <table:table-cell table:style-name="ce1" office:value-type="float" office:value="0.884775011794264">
            <text:p>0.884775011794264</text:p>
          </table:table-cell>
          <table:table-cell table:style-name="ce1" office:value-type="float" office:value="0.910060413598433">
            <text:p>0.910060413598433</text:p>
          </table:table-cell>
          <table:table-cell table:style-name="ce1" office:value-type="float" office:value="0.901472010099139">
            <text:p>0.901472010099139</text:p>
          </table:table-cell>
        </table:table-row>
        <table:table-row>
          <table:table-cell/>
          <table:table-cell table:style-name="ce1" office:value-type="float" office:value="0.758539886300401">
            <text:p>0.758539886300401</text:p>
          </table:table-cell>
          <table:table-cell table:style-name="ce1" office:value-type="float" office:value="0.882441950230818">
            <text:p>0.882441950230818</text:p>
          </table:table-cell>
          <table:table-cell table:style-name="ce1" office:value-type="float" office:value="0.907004709418215">
            <text:p>0.907004709418215</text:p>
          </table:table-cell>
          <table:table-cell table:style-name="ce1" office:value-type="float" office:value="0.900279613827058">
            <text:p>0.900279613827058</text:p>
          </table:table-cell>
        </table:table-row>
      </table:table>
      <table:table table:name="'file:///mnt/Dados/vinma/documentos/Gradua%C3%A7%C3%A3o/TCC/results-partial/HW_C002_120.xlsx'#sigma_050" table:print="false" table:style-name="ta_extref">
        <table:table-source xlink:type="simple" xlink:href="../../results-partial/HW_C002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112370811311">
            <text:p>20.2112370811311</text:p>
          </table:table-cell>
          <table:table-cell table:style-name="ce1" office:value-type="float" office:value="26.8523856447793">
            <text:p>26.8523856447793</text:p>
          </table:table-cell>
          <table:table-cell table:style-name="ce1" office:value-type="float" office:value="30.2584759400206">
            <text:p>30.2584759400206</text:p>
          </table:table-cell>
          <table:table-cell table:style-name="ce1" office:value-type="float" office:value="29.7701346980319">
            <text:p>29.7701346980319</text:p>
          </table:table-cell>
        </table:table-row>
        <table:table-row>
          <table:table-cell/>
          <table:table-cell table:style-name="ce1" office:value-type="float" office:value="20.2175577721658">
            <text:p>20.2175577721658</text:p>
          </table:table-cell>
          <table:table-cell table:style-name="ce1" office:value-type="float" office:value="26.8755004665262">
            <text:p>26.8755004665262</text:p>
          </table:table-cell>
          <table:table-cell table:style-name="ce1" office:value-type="float" office:value="30.2381975827502">
            <text:p>30.2381975827502</text:p>
          </table:table-cell>
          <table:table-cell table:style-name="ce1" office:value-type="float" office:value="29.78122962005">
            <text:p>29.78122962005</text:p>
          </table:table-cell>
        </table:table-row>
        <table:table-row>
          <table:table-cell/>
          <table:table-cell table:style-name="ce1" office:value-type="float" office:value="20.2283284875993">
            <text:p>20.2283284875993</text:p>
          </table:table-cell>
          <table:table-cell table:style-name="ce1" office:value-type="float" office:value="26.9079689608103">
            <text:p>26.9079689608103</text:p>
          </table:table-cell>
          <table:table-cell table:style-name="ce1" office:value-type="float" office:value="30.2554037481661">
            <text:p>30.2554037481661</text:p>
          </table:table-cell>
          <table:table-cell table:style-name="ce1" office:value-type="float" office:value="29.7840298677167">
            <text:p>29.7840298677167</text:p>
          </table:table-cell>
        </table:table-row>
        <table:table-row>
          <table:table-cell/>
          <table:table-cell table:style-name="ce1" office:value-type="float" office:value="20.2302436683793">
            <text:p>20.2302436683793</text:p>
          </table:table-cell>
          <table:table-cell table:style-name="ce1" office:value-type="float" office:value="26.9025447266905">
            <text:p>26.9025447266905</text:p>
          </table:table-cell>
          <table:table-cell table:style-name="ce1" office:value-type="float" office:value="30.2522205943501">
            <text:p>30.2522205943501</text:p>
          </table:table-cell>
          <table:table-cell table:style-name="ce1" office:value-type="float" office:value="29.7765465866875">
            <text:p>29.7765465866875</text:p>
          </table:table-cell>
        </table:table-row>
        <table:table-row>
          <table:table-cell/>
          <table:table-cell table:style-name="ce1" office:value-type="float" office:value="20.1953628995544">
            <text:p>20.1953628995544</text:p>
          </table:table-cell>
          <table:table-cell table:style-name="ce1" office:value-type="float" office:value="26.8726832619292">
            <text:p>26.8726832619292</text:p>
          </table:table-cell>
          <table:table-cell table:style-name="ce1" office:value-type="float" office:value="30.2651613513053">
            <text:p>30.2651613513053</text:p>
          </table:table-cell>
          <table:table-cell table:style-name="ce1" office:value-type="float" office:value="29.785852311543">
            <text:p>29.785852311543</text:p>
          </table:table-cell>
        </table:table-row>
        <table:table-row>
          <table:table-cell/>
          <table:table-cell table:style-name="ce1" office:value-type="float" office:value="20.2155699227256">
            <text:p>20.2155699227256</text:p>
          </table:table-cell>
          <table:table-cell table:style-name="ce1" office:value-type="float" office:value="26.8957348526695">
            <text:p>26.8957348526695</text:p>
          </table:table-cell>
          <table:table-cell table:style-name="ce1" office:value-type="float" office:value="30.3329974943326">
            <text:p>30.3329974943326</text:p>
          </table:table-cell>
          <table:table-cell table:style-name="ce1" office:value-type="float" office:value="29.8425273819836">
            <text:p>29.8425273819836</text:p>
          </table:table-cell>
        </table:table-row>
        <table:table-row>
          <table:table-cell/>
          <table:table-cell table:style-name="ce1" office:value-type="float" office:value="20.2100919307141">
            <text:p>20.2100919307141</text:p>
          </table:table-cell>
          <table:table-cell table:style-name="ce1" office:value-type="float" office:value="26.883354777921">
            <text:p>26.883354777921</text:p>
          </table:table-cell>
          <table:table-cell table:style-name="ce1" office:value-type="float" office:value="30.2473360765826">
            <text:p>30.2473360765826</text:p>
          </table:table-cell>
          <table:table-cell table:style-name="ce1" office:value-type="float" office:value="29.7531041685243">
            <text:p>29.7531041685243</text:p>
          </table:table-cell>
        </table:table-row>
        <table:table-row>
          <table:table-cell/>
          <table:table-cell table:style-name="ce1" office:value-type="float" office:value="20.2239427984322">
            <text:p>20.2239427984322</text:p>
          </table:table-cell>
          <table:table-cell table:style-name="ce1" office:value-type="float" office:value="26.8818699640716">
            <text:p>26.8818699640716</text:p>
          </table:table-cell>
          <table:table-cell table:style-name="ce1" office:value-type="float" office:value="30.2552227460216">
            <text:p>30.2552227460216</text:p>
          </table:table-cell>
          <table:table-cell table:style-name="ce1" office:value-type="float" office:value="29.745580030756">
            <text:p>29.745580030756</text:p>
          </table:table-cell>
        </table:table-row>
        <table:table-row>
          <table:table-cell/>
          <table:table-cell table:style-name="ce1" office:value-type="float" office:value="20.2207079259708">
            <text:p>20.2207079259708</text:p>
          </table:table-cell>
          <table:table-cell table:style-name="ce1" office:value-type="float" office:value="26.9168291635604">
            <text:p>26.9168291635604</text:p>
          </table:table-cell>
          <table:table-cell table:style-name="ce1" office:value-type="float" office:value="30.2978180022653">
            <text:p>30.2978180022653</text:p>
          </table:table-cell>
          <table:table-cell table:style-name="ce1" office:value-type="float" office:value="29.7952358826989">
            <text:p>29.7952358826989</text:p>
          </table:table-cell>
        </table:table-row>
        <table:table-row>
          <table:table-cell/>
          <table:table-cell table:style-name="ce1" office:value-type="float" office:value="20.2196819611788">
            <text:p>20.2196819611788</text:p>
          </table:table-cell>
          <table:table-cell table:style-name="ce1" office:value-type="float" office:value="26.8983188243902">
            <text:p>26.8983188243902</text:p>
          </table:table-cell>
          <table:table-cell table:style-name="ce1" office:value-type="float" office:value="30.2808234351289">
            <text:p>30.2808234351289</text:p>
          </table:table-cell>
          <table:table-cell table:style-name="ce1" office:value-type="float" office:value="29.787161682262">
            <text:p>29.787161682262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484041250975316">
            <text:p>0.484041250975316</text:p>
          </table:table-cell>
          <table:table-cell table:style-name="ce1" office:value-type="float" office:value="0.730109898073216">
            <text:p>0.730109898073216</text:p>
          </table:table-cell>
          <table:table-cell table:style-name="ce1" office:value-type="float" office:value="0.83344471455625">
            <text:p>0.83344471455625</text:p>
          </table:table-cell>
          <table:table-cell table:style-name="ce1" office:value-type="float" office:value="0.82557223121636">
            <text:p>0.82557223121636</text:p>
          </table:table-cell>
        </table:table-row>
        <table:table-row>
          <table:table-cell/>
          <table:table-cell table:style-name="ce1" office:value-type="float" office:value="0.484590373926825">
            <text:p>0.484590373926825</text:p>
          </table:table-cell>
          <table:table-cell table:style-name="ce1" office:value-type="float" office:value="0.729813607158099">
            <text:p>0.729813607158099</text:p>
          </table:table-cell>
          <table:table-cell table:style-name="ce1" office:value-type="float" office:value="0.83363931411687">
            <text:p>0.83363931411687</text:p>
          </table:table-cell>
          <table:table-cell table:style-name="ce1" office:value-type="float" office:value="0.820908825637478">
            <text:p>0.820908825637478</text:p>
          </table:table-cell>
        </table:table-row>
        <table:table-row>
          <table:table-cell/>
          <table:table-cell table:style-name="ce1" office:value-type="float" office:value="0.48450733653288">
            <text:p>0.48450733653288</text:p>
          </table:table-cell>
          <table:table-cell table:style-name="ce1" office:value-type="float" office:value="0.731965797842535">
            <text:p>0.731965797842535</text:p>
          </table:table-cell>
          <table:table-cell table:style-name="ce1" office:value-type="float" office:value="0.831575535537893">
            <text:p>0.831575535537893</text:p>
          </table:table-cell>
          <table:table-cell table:style-name="ce1" office:value-type="float" office:value="0.821946944800725">
            <text:p>0.821946944800725</text:p>
          </table:table-cell>
        </table:table-row>
        <table:table-row>
          <table:table-cell/>
          <table:table-cell table:style-name="ce1" office:value-type="float" office:value="0.484943381020182">
            <text:p>0.484943381020182</text:p>
          </table:table-cell>
          <table:table-cell table:style-name="ce1" office:value-type="float" office:value="0.730450688663714">
            <text:p>0.730450688663714</text:p>
          </table:table-cell>
          <table:table-cell table:style-name="ce1" office:value-type="float" office:value="0.832499459051057">
            <text:p>0.832499459051057</text:p>
          </table:table-cell>
          <table:table-cell table:style-name="ce1" office:value-type="float" office:value="0.81905841468506">
            <text:p>0.81905841468506</text:p>
          </table:table-cell>
        </table:table-row>
        <table:table-row>
          <table:table-cell/>
          <table:table-cell table:style-name="ce1" office:value-type="float" office:value="0.483428852551918">
            <text:p>0.483428852551918</text:p>
          </table:table-cell>
          <table:table-cell table:style-name="ce1" office:value-type="float" office:value="0.729999819456598">
            <text:p>0.729999819456598</text:p>
          </table:table-cell>
          <table:table-cell table:style-name="ce1" office:value-type="float" office:value="0.837014557843292">
            <text:p>0.837014557843292</text:p>
          </table:table-cell>
          <table:table-cell table:style-name="ce1" office:value-type="float" office:value="0.819936556198595">
            <text:p>0.819936556198595</text:p>
          </table:table-cell>
        </table:table-row>
        <table:table-row>
          <table:table-cell/>
          <table:table-cell table:style-name="ce1" office:value-type="float" office:value="0.48454748372401">
            <text:p>0.48454748372401</text:p>
          </table:table-cell>
          <table:table-cell table:style-name="ce1" office:value-type="float" office:value="0.730400694114152">
            <text:p>0.730400694114152</text:p>
          </table:table-cell>
          <table:table-cell table:style-name="ce1" office:value-type="float" office:value="0.837668285421594">
            <text:p>0.837668285421594</text:p>
          </table:table-cell>
          <table:table-cell table:style-name="ce1" office:value-type="float" office:value="0.8206563705202">
            <text:p>0.8206563705202</text:p>
          </table:table-cell>
        </table:table-row>
        <table:table-row>
          <table:table-cell/>
          <table:table-cell table:style-name="ce1" office:value-type="float" office:value="0.483598427883067">
            <text:p>0.483598427883067</text:p>
          </table:table-cell>
          <table:table-cell table:style-name="ce1" office:value-type="float" office:value="0.72937439558006">
            <text:p>0.72937439558006</text:p>
          </table:table-cell>
          <table:table-cell table:style-name="ce1" office:value-type="float" office:value="0.836072862985065">
            <text:p>0.836072862985065</text:p>
          </table:table-cell>
          <table:table-cell table:style-name="ce1" office:value-type="float" office:value="0.823245499424628">
            <text:p>0.823245499424628</text:p>
          </table:table-cell>
        </table:table-row>
        <table:table-row>
          <table:table-cell/>
          <table:table-cell table:style-name="ce1" office:value-type="float" office:value="0.484746265163889">
            <text:p>0.484746265163889</text:p>
          </table:table-cell>
          <table:table-cell table:style-name="ce1" office:value-type="float" office:value="0.730280567061547">
            <text:p>0.730280567061547</text:p>
          </table:table-cell>
          <table:table-cell table:style-name="ce1" office:value-type="float" office:value="0.833107973668007">
            <text:p>0.833107973668007</text:p>
          </table:table-cell>
          <table:table-cell table:style-name="ce1" office:value-type="float" office:value="0.827369097471514">
            <text:p>0.827369097471514</text:p>
          </table:table-cell>
        </table:table-row>
        <table:table-row>
          <table:table-cell/>
          <table:table-cell table:style-name="ce1" office:value-type="float" office:value="0.484022657491351">
            <text:p>0.484022657491351</text:p>
          </table:table-cell>
          <table:table-cell table:style-name="ce1" office:value-type="float" office:value="0.731226774959408">
            <text:p>0.731226774959408</text:p>
          </table:table-cell>
          <table:table-cell table:style-name="ce1" office:value-type="float" office:value="0.831394523064122">
            <text:p>0.831394523064122</text:p>
          </table:table-cell>
          <table:table-cell table:style-name="ce1" office:value-type="float" office:value="0.819472277075754">
            <text:p>0.819472277075754</text:p>
          </table:table-cell>
        </table:table-row>
        <table:table-row>
          <table:table-cell/>
          <table:table-cell table:style-name="ce1" office:value-type="float" office:value="0.484458484325686">
            <text:p>0.484458484325686</text:p>
          </table:table-cell>
          <table:table-cell table:style-name="ce1" office:value-type="float" office:value="0.729194404586348">
            <text:p>0.729194404586348</text:p>
          </table:table-cell>
          <table:table-cell table:style-name="ce1" office:value-type="float" office:value="0.832427110875922">
            <text:p>0.832427110875922</text:p>
          </table:table-cell>
          <table:table-cell table:style-name="ce1" office:value-type="float" office:value="0.822330857804019">
            <text:p>0.822330857804019</text:p>
          </table:table-cell>
        </table:table-row>
      </table:table>
      <table:table table:name="'file:///mnt/Dados/vinma/documentos/Gradua%C3%A7%C3%A3o/TCC/results-partial/HW_C004_120.xlsx'#sigma_010" table:print="false" table:style-name="ta_extref">
        <table:table-source xlink:type="simple" xlink:href="../../results-partial/HW_C004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80512589917">
            <text:p>28.1080512589917</text:p>
          </table:table-cell>
          <table:table-cell table:style-name="ce1" office:value-type="float" office:value="30.7348988823174">
            <text:p>30.7348988823174</text:p>
          </table:table-cell>
          <table:table-cell table:style-name="ce1" office:value-type="float" office:value="33.0004883914204">
            <text:p>33.0004883914204</text:p>
          </table:table-cell>
          <table:table-cell table:style-name="ce1" office:value-type="float" office:value="32.3865557900384">
            <text:p>32.3865557900384</text:p>
          </table:table-cell>
        </table:table-row>
        <table:table-row>
          <table:table-cell/>
          <table:table-cell table:style-name="ce1" office:value-type="float" office:value="28.079956761168">
            <text:p>28.079956761168</text:p>
          </table:table-cell>
          <table:table-cell table:style-name="ce1" office:value-type="float" office:value="30.7594116313745">
            <text:p>30.7594116313745</text:p>
          </table:table-cell>
          <table:table-cell table:style-name="ce1" office:value-type="float" office:value="33.0186766377543">
            <text:p>33.0186766377543</text:p>
          </table:table-cell>
          <table:table-cell table:style-name="ce1" office:value-type="float" office:value="32.3962404666439">
            <text:p>32.3962404666439</text:p>
          </table:table-cell>
        </table:table-row>
        <table:table-row>
          <table:table-cell/>
          <table:table-cell table:style-name="ce1" office:value-type="float" office:value="28.1211085503048">
            <text:p>28.1211085503048</text:p>
          </table:table-cell>
          <table:table-cell table:style-name="ce1" office:value-type="float" office:value="30.7945563659487">
            <text:p>30.7945563659487</text:p>
          </table:table-cell>
          <table:table-cell table:style-name="ce1" office:value-type="float" office:value="32.9869887090427">
            <text:p>32.9869887090427</text:p>
          </table:table-cell>
          <table:table-cell table:style-name="ce1" office:value-type="float" office:value="32.3724479398935">
            <text:p>32.3724479398935</text:p>
          </table:table-cell>
        </table:table-row>
        <table:table-row>
          <table:table-cell/>
          <table:table-cell table:style-name="ce1" office:value-type="float" office:value="28.1188271350065">
            <text:p>28.1188271350065</text:p>
          </table:table-cell>
          <table:table-cell table:style-name="ce1" office:value-type="float" office:value="30.74739877633">
            <text:p>30.74739877633</text:p>
          </table:table-cell>
          <table:table-cell table:style-name="ce1" office:value-type="float" office:value="32.9768296034386">
            <text:p>32.9768296034386</text:p>
          </table:table-cell>
          <table:table-cell table:style-name="ce1" office:value-type="float" office:value="32.3269244798517">
            <text:p>32.3269244798517</text:p>
          </table:table-cell>
        </table:table-row>
        <table:table-row>
          <table:table-cell/>
          <table:table-cell table:style-name="ce1" office:value-type="float" office:value="28.1084575673179">
            <text:p>28.1084575673179</text:p>
          </table:table-cell>
          <table:table-cell table:style-name="ce1" office:value-type="float" office:value="30.7728405315466">
            <text:p>30.7728405315466</text:p>
          </table:table-cell>
          <table:table-cell table:style-name="ce1" office:value-type="float" office:value="32.99513721174">
            <text:p>32.99513721174</text:p>
          </table:table-cell>
          <table:table-cell table:style-name="ce1" office:value-type="float" office:value="32.3780247588518">
            <text:p>32.3780247588518</text:p>
          </table:table-cell>
        </table:table-row>
        <table:table-row>
          <table:table-cell/>
          <table:table-cell table:style-name="ce1" office:value-type="float" office:value="28.0889870179182">
            <text:p>28.0889870179182</text:p>
          </table:table-cell>
          <table:table-cell table:style-name="ce1" office:value-type="float" office:value="30.7328751678616">
            <text:p>30.7328751678616</text:p>
          </table:table-cell>
          <table:table-cell table:style-name="ce1" office:value-type="float" office:value="32.9814329667964">
            <text:p>32.9814329667964</text:p>
          </table:table-cell>
          <table:table-cell table:style-name="ce1" office:value-type="float" office:value="32.3248883174859">
            <text:p>32.3248883174859</text:p>
          </table:table-cell>
        </table:table-row>
        <table:table-row>
          <table:table-cell/>
          <table:table-cell table:style-name="ce1" office:value-type="float" office:value="28.1200432800164">
            <text:p>28.1200432800164</text:p>
          </table:table-cell>
          <table:table-cell table:style-name="ce1" office:value-type="float" office:value="30.782607709048">
            <text:p>30.782607709048</text:p>
          </table:table-cell>
          <table:table-cell table:style-name="ce1" office:value-type="float" office:value="33.0168746749485">
            <text:p>33.0168746749485</text:p>
          </table:table-cell>
          <table:table-cell table:style-name="ce1" office:value-type="float" office:value="32.3878365899046">
            <text:p>32.3878365899046</text:p>
          </table:table-cell>
        </table:table-row>
        <table:table-row>
          <table:table-cell/>
          <table:table-cell table:style-name="ce1" office:value-type="float" office:value="28.1046811671621">
            <text:p>28.1046811671621</text:p>
          </table:table-cell>
          <table:table-cell table:style-name="ce1" office:value-type="float" office:value="30.742092615712">
            <text:p>30.742092615712</text:p>
          </table:table-cell>
          <table:table-cell table:style-name="ce1" office:value-type="float" office:value="33.0231649753261">
            <text:p>33.0231649753261</text:p>
          </table:table-cell>
          <table:table-cell table:style-name="ce1" office:value-type="float" office:value="32.3783927914674">
            <text:p>32.3783927914674</text:p>
          </table:table-cell>
        </table:table-row>
        <table:table-row>
          <table:table-cell/>
          <table:table-cell table:style-name="ce1" office:value-type="float" office:value="28.130459805823">
            <text:p>28.130459805823</text:p>
          </table:table-cell>
          <table:table-cell table:style-name="ce1" office:value-type="float" office:value="30.7510960146636">
            <text:p>30.7510960146636</text:p>
          </table:table-cell>
          <table:table-cell table:style-name="ce1" office:value-type="float" office:value="33.0050183280415">
            <text:p>33.0050183280415</text:p>
          </table:table-cell>
          <table:table-cell table:style-name="ce1" office:value-type="float" office:value="32.3764713958753">
            <text:p>32.3764713958753</text:p>
          </table:table-cell>
        </table:table-row>
        <table:table-row>
          <table:table-cell/>
          <table:table-cell table:style-name="ce1" office:value-type="float" office:value="28.1090325676991">
            <text:p>28.1090325676991</text:p>
          </table:table-cell>
          <table:table-cell table:style-name="ce1" office:value-type="float" office:value="30.7721426213192">
            <text:p>30.7721426213192</text:p>
          </table:table-cell>
          <table:table-cell table:style-name="ce1" office:value-type="float" office:value="33.0052059474229">
            <text:p>33.0052059474229</text:p>
          </table:table-cell>
          <table:table-cell table:style-name="ce1" office:value-type="float" office:value="32.3864077689929">
            <text:p>32.386407768992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04_120.xlsx'#sigma_025" table:print="false" table:style-name="ta_extref">
        <table:table-source xlink:type="simple" xlink:href="../../results-partial/HW_C004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80512589917">
            <text:p>28.1080512589917</text:p>
          </table:table-cell>
          <table:table-cell table:style-name="ce1" office:value-type="float" office:value="30.7348988823174">
            <text:p>30.7348988823174</text:p>
          </table:table-cell>
          <table:table-cell table:style-name="ce1" office:value-type="float" office:value="33.0004883914204">
            <text:p>33.0004883914204</text:p>
          </table:table-cell>
          <table:table-cell table:style-name="ce1" office:value-type="float" office:value="32.3865557900384">
            <text:p>32.3865557900384</text:p>
          </table:table-cell>
        </table:table-row>
        <table:table-row>
          <table:table-cell/>
          <table:table-cell table:style-name="ce1" office:value-type="float" office:value="28.079956761168">
            <text:p>28.079956761168</text:p>
          </table:table-cell>
          <table:table-cell table:style-name="ce1" office:value-type="float" office:value="30.7594116313745">
            <text:p>30.7594116313745</text:p>
          </table:table-cell>
          <table:table-cell table:style-name="ce1" office:value-type="float" office:value="33.0186766377543">
            <text:p>33.0186766377543</text:p>
          </table:table-cell>
          <table:table-cell table:style-name="ce1" office:value-type="float" office:value="32.3962404666439">
            <text:p>32.3962404666439</text:p>
          </table:table-cell>
        </table:table-row>
        <table:table-row>
          <table:table-cell/>
          <table:table-cell table:style-name="ce1" office:value-type="float" office:value="28.1211085503048">
            <text:p>28.1211085503048</text:p>
          </table:table-cell>
          <table:table-cell table:style-name="ce1" office:value-type="float" office:value="30.7945563659487">
            <text:p>30.7945563659487</text:p>
          </table:table-cell>
          <table:table-cell table:style-name="ce1" office:value-type="float" office:value="32.9869887090427">
            <text:p>32.9869887090427</text:p>
          </table:table-cell>
          <table:table-cell table:style-name="ce1" office:value-type="float" office:value="32.3724479398935">
            <text:p>32.3724479398935</text:p>
          </table:table-cell>
        </table:table-row>
        <table:table-row>
          <table:table-cell/>
          <table:table-cell table:style-name="ce1" office:value-type="float" office:value="28.1188271350065">
            <text:p>28.1188271350065</text:p>
          </table:table-cell>
          <table:table-cell table:style-name="ce1" office:value-type="float" office:value="30.74739877633">
            <text:p>30.74739877633</text:p>
          </table:table-cell>
          <table:table-cell table:style-name="ce1" office:value-type="float" office:value="32.9768296034386">
            <text:p>32.9768296034386</text:p>
          </table:table-cell>
          <table:table-cell table:style-name="ce1" office:value-type="float" office:value="32.3269244798517">
            <text:p>32.3269244798517</text:p>
          </table:table-cell>
        </table:table-row>
        <table:table-row>
          <table:table-cell/>
          <table:table-cell table:style-name="ce1" office:value-type="float" office:value="28.1084575673179">
            <text:p>28.1084575673179</text:p>
          </table:table-cell>
          <table:table-cell table:style-name="ce1" office:value-type="float" office:value="30.7728405315466">
            <text:p>30.7728405315466</text:p>
          </table:table-cell>
          <table:table-cell table:style-name="ce1" office:value-type="float" office:value="32.99513721174">
            <text:p>32.99513721174</text:p>
          </table:table-cell>
          <table:table-cell table:style-name="ce1" office:value-type="float" office:value="32.3780247588518">
            <text:p>32.3780247588518</text:p>
          </table:table-cell>
        </table:table-row>
        <table:table-row>
          <table:table-cell/>
          <table:table-cell table:style-name="ce1" office:value-type="float" office:value="28.0889870179182">
            <text:p>28.0889870179182</text:p>
          </table:table-cell>
          <table:table-cell table:style-name="ce1" office:value-type="float" office:value="30.7328751678616">
            <text:p>30.7328751678616</text:p>
          </table:table-cell>
          <table:table-cell table:style-name="ce1" office:value-type="float" office:value="32.9814329667964">
            <text:p>32.9814329667964</text:p>
          </table:table-cell>
          <table:table-cell table:style-name="ce1" office:value-type="float" office:value="32.3248883174859">
            <text:p>32.3248883174859</text:p>
          </table:table-cell>
        </table:table-row>
        <table:table-row>
          <table:table-cell/>
          <table:table-cell table:style-name="ce1" office:value-type="float" office:value="28.1200432800164">
            <text:p>28.1200432800164</text:p>
          </table:table-cell>
          <table:table-cell table:style-name="ce1" office:value-type="float" office:value="30.782607709048">
            <text:p>30.782607709048</text:p>
          </table:table-cell>
          <table:table-cell table:style-name="ce1" office:value-type="float" office:value="33.0168746749485">
            <text:p>33.0168746749485</text:p>
          </table:table-cell>
          <table:table-cell table:style-name="ce1" office:value-type="float" office:value="32.3878365899046">
            <text:p>32.3878365899046</text:p>
          </table:table-cell>
        </table:table-row>
        <table:table-row>
          <table:table-cell/>
          <table:table-cell table:style-name="ce1" office:value-type="float" office:value="28.1046811671621">
            <text:p>28.1046811671621</text:p>
          </table:table-cell>
          <table:table-cell table:style-name="ce1" office:value-type="float" office:value="30.742092615712">
            <text:p>30.742092615712</text:p>
          </table:table-cell>
          <table:table-cell table:style-name="ce1" office:value-type="float" office:value="33.0231649753261">
            <text:p>33.0231649753261</text:p>
          </table:table-cell>
          <table:table-cell table:style-name="ce1" office:value-type="float" office:value="32.3783927914674">
            <text:p>32.3783927914674</text:p>
          </table:table-cell>
        </table:table-row>
        <table:table-row>
          <table:table-cell/>
          <table:table-cell table:style-name="ce1" office:value-type="float" office:value="28.130459805823">
            <text:p>28.130459805823</text:p>
          </table:table-cell>
          <table:table-cell table:style-name="ce1" office:value-type="float" office:value="30.7510960146636">
            <text:p>30.7510960146636</text:p>
          </table:table-cell>
          <table:table-cell table:style-name="ce1" office:value-type="float" office:value="33.0050183280415">
            <text:p>33.0050183280415</text:p>
          </table:table-cell>
          <table:table-cell table:style-name="ce1" office:value-type="float" office:value="32.3764713958753">
            <text:p>32.3764713958753</text:p>
          </table:table-cell>
        </table:table-row>
        <table:table-row>
          <table:table-cell/>
          <table:table-cell table:style-name="ce1" office:value-type="float" office:value="28.1090325676991">
            <text:p>28.1090325676991</text:p>
          </table:table-cell>
          <table:table-cell table:style-name="ce1" office:value-type="float" office:value="30.7721426213192">
            <text:p>30.7721426213192</text:p>
          </table:table-cell>
          <table:table-cell table:style-name="ce1" office:value-type="float" office:value="33.0052059474229">
            <text:p>33.0052059474229</text:p>
          </table:table-cell>
          <table:table-cell table:style-name="ce1" office:value-type="float" office:value="32.3864077689929">
            <text:p>32.386407768992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38831041575623">
            <text:p>0.838831041575623</text:p>
          </table:table-cell>
          <table:table-cell table:style-name="ce1" office:value-type="float" office:value="0.914873039138195">
            <text:p>0.914873039138195</text:p>
          </table:table-cell>
          <table:table-cell table:style-name="ce1" office:value-type="float" office:value="0.944407407814837">
            <text:p>0.944407407814837</text:p>
          </table:table-cell>
          <table:table-cell table:style-name="ce1" office:value-type="float" office:value="0.938840880097344">
            <text:p>0.938840880097344</text:p>
          </table:table-cell>
        </table:table-row>
        <table:table-row>
          <table:table-cell/>
          <table:table-cell table:style-name="ce1" office:value-type="float" office:value="0.837761690840396">
            <text:p>0.837761690840396</text:p>
          </table:table-cell>
          <table:table-cell table:style-name="ce1" office:value-type="float" office:value="0.914438748962258">
            <text:p>0.914438748962258</text:p>
          </table:table-cell>
          <table:table-cell table:style-name="ce1" office:value-type="float" office:value="0.944979954917498">
            <text:p>0.944979954917498</text:p>
          </table:table-cell>
          <table:table-cell table:style-name="ce1" office:value-type="float" office:value="0.938837125273176">
            <text:p>0.938837125273176</text:p>
          </table:table-cell>
        </table:table-row>
        <table:table-row>
          <table:table-cell/>
          <table:table-cell table:style-name="ce1" office:value-type="float" office:value="0.839523725096798">
            <text:p>0.839523725096798</text:p>
          </table:table-cell>
          <table:table-cell table:style-name="ce1" office:value-type="float" office:value="0.916914474316636">
            <text:p>0.916914474316636</text:p>
          </table:table-cell>
          <table:table-cell table:style-name="ce1" office:value-type="float" office:value="0.944779510750576">
            <text:p>0.944779510750576</text:p>
          </table:table-cell>
          <table:table-cell table:style-name="ce1" office:value-type="float" office:value="0.937915321046026">
            <text:p>0.937915321046026</text:p>
          </table:table-cell>
        </table:table-row>
        <table:table-row>
          <table:table-cell/>
          <table:table-cell table:style-name="ce1" office:value-type="float" office:value="0.839472290591917">
            <text:p>0.839472290591917</text:p>
          </table:table-cell>
          <table:table-cell table:style-name="ce1" office:value-type="float" office:value="0.915083498267805">
            <text:p>0.915083498267805</text:p>
          </table:table-cell>
          <table:table-cell table:style-name="ce1" office:value-type="float" office:value="0.944507495696325">
            <text:p>0.944507495696325</text:p>
          </table:table-cell>
          <table:table-cell table:style-name="ce1" office:value-type="float" office:value="0.937281141708972">
            <text:p>0.937281141708972</text:p>
          </table:table-cell>
        </table:table-row>
        <table:table-row>
          <table:table-cell/>
          <table:table-cell table:style-name="ce1" office:value-type="float" office:value="0.838928695398989">
            <text:p>0.838928695398989</text:p>
          </table:table-cell>
          <table:table-cell table:style-name="ce1" office:value-type="float" office:value="0.914780883994238">
            <text:p>0.914780883994238</text:p>
          </table:table-cell>
          <table:table-cell table:style-name="ce1" office:value-type="float" office:value="0.94522772125925">
            <text:p>0.94522772125925</text:p>
          </table:table-cell>
          <table:table-cell table:style-name="ce1" office:value-type="float" office:value="0.938611117002159">
            <text:p>0.938611117002159</text:p>
          </table:table-cell>
        </table:table-row>
        <table:table-row>
          <table:table-cell/>
          <table:table-cell table:style-name="ce1" office:value-type="float" office:value="0.838850646076738">
            <text:p>0.838850646076738</text:p>
          </table:table-cell>
          <table:table-cell table:style-name="ce1" office:value-type="float" office:value="0.915546831756789">
            <text:p>0.915546831756789</text:p>
          </table:table-cell>
          <table:table-cell table:style-name="ce1" office:value-type="float" office:value="0.944409096665892">
            <text:p>0.944409096665892</text:p>
          </table:table-cell>
          <table:table-cell table:style-name="ce1" office:value-type="float" office:value="0.936997994747819">
            <text:p>0.936997994747819</text:p>
          </table:table-cell>
        </table:table-row>
        <table:table-row>
          <table:table-cell/>
          <table:table-cell table:style-name="ce1" office:value-type="float" office:value="0.839595610825906">
            <text:p>0.839595610825906</text:p>
          </table:table-cell>
          <table:table-cell table:style-name="ce1" office:value-type="float" office:value="0.914242200297662">
            <text:p>0.914242200297662</text:p>
          </table:table-cell>
          <table:table-cell table:style-name="ce1" office:value-type="float" office:value="0.94495586076661">
            <text:p>0.94495586076661</text:p>
          </table:table-cell>
          <table:table-cell table:style-name="ce1" office:value-type="float" office:value="0.938063033854452">
            <text:p>0.938063033854452</text:p>
          </table:table-cell>
        </table:table-row>
        <table:table-row>
          <table:table-cell/>
          <table:table-cell table:style-name="ce1" office:value-type="float" office:value="0.838124018799285">
            <text:p>0.838124018799285</text:p>
          </table:table-cell>
          <table:table-cell table:style-name="ce1" office:value-type="float" office:value="0.914283253969541">
            <text:p>0.914283253969541</text:p>
          </table:table-cell>
          <table:table-cell table:style-name="ce1" office:value-type="float" office:value="0.944666001841435">
            <text:p>0.944666001841435</text:p>
          </table:table-cell>
          <table:table-cell table:style-name="ce1" office:value-type="float" office:value="0.937816405070192">
            <text:p>0.937816405070192</text:p>
          </table:table-cell>
        </table:table-row>
        <table:table-row>
          <table:table-cell/>
          <table:table-cell table:style-name="ce1" office:value-type="float" office:value="0.839872942758364">
            <text:p>0.839872942758364</text:p>
          </table:table-cell>
          <table:table-cell table:style-name="ce1" office:value-type="float" office:value="0.914738661279383">
            <text:p>0.914738661279383</text:p>
          </table:table-cell>
          <table:table-cell table:style-name="ce1" office:value-type="float" office:value="0.945010283189643">
            <text:p>0.945010283189643</text:p>
          </table:table-cell>
          <table:table-cell table:style-name="ce1" office:value-type="float" office:value="0.939607757364589">
            <text:p>0.939607757364589</text:p>
          </table:table-cell>
        </table:table-row>
        <table:table-row>
          <table:table-cell/>
          <table:table-cell table:style-name="ce1" office:value-type="float" office:value="0.839377575051709">
            <text:p>0.839377575051709</text:p>
          </table:table-cell>
          <table:table-cell table:style-name="ce1" office:value-type="float" office:value="0.914802123191062">
            <text:p>0.914802123191062</text:p>
          </table:table-cell>
          <table:table-cell table:style-name="ce1" office:value-type="float" office:value="0.945156681284777">
            <text:p>0.945156681284777</text:p>
          </table:table-cell>
          <table:table-cell table:style-name="ce1" office:value-type="float" office:value="0.93912771356842">
            <text:p>0.93912771356842</text:p>
          </table:table-cell>
        </table:table-row>
      </table:table>
      <table:table table:name="'file:///mnt/Dados/vinma/documentos/Gradua%C3%A7%C3%A3o/TCC/results-partial/HW_C004_120.xlsx'#sigma_050" table:print="false" table:style-name="ta_extref">
        <table:table-source xlink:type="simple" xlink:href="../../results-partial/HW_C004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661921770897">
            <text:p>20.2661921770897</text:p>
          </table:table-cell>
          <table:table-cell table:style-name="ce1" office:value-type="float" office:value="25.2706284822431">
            <text:p>25.2706284822431</text:p>
          </table:table-cell>
          <table:table-cell table:style-name="ce1" office:value-type="float" office:value="28.2931673130004">
            <text:p>28.2931673130004</text:p>
          </table:table-cell>
          <table:table-cell table:style-name="ce1" office:value-type="float" office:value="27.2546836828399">
            <text:p>27.2546836828399</text:p>
          </table:table-cell>
        </table:table-row>
        <table:table-row>
          <table:table-cell/>
          <table:table-cell table:style-name="ce1" office:value-type="float" office:value="20.2588700455033">
            <text:p>20.2588700455033</text:p>
          </table:table-cell>
          <table:table-cell table:style-name="ce1" office:value-type="float" office:value="25.2778677219868">
            <text:p>25.2778677219868</text:p>
          </table:table-cell>
          <table:table-cell table:style-name="ce1" office:value-type="float" office:value="28.3541045045839">
            <text:p>28.3541045045839</text:p>
          </table:table-cell>
          <table:table-cell table:style-name="ce1" office:value-type="float" office:value="27.2952621100396">
            <text:p>27.2952621100396</text:p>
          </table:table-cell>
        </table:table-row>
        <table:table-row>
          <table:table-cell/>
          <table:table-cell table:style-name="ce1" office:value-type="float" office:value="20.2549658973274">
            <text:p>20.2549658973274</text:p>
          </table:table-cell>
          <table:table-cell table:style-name="ce1" office:value-type="float" office:value="25.2943694819821">
            <text:p>25.2943694819821</text:p>
          </table:table-cell>
          <table:table-cell table:style-name="ce1" office:value-type="float" office:value="28.3458731787256">
            <text:p>28.3458731787256</text:p>
          </table:table-cell>
          <table:table-cell table:style-name="ce1" office:value-type="float" office:value="27.2940037418746">
            <text:p>27.2940037418746</text:p>
          </table:table-cell>
        </table:table-row>
        <table:table-row>
          <table:table-cell/>
          <table:table-cell table:style-name="ce1" office:value-type="float" office:value="20.2484935083495">
            <text:p>20.2484935083495</text:p>
          </table:table-cell>
          <table:table-cell table:style-name="ce1" office:value-type="float" office:value="25.2953069058039">
            <text:p>25.2953069058039</text:p>
          </table:table-cell>
          <table:table-cell table:style-name="ce1" office:value-type="float" office:value="28.3474786971494">
            <text:p>28.3474786971494</text:p>
          </table:table-cell>
          <table:table-cell table:style-name="ce1" office:value-type="float" office:value="27.2967673597931">
            <text:p>27.2967673597931</text:p>
          </table:table-cell>
        </table:table-row>
        <table:table-row>
          <table:table-cell/>
          <table:table-cell table:style-name="ce1" office:value-type="float" office:value="20.2765564323063">
            <text:p>20.2765564323063</text:p>
          </table:table-cell>
          <table:table-cell table:style-name="ce1" office:value-type="float" office:value="25.2905155150216">
            <text:p>25.2905155150216</text:p>
          </table:table-cell>
          <table:table-cell table:style-name="ce1" office:value-type="float" office:value="28.3498390219431">
            <text:p>28.3498390219431</text:p>
          </table:table-cell>
          <table:table-cell table:style-name="ce1" office:value-type="float" office:value="27.2963588004104">
            <text:p>27.2963588004104</text:p>
          </table:table-cell>
        </table:table-row>
        <table:table-row>
          <table:table-cell/>
          <table:table-cell table:style-name="ce1" office:value-type="float" office:value="20.2619152479962">
            <text:p>20.2619152479962</text:p>
          </table:table-cell>
          <table:table-cell table:style-name="ce1" office:value-type="float" office:value="25.2984278363683">
            <text:p>25.2984278363683</text:p>
          </table:table-cell>
          <table:table-cell table:style-name="ce1" office:value-type="float" office:value="28.3527319050343">
            <text:p>28.3527319050343</text:p>
          </table:table-cell>
          <table:table-cell table:style-name="ce1" office:value-type="float" office:value="27.2948475114455">
            <text:p>27.2948475114455</text:p>
          </table:table-cell>
        </table:table-row>
        <table:table-row>
          <table:table-cell/>
          <table:table-cell table:style-name="ce1" office:value-type="float" office:value="20.256854827918">
            <text:p>20.256854827918</text:p>
          </table:table-cell>
          <table:table-cell table:style-name="ce1" office:value-type="float" office:value="25.2851733776161">
            <text:p>25.2851733776161</text:p>
          </table:table-cell>
          <table:table-cell table:style-name="ce1" office:value-type="float" office:value="28.3480807338313">
            <text:p>28.3480807338313</text:p>
          </table:table-cell>
          <table:table-cell table:style-name="ce1" office:value-type="float" office:value="27.3192739498715">
            <text:p>27.3192739498715</text:p>
          </table:table-cell>
        </table:table-row>
        <table:table-row>
          <table:table-cell/>
          <table:table-cell table:style-name="ce1" office:value-type="float" office:value="20.2776257276431">
            <text:p>20.2776257276431</text:p>
          </table:table-cell>
          <table:table-cell table:style-name="ce1" office:value-type="float" office:value="25.3081029384132">
            <text:p>25.3081029384132</text:p>
          </table:table-cell>
          <table:table-cell table:style-name="ce1" office:value-type="float" office:value="28.3400671571713">
            <text:p>28.3400671571713</text:p>
          </table:table-cell>
          <table:table-cell table:style-name="ce1" office:value-type="float" office:value="27.2938617304445">
            <text:p>27.2938617304445</text:p>
          </table:table-cell>
        </table:table-row>
        <table:table-row>
          <table:table-cell/>
          <table:table-cell table:style-name="ce1" office:value-type="float" office:value="20.2623545390972">
            <text:p>20.2623545390972</text:p>
          </table:table-cell>
          <table:table-cell table:style-name="ce1" office:value-type="float" office:value="25.2753296998141">
            <text:p>25.2753296998141</text:p>
          </table:table-cell>
          <table:table-cell table:style-name="ce1" office:value-type="float" office:value="28.3161504702205">
            <text:p>28.3161504702205</text:p>
          </table:table-cell>
          <table:table-cell table:style-name="ce1" office:value-type="float" office:value="27.2725867926998">
            <text:p>27.2725867926998</text:p>
          </table:table-cell>
        </table:table-row>
        <table:table-row>
          <table:table-cell/>
          <table:table-cell table:style-name="ce1" office:value-type="float" office:value="20.2622345852613">
            <text:p>20.2622345852613</text:p>
          </table:table-cell>
          <table:table-cell table:style-name="ce1" office:value-type="float" office:value="25.2894638171662">
            <text:p>25.2894638171662</text:p>
          </table:table-cell>
          <table:table-cell table:style-name="ce1" office:value-type="float" office:value="28.3339309640374">
            <text:p>28.3339309640374</text:p>
          </table:table-cell>
          <table:table-cell table:style-name="ce1" office:value-type="float" office:value="27.285753681474">
            <text:p>27.28575368147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559490896108632">
            <text:p>0.559490896108632</text:p>
          </table:table-cell>
          <table:table-cell table:style-name="ce1" office:value-type="float" office:value="0.758452121548606">
            <text:p>0.758452121548606</text:p>
          </table:table-cell>
          <table:table-cell table:style-name="ce1" office:value-type="float" office:value="0.854440277375163">
            <text:p>0.854440277375163</text:p>
          </table:table-cell>
          <table:table-cell table:style-name="ce1" office:value-type="float" office:value="0.825769884656896">
            <text:p>0.825769884656896</text:p>
          </table:table-cell>
        </table:table-row>
        <table:table-row>
          <table:table-cell/>
          <table:table-cell table:style-name="ce1" office:value-type="float" office:value="0.560444038228801">
            <text:p>0.560444038228801</text:p>
          </table:table-cell>
          <table:table-cell table:style-name="ce1" office:value-type="float" office:value="0.762640631381987">
            <text:p>0.762640631381987</text:p>
          </table:table-cell>
          <table:table-cell table:style-name="ce1" office:value-type="float" office:value="0.857257440956737">
            <text:p>0.857257440956737</text:p>
          </table:table-cell>
          <table:table-cell table:style-name="ce1" office:value-type="float" office:value="0.827276842836231">
            <text:p>0.827276842836231</text:p>
          </table:table-cell>
        </table:table-row>
        <table:table-row>
          <table:table-cell/>
          <table:table-cell table:style-name="ce1" office:value-type="float" office:value="0.55993514235372">
            <text:p>0.55993514235372</text:p>
          </table:table-cell>
          <table:table-cell table:style-name="ce1" office:value-type="float" office:value="0.761010615171012">
            <text:p>0.761010615171012</text:p>
          </table:table-cell>
          <table:table-cell table:style-name="ce1" office:value-type="float" office:value="0.855775855347963">
            <text:p>0.855775855347963</text:p>
          </table:table-cell>
          <table:table-cell table:style-name="ce1" office:value-type="float" office:value="0.825402404960229">
            <text:p>0.825402404960229</text:p>
          </table:table-cell>
        </table:table-row>
        <table:table-row>
          <table:table-cell/>
          <table:table-cell table:style-name="ce1" office:value-type="float" office:value="0.559905365883827">
            <text:p>0.559905365883827</text:p>
          </table:table-cell>
          <table:table-cell table:style-name="ce1" office:value-type="float" office:value="0.761434370028996">
            <text:p>0.761434370028996</text:p>
          </table:table-cell>
          <table:table-cell table:style-name="ce1" office:value-type="float" office:value="0.856640786090086">
            <text:p>0.856640786090086</text:p>
          </table:table-cell>
          <table:table-cell table:style-name="ce1" office:value-type="float" office:value="0.827311136719741">
            <text:p>0.827311136719741</text:p>
          </table:table-cell>
        </table:table-row>
        <table:table-row>
          <table:table-cell/>
          <table:table-cell table:style-name="ce1" office:value-type="float" office:value="0.560542756479238">
            <text:p>0.560542756479238</text:p>
          </table:table-cell>
          <table:table-cell table:style-name="ce1" office:value-type="float" office:value="0.760550241057952">
            <text:p>0.760550241057952</text:p>
          </table:table-cell>
          <table:table-cell table:style-name="ce1" office:value-type="float" office:value="0.856915710746021">
            <text:p>0.856915710746021</text:p>
          </table:table-cell>
          <table:table-cell table:style-name="ce1" office:value-type="float" office:value="0.82491648892417">
            <text:p>0.82491648892417</text:p>
          </table:table-cell>
        </table:table-row>
        <table:table-row>
          <table:table-cell/>
          <table:table-cell table:style-name="ce1" office:value-type="float" office:value="0.559810031239081">
            <text:p>0.559810031239081</text:p>
          </table:table-cell>
          <table:table-cell table:style-name="ce1" office:value-type="float" office:value="0.760635775075607">
            <text:p>0.760635775075607</text:p>
          </table:table-cell>
          <table:table-cell table:style-name="ce1" office:value-type="float" office:value="0.855314294995841">
            <text:p>0.855314294995841</text:p>
          </table:table-cell>
          <table:table-cell table:style-name="ce1" office:value-type="float" office:value="0.825130979339784">
            <text:p>0.825130979339784</text:p>
          </table:table-cell>
        </table:table-row>
        <table:table-row>
          <table:table-cell/>
          <table:table-cell table:style-name="ce1" office:value-type="float" office:value="0.559670364080372">
            <text:p>0.559670364080372</text:p>
          </table:table-cell>
          <table:table-cell table:style-name="ce1" office:value-type="float" office:value="0.759857470067628">
            <text:p>0.759857470067628</text:p>
          </table:table-cell>
          <table:table-cell table:style-name="ce1" office:value-type="float" office:value="0.856076925081037">
            <text:p>0.856076925081037</text:p>
          </table:table-cell>
          <table:table-cell table:style-name="ce1" office:value-type="float" office:value="0.827007425968971">
            <text:p>0.827007425968971</text:p>
          </table:table-cell>
        </table:table-row>
        <table:table-row>
          <table:table-cell/>
          <table:table-cell table:style-name="ce1" office:value-type="float" office:value="0.560862147623285">
            <text:p>0.560862147623285</text:p>
          </table:table-cell>
          <table:table-cell table:style-name="ce1" office:value-type="float" office:value="0.761403383984099">
            <text:p>0.761403383984099</text:p>
          </table:table-cell>
          <table:table-cell table:style-name="ce1" office:value-type="float" office:value="0.858217947416397">
            <text:p>0.858217947416397</text:p>
          </table:table-cell>
          <table:table-cell table:style-name="ce1" office:value-type="float" office:value="0.82702144684427">
            <text:p>0.82702144684427</text:p>
          </table:table-cell>
        </table:table-row>
        <table:table-row>
          <table:table-cell/>
          <table:table-cell table:style-name="ce1" office:value-type="float" office:value="0.559203616273664">
            <text:p>0.559203616273664</text:p>
          </table:table-cell>
          <table:table-cell table:style-name="ce1" office:value-type="float" office:value="0.760328865909513">
            <text:p>0.760328865909513</text:p>
          </table:table-cell>
          <table:table-cell table:style-name="ce1" office:value-type="float" office:value="0.854099498393577">
            <text:p>0.854099498393577</text:p>
          </table:table-cell>
          <table:table-cell table:style-name="ce1" office:value-type="float" office:value="0.824359040364288">
            <text:p>0.824359040364288</text:p>
          </table:table-cell>
        </table:table-row>
        <table:table-row>
          <table:table-cell/>
          <table:table-cell table:style-name="ce1" office:value-type="float" office:value="0.559800870107442">
            <text:p>0.559800870107442</text:p>
          </table:table-cell>
          <table:table-cell table:style-name="ce1" office:value-type="float" office:value="0.760384842920322">
            <text:p>0.760384842920322</text:p>
          </table:table-cell>
          <table:table-cell table:style-name="ce1" office:value-type="float" office:value="0.854270306654023">
            <text:p>0.854270306654023</text:p>
          </table:table-cell>
          <table:table-cell table:style-name="ce1" office:value-type="float" office:value="0.826198277737992">
            <text:p>0.826198277737992</text:p>
          </table:table-cell>
        </table:table-row>
      </table:table>
      <table:table table:name="'file:///mnt/Dados/vinma/documentos/Gradua%C3%A7%C3%A3o/TCC/results-partial/HW_C009_120.xlsx'#sigma_010" table:print="false" table:style-name="ta_extref">
        <table:table-source xlink:type="simple" xlink:href="../../results-partial/HW_C009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24565558664">
            <text:p>28.1224565558664</text:p>
          </table:table-cell>
          <table:table-cell table:style-name="ce1" office:value-type="float" office:value="29.3947845007155">
            <text:p>29.3947845007155</text:p>
          </table:table-cell>
          <table:table-cell table:style-name="ce1" office:value-type="float" office:value="30.8494484848395">
            <text:p>30.8494484848395</text:p>
          </table:table-cell>
          <table:table-cell table:style-name="ce1" office:value-type="float" office:value="30.5113048562181">
            <text:p>30.5113048562181</text:p>
          </table:table-cell>
        </table:table-row>
        <table:table-row>
          <table:table-cell/>
          <table:table-cell table:style-name="ce1" office:value-type="float" office:value="28.1166376636134">
            <text:p>28.1166376636134</text:p>
          </table:table-cell>
          <table:table-cell table:style-name="ce1" office:value-type="float" office:value="29.3770438573158">
            <text:p>29.3770438573158</text:p>
          </table:table-cell>
          <table:table-cell table:style-name="ce1" office:value-type="float" office:value="30.8322840409997">
            <text:p>30.8322840409997</text:p>
          </table:table-cell>
          <table:table-cell table:style-name="ce1" office:value-type="float" office:value="30.4887992097716">
            <text:p>30.4887992097716</text:p>
          </table:table-cell>
        </table:table-row>
        <table:table-row>
          <table:table-cell/>
          <table:table-cell table:style-name="ce1" office:value-type="float" office:value="28.1219215359218">
            <text:p>28.1219215359218</text:p>
          </table:table-cell>
          <table:table-cell table:style-name="ce1" office:value-type="float" office:value="29.3847587459827">
            <text:p>29.3847587459827</text:p>
          </table:table-cell>
          <table:table-cell table:style-name="ce1" office:value-type="float" office:value="30.8233837017865">
            <text:p>30.8233837017865</text:p>
          </table:table-cell>
          <table:table-cell table:style-name="ce1" office:value-type="float" office:value="30.4845175785521">
            <text:p>30.4845175785521</text:p>
          </table:table-cell>
        </table:table-row>
        <table:table-row>
          <table:table-cell/>
          <table:table-cell table:style-name="ce1" office:value-type="float" office:value="28.1273460390723">
            <text:p>28.1273460390723</text:p>
          </table:table-cell>
          <table:table-cell table:style-name="ce1" office:value-type="float" office:value="29.3742225861314">
            <text:p>29.3742225861314</text:p>
          </table:table-cell>
          <table:table-cell table:style-name="ce1" office:value-type="float" office:value="30.8493382400353">
            <text:p>30.8493382400353</text:p>
          </table:table-cell>
          <table:table-cell table:style-name="ce1" office:value-type="float" office:value="30.5109688222692">
            <text:p>30.5109688222692</text:p>
          </table:table-cell>
        </table:table-row>
        <table:table-row>
          <table:table-cell/>
          <table:table-cell table:style-name="ce1" office:value-type="float" office:value="28.1128718862933">
            <text:p>28.1128718862933</text:p>
          </table:table-cell>
          <table:table-cell table:style-name="ce1" office:value-type="float" office:value="29.3826411696215">
            <text:p>29.3826411696215</text:p>
          </table:table-cell>
          <table:table-cell table:style-name="ce1" office:value-type="float" office:value="30.8511456032841">
            <text:p>30.8511456032841</text:p>
          </table:table-cell>
          <table:table-cell table:style-name="ce1" office:value-type="float" office:value="30.5032794331636">
            <text:p>30.5032794331636</text:p>
          </table:table-cell>
        </table:table-row>
        <table:table-row>
          <table:table-cell/>
          <table:table-cell table:style-name="ce1" office:value-type="float" office:value="28.1244987594407">
            <text:p>28.1244987594407</text:p>
          </table:table-cell>
          <table:table-cell table:style-name="ce1" office:value-type="float" office:value="29.3546629440821">
            <text:p>29.3546629440821</text:p>
          </table:table-cell>
          <table:table-cell table:style-name="ce1" office:value-type="float" office:value="30.8279230080175">
            <text:p>30.8279230080175</text:p>
          </table:table-cell>
          <table:table-cell table:style-name="ce1" office:value-type="float" office:value="30.4870433422673">
            <text:p>30.4870433422673</text:p>
          </table:table-cell>
        </table:table-row>
        <table:table-row>
          <table:table-cell/>
          <table:table-cell table:style-name="ce1" office:value-type="float" office:value="28.1134326866405">
            <text:p>28.1134326866405</text:p>
          </table:table-cell>
          <table:table-cell table:style-name="ce1" office:value-type="float" office:value="29.372159998456">
            <text:p>29.372159998456</text:p>
          </table:table-cell>
          <table:table-cell table:style-name="ce1" office:value-type="float" office:value="30.8232885701598">
            <text:p>30.8232885701598</text:p>
          </table:table-cell>
          <table:table-cell table:style-name="ce1" office:value-type="float" office:value="30.489576416285">
            <text:p>30.489576416285</text:p>
          </table:table-cell>
        </table:table-row>
        <table:table-row>
          <table:table-cell/>
          <table:table-cell table:style-name="ce1" office:value-type="float" office:value="28.1076237550994">
            <text:p>28.1076237550994</text:p>
          </table:table-cell>
          <table:table-cell table:style-name="ce1" office:value-type="float" office:value="29.3677541233811">
            <text:p>29.3677541233811</text:p>
          </table:table-cell>
          <table:table-cell table:style-name="ce1" office:value-type="float" office:value="30.8572819682497">
            <text:p>30.8572819682497</text:p>
          </table:table-cell>
          <table:table-cell table:style-name="ce1" office:value-type="float" office:value="30.520220713488">
            <text:p>30.520220713488</text:p>
          </table:table-cell>
        </table:table-row>
        <table:table-row>
          <table:table-cell/>
          <table:table-cell table:style-name="ce1" office:value-type="float" office:value="28.1172098020773">
            <text:p>28.1172098020773</text:p>
          </table:table-cell>
          <table:table-cell table:style-name="ce1" office:value-type="float" office:value="29.3737111763086">
            <text:p>29.3737111763086</text:p>
          </table:table-cell>
          <table:table-cell table:style-name="ce1" office:value-type="float" office:value="30.8295522569588">
            <text:p>30.8295522569588</text:p>
          </table:table-cell>
          <table:table-cell table:style-name="ce1" office:value-type="float" office:value="30.487982246555">
            <text:p>30.487982246555</text:p>
          </table:table-cell>
        </table:table-row>
        <table:table-row>
          <table:table-cell/>
          <table:table-cell table:style-name="ce1" office:value-type="float" office:value="28.1279530731162">
            <text:p>28.1279530731162</text:p>
          </table:table-cell>
          <table:table-cell table:style-name="ce1" office:value-type="float" office:value="29.3851838948856">
            <text:p>29.3851838948856</text:p>
          </table:table-cell>
          <table:table-cell table:style-name="ce1" office:value-type="float" office:value="30.8406242760215">
            <text:p>30.8406242760215</text:p>
          </table:table-cell>
          <table:table-cell table:style-name="ce1" office:value-type="float" office:value="30.4967825375913">
            <text:p>30.4967825375913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09_120.xlsx'#sigma_025" table:print="false" table:style-name="ta_extref">
        <table:table-source xlink:type="simple" xlink:href="../../results-partial/HW_C009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24565558664">
            <text:p>28.1224565558664</text:p>
          </table:table-cell>
          <table:table-cell table:style-name="ce1" office:value-type="float" office:value="29.3947845007155">
            <text:p>29.3947845007155</text:p>
          </table:table-cell>
          <table:table-cell table:style-name="ce1" office:value-type="float" office:value="30.8494484848395">
            <text:p>30.8494484848395</text:p>
          </table:table-cell>
          <table:table-cell table:style-name="ce1" office:value-type="float" office:value="30.5113048562181">
            <text:p>30.5113048562181</text:p>
          </table:table-cell>
        </table:table-row>
        <table:table-row>
          <table:table-cell/>
          <table:table-cell table:style-name="ce1" office:value-type="float" office:value="28.1166376636134">
            <text:p>28.1166376636134</text:p>
          </table:table-cell>
          <table:table-cell table:style-name="ce1" office:value-type="float" office:value="29.3770438573158">
            <text:p>29.3770438573158</text:p>
          </table:table-cell>
          <table:table-cell table:style-name="ce1" office:value-type="float" office:value="30.8322840409997">
            <text:p>30.8322840409997</text:p>
          </table:table-cell>
          <table:table-cell table:style-name="ce1" office:value-type="float" office:value="30.4887992097716">
            <text:p>30.4887992097716</text:p>
          </table:table-cell>
        </table:table-row>
        <table:table-row>
          <table:table-cell/>
          <table:table-cell table:style-name="ce1" office:value-type="float" office:value="28.1219215359218">
            <text:p>28.1219215359218</text:p>
          </table:table-cell>
          <table:table-cell table:style-name="ce1" office:value-type="float" office:value="29.3847587459827">
            <text:p>29.3847587459827</text:p>
          </table:table-cell>
          <table:table-cell table:style-name="ce1" office:value-type="float" office:value="30.8233837017865">
            <text:p>30.8233837017865</text:p>
          </table:table-cell>
          <table:table-cell table:style-name="ce1" office:value-type="float" office:value="30.4845175785521">
            <text:p>30.4845175785521</text:p>
          </table:table-cell>
        </table:table-row>
        <table:table-row>
          <table:table-cell/>
          <table:table-cell table:style-name="ce1" office:value-type="float" office:value="28.1273460390723">
            <text:p>28.1273460390723</text:p>
          </table:table-cell>
          <table:table-cell table:style-name="ce1" office:value-type="float" office:value="29.3742225861314">
            <text:p>29.3742225861314</text:p>
          </table:table-cell>
          <table:table-cell table:style-name="ce1" office:value-type="float" office:value="30.8493382400353">
            <text:p>30.8493382400353</text:p>
          </table:table-cell>
          <table:table-cell table:style-name="ce1" office:value-type="float" office:value="30.5109688222692">
            <text:p>30.5109688222692</text:p>
          </table:table-cell>
        </table:table-row>
        <table:table-row>
          <table:table-cell/>
          <table:table-cell table:style-name="ce1" office:value-type="float" office:value="28.1128718862933">
            <text:p>28.1128718862933</text:p>
          </table:table-cell>
          <table:table-cell table:style-name="ce1" office:value-type="float" office:value="29.3826411696215">
            <text:p>29.3826411696215</text:p>
          </table:table-cell>
          <table:table-cell table:style-name="ce1" office:value-type="float" office:value="30.8511456032841">
            <text:p>30.8511456032841</text:p>
          </table:table-cell>
          <table:table-cell table:style-name="ce1" office:value-type="float" office:value="30.5032794331636">
            <text:p>30.5032794331636</text:p>
          </table:table-cell>
        </table:table-row>
        <table:table-row>
          <table:table-cell/>
          <table:table-cell table:style-name="ce1" office:value-type="float" office:value="28.1244987594407">
            <text:p>28.1244987594407</text:p>
          </table:table-cell>
          <table:table-cell table:style-name="ce1" office:value-type="float" office:value="29.3546629440821">
            <text:p>29.3546629440821</text:p>
          </table:table-cell>
          <table:table-cell table:style-name="ce1" office:value-type="float" office:value="30.8279230080175">
            <text:p>30.8279230080175</text:p>
          </table:table-cell>
          <table:table-cell table:style-name="ce1" office:value-type="float" office:value="30.4870433422673">
            <text:p>30.4870433422673</text:p>
          </table:table-cell>
        </table:table-row>
        <table:table-row>
          <table:table-cell/>
          <table:table-cell table:style-name="ce1" office:value-type="float" office:value="28.1134326866405">
            <text:p>28.1134326866405</text:p>
          </table:table-cell>
          <table:table-cell table:style-name="ce1" office:value-type="float" office:value="29.372159998456">
            <text:p>29.372159998456</text:p>
          </table:table-cell>
          <table:table-cell table:style-name="ce1" office:value-type="float" office:value="30.8232885701598">
            <text:p>30.8232885701598</text:p>
          </table:table-cell>
          <table:table-cell table:style-name="ce1" office:value-type="float" office:value="30.489576416285">
            <text:p>30.489576416285</text:p>
          </table:table-cell>
        </table:table-row>
        <table:table-row>
          <table:table-cell/>
          <table:table-cell table:style-name="ce1" office:value-type="float" office:value="28.1076237550994">
            <text:p>28.1076237550994</text:p>
          </table:table-cell>
          <table:table-cell table:style-name="ce1" office:value-type="float" office:value="29.3677541233811">
            <text:p>29.3677541233811</text:p>
          </table:table-cell>
          <table:table-cell table:style-name="ce1" office:value-type="float" office:value="30.8572819682497">
            <text:p>30.8572819682497</text:p>
          </table:table-cell>
          <table:table-cell table:style-name="ce1" office:value-type="float" office:value="30.520220713488">
            <text:p>30.520220713488</text:p>
          </table:table-cell>
        </table:table-row>
        <table:table-row>
          <table:table-cell/>
          <table:table-cell table:style-name="ce1" office:value-type="float" office:value="28.1172098020773">
            <text:p>28.1172098020773</text:p>
          </table:table-cell>
          <table:table-cell table:style-name="ce1" office:value-type="float" office:value="29.3737111763086">
            <text:p>29.3737111763086</text:p>
          </table:table-cell>
          <table:table-cell table:style-name="ce1" office:value-type="float" office:value="30.8295522569588">
            <text:p>30.8295522569588</text:p>
          </table:table-cell>
          <table:table-cell table:style-name="ce1" office:value-type="float" office:value="30.487982246555">
            <text:p>30.487982246555</text:p>
          </table:table-cell>
        </table:table-row>
        <table:table-row>
          <table:table-cell/>
          <table:table-cell table:style-name="ce1" office:value-type="float" office:value="28.1279530731162">
            <text:p>28.1279530731162</text:p>
          </table:table-cell>
          <table:table-cell table:style-name="ce1" office:value-type="float" office:value="29.3851838948856">
            <text:p>29.3851838948856</text:p>
          </table:table-cell>
          <table:table-cell table:style-name="ce1" office:value-type="float" office:value="30.8406242760215">
            <text:p>30.8406242760215</text:p>
          </table:table-cell>
          <table:table-cell table:style-name="ce1" office:value-type="float" office:value="30.4967825375913">
            <text:p>30.4967825375913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926889818677367">
            <text:p>0.926889818677367</text:p>
          </table:table-cell>
          <table:table-cell table:style-name="ce1" office:value-type="float" office:value="0.943273421111149">
            <text:p>0.943273421111149</text:p>
          </table:table-cell>
          <table:table-cell table:style-name="ce1" office:value-type="float" office:value="0.958702414287222">
            <text:p>0.958702414287222</text:p>
          </table:table-cell>
          <table:table-cell table:style-name="ce1" office:value-type="float" office:value="0.955973007980156">
            <text:p>0.955973007980156</text:p>
          </table:table-cell>
        </table:table-row>
        <table:table-row>
          <table:table-cell/>
          <table:table-cell table:style-name="ce1" office:value-type="float" office:value="0.926924981744194">
            <text:p>0.926924981744194</text:p>
          </table:table-cell>
          <table:table-cell table:style-name="ce1" office:value-type="float" office:value="0.943332120007148">
            <text:p>0.943332120007148</text:p>
          </table:table-cell>
          <table:table-cell table:style-name="ce1" office:value-type="float" office:value="0.958469658808601">
            <text:p>0.958469658808601</text:p>
          </table:table-cell>
          <table:table-cell table:style-name="ce1" office:value-type="float" office:value="0.955611109191208">
            <text:p>0.955611109191208</text:p>
          </table:table-cell>
        </table:table-row>
        <table:table-row>
          <table:table-cell/>
          <table:table-cell table:style-name="ce1" office:value-type="float" office:value="0.926759476048679">
            <text:p>0.926759476048679</text:p>
          </table:table-cell>
          <table:table-cell table:style-name="ce1" office:value-type="float" office:value="0.943202703733032">
            <text:p>0.943202703733032</text:p>
          </table:table-cell>
          <table:table-cell table:style-name="ce1" office:value-type="float" office:value="0.958366786450684">
            <text:p>0.958366786450684</text:p>
          </table:table-cell>
          <table:table-cell table:style-name="ce1" office:value-type="float" office:value="0.955582445331889">
            <text:p>0.955582445331889</text:p>
          </table:table-cell>
        </table:table-row>
        <table:table-row>
          <table:table-cell/>
          <table:table-cell table:style-name="ce1" office:value-type="float" office:value="0.926962379181426">
            <text:p>0.926962379181426</text:p>
          </table:table-cell>
          <table:table-cell table:style-name="ce1" office:value-type="float" office:value="0.943421557289286">
            <text:p>0.943421557289286</text:p>
          </table:table-cell>
          <table:table-cell table:style-name="ce1" office:value-type="float" office:value="0.958820885477966">
            <text:p>0.958820885477966</text:p>
          </table:table-cell>
          <table:table-cell table:style-name="ce1" office:value-type="float" office:value="0.95613297796809">
            <text:p>0.95613297796809</text:p>
          </table:table-cell>
        </table:table-row>
        <table:table-row>
          <table:table-cell/>
          <table:table-cell table:style-name="ce1" office:value-type="float" office:value="0.926735336100695">
            <text:p>0.926735336100695</text:p>
          </table:table-cell>
          <table:table-cell table:style-name="ce1" office:value-type="float" office:value="0.943144275912313">
            <text:p>0.943144275912313</text:p>
          </table:table-cell>
          <table:table-cell table:style-name="ce1" office:value-type="float" office:value="0.9585968125287">
            <text:p>0.9585968125287</text:p>
          </table:table-cell>
          <table:table-cell table:style-name="ce1" office:value-type="float" office:value="0.9558517100236">
            <text:p>0.9558517100236</text:p>
          </table:table-cell>
        </table:table-row>
        <table:table-row>
          <table:table-cell/>
          <table:table-cell table:style-name="ce1" office:value-type="float" office:value="0.926985614908288">
            <text:p>0.926985614908288</text:p>
          </table:table-cell>
          <table:table-cell table:style-name="ce1" office:value-type="float" office:value="0.942979938090159">
            <text:p>0.942979938090159</text:p>
          </table:table-cell>
          <table:table-cell table:style-name="ce1" office:value-type="float" office:value="0.958518317170226">
            <text:p>0.958518317170226</text:p>
          </table:table-cell>
          <table:table-cell table:style-name="ce1" office:value-type="float" office:value="0.955958747972744">
            <text:p>0.955958747972744</text:p>
          </table:table-cell>
        </table:table-row>
        <table:table-row>
          <table:table-cell/>
          <table:table-cell table:style-name="ce1" office:value-type="float" office:value="0.926744059854092">
            <text:p>0.926744059854092</text:p>
          </table:table-cell>
          <table:table-cell table:style-name="ce1" office:value-type="float" office:value="0.943136213651571">
            <text:p>0.943136213651571</text:p>
          </table:table-cell>
          <table:table-cell table:style-name="ce1" office:value-type="float" office:value="0.958501767562573">
            <text:p>0.958501767562573</text:p>
          </table:table-cell>
          <table:table-cell table:style-name="ce1" office:value-type="float" office:value="0.955832881492598">
            <text:p>0.955832881492598</text:p>
          </table:table-cell>
        </table:table-row>
        <table:table-row>
          <table:table-cell/>
          <table:table-cell table:style-name="ce1" office:value-type="float" office:value="0.926682153897649">
            <text:p>0.926682153897649</text:p>
          </table:table-cell>
          <table:table-cell table:style-name="ce1" office:value-type="float" office:value="0.94310414196171">
            <text:p>0.94310414196171</text:p>
          </table:table-cell>
          <table:table-cell table:style-name="ce1" office:value-type="float" office:value="0.958796001699629">
            <text:p>0.958796001699629</text:p>
          </table:table-cell>
          <table:table-cell table:style-name="ce1" office:value-type="float" office:value="0.955855225858791">
            <text:p>0.955855225858791</text:p>
          </table:table-cell>
        </table:table-row>
        <table:table-row>
          <table:table-cell/>
          <table:table-cell table:style-name="ce1" office:value-type="float" office:value="0.926801706513435">
            <text:p>0.926801706513435</text:p>
          </table:table-cell>
          <table:table-cell table:style-name="ce1" office:value-type="float" office:value="0.943108428732557">
            <text:p>0.943108428732557</text:p>
          </table:table-cell>
          <table:table-cell table:style-name="ce1" office:value-type="float" office:value="0.95846472934031">
            <text:p>0.95846472934031</text:p>
          </table:table-cell>
          <table:table-cell table:style-name="ce1" office:value-type="float" office:value="0.955726263644505">
            <text:p>0.955726263644505</text:p>
          </table:table-cell>
        </table:table-row>
        <table:table-row>
          <table:table-cell/>
          <table:table-cell table:style-name="ce1" office:value-type="float" office:value="0.927061533979878">
            <text:p>0.927061533979878</text:p>
          </table:table-cell>
          <table:table-cell table:style-name="ce1" office:value-type="float" office:value="0.94350488917331">
            <text:p>0.94350488917331</text:p>
          </table:table-cell>
          <table:table-cell table:style-name="ce1" office:value-type="float" office:value="0.958684600352552">
            <text:p>0.958684600352552</text:p>
          </table:table-cell>
          <table:table-cell table:style-name="ce1" office:value-type="float" office:value="0.955715116707408">
            <text:p>0.955715116707408</text:p>
          </table:table-cell>
        </table:table-row>
      </table:table>
      <table:table table:name="'file:///mnt/Dados/vinma/documentos/Gradua%C3%A7%C3%A3o/TCC/results-partial/HW_C009_120.xlsx'#sigma_050" table:print="false" table:style-name="ta_extref">
        <table:table-source xlink:type="simple" xlink:href="../../results-partial/HW_C009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140286717068">
            <text:p>20.2140286717068</text:p>
          </table:table-cell>
          <table:table-cell table:style-name="ce1" office:value-type="float" office:value="23.8178638767577">
            <text:p>23.8178638767577</text:p>
          </table:table-cell>
          <table:table-cell table:style-name="ce1" office:value-type="float" office:value="25.9503117708817">
            <text:p>25.9503117708817</text:p>
          </table:table-cell>
          <table:table-cell table:style-name="ce1" office:value-type="float" office:value="24.830291397316">
            <text:p>24.830291397316</text:p>
          </table:table-cell>
        </table:table-row>
        <table:table-row>
          <table:table-cell/>
          <table:table-cell table:style-name="ce1" office:value-type="float" office:value="20.2175279197006">
            <text:p>20.2175279197006</text:p>
          </table:table-cell>
          <table:table-cell table:style-name="ce1" office:value-type="float" office:value="23.828621399756">
            <text:p>23.828621399756</text:p>
          </table:table-cell>
          <table:table-cell table:style-name="ce1" office:value-type="float" office:value="25.9695800674853">
            <text:p>25.9695800674853</text:p>
          </table:table-cell>
          <table:table-cell table:style-name="ce1" office:value-type="float" office:value="24.8511402543657">
            <text:p>24.8511402543657</text:p>
          </table:table-cell>
        </table:table-row>
        <table:table-row>
          <table:table-cell/>
          <table:table-cell table:style-name="ce1" office:value-type="float" office:value="20.1920389558448">
            <text:p>20.1920389558448</text:p>
          </table:table-cell>
          <table:table-cell table:style-name="ce1" office:value-type="float" office:value="23.8193330058658">
            <text:p>23.8193330058658</text:p>
          </table:table-cell>
          <table:table-cell table:style-name="ce1" office:value-type="float" office:value="25.9708369094227">
            <text:p>25.9708369094227</text:p>
          </table:table-cell>
          <table:table-cell table:style-name="ce1" office:value-type="float" office:value="24.8537546594123">
            <text:p>24.8537546594123</text:p>
          </table:table-cell>
        </table:table-row>
        <table:table-row>
          <table:table-cell/>
          <table:table-cell table:style-name="ce1" office:value-type="float" office:value="20.217696088218">
            <text:p>20.217696088218</text:p>
          </table:table-cell>
          <table:table-cell table:style-name="ce1" office:value-type="float" office:value="23.8070641882711">
            <text:p>23.8070641882711</text:p>
          </table:table-cell>
          <table:table-cell table:style-name="ce1" office:value-type="float" office:value="25.965376360988">
            <text:p>25.965376360988</text:p>
          </table:table-cell>
          <table:table-cell table:style-name="ce1" office:value-type="float" office:value="24.8369102349968">
            <text:p>24.8369102349968</text:p>
          </table:table-cell>
        </table:table-row>
        <table:table-row>
          <table:table-cell/>
          <table:table-cell table:style-name="ce1" office:value-type="float" office:value="20.210368776665">
            <text:p>20.210368776665</text:p>
          </table:table-cell>
          <table:table-cell table:style-name="ce1" office:value-type="float" office:value="23.834011747127">
            <text:p>23.834011747127</text:p>
          </table:table-cell>
          <table:table-cell table:style-name="ce1" office:value-type="float" office:value="25.9743812521558">
            <text:p>25.9743812521558</text:p>
          </table:table-cell>
          <table:table-cell table:style-name="ce1" office:value-type="float" office:value="24.8501830983193">
            <text:p>24.8501830983193</text:p>
          </table:table-cell>
        </table:table-row>
        <table:table-row>
          <table:table-cell/>
          <table:table-cell table:style-name="ce1" office:value-type="float" office:value="20.22658829876">
            <text:p>20.22658829876</text:p>
          </table:table-cell>
          <table:table-cell table:style-name="ce1" office:value-type="float" office:value="23.8484493542">
            <text:p>23.8484493542</text:p>
          </table:table-cell>
          <table:table-cell table:style-name="ce1" office:value-type="float" office:value="25.9777262980281">
            <text:p>25.9777262980281</text:p>
          </table:table-cell>
          <table:table-cell table:style-name="ce1" office:value-type="float" office:value="24.8549165315397">
            <text:p>24.8549165315397</text:p>
          </table:table-cell>
        </table:table-row>
        <table:table-row>
          <table:table-cell/>
          <table:table-cell table:style-name="ce1" office:value-type="float" office:value="20.2113887543893">
            <text:p>20.2113887543893</text:p>
          </table:table-cell>
          <table:table-cell table:style-name="ce1" office:value-type="float" office:value="23.8231730323387">
            <text:p>23.8231730323387</text:p>
          </table:table-cell>
          <table:table-cell table:style-name="ce1" office:value-type="float" office:value="25.9507660778065">
            <text:p>25.9507660778065</text:p>
          </table:table-cell>
          <table:table-cell table:style-name="ce1" office:value-type="float" office:value="24.8282694210406">
            <text:p>24.8282694210406</text:p>
          </table:table-cell>
        </table:table-row>
        <table:table-row>
          <table:table-cell/>
          <table:table-cell table:style-name="ce1" office:value-type="float" office:value="20.2077633307548">
            <text:p>20.2077633307548</text:p>
          </table:table-cell>
          <table:table-cell table:style-name="ce1" office:value-type="float" office:value="23.8272108432076">
            <text:p>23.8272108432076</text:p>
          </table:table-cell>
          <table:table-cell table:style-name="ce1" office:value-type="float" office:value="25.9549330451938">
            <text:p>25.9549330451938</text:p>
          </table:table-cell>
          <table:table-cell table:style-name="ce1" office:value-type="float" office:value="24.845035784391">
            <text:p>24.845035784391</text:p>
          </table:table-cell>
        </table:table-row>
        <table:table-row>
          <table:table-cell/>
          <table:table-cell table:style-name="ce1" office:value-type="float" office:value="20.2194295611746">
            <text:p>20.2194295611746</text:p>
          </table:table-cell>
          <table:table-cell table:style-name="ce1" office:value-type="float" office:value="23.8127351194466">
            <text:p>23.8127351194466</text:p>
          </table:table-cell>
          <table:table-cell table:style-name="ce1" office:value-type="float" office:value="25.9431261995974">
            <text:p>25.9431261995974</text:p>
          </table:table-cell>
          <table:table-cell table:style-name="ce1" office:value-type="float" office:value="24.8173272104264">
            <text:p>24.8173272104264</text:p>
          </table:table-cell>
        </table:table-row>
        <table:table-row>
          <table:table-cell/>
          <table:table-cell table:style-name="ce1" office:value-type="float" office:value="20.2185943925689">
            <text:p>20.2185943925689</text:p>
          </table:table-cell>
          <table:table-cell table:style-name="ce1" office:value-type="float" office:value="23.8207068913822">
            <text:p>23.8207068913822</text:p>
          </table:table-cell>
          <table:table-cell table:style-name="ce1" office:value-type="float" office:value="25.9553015684295">
            <text:p>25.9553015684295</text:p>
          </table:table-cell>
          <table:table-cell table:style-name="ce1" office:value-type="float" office:value="24.8266825227514">
            <text:p>24.826682522751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698905937522959">
            <text:p>0.698905937522959</text:p>
          </table:table-cell>
          <table:table-cell table:style-name="ce1" office:value-type="float" office:value="0.806282659700653">
            <text:p>0.806282659700653</text:p>
          </table:table-cell>
          <table:table-cell table:style-name="ce1" office:value-type="float" office:value="0.85891654761116">
            <text:p>0.85891654761116</text:p>
          </table:table-cell>
          <table:table-cell table:style-name="ce1" office:value-type="float" office:value="0.815573203804976">
            <text:p>0.815573203804976</text:p>
          </table:table-cell>
        </table:table-row>
        <table:table-row>
          <table:table-cell/>
          <table:table-cell table:style-name="ce1" office:value-type="float" office:value="0.698940326214745">
            <text:p>0.698940326214745</text:p>
          </table:table-cell>
          <table:table-cell table:style-name="ce1" office:value-type="float" office:value="0.806639078564282">
            <text:p>0.806639078564282</text:p>
          </table:table-cell>
          <table:table-cell table:style-name="ce1" office:value-type="float" office:value="0.859726903234327">
            <text:p>0.859726903234327</text:p>
          </table:table-cell>
          <table:table-cell table:style-name="ce1" office:value-type="float" office:value="0.816586512822285">
            <text:p>0.816586512822285</text:p>
          </table:table-cell>
        </table:table-row>
        <table:table-row>
          <table:table-cell/>
          <table:table-cell table:style-name="ce1" office:value-type="float" office:value="0.697698011958965">
            <text:p>0.697698011958965</text:p>
          </table:table-cell>
          <table:table-cell table:style-name="ce1" office:value-type="float" office:value="0.806406887904917">
            <text:p>0.806406887904917</text:p>
          </table:table-cell>
          <table:table-cell table:style-name="ce1" office:value-type="float" office:value="0.859108944501399">
            <text:p>0.859108944501399</text:p>
          </table:table-cell>
          <table:table-cell table:style-name="ce1" office:value-type="float" office:value="0.816242490748011">
            <text:p>0.816242490748011</text:p>
          </table:table-cell>
        </table:table-row>
        <table:table-row>
          <table:table-cell/>
          <table:table-cell table:style-name="ce1" office:value-type="float" office:value="0.698412365090369">
            <text:p>0.698412365090369</text:p>
          </table:table-cell>
          <table:table-cell table:style-name="ce1" office:value-type="float" office:value="0.805577132942414">
            <text:p>0.805577132942414</text:p>
          </table:table-cell>
          <table:table-cell table:style-name="ce1" office:value-type="float" office:value="0.859296340237273">
            <text:p>0.859296340237273</text:p>
          </table:table-cell>
          <table:table-cell table:style-name="ce1" office:value-type="float" office:value="0.81477633110544">
            <text:p>0.81477633110544</text:p>
          </table:table-cell>
        </table:table-row>
        <table:table-row>
          <table:table-cell/>
          <table:table-cell table:style-name="ce1" office:value-type="float" office:value="0.698660714319044">
            <text:p>0.698660714319044</text:p>
          </table:table-cell>
          <table:table-cell table:style-name="ce1" office:value-type="float" office:value="0.806729275313856">
            <text:p>0.806729275313856</text:p>
          </table:table-cell>
          <table:table-cell table:style-name="ce1" office:value-type="float" office:value="0.859124918024698">
            <text:p>0.859124918024698</text:p>
          </table:table-cell>
          <table:table-cell table:style-name="ce1" office:value-type="float" office:value="0.815843166026484">
            <text:p>0.815843166026484</text:p>
          </table:table-cell>
        </table:table-row>
        <table:table-row>
          <table:table-cell/>
          <table:table-cell table:style-name="ce1" office:value-type="float" office:value="0.699946078732299">
            <text:p>0.699946078732299</text:p>
          </table:table-cell>
          <table:table-cell table:style-name="ce1" office:value-type="float" office:value="0.80794981257966">
            <text:p>0.80794981257966</text:p>
          </table:table-cell>
          <table:table-cell table:style-name="ce1" office:value-type="float" office:value="0.860143726288863">
            <text:p>0.860143726288863</text:p>
          </table:table-cell>
          <table:table-cell table:style-name="ce1" office:value-type="float" office:value="0.816931345723863">
            <text:p>0.816931345723863</text:p>
          </table:table-cell>
        </table:table-row>
        <table:table-row>
          <table:table-cell/>
          <table:table-cell table:style-name="ce1" office:value-type="float" office:value="0.698546126549832">
            <text:p>0.698546126549832</text:p>
          </table:table-cell>
          <table:table-cell table:style-name="ce1" office:value-type="float" office:value="0.80667977812518">
            <text:p>0.80667977812518</text:p>
          </table:table-cell>
          <table:table-cell table:style-name="ce1" office:value-type="float" office:value="0.858074819946908">
            <text:p>0.858074819946908</text:p>
          </table:table-cell>
          <table:table-cell table:style-name="ce1" office:value-type="float" office:value="0.814832544500636">
            <text:p>0.814832544500636</text:p>
          </table:table-cell>
        </table:table-row>
        <table:table-row>
          <table:table-cell/>
          <table:table-cell table:style-name="ce1" office:value-type="float" office:value="0.698541830602315">
            <text:p>0.698541830602315</text:p>
          </table:table-cell>
          <table:table-cell table:style-name="ce1" office:value-type="float" office:value="0.806706123912535">
            <text:p>0.806706123912535</text:p>
          </table:table-cell>
          <table:table-cell table:style-name="ce1" office:value-type="float" office:value="0.858873303530072">
            <text:p>0.858873303530072</text:p>
          </table:table-cell>
          <table:table-cell table:style-name="ce1" office:value-type="float" office:value="0.815844661646079">
            <text:p>0.815844661646079</text:p>
          </table:table-cell>
        </table:table-row>
        <table:table-row>
          <table:table-cell/>
          <table:table-cell table:style-name="ce1" office:value-type="float" office:value="0.698740790055767">
            <text:p>0.698740790055767</text:p>
          </table:table-cell>
          <table:table-cell table:style-name="ce1" office:value-type="float" office:value="0.806578588617237">
            <text:p>0.806578588617237</text:p>
          </table:table-cell>
          <table:table-cell table:style-name="ce1" office:value-type="float" office:value="0.858593039667273">
            <text:p>0.858593039667273</text:p>
          </table:table-cell>
          <table:table-cell table:style-name="ce1" office:value-type="float" office:value="0.81509227055039">
            <text:p>0.81509227055039</text:p>
          </table:table-cell>
        </table:table-row>
        <table:table-row>
          <table:table-cell/>
          <table:table-cell table:style-name="ce1" office:value-type="float" office:value="0.698965131952945">
            <text:p>0.698965131952945</text:p>
          </table:table-cell>
          <table:table-cell table:style-name="ce1" office:value-type="float" office:value="0.80688274739289">
            <text:p>0.80688274739289</text:p>
          </table:table-cell>
          <table:table-cell table:style-name="ce1" office:value-type="float" office:value="0.858595095524391">
            <text:p>0.858595095524391</text:p>
          </table:table-cell>
          <table:table-cell table:style-name="ce1" office:value-type="float" office:value="0.815554374114504">
            <text:p>0.815554374114504</text:p>
          </table:table-cell>
        </table:table-row>
      </table:table>
      <table:table table:name="'file:///mnt/Dados/vinma/documentos/Gradua%C3%A7%C3%A3o/TCC/results-partial/HW_C011_120.xlsx'#sigma_010" table:print="false" table:style-name="ta_extref">
        <table:table-source xlink:type="simple" xlink:href="../../results-partial/HW_C011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10689516809">
            <text:p>28.1010689516809</text:p>
          </table:table-cell>
          <table:table-cell table:style-name="ce1" office:value-type="float" office:value="29.8383492095367">
            <text:p>29.8383492095367</text:p>
          </table:table-cell>
          <table:table-cell table:style-name="ce1" office:value-type="float" office:value="32.4435835609539">
            <text:p>32.4435835609539</text:p>
          </table:table-cell>
          <table:table-cell table:style-name="ce1" office:value-type="float" office:value="31.8552852668644">
            <text:p>31.8552852668644</text:p>
          </table:table-cell>
        </table:table-row>
        <table:table-row>
          <table:table-cell/>
          <table:table-cell table:style-name="ce1" office:value-type="float" office:value="28.1286126142255">
            <text:p>28.1286126142255</text:p>
          </table:table-cell>
          <table:table-cell table:style-name="ce1" office:value-type="float" office:value="29.8354950989104">
            <text:p>29.8354950989104</text:p>
          </table:table-cell>
          <table:table-cell table:style-name="ce1" office:value-type="float" office:value="32.4572578347654">
            <text:p>32.4572578347654</text:p>
          </table:table-cell>
          <table:table-cell table:style-name="ce1" office:value-type="float" office:value="31.8492477376275">
            <text:p>31.8492477376275</text:p>
          </table:table-cell>
        </table:table-row>
        <table:table-row>
          <table:table-cell/>
          <table:table-cell table:style-name="ce1" office:value-type="float" office:value="28.1321318594194">
            <text:p>28.1321318594194</text:p>
          </table:table-cell>
          <table:table-cell table:style-name="ce1" office:value-type="float" office:value="29.8611014181703">
            <text:p>29.8611014181703</text:p>
          </table:table-cell>
          <table:table-cell table:style-name="ce1" office:value-type="float" office:value="32.4645128199644">
            <text:p>32.4645128199644</text:p>
          </table:table-cell>
          <table:table-cell table:style-name="ce1" office:value-type="float" office:value="31.8897634282473">
            <text:p>31.8897634282473</text:p>
          </table:table-cell>
        </table:table-row>
        <table:table-row>
          <table:table-cell/>
          <table:table-cell table:style-name="ce1" office:value-type="float" office:value="28.1178040039706">
            <text:p>28.1178040039706</text:p>
          </table:table-cell>
          <table:table-cell table:style-name="ce1" office:value-type="float" office:value="29.8571087743928">
            <text:p>29.8571087743928</text:p>
          </table:table-cell>
          <table:table-cell table:style-name="ce1" office:value-type="float" office:value="32.4837462184536">
            <text:p>32.4837462184536</text:p>
          </table:table-cell>
          <table:table-cell table:style-name="ce1" office:value-type="float" office:value="31.8767763557484">
            <text:p>31.8767763557484</text:p>
          </table:table-cell>
        </table:table-row>
        <table:table-row>
          <table:table-cell/>
          <table:table-cell table:style-name="ce1" office:value-type="float" office:value="28.096994278722">
            <text:p>28.096994278722</text:p>
          </table:table-cell>
          <table:table-cell table:style-name="ce1" office:value-type="float" office:value="29.8360452539775">
            <text:p>29.8360452539775</text:p>
          </table:table-cell>
          <table:table-cell table:style-name="ce1" office:value-type="float" office:value="32.4629864849059">
            <text:p>32.4629864849059</text:p>
          </table:table-cell>
          <table:table-cell table:style-name="ce1" office:value-type="float" office:value="31.856884646183">
            <text:p>31.856884646183</text:p>
          </table:table-cell>
        </table:table-row>
        <table:table-row>
          <table:table-cell/>
          <table:table-cell table:style-name="ce1" office:value-type="float" office:value="28.1088708059821">
            <text:p>28.1088708059821</text:p>
          </table:table-cell>
          <table:table-cell table:style-name="ce1" office:value-type="float" office:value="29.8163215851751">
            <text:p>29.8163215851751</text:p>
          </table:table-cell>
          <table:table-cell table:style-name="ce1" office:value-type="float" office:value="32.4609384119196">
            <text:p>32.4609384119196</text:p>
          </table:table-cell>
          <table:table-cell table:style-name="ce1" office:value-type="float" office:value="31.8621549639645">
            <text:p>31.8621549639645</text:p>
          </table:table-cell>
        </table:table-row>
        <table:table-row>
          <table:table-cell/>
          <table:table-cell table:style-name="ce1" office:value-type="float" office:value="28.1285816695047">
            <text:p>28.1285816695047</text:p>
          </table:table-cell>
          <table:table-cell table:style-name="ce1" office:value-type="float" office:value="29.8412678696514">
            <text:p>29.8412678696514</text:p>
          </table:table-cell>
          <table:table-cell table:style-name="ce1" office:value-type="float" office:value="32.4776878018659">
            <text:p>32.4776878018659</text:p>
          </table:table-cell>
          <table:table-cell table:style-name="ce1" office:value-type="float" office:value="31.8796014453027">
            <text:p>31.8796014453027</text:p>
          </table:table-cell>
        </table:table-row>
        <table:table-row>
          <table:table-cell/>
          <table:table-cell table:style-name="ce1" office:value-type="float" office:value="28.1028481359357">
            <text:p>28.1028481359357</text:p>
          </table:table-cell>
          <table:table-cell table:style-name="ce1" office:value-type="float" office:value="29.8359633962038">
            <text:p>29.8359633962038</text:p>
          </table:table-cell>
          <table:table-cell table:style-name="ce1" office:value-type="float" office:value="32.4746310104902">
            <text:p>32.4746310104902</text:p>
          </table:table-cell>
          <table:table-cell table:style-name="ce1" office:value-type="float" office:value="31.8602276438477">
            <text:p>31.8602276438477</text:p>
          </table:table-cell>
        </table:table-row>
        <table:table-row>
          <table:table-cell/>
          <table:table-cell table:style-name="ce1" office:value-type="float" office:value="28.122988819374">
            <text:p>28.122988819374</text:p>
          </table:table-cell>
          <table:table-cell table:style-name="ce1" office:value-type="float" office:value="29.8556959170273">
            <text:p>29.8556959170273</text:p>
          </table:table-cell>
          <table:table-cell table:style-name="ce1" office:value-type="float" office:value="32.4707629288786">
            <text:p>32.4707629288786</text:p>
          </table:table-cell>
          <table:table-cell table:style-name="ce1" office:value-type="float" office:value="31.8808835940989">
            <text:p>31.8808835940989</text:p>
          </table:table-cell>
        </table:table-row>
        <table:table-row>
          <table:table-cell/>
          <table:table-cell table:style-name="ce1" office:value-type="float" office:value="28.1113497973751">
            <text:p>28.1113497973751</text:p>
          </table:table-cell>
          <table:table-cell table:style-name="ce1" office:value-type="float" office:value="29.8301828230328">
            <text:p>29.8301828230328</text:p>
          </table:table-cell>
          <table:table-cell table:style-name="ce1" office:value-type="float" office:value="32.443594628202">
            <text:p>32.443594628202</text:p>
          </table:table-cell>
          <table:table-cell table:style-name="ce1" office:value-type="float" office:value="31.8488071082324">
            <text:p>31.848807108232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11_120.xlsx'#sigma_025" table:print="false" table:style-name="ta_extref">
        <table:table-source xlink:type="simple" xlink:href="../../results-partial/HW_C011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10689516809">
            <text:p>28.1010689516809</text:p>
          </table:table-cell>
          <table:table-cell table:style-name="ce1" office:value-type="float" office:value="29.8383492095367">
            <text:p>29.8383492095367</text:p>
          </table:table-cell>
          <table:table-cell table:style-name="ce1" office:value-type="float" office:value="32.4435835609539">
            <text:p>32.4435835609539</text:p>
          </table:table-cell>
          <table:table-cell table:style-name="ce1" office:value-type="float" office:value="31.8552852668644">
            <text:p>31.8552852668644</text:p>
          </table:table-cell>
        </table:table-row>
        <table:table-row>
          <table:table-cell/>
          <table:table-cell table:style-name="ce1" office:value-type="float" office:value="28.1286126142255">
            <text:p>28.1286126142255</text:p>
          </table:table-cell>
          <table:table-cell table:style-name="ce1" office:value-type="float" office:value="29.8354950989104">
            <text:p>29.8354950989104</text:p>
          </table:table-cell>
          <table:table-cell table:style-name="ce1" office:value-type="float" office:value="32.4572578347654">
            <text:p>32.4572578347654</text:p>
          </table:table-cell>
          <table:table-cell table:style-name="ce1" office:value-type="float" office:value="31.8492477376275">
            <text:p>31.8492477376275</text:p>
          </table:table-cell>
        </table:table-row>
        <table:table-row>
          <table:table-cell/>
          <table:table-cell table:style-name="ce1" office:value-type="float" office:value="28.1321318594194">
            <text:p>28.1321318594194</text:p>
          </table:table-cell>
          <table:table-cell table:style-name="ce1" office:value-type="float" office:value="29.8611014181703">
            <text:p>29.8611014181703</text:p>
          </table:table-cell>
          <table:table-cell table:style-name="ce1" office:value-type="float" office:value="32.4645128199644">
            <text:p>32.4645128199644</text:p>
          </table:table-cell>
          <table:table-cell table:style-name="ce1" office:value-type="float" office:value="31.8897634282473">
            <text:p>31.8897634282473</text:p>
          </table:table-cell>
        </table:table-row>
        <table:table-row>
          <table:table-cell/>
          <table:table-cell table:style-name="ce1" office:value-type="float" office:value="28.1178040039706">
            <text:p>28.1178040039706</text:p>
          </table:table-cell>
          <table:table-cell table:style-name="ce1" office:value-type="float" office:value="29.8571087743928">
            <text:p>29.8571087743928</text:p>
          </table:table-cell>
          <table:table-cell table:style-name="ce1" office:value-type="float" office:value="32.4837462184536">
            <text:p>32.4837462184536</text:p>
          </table:table-cell>
          <table:table-cell table:style-name="ce1" office:value-type="float" office:value="31.8767763557484">
            <text:p>31.8767763557484</text:p>
          </table:table-cell>
        </table:table-row>
        <table:table-row>
          <table:table-cell/>
          <table:table-cell table:style-name="ce1" office:value-type="float" office:value="28.096994278722">
            <text:p>28.096994278722</text:p>
          </table:table-cell>
          <table:table-cell table:style-name="ce1" office:value-type="float" office:value="29.8360452539775">
            <text:p>29.8360452539775</text:p>
          </table:table-cell>
          <table:table-cell table:style-name="ce1" office:value-type="float" office:value="32.4629864849059">
            <text:p>32.4629864849059</text:p>
          </table:table-cell>
          <table:table-cell table:style-name="ce1" office:value-type="float" office:value="31.856884646183">
            <text:p>31.856884646183</text:p>
          </table:table-cell>
        </table:table-row>
        <table:table-row>
          <table:table-cell/>
          <table:table-cell table:style-name="ce1" office:value-type="float" office:value="28.1088708059821">
            <text:p>28.1088708059821</text:p>
          </table:table-cell>
          <table:table-cell table:style-name="ce1" office:value-type="float" office:value="29.8163215851751">
            <text:p>29.8163215851751</text:p>
          </table:table-cell>
          <table:table-cell table:style-name="ce1" office:value-type="float" office:value="32.4609384119196">
            <text:p>32.4609384119196</text:p>
          </table:table-cell>
          <table:table-cell table:style-name="ce1" office:value-type="float" office:value="31.8621549639645">
            <text:p>31.8621549639645</text:p>
          </table:table-cell>
        </table:table-row>
        <table:table-row>
          <table:table-cell/>
          <table:table-cell table:style-name="ce1" office:value-type="float" office:value="28.1285816695047">
            <text:p>28.1285816695047</text:p>
          </table:table-cell>
          <table:table-cell table:style-name="ce1" office:value-type="float" office:value="29.8412678696514">
            <text:p>29.8412678696514</text:p>
          </table:table-cell>
          <table:table-cell table:style-name="ce1" office:value-type="float" office:value="32.4776878018659">
            <text:p>32.4776878018659</text:p>
          </table:table-cell>
          <table:table-cell table:style-name="ce1" office:value-type="float" office:value="31.8796014453027">
            <text:p>31.8796014453027</text:p>
          </table:table-cell>
        </table:table-row>
        <table:table-row>
          <table:table-cell/>
          <table:table-cell table:style-name="ce1" office:value-type="float" office:value="28.1028481359357">
            <text:p>28.1028481359357</text:p>
          </table:table-cell>
          <table:table-cell table:style-name="ce1" office:value-type="float" office:value="29.8359633962038">
            <text:p>29.8359633962038</text:p>
          </table:table-cell>
          <table:table-cell table:style-name="ce1" office:value-type="float" office:value="32.4746310104902">
            <text:p>32.4746310104902</text:p>
          </table:table-cell>
          <table:table-cell table:style-name="ce1" office:value-type="float" office:value="31.8602276438477">
            <text:p>31.8602276438477</text:p>
          </table:table-cell>
        </table:table-row>
        <table:table-row>
          <table:table-cell/>
          <table:table-cell table:style-name="ce1" office:value-type="float" office:value="28.122988819374">
            <text:p>28.122988819374</text:p>
          </table:table-cell>
          <table:table-cell table:style-name="ce1" office:value-type="float" office:value="29.8556959170273">
            <text:p>29.8556959170273</text:p>
          </table:table-cell>
          <table:table-cell table:style-name="ce1" office:value-type="float" office:value="32.4707629288786">
            <text:p>32.4707629288786</text:p>
          </table:table-cell>
          <table:table-cell table:style-name="ce1" office:value-type="float" office:value="31.8808835940989">
            <text:p>31.8808835940989</text:p>
          </table:table-cell>
        </table:table-row>
        <table:table-row>
          <table:table-cell/>
          <table:table-cell table:style-name="ce1" office:value-type="float" office:value="28.1113497973751">
            <text:p>28.1113497973751</text:p>
          </table:table-cell>
          <table:table-cell table:style-name="ce1" office:value-type="float" office:value="29.8301828230328">
            <text:p>29.8301828230328</text:p>
          </table:table-cell>
          <table:table-cell table:style-name="ce1" office:value-type="float" office:value="32.443594628202">
            <text:p>32.443594628202</text:p>
          </table:table-cell>
          <table:table-cell table:style-name="ce1" office:value-type="float" office:value="31.8488071082324">
            <text:p>31.848807108232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73220725320722">
            <text:p>0.873220725320722</text:p>
          </table:table-cell>
          <table:table-cell table:style-name="ce1" office:value-type="float" office:value="0.913391557309051">
            <text:p>0.913391557309051</text:p>
          </table:table-cell>
          <table:table-cell table:style-name="ce1" office:value-type="float" office:value="0.943944975330204">
            <text:p>0.943944975330204</text:p>
          </table:table-cell>
          <table:table-cell table:style-name="ce1" office:value-type="float" office:value="0.936542176535558">
            <text:p>0.936542176535558</text:p>
          </table:table-cell>
        </table:table-row>
        <table:table-row>
          <table:table-cell/>
          <table:table-cell table:style-name="ce1" office:value-type="float" office:value="0.873870878558382">
            <text:p>0.873870878558382</text:p>
          </table:table-cell>
          <table:table-cell table:style-name="ce1" office:value-type="float" office:value="0.912204933958568">
            <text:p>0.912204933958568</text:p>
          </table:table-cell>
          <table:table-cell table:style-name="ce1" office:value-type="float" office:value="0.943757123677091">
            <text:p>0.943757123677091</text:p>
          </table:table-cell>
          <table:table-cell table:style-name="ce1" office:value-type="float" office:value="0.935996515614981">
            <text:p>0.935996515614981</text:p>
          </table:table-cell>
        </table:table-row>
        <table:table-row>
          <table:table-cell/>
          <table:table-cell table:style-name="ce1" office:value-type="float" office:value="0.87383129864733">
            <text:p>0.87383129864733</text:p>
          </table:table-cell>
          <table:table-cell table:style-name="ce1" office:value-type="float" office:value="0.912400465244461">
            <text:p>0.912400465244461</text:p>
          </table:table-cell>
          <table:table-cell table:style-name="ce1" office:value-type="float" office:value="0.944334145087141">
            <text:p>0.944334145087141</text:p>
          </table:table-cell>
          <table:table-cell table:style-name="ce1" office:value-type="float" office:value="0.936584706854102">
            <text:p>0.936584706854102</text:p>
          </table:table-cell>
        </table:table-row>
        <table:table-row>
          <table:table-cell/>
          <table:table-cell table:style-name="ce1" office:value-type="float" office:value="0.87345793924905">
            <text:p>0.87345793924905</text:p>
          </table:table-cell>
          <table:table-cell table:style-name="ce1" office:value-type="float" office:value="0.910600226882586">
            <text:p>0.910600226882586</text:p>
          </table:table-cell>
          <table:table-cell table:style-name="ce1" office:value-type="float" office:value="0.944492453525794">
            <text:p>0.944492453525794</text:p>
          </table:table-cell>
          <table:table-cell table:style-name="ce1" office:value-type="float" office:value="0.937487199358912">
            <text:p>0.937487199358912</text:p>
          </table:table-cell>
        </table:table-row>
        <table:table-row>
          <table:table-cell/>
          <table:table-cell table:style-name="ce1" office:value-type="float" office:value="0.873153787069342">
            <text:p>0.873153787069342</text:p>
          </table:table-cell>
          <table:table-cell table:style-name="ce1" office:value-type="float" office:value="0.912150620639439">
            <text:p>0.912150620639439</text:p>
          </table:table-cell>
          <table:table-cell table:style-name="ce1" office:value-type="float" office:value="0.944259865584007">
            <text:p>0.944259865584007</text:p>
          </table:table-cell>
          <table:table-cell table:style-name="ce1" office:value-type="float" office:value="0.93760141311909">
            <text:p>0.93760141311909</text:p>
          </table:table-cell>
        </table:table-row>
        <table:table-row>
          <table:table-cell/>
          <table:table-cell table:style-name="ce1" office:value-type="float" office:value="0.873924489246056">
            <text:p>0.873924489246056</text:p>
          </table:table-cell>
          <table:table-cell table:style-name="ce1" office:value-type="float" office:value="0.911440912701689">
            <text:p>0.911440912701689</text:p>
          </table:table-cell>
          <table:table-cell table:style-name="ce1" office:value-type="float" office:value="0.944643790157324">
            <text:p>0.944643790157324</text:p>
          </table:table-cell>
          <table:table-cell table:style-name="ce1" office:value-type="float" office:value="0.937194222905117">
            <text:p>0.937194222905117</text:p>
          </table:table-cell>
        </table:table-row>
        <table:table-row>
          <table:table-cell/>
          <table:table-cell table:style-name="ce1" office:value-type="float" office:value="0.873968722437589">
            <text:p>0.873968722437589</text:p>
          </table:table-cell>
          <table:table-cell table:style-name="ce1" office:value-type="float" office:value="0.912018371163574">
            <text:p>0.912018371163574</text:p>
          </table:table-cell>
          <table:table-cell table:style-name="ce1" office:value-type="float" office:value="0.944304719895558">
            <text:p>0.944304719895558</text:p>
          </table:table-cell>
          <table:table-cell table:style-name="ce1" office:value-type="float" office:value="0.937570023493889">
            <text:p>0.937570023493889</text:p>
          </table:table-cell>
        </table:table-row>
        <table:table-row>
          <table:table-cell/>
          <table:table-cell table:style-name="ce1" office:value-type="float" office:value="0.873501389974934">
            <text:p>0.873501389974934</text:p>
          </table:table-cell>
          <table:table-cell table:style-name="ce1" office:value-type="float" office:value="0.911354899934097">
            <text:p>0.911354899934097</text:p>
          </table:table-cell>
          <table:table-cell table:style-name="ce1" office:value-type="float" office:value="0.944709073239079">
            <text:p>0.944709073239079</text:p>
          </table:table-cell>
          <table:table-cell table:style-name="ce1" office:value-type="float" office:value="0.937866995071358">
            <text:p>0.937866995071358</text:p>
          </table:table-cell>
        </table:table-row>
        <table:table-row>
          <table:table-cell/>
          <table:table-cell table:style-name="ce1" office:value-type="float" office:value="0.874115782496216">
            <text:p>0.874115782496216</text:p>
          </table:table-cell>
          <table:table-cell table:style-name="ce1" office:value-type="float" office:value="0.912369564999614">
            <text:p>0.912369564999614</text:p>
          </table:table-cell>
          <table:table-cell table:style-name="ce1" office:value-type="float" office:value="0.943920754556903">
            <text:p>0.943920754556903</text:p>
          </table:table-cell>
          <table:table-cell table:style-name="ce1" office:value-type="float" office:value="0.936844798083296">
            <text:p>0.936844798083296</text:p>
          </table:table-cell>
        </table:table-row>
        <table:table-row>
          <table:table-cell/>
          <table:table-cell table:style-name="ce1" office:value-type="float" office:value="0.873451875615652">
            <text:p>0.873451875615652</text:p>
          </table:table-cell>
          <table:table-cell table:style-name="ce1" office:value-type="float" office:value="0.911367886222096">
            <text:p>0.911367886222096</text:p>
          </table:table-cell>
          <table:table-cell table:style-name="ce1" office:value-type="float" office:value="0.943825641836816">
            <text:p>0.943825641836816</text:p>
          </table:table-cell>
          <table:table-cell table:style-name="ce1" office:value-type="float" office:value="0.938214241002754">
            <text:p>0.938214241002754</text:p>
          </table:table-cell>
        </table:table-row>
      </table:table>
      <table:table table:name="'file:///mnt/Dados/vinma/documentos/Gradua%C3%A7%C3%A3o/TCC/results-partial/HW_C011_120.xlsx'#sigma_050" table:print="false" table:style-name="ta_extref">
        <table:table-source xlink:type="simple" xlink:href="../../results-partial/HW_C011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430730920782">
            <text:p>20.2430730920782</text:p>
          </table:table-cell>
          <table:table-cell table:style-name="ce1" office:value-type="float" office:value="23.7874452832382">
            <text:p>23.7874452832382</text:p>
          </table:table-cell>
          <table:table-cell table:style-name="ce1" office:value-type="float" office:value="28.0289187315726">
            <text:p>28.0289187315726</text:p>
          </table:table-cell>
          <table:table-cell table:style-name="ce1" office:value-type="float" office:value="27.1391516764875">
            <text:p>27.1391516764875</text:p>
          </table:table-cell>
        </table:table-row>
        <table:table-row>
          <table:table-cell/>
          <table:table-cell table:style-name="ce1" office:value-type="float" office:value="20.2391723157599">
            <text:p>20.2391723157599</text:p>
          </table:table-cell>
          <table:table-cell table:style-name="ce1" office:value-type="float" office:value="23.8247242608239">
            <text:p>23.8247242608239</text:p>
          </table:table-cell>
          <table:table-cell table:style-name="ce1" office:value-type="float" office:value="28.0301392391813">
            <text:p>28.0301392391813</text:p>
          </table:table-cell>
          <table:table-cell table:style-name="ce1" office:value-type="float" office:value="27.1405429946905">
            <text:p>27.1405429946905</text:p>
          </table:table-cell>
        </table:table-row>
        <table:table-row>
          <table:table-cell/>
          <table:table-cell table:style-name="ce1" office:value-type="float" office:value="20.2257365690353">
            <text:p>20.2257365690353</text:p>
          </table:table-cell>
          <table:table-cell table:style-name="ce1" office:value-type="float" office:value="23.8027773301201">
            <text:p>23.8027773301201</text:p>
          </table:table-cell>
          <table:table-cell table:style-name="ce1" office:value-type="float" office:value="28.0617940349619">
            <text:p>28.0617940349619</text:p>
          </table:table-cell>
          <table:table-cell table:style-name="ce1" office:value-type="float" office:value="27.1804594120341">
            <text:p>27.1804594120341</text:p>
          </table:table-cell>
        </table:table-row>
        <table:table-row>
          <table:table-cell/>
          <table:table-cell table:style-name="ce1" office:value-type="float" office:value="20.2255343799054">
            <text:p>20.2255343799054</text:p>
          </table:table-cell>
          <table:table-cell table:style-name="ce1" office:value-type="float" office:value="23.8117776486026">
            <text:p>23.8117776486026</text:p>
          </table:table-cell>
          <table:table-cell table:style-name="ce1" office:value-type="float" office:value="28.0735643749904">
            <text:p>28.0735643749904</text:p>
          </table:table-cell>
          <table:table-cell table:style-name="ce1" office:value-type="float" office:value="27.1932554205028">
            <text:p>27.1932554205028</text:p>
          </table:table-cell>
        </table:table-row>
        <table:table-row>
          <table:table-cell/>
          <table:table-cell table:style-name="ce1" office:value-type="float" office:value="20.2477130372706">
            <text:p>20.2477130372706</text:p>
          </table:table-cell>
          <table:table-cell table:style-name="ce1" office:value-type="float" office:value="23.7841858750359">
            <text:p>23.7841858750359</text:p>
          </table:table-cell>
          <table:table-cell table:style-name="ce1" office:value-type="float" office:value="28.0158615741803">
            <text:p>28.0158615741803</text:p>
          </table:table-cell>
          <table:table-cell table:style-name="ce1" office:value-type="float" office:value="27.1037394665657">
            <text:p>27.1037394665657</text:p>
          </table:table-cell>
        </table:table-row>
        <table:table-row>
          <table:table-cell/>
          <table:table-cell table:style-name="ce1" office:value-type="float" office:value="20.2200245781487">
            <text:p>20.2200245781487</text:p>
          </table:table-cell>
          <table:table-cell table:style-name="ce1" office:value-type="float" office:value="23.8154777911375">
            <text:p>23.8154777911375</text:p>
          </table:table-cell>
          <table:table-cell table:style-name="ce1" office:value-type="float" office:value="28.0283717759306">
            <text:p>28.0283717759306</text:p>
          </table:table-cell>
          <table:table-cell table:style-name="ce1" office:value-type="float" office:value="27.1497822986457">
            <text:p>27.1497822986457</text:p>
          </table:table-cell>
        </table:table-row>
        <table:table-row>
          <table:table-cell/>
          <table:table-cell table:style-name="ce1" office:value-type="float" office:value="20.2481903268436">
            <text:p>20.2481903268436</text:p>
          </table:table-cell>
          <table:table-cell table:style-name="ce1" office:value-type="float" office:value="23.8161345982819">
            <text:p>23.8161345982819</text:p>
          </table:table-cell>
          <table:table-cell table:style-name="ce1" office:value-type="float" office:value="28.0506614108543">
            <text:p>28.0506614108543</text:p>
          </table:table-cell>
          <table:table-cell table:style-name="ce1" office:value-type="float" office:value="27.1676558068262">
            <text:p>27.1676558068262</text:p>
          </table:table-cell>
        </table:table-row>
        <table:table-row>
          <table:table-cell/>
          <table:table-cell table:style-name="ce1" office:value-type="float" office:value="20.2706716907999">
            <text:p>20.2706716907999</text:p>
          </table:table-cell>
          <table:table-cell table:style-name="ce1" office:value-type="float" office:value="23.818333803641">
            <text:p>23.818333803641</text:p>
          </table:table-cell>
          <table:table-cell table:style-name="ce1" office:value-type="float" office:value="28.0589423956152">
            <text:p>28.0589423956152</text:p>
          </table:table-cell>
          <table:table-cell table:style-name="ce1" office:value-type="float" office:value="27.1432884531295">
            <text:p>27.1432884531295</text:p>
          </table:table-cell>
        </table:table-row>
        <table:table-row>
          <table:table-cell/>
          <table:table-cell table:style-name="ce1" office:value-type="float" office:value="20.2237648653138">
            <text:p>20.2237648653138</text:p>
          </table:table-cell>
          <table:table-cell table:style-name="ce1" office:value-type="float" office:value="23.7937935942496">
            <text:p>23.7937935942496</text:p>
          </table:table-cell>
          <table:table-cell table:style-name="ce1" office:value-type="float" office:value="28.011949112307">
            <text:p>28.011949112307</text:p>
          </table:table-cell>
          <table:table-cell table:style-name="ce1" office:value-type="float" office:value="27.12450285133">
            <text:p>27.12450285133</text:p>
          </table:table-cell>
        </table:table-row>
        <table:table-row>
          <table:table-cell/>
          <table:table-cell table:style-name="ce1" office:value-type="float" office:value="20.2363175972344">
            <text:p>20.2363175972344</text:p>
          </table:table-cell>
          <table:table-cell table:style-name="ce1" office:value-type="float" office:value="23.7959577006472">
            <text:p>23.7959577006472</text:p>
          </table:table-cell>
          <table:table-cell table:style-name="ce1" office:value-type="float" office:value="28.0320742193643">
            <text:p>28.0320742193643</text:p>
          </table:table-cell>
          <table:table-cell table:style-name="ce1" office:value-type="float" office:value="27.1279450128756">
            <text:p>27.1279450128756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619782411632441">
            <text:p>0.619782411632441</text:p>
          </table:table-cell>
          <table:table-cell table:style-name="ce1" office:value-type="float" office:value="0.744426617129019">
            <text:p>0.744426617129019</text:p>
          </table:table-cell>
          <table:table-cell table:style-name="ce1" office:value-type="float" office:value="0.850809427371313">
            <text:p>0.850809427371313</text:p>
          </table:table-cell>
          <table:table-cell table:style-name="ce1" office:value-type="float" office:value="0.821249192384759">
            <text:p>0.821249192384759</text:p>
          </table:table-cell>
        </table:table-row>
        <table:table-row>
          <table:table-cell/>
          <table:table-cell table:style-name="ce1" office:value-type="float" office:value="0.619912167377359">
            <text:p>0.619912167377359</text:p>
          </table:table-cell>
          <table:table-cell table:style-name="ce1" office:value-type="float" office:value="0.744222401296877">
            <text:p>0.744222401296877</text:p>
          </table:table-cell>
          <table:table-cell table:style-name="ce1" office:value-type="float" office:value="0.851977251379554">
            <text:p>0.851977251379554</text:p>
          </table:table-cell>
          <table:table-cell table:style-name="ce1" office:value-type="float" office:value="0.82274915627512">
            <text:p>0.82274915627512</text:p>
          </table:table-cell>
        </table:table-row>
        <table:table-row>
          <table:table-cell/>
          <table:table-cell table:style-name="ce1" office:value-type="float" office:value="0.619537302479957">
            <text:p>0.619537302479957</text:p>
          </table:table-cell>
          <table:table-cell table:style-name="ce1" office:value-type="float" office:value="0.743625035992128">
            <text:p>0.743625035992128</text:p>
          </table:table-cell>
          <table:table-cell table:style-name="ce1" office:value-type="float" office:value="0.852393056262556">
            <text:p>0.852393056262556</text:p>
          </table:table-cell>
          <table:table-cell table:style-name="ce1" office:value-type="float" office:value="0.822911362775145">
            <text:p>0.822911362775145</text:p>
          </table:table-cell>
        </table:table-row>
        <table:table-row>
          <table:table-cell/>
          <table:table-cell table:style-name="ce1" office:value-type="float" office:value="0.620150090858379">
            <text:p>0.620150090858379</text:p>
          </table:table-cell>
          <table:table-cell table:style-name="ce1" office:value-type="float" office:value="0.745083638976887">
            <text:p>0.745083638976887</text:p>
          </table:table-cell>
          <table:table-cell table:style-name="ce1" office:value-type="float" office:value="0.854361602706802">
            <text:p>0.854361602706802</text:p>
          </table:table-cell>
          <table:table-cell table:style-name="ce1" office:value-type="float" office:value="0.82517825609179">
            <text:p>0.82517825609179</text:p>
          </table:table-cell>
        </table:table-row>
        <table:table-row>
          <table:table-cell/>
          <table:table-cell table:style-name="ce1" office:value-type="float" office:value="0.620900580114199">
            <text:p>0.620900580114199</text:p>
          </table:table-cell>
          <table:table-cell table:style-name="ce1" office:value-type="float" office:value="0.744016931989874">
            <text:p>0.744016931989874</text:p>
          </table:table-cell>
          <table:table-cell table:style-name="ce1" office:value-type="float" office:value="0.852579483783778">
            <text:p>0.852579483783778</text:p>
          </table:table-cell>
          <table:table-cell table:style-name="ce1" office:value-type="float" office:value="0.822287604133636">
            <text:p>0.822287604133636</text:p>
          </table:table-cell>
        </table:table-row>
        <table:table-row>
          <table:table-cell/>
          <table:table-cell table:style-name="ce1" office:value-type="float" office:value="0.619700859438571">
            <text:p>0.619700859438571</text:p>
          </table:table-cell>
          <table:table-cell table:style-name="ce1" office:value-type="float" office:value="0.745662474389464">
            <text:p>0.745662474389464</text:p>
          </table:table-cell>
          <table:table-cell table:style-name="ce1" office:value-type="float" office:value="0.852812707200491">
            <text:p>0.852812707200491</text:p>
          </table:table-cell>
          <table:table-cell table:style-name="ce1" office:value-type="float" office:value="0.824355769015052">
            <text:p>0.824355769015052</text:p>
          </table:table-cell>
        </table:table-row>
        <table:table-row>
          <table:table-cell/>
          <table:table-cell table:style-name="ce1" office:value-type="float" office:value="0.620187463548479">
            <text:p>0.620187463548479</text:p>
          </table:table-cell>
          <table:table-cell table:style-name="ce1" office:value-type="float" office:value="0.74560970854336">
            <text:p>0.74560970854336</text:p>
          </table:table-cell>
          <table:table-cell table:style-name="ce1" office:value-type="float" office:value="0.85277959584939">
            <text:p>0.85277959584939</text:p>
          </table:table-cell>
          <table:table-cell table:style-name="ce1" office:value-type="float" office:value="0.823325912400063">
            <text:p>0.823325912400063</text:p>
          </table:table-cell>
        </table:table-row>
        <table:table-row>
          <table:table-cell/>
          <table:table-cell table:style-name="ce1" office:value-type="float" office:value="0.622541623831611">
            <text:p>0.622541623831611</text:p>
          </table:table-cell>
          <table:table-cell table:style-name="ce1" office:value-type="float" office:value="0.746830907638827">
            <text:p>0.746830907638827</text:p>
          </table:table-cell>
          <table:table-cell table:style-name="ce1" office:value-type="float" office:value="0.854862826558213">
            <text:p>0.854862826558213</text:p>
          </table:table-cell>
          <table:table-cell table:style-name="ce1" office:value-type="float" office:value="0.824578228141104">
            <text:p>0.824578228141104</text:p>
          </table:table-cell>
        </table:table-row>
        <table:table-row>
          <table:table-cell/>
          <table:table-cell table:style-name="ce1" office:value-type="float" office:value="0.619291974574156">
            <text:p>0.619291974574156</text:p>
          </table:table-cell>
          <table:table-cell table:style-name="ce1" office:value-type="float" office:value="0.743339881724894">
            <text:p>0.743339881724894</text:p>
          </table:table-cell>
          <table:table-cell table:style-name="ce1" office:value-type="float" office:value="0.851562476003773">
            <text:p>0.851562476003773</text:p>
          </table:table-cell>
          <table:table-cell table:style-name="ce1" office:value-type="float" office:value="0.824486847974795">
            <text:p>0.824486847974795</text:p>
          </table:table-cell>
        </table:table-row>
        <table:table-row>
          <table:table-cell/>
          <table:table-cell table:style-name="ce1" office:value-type="float" office:value="0.61977440469061">
            <text:p>0.61977440469061</text:p>
          </table:table-cell>
          <table:table-cell table:style-name="ce1" office:value-type="float" office:value="0.742812962919156">
            <text:p>0.742812962919156</text:p>
          </table:table-cell>
          <table:table-cell table:style-name="ce1" office:value-type="float" office:value="0.8529634345573">
            <text:p>0.8529634345573</text:p>
          </table:table-cell>
          <table:table-cell table:style-name="ce1" office:value-type="float" office:value="0.821352666409872">
            <text:p>0.821352666409872</text:p>
          </table:table-cell>
        </table:table-row>
      </table:table>
      <table:table table:name="'file:///mnt/Dados/vinma/documentos/Gradua%C3%A7%C3%A3o/TCC/results-partial/HW_C012_120.xlsx'#sigma_010" table:print="false" table:style-name="ta_extref">
        <table:table-source xlink:type="simple" xlink:href="../../results-partial/HW_C012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90054476545">
            <text:p>28.1290054476545</text:p>
          </table:table-cell>
          <table:table-cell table:style-name="ce1" office:value-type="float" office:value="31.808185288331">
            <text:p>31.808185288331</text:p>
          </table:table-cell>
          <table:table-cell table:style-name="ce1" office:value-type="float" office:value="33.8678592386904">
            <text:p>33.8678592386904</text:p>
          </table:table-cell>
          <table:table-cell table:style-name="ce1" office:value-type="float" office:value="33.2262375120849">
            <text:p>33.2262375120849</text:p>
          </table:table-cell>
        </table:table-row>
        <table:table-row>
          <table:table-cell/>
          <table:table-cell table:style-name="ce1" office:value-type="float" office:value="28.109191522038">
            <text:p>28.109191522038</text:p>
          </table:table-cell>
          <table:table-cell table:style-name="ce1" office:value-type="float" office:value="31.8008829388809">
            <text:p>31.8008829388809</text:p>
          </table:table-cell>
          <table:table-cell table:style-name="ce1" office:value-type="float" office:value="33.8502950132839">
            <text:p>33.8502950132839</text:p>
          </table:table-cell>
          <table:table-cell table:style-name="ce1" office:value-type="float" office:value="33.1870705797363">
            <text:p>33.1870705797363</text:p>
          </table:table-cell>
        </table:table-row>
        <table:table-row>
          <table:table-cell/>
          <table:table-cell table:style-name="ce1" office:value-type="float" office:value="28.1260501774707">
            <text:p>28.1260501774707</text:p>
          </table:table-cell>
          <table:table-cell table:style-name="ce1" office:value-type="float" office:value="31.7885540294739">
            <text:p>31.7885540294739</text:p>
          </table:table-cell>
          <table:table-cell table:style-name="ce1" office:value-type="float" office:value="33.8609785085587">
            <text:p>33.8609785085587</text:p>
          </table:table-cell>
          <table:table-cell table:style-name="ce1" office:value-type="float" office:value="33.2449379797181">
            <text:p>33.2449379797181</text:p>
          </table:table-cell>
        </table:table-row>
        <table:table-row>
          <table:table-cell/>
          <table:table-cell table:style-name="ce1" office:value-type="float" office:value="28.1253420306881">
            <text:p>28.1253420306881</text:p>
          </table:table-cell>
          <table:table-cell table:style-name="ce1" office:value-type="float" office:value="31.8084780598811">
            <text:p>31.8084780598811</text:p>
          </table:table-cell>
          <table:table-cell table:style-name="ce1" office:value-type="float" office:value="33.8513514150839">
            <text:p>33.8513514150839</text:p>
          </table:table-cell>
          <table:table-cell table:style-name="ce1" office:value-type="float" office:value="33.2227470561835">
            <text:p>33.2227470561835</text:p>
          </table:table-cell>
        </table:table-row>
        <table:table-row>
          <table:table-cell/>
          <table:table-cell table:style-name="ce1" office:value-type="float" office:value="28.1295375251223">
            <text:p>28.1295375251223</text:p>
          </table:table-cell>
          <table:table-cell table:style-name="ce1" office:value-type="float" office:value="31.806983087788">
            <text:p>31.806983087788</text:p>
          </table:table-cell>
          <table:table-cell table:style-name="ce1" office:value-type="float" office:value="33.8594507604944">
            <text:p>33.8594507604944</text:p>
          </table:table-cell>
          <table:table-cell table:style-name="ce1" office:value-type="float" office:value="33.229771023195">
            <text:p>33.229771023195</text:p>
          </table:table-cell>
        </table:table-row>
        <table:table-row>
          <table:table-cell/>
          <table:table-cell table:style-name="ce1" office:value-type="float" office:value="28.1223792335089">
            <text:p>28.1223792335089</text:p>
          </table:table-cell>
          <table:table-cell table:style-name="ce1" office:value-type="float" office:value="31.7986687694625">
            <text:p>31.7986687694625</text:p>
          </table:table-cell>
          <table:table-cell table:style-name="ce1" office:value-type="float" office:value="33.8622819348087">
            <text:p>33.8622819348087</text:p>
          </table:table-cell>
          <table:table-cell table:style-name="ce1" office:value-type="float" office:value="33.2408423006498">
            <text:p>33.2408423006498</text:p>
          </table:table-cell>
        </table:table-row>
        <table:table-row>
          <table:table-cell/>
          <table:table-cell table:style-name="ce1" office:value-type="float" office:value="28.1217323476496">
            <text:p>28.1217323476496</text:p>
          </table:table-cell>
          <table:table-cell table:style-name="ce1" office:value-type="float" office:value="31.792792169894">
            <text:p>31.792792169894</text:p>
          </table:table-cell>
          <table:table-cell table:style-name="ce1" office:value-type="float" office:value="33.8488881078438">
            <text:p>33.8488881078438</text:p>
          </table:table-cell>
          <table:table-cell table:style-name="ce1" office:value-type="float" office:value="33.2226488834246">
            <text:p>33.2226488834246</text:p>
          </table:table-cell>
        </table:table-row>
        <table:table-row>
          <table:table-cell/>
          <table:table-cell table:style-name="ce1" office:value-type="float" office:value="28.1318570984832">
            <text:p>28.1318570984832</text:p>
          </table:table-cell>
          <table:table-cell table:style-name="ce1" office:value-type="float" office:value="31.7996607120323">
            <text:p>31.7996607120323</text:p>
          </table:table-cell>
          <table:table-cell table:style-name="ce1" office:value-type="float" office:value="33.8600138864935">
            <text:p>33.8600138864935</text:p>
          </table:table-cell>
          <table:table-cell table:style-name="ce1" office:value-type="float" office:value="33.2526002177404">
            <text:p>33.2526002177404</text:p>
          </table:table-cell>
        </table:table-row>
        <table:table-row>
          <table:table-cell/>
          <table:table-cell table:style-name="ce1" office:value-type="float" office:value="28.1071514403559">
            <text:p>28.1071514403559</text:p>
          </table:table-cell>
          <table:table-cell table:style-name="ce1" office:value-type="float" office:value="31.7891550046519">
            <text:p>31.7891550046519</text:p>
          </table:table-cell>
          <table:table-cell table:style-name="ce1" office:value-type="float" office:value="33.8233677183403">
            <text:p>33.8233677183403</text:p>
          </table:table-cell>
          <table:table-cell table:style-name="ce1" office:value-type="float" office:value="33.2089552303979">
            <text:p>33.2089552303979</text:p>
          </table:table-cell>
        </table:table-row>
        <table:table-row>
          <table:table-cell/>
          <table:table-cell table:style-name="ce1" office:value-type="float" office:value="28.1207790544482">
            <text:p>28.1207790544482</text:p>
          </table:table-cell>
          <table:table-cell table:style-name="ce1" office:value-type="float" office:value="31.7838469160192">
            <text:p>31.7838469160192</text:p>
          </table:table-cell>
          <table:table-cell table:style-name="ce1" office:value-type="float" office:value="33.8502591360163">
            <text:p>33.8502591360163</text:p>
          </table:table-cell>
          <table:table-cell table:style-name="ce1" office:value-type="float" office:value="33.2145237666409">
            <text:p>33.214523766640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12_120.xlsx'#sigma_025" table:print="false" table:style-name="ta_extref">
        <table:table-source xlink:type="simple" xlink:href="../../results-partial/HW_C012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90054476545">
            <text:p>28.1290054476545</text:p>
          </table:table-cell>
          <table:table-cell table:style-name="ce1" office:value-type="float" office:value="31.808185288331">
            <text:p>31.808185288331</text:p>
          </table:table-cell>
          <table:table-cell table:style-name="ce1" office:value-type="float" office:value="33.8678592386904">
            <text:p>33.8678592386904</text:p>
          </table:table-cell>
          <table:table-cell table:style-name="ce1" office:value-type="float" office:value="33.2262375120849">
            <text:p>33.2262375120849</text:p>
          </table:table-cell>
        </table:table-row>
        <table:table-row>
          <table:table-cell/>
          <table:table-cell table:style-name="ce1" office:value-type="float" office:value="28.109191522038">
            <text:p>28.109191522038</text:p>
          </table:table-cell>
          <table:table-cell table:style-name="ce1" office:value-type="float" office:value="31.8008829388809">
            <text:p>31.8008829388809</text:p>
          </table:table-cell>
          <table:table-cell table:style-name="ce1" office:value-type="float" office:value="33.8502950132839">
            <text:p>33.8502950132839</text:p>
          </table:table-cell>
          <table:table-cell table:style-name="ce1" office:value-type="float" office:value="33.1870705797363">
            <text:p>33.1870705797363</text:p>
          </table:table-cell>
        </table:table-row>
        <table:table-row>
          <table:table-cell/>
          <table:table-cell table:style-name="ce1" office:value-type="float" office:value="28.1260501774707">
            <text:p>28.1260501774707</text:p>
          </table:table-cell>
          <table:table-cell table:style-name="ce1" office:value-type="float" office:value="31.7885540294739">
            <text:p>31.7885540294739</text:p>
          </table:table-cell>
          <table:table-cell table:style-name="ce1" office:value-type="float" office:value="33.8609785085587">
            <text:p>33.8609785085587</text:p>
          </table:table-cell>
          <table:table-cell table:style-name="ce1" office:value-type="float" office:value="33.2449379797181">
            <text:p>33.2449379797181</text:p>
          </table:table-cell>
        </table:table-row>
        <table:table-row>
          <table:table-cell/>
          <table:table-cell table:style-name="ce1" office:value-type="float" office:value="28.1253420306881">
            <text:p>28.1253420306881</text:p>
          </table:table-cell>
          <table:table-cell table:style-name="ce1" office:value-type="float" office:value="31.8084780598811">
            <text:p>31.8084780598811</text:p>
          </table:table-cell>
          <table:table-cell table:style-name="ce1" office:value-type="float" office:value="33.8513514150839">
            <text:p>33.8513514150839</text:p>
          </table:table-cell>
          <table:table-cell table:style-name="ce1" office:value-type="float" office:value="33.2227470561835">
            <text:p>33.2227470561835</text:p>
          </table:table-cell>
        </table:table-row>
        <table:table-row>
          <table:table-cell/>
          <table:table-cell table:style-name="ce1" office:value-type="float" office:value="28.1295375251223">
            <text:p>28.1295375251223</text:p>
          </table:table-cell>
          <table:table-cell table:style-name="ce1" office:value-type="float" office:value="31.806983087788">
            <text:p>31.806983087788</text:p>
          </table:table-cell>
          <table:table-cell table:style-name="ce1" office:value-type="float" office:value="33.8594507604944">
            <text:p>33.8594507604944</text:p>
          </table:table-cell>
          <table:table-cell table:style-name="ce1" office:value-type="float" office:value="33.229771023195">
            <text:p>33.229771023195</text:p>
          </table:table-cell>
        </table:table-row>
        <table:table-row>
          <table:table-cell/>
          <table:table-cell table:style-name="ce1" office:value-type="float" office:value="28.1223792335089">
            <text:p>28.1223792335089</text:p>
          </table:table-cell>
          <table:table-cell table:style-name="ce1" office:value-type="float" office:value="31.7986687694625">
            <text:p>31.7986687694625</text:p>
          </table:table-cell>
          <table:table-cell table:style-name="ce1" office:value-type="float" office:value="33.8622819348087">
            <text:p>33.8622819348087</text:p>
          </table:table-cell>
          <table:table-cell table:style-name="ce1" office:value-type="float" office:value="33.2408423006498">
            <text:p>33.2408423006498</text:p>
          </table:table-cell>
        </table:table-row>
        <table:table-row>
          <table:table-cell/>
          <table:table-cell table:style-name="ce1" office:value-type="float" office:value="28.1217323476496">
            <text:p>28.1217323476496</text:p>
          </table:table-cell>
          <table:table-cell table:style-name="ce1" office:value-type="float" office:value="31.792792169894">
            <text:p>31.792792169894</text:p>
          </table:table-cell>
          <table:table-cell table:style-name="ce1" office:value-type="float" office:value="33.8488881078438">
            <text:p>33.8488881078438</text:p>
          </table:table-cell>
          <table:table-cell table:style-name="ce1" office:value-type="float" office:value="33.2226488834246">
            <text:p>33.2226488834246</text:p>
          </table:table-cell>
        </table:table-row>
        <table:table-row>
          <table:table-cell/>
          <table:table-cell table:style-name="ce1" office:value-type="float" office:value="28.1318570984832">
            <text:p>28.1318570984832</text:p>
          </table:table-cell>
          <table:table-cell table:style-name="ce1" office:value-type="float" office:value="31.7996607120323">
            <text:p>31.7996607120323</text:p>
          </table:table-cell>
          <table:table-cell table:style-name="ce1" office:value-type="float" office:value="33.8600138864935">
            <text:p>33.8600138864935</text:p>
          </table:table-cell>
          <table:table-cell table:style-name="ce1" office:value-type="float" office:value="33.2526002177404">
            <text:p>33.2526002177404</text:p>
          </table:table-cell>
        </table:table-row>
        <table:table-row>
          <table:table-cell/>
          <table:table-cell table:style-name="ce1" office:value-type="float" office:value="28.1071514403559">
            <text:p>28.1071514403559</text:p>
          </table:table-cell>
          <table:table-cell table:style-name="ce1" office:value-type="float" office:value="31.7891550046519">
            <text:p>31.7891550046519</text:p>
          </table:table-cell>
          <table:table-cell table:style-name="ce1" office:value-type="float" office:value="33.8233677183403">
            <text:p>33.8233677183403</text:p>
          </table:table-cell>
          <table:table-cell table:style-name="ce1" office:value-type="float" office:value="33.2089552303979">
            <text:p>33.2089552303979</text:p>
          </table:table-cell>
        </table:table-row>
        <table:table-row>
          <table:table-cell/>
          <table:table-cell table:style-name="ce1" office:value-type="float" office:value="28.1207790544482">
            <text:p>28.1207790544482</text:p>
          </table:table-cell>
          <table:table-cell table:style-name="ce1" office:value-type="float" office:value="31.7838469160192">
            <text:p>31.7838469160192</text:p>
          </table:table-cell>
          <table:table-cell table:style-name="ce1" office:value-type="float" office:value="33.8502591360163">
            <text:p>33.8502591360163</text:p>
          </table:table-cell>
          <table:table-cell table:style-name="ce1" office:value-type="float" office:value="33.2145237666409">
            <text:p>33.214523766640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751387045426362">
            <text:p>0.751387045426362</text:p>
          </table:table-cell>
          <table:table-cell table:style-name="ce1" office:value-type="float" office:value="0.892613078871195">
            <text:p>0.892613078871195</text:p>
          </table:table-cell>
          <table:table-cell table:style-name="ce1" office:value-type="float" office:value="0.925277125258">
            <text:p>0.925277125258</text:p>
          </table:table-cell>
          <table:table-cell table:style-name="ce1" office:value-type="float" office:value="0.918391765718218">
            <text:p>0.918391765718218</text:p>
          </table:table-cell>
        </table:table-row>
        <table:table-row>
          <table:table-cell/>
          <table:table-cell table:style-name="ce1" office:value-type="float" office:value="0.752513073031577">
            <text:p>0.752513073031577</text:p>
          </table:table-cell>
          <table:table-cell table:style-name="ce1" office:value-type="float" office:value="0.896523276422681">
            <text:p>0.896523276422681</text:p>
          </table:table-cell>
          <table:table-cell table:style-name="ce1" office:value-type="float" office:value="0.925538592967759">
            <text:p>0.925538592967759</text:p>
          </table:table-cell>
          <table:table-cell table:style-name="ce1" office:value-type="float" office:value="0.921805230336732">
            <text:p>0.921805230336732</text:p>
          </table:table-cell>
        </table:table-row>
        <table:table-row>
          <table:table-cell/>
          <table:table-cell table:style-name="ce1" office:value-type="float" office:value="0.75225218661124">
            <text:p>0.75225218661124</text:p>
          </table:table-cell>
          <table:table-cell table:style-name="ce1" office:value-type="float" office:value="0.892111497518718">
            <text:p>0.892111497518718</text:p>
          </table:table-cell>
          <table:table-cell table:style-name="ce1" office:value-type="float" office:value="0.926994782123115">
            <text:p>0.926994782123115</text:p>
          </table:table-cell>
          <table:table-cell table:style-name="ce1" office:value-type="float" office:value="0.921197356904787">
            <text:p>0.921197356904787</text:p>
          </table:table-cell>
        </table:table-row>
        <table:table-row>
          <table:table-cell/>
          <table:table-cell table:style-name="ce1" office:value-type="float" office:value="0.751385635013635">
            <text:p>0.751385635013635</text:p>
          </table:table-cell>
          <table:table-cell table:style-name="ce1" office:value-type="float" office:value="0.895434465377789">
            <text:p>0.895434465377789</text:p>
          </table:table-cell>
          <table:table-cell table:style-name="ce1" office:value-type="float" office:value="0.924879471449546">
            <text:p>0.924879471449546</text:p>
          </table:table-cell>
          <table:table-cell table:style-name="ce1" office:value-type="float" office:value="0.920315055331687">
            <text:p>0.920315055331687</text:p>
          </table:table-cell>
        </table:table-row>
        <table:table-row>
          <table:table-cell/>
          <table:table-cell table:style-name="ce1" office:value-type="float" office:value="0.752657487683754">
            <text:p>0.752657487683754</text:p>
          </table:table-cell>
          <table:table-cell table:style-name="ce1" office:value-type="float" office:value="0.894047058127012">
            <text:p>0.894047058127012</text:p>
          </table:table-cell>
          <table:table-cell table:style-name="ce1" office:value-type="float" office:value="0.926858791819209">
            <text:p>0.926858791819209</text:p>
          </table:table-cell>
          <table:table-cell table:style-name="ce1" office:value-type="float" office:value="0.919976926026666">
            <text:p>0.919976926026666</text:p>
          </table:table-cell>
        </table:table-row>
        <table:table-row>
          <table:table-cell/>
          <table:table-cell table:style-name="ce1" office:value-type="float" office:value="0.753720232436105">
            <text:p>0.753720232436105</text:p>
          </table:table-cell>
          <table:table-cell table:style-name="ce1" office:value-type="float" office:value="0.895952128310409">
            <text:p>0.895952128310409</text:p>
          </table:table-cell>
          <table:table-cell table:style-name="ce1" office:value-type="float" office:value="0.926627353614176">
            <text:p>0.926627353614176</text:p>
          </table:table-cell>
          <table:table-cell table:style-name="ce1" office:value-type="float" office:value="0.917971132038229">
            <text:p>0.917971132038229</text:p>
          </table:table-cell>
        </table:table-row>
        <table:table-row>
          <table:table-cell/>
          <table:table-cell table:style-name="ce1" office:value-type="float" office:value="0.750327556920414">
            <text:p>0.750327556920414</text:p>
          </table:table-cell>
          <table:table-cell table:style-name="ce1" office:value-type="float" office:value="0.89375632295236">
            <text:p>0.89375632295236</text:p>
          </table:table-cell>
          <table:table-cell table:style-name="ce1" office:value-type="float" office:value="0.926547230832164">
            <text:p>0.926547230832164</text:p>
          </table:table-cell>
          <table:table-cell table:style-name="ce1" office:value-type="float" office:value="0.919712990782746">
            <text:p>0.919712990782746</text:p>
          </table:table-cell>
        </table:table-row>
        <table:table-row>
          <table:table-cell/>
          <table:table-cell table:style-name="ce1" office:value-type="float" office:value="0.751662399217902">
            <text:p>0.751662399217902</text:p>
          </table:table-cell>
          <table:table-cell table:style-name="ce1" office:value-type="float" office:value="0.89381283694679">
            <text:p>0.89381283694679</text:p>
          </table:table-cell>
          <table:table-cell table:style-name="ce1" office:value-type="float" office:value="0.926824522722088">
            <text:p>0.926824522722088</text:p>
          </table:table-cell>
          <table:table-cell table:style-name="ce1" office:value-type="float" office:value="0.920003690021427">
            <text:p>0.920003690021427</text:p>
          </table:table-cell>
        </table:table-row>
        <table:table-row>
          <table:table-cell/>
          <table:table-cell table:style-name="ce1" office:value-type="float" office:value="0.749674913026818">
            <text:p>0.749674913026818</text:p>
          </table:table-cell>
          <table:table-cell table:style-name="ce1" office:value-type="float" office:value="0.892951312478545">
            <text:p>0.892951312478545</text:p>
          </table:table-cell>
          <table:table-cell table:style-name="ce1" office:value-type="float" office:value="0.924452221308655">
            <text:p>0.924452221308655</text:p>
          </table:table-cell>
          <table:table-cell table:style-name="ce1" office:value-type="float" office:value="0.920072157216267">
            <text:p>0.920072157216267</text:p>
          </table:table-cell>
        </table:table-row>
        <table:table-row>
          <table:table-cell/>
          <table:table-cell table:style-name="ce1" office:value-type="float" office:value="0.75312575165662">
            <text:p>0.75312575165662</text:p>
          </table:table-cell>
          <table:table-cell table:style-name="ce1" office:value-type="float" office:value="0.894385645826499">
            <text:p>0.894385645826499</text:p>
          </table:table-cell>
          <table:table-cell table:style-name="ce1" office:value-type="float" office:value="0.925134302985264">
            <text:p>0.925134302985264</text:p>
          </table:table-cell>
          <table:table-cell table:style-name="ce1" office:value-type="float" office:value="0.920586146240758">
            <text:p>0.920586146240758</text:p>
          </table:table-cell>
        </table:table-row>
      </table:table>
      <table:table table:name="'file:///mnt/Dados/vinma/documentos/Gradua%C3%A7%C3%A3o/TCC/results-partial/HW_C012_120.xlsx'#sigma_050" table:print="false" table:style-name="ta_extref">
        <table:table-source xlink:type="simple" xlink:href="../../results-partial/HW_C012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3821027055471">
            <text:p>20.3821027055471</text:p>
          </table:table-cell>
          <table:table-cell table:style-name="ce1" office:value-type="float" office:value="26.433289538564">
            <text:p>26.433289538564</text:p>
          </table:table-cell>
          <table:table-cell table:style-name="ce1" office:value-type="float" office:value="29.5941452327584">
            <text:p>29.5941452327584</text:p>
          </table:table-cell>
          <table:table-cell table:style-name="ce1" office:value-type="float" office:value="28.6488708654218">
            <text:p>28.6488708654218</text:p>
          </table:table-cell>
        </table:table-row>
        <table:table-row>
          <table:table-cell/>
          <table:table-cell table:style-name="ce1" office:value-type="float" office:value="20.3691838664965">
            <text:p>20.3691838664965</text:p>
          </table:table-cell>
          <table:table-cell table:style-name="ce1" office:value-type="float" office:value="26.482846559138">
            <text:p>26.482846559138</text:p>
          </table:table-cell>
          <table:table-cell table:style-name="ce1" office:value-type="float" office:value="29.6283777146601">
            <text:p>29.6283777146601</text:p>
          </table:table-cell>
          <table:table-cell table:style-name="ce1" office:value-type="float" office:value="28.6772261134375">
            <text:p>28.6772261134375</text:p>
          </table:table-cell>
        </table:table-row>
        <table:table-row>
          <table:table-cell/>
          <table:table-cell table:style-name="ce1" office:value-type="float" office:value="20.3696937515937">
            <text:p>20.3696937515937</text:p>
          </table:table-cell>
          <table:table-cell table:style-name="ce1" office:value-type="float" office:value="26.4507366902151">
            <text:p>26.4507366902151</text:p>
          </table:table-cell>
          <table:table-cell table:style-name="ce1" office:value-type="float" office:value="29.6428076605504">
            <text:p>29.6428076605504</text:p>
          </table:table-cell>
          <table:table-cell table:style-name="ce1" office:value-type="float" office:value="28.6812043531682">
            <text:p>28.6812043531682</text:p>
          </table:table-cell>
        </table:table-row>
        <table:table-row>
          <table:table-cell/>
          <table:table-cell table:style-name="ce1" office:value-type="float" office:value="20.361037521468">
            <text:p>20.361037521468</text:p>
          </table:table-cell>
          <table:table-cell table:style-name="ce1" office:value-type="float" office:value="26.4424276847755">
            <text:p>26.4424276847755</text:p>
          </table:table-cell>
          <table:table-cell table:style-name="ce1" office:value-type="float" office:value="29.5996666165379">
            <text:p>29.5996666165379</text:p>
          </table:table-cell>
          <table:table-cell table:style-name="ce1" office:value-type="float" office:value="28.6335130523078">
            <text:p>28.6335130523078</text:p>
          </table:table-cell>
        </table:table-row>
        <table:table-row>
          <table:table-cell/>
          <table:table-cell table:style-name="ce1" office:value-type="float" office:value="20.3779725111618">
            <text:p>20.3779725111618</text:p>
          </table:table-cell>
          <table:table-cell table:style-name="ce1" office:value-type="float" office:value="26.4573603165748">
            <text:p>26.4573603165748</text:p>
          </table:table-cell>
          <table:table-cell table:style-name="ce1" office:value-type="float" office:value="29.6801895791748">
            <text:p>29.6801895791748</text:p>
          </table:table-cell>
          <table:table-cell table:style-name="ce1" office:value-type="float" office:value="28.6988722623604">
            <text:p>28.6988722623604</text:p>
          </table:table-cell>
        </table:table-row>
        <table:table-row>
          <table:table-cell/>
          <table:table-cell table:style-name="ce1" office:value-type="float" office:value="20.3676245435369">
            <text:p>20.3676245435369</text:p>
          </table:table-cell>
          <table:table-cell table:style-name="ce1" office:value-type="float" office:value="26.4494035773742">
            <text:p>26.4494035773742</text:p>
          </table:table-cell>
          <table:table-cell table:style-name="ce1" office:value-type="float" office:value="29.6238511686567">
            <text:p>29.6238511686567</text:p>
          </table:table-cell>
          <table:table-cell table:style-name="ce1" office:value-type="float" office:value="28.6638402605086">
            <text:p>28.6638402605086</text:p>
          </table:table-cell>
        </table:table-row>
        <table:table-row>
          <table:table-cell/>
          <table:table-cell table:style-name="ce1" office:value-type="float" office:value="20.3499869695265">
            <text:p>20.3499869695265</text:p>
          </table:table-cell>
          <table:table-cell table:style-name="ce1" office:value-type="float" office:value="26.4434247738546">
            <text:p>26.4434247738546</text:p>
          </table:table-cell>
          <table:table-cell table:style-name="ce1" office:value-type="float" office:value="29.6438118092755">
            <text:p>29.6438118092755</text:p>
          </table:table-cell>
          <table:table-cell table:style-name="ce1" office:value-type="float" office:value="28.6961969180887">
            <text:p>28.6961969180887</text:p>
          </table:table-cell>
        </table:table-row>
        <table:table-row>
          <table:table-cell/>
          <table:table-cell table:style-name="ce1" office:value-type="float" office:value="20.3788151785941">
            <text:p>20.3788151785941</text:p>
          </table:table-cell>
          <table:table-cell table:style-name="ce1" office:value-type="float" office:value="26.4439554723209">
            <text:p>26.4439554723209</text:p>
          </table:table-cell>
          <table:table-cell table:style-name="ce1" office:value-type="float" office:value="29.6554784597194">
            <text:p>29.6554784597194</text:p>
          </table:table-cell>
          <table:table-cell table:style-name="ce1" office:value-type="float" office:value="28.7118411105691">
            <text:p>28.7118411105691</text:p>
          </table:table-cell>
        </table:table-row>
        <table:table-row>
          <table:table-cell/>
          <table:table-cell table:style-name="ce1" office:value-type="float" office:value="20.3749131944135">
            <text:p>20.3749131944135</text:p>
          </table:table-cell>
          <table:table-cell table:style-name="ce1" office:value-type="float" office:value="26.4534175950805">
            <text:p>26.4534175950805</text:p>
          </table:table-cell>
          <table:table-cell table:style-name="ce1" office:value-type="float" office:value="29.5983366500663">
            <text:p>29.5983366500663</text:p>
          </table:table-cell>
          <table:table-cell table:style-name="ce1" office:value-type="float" office:value="28.6659158697637">
            <text:p>28.6659158697637</text:p>
          </table:table-cell>
        </table:table-row>
        <table:table-row>
          <table:table-cell/>
          <table:table-cell table:style-name="ce1" office:value-type="float" office:value="20.3751972176152">
            <text:p>20.3751972176152</text:p>
          </table:table-cell>
          <table:table-cell table:style-name="ce1" office:value-type="float" office:value="26.4218955695822">
            <text:p>26.4218955695822</text:p>
          </table:table-cell>
          <table:table-cell table:style-name="ce1" office:value-type="float" office:value="29.5966900700835">
            <text:p>29.5966900700835</text:p>
          </table:table-cell>
          <table:table-cell table:style-name="ce1" office:value-type="float" office:value="28.6179588349414">
            <text:p>28.617958834941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457012161452621">
            <text:p>0.457012161452621</text:p>
          </table:table-cell>
          <table:table-cell table:style-name="ce1" office:value-type="float" office:value="0.735649002968815">
            <text:p>0.735649002968815</text:p>
          </table:table-cell>
          <table:table-cell table:style-name="ce1" office:value-type="float" office:value="0.846455097413384">
            <text:p>0.846455097413384</text:p>
          </table:table-cell>
          <table:table-cell table:style-name="ce1" office:value-type="float" office:value="0.822340141503847">
            <text:p>0.822340141503847</text:p>
          </table:table-cell>
        </table:table-row>
        <table:table-row>
          <table:table-cell/>
          <table:table-cell table:style-name="ce1" office:value-type="float" office:value="0.456843476194769">
            <text:p>0.456843476194769</text:p>
          </table:table-cell>
          <table:table-cell table:style-name="ce1" office:value-type="float" office:value="0.734873641020251">
            <text:p>0.734873641020251</text:p>
          </table:table-cell>
          <table:table-cell table:style-name="ce1" office:value-type="float" office:value="0.845124779795954">
            <text:p>0.845124779795954</text:p>
          </table:table-cell>
          <table:table-cell table:style-name="ce1" office:value-type="float" office:value="0.823942325870539">
            <text:p>0.823942325870539</text:p>
          </table:table-cell>
        </table:table-row>
        <table:table-row>
          <table:table-cell/>
          <table:table-cell table:style-name="ce1" office:value-type="float" office:value="0.456711890157191">
            <text:p>0.456711890157191</text:p>
          </table:table-cell>
          <table:table-cell table:style-name="ce1" office:value-type="float" office:value="0.734306315734075">
            <text:p>0.734306315734075</text:p>
          </table:table-cell>
          <table:table-cell table:style-name="ce1" office:value-type="float" office:value="0.843757103957003">
            <text:p>0.843757103957003</text:p>
          </table:table-cell>
          <table:table-cell table:style-name="ce1" office:value-type="float" office:value="0.820928772116198">
            <text:p>0.820928772116198</text:p>
          </table:table-cell>
        </table:table-row>
        <table:table-row>
          <table:table-cell/>
          <table:table-cell table:style-name="ce1" office:value-type="float" office:value="0.456031948212589">
            <text:p>0.456031948212589</text:p>
          </table:table-cell>
          <table:table-cell table:style-name="ce1" office:value-type="float" office:value="0.733673001721262">
            <text:p>0.733673001721262</text:p>
          </table:table-cell>
          <table:table-cell table:style-name="ce1" office:value-type="float" office:value="0.844897962397275">
            <text:p>0.844897962397275</text:p>
          </table:table-cell>
          <table:table-cell table:style-name="ce1" office:value-type="float" office:value="0.822856540973364">
            <text:p>0.822856540973364</text:p>
          </table:table-cell>
        </table:table-row>
        <table:table-row>
          <table:table-cell/>
          <table:table-cell table:style-name="ce1" office:value-type="float" office:value="0.457041887307911">
            <text:p>0.457041887307911</text:p>
          </table:table-cell>
          <table:table-cell table:style-name="ce1" office:value-type="float" office:value="0.736357796598523">
            <text:p>0.736357796598523</text:p>
          </table:table-cell>
          <table:table-cell table:style-name="ce1" office:value-type="float" office:value="0.845610307163207">
            <text:p>0.845610307163207</text:p>
          </table:table-cell>
          <table:table-cell table:style-name="ce1" office:value-type="float" office:value="0.825453035002411">
            <text:p>0.825453035002411</text:p>
          </table:table-cell>
        </table:table-row>
        <table:table-row>
          <table:table-cell/>
          <table:table-cell table:style-name="ce1" office:value-type="float" office:value="0.456396204631815">
            <text:p>0.456396204631815</text:p>
          </table:table-cell>
          <table:table-cell table:style-name="ce1" office:value-type="float" office:value="0.732962444120864">
            <text:p>0.732962444120864</text:p>
          </table:table-cell>
          <table:table-cell table:style-name="ce1" office:value-type="float" office:value="0.844899845575623">
            <text:p>0.844899845575623</text:p>
          </table:table-cell>
          <table:table-cell table:style-name="ce1" office:value-type="float" office:value="0.821607300403763">
            <text:p>0.821607300403763</text:p>
          </table:table-cell>
        </table:table-row>
        <table:table-row>
          <table:table-cell/>
          <table:table-cell table:style-name="ce1" office:value-type="float" office:value="0.45599146814473">
            <text:p>0.45599146814473</text:p>
          </table:table-cell>
          <table:table-cell table:style-name="ce1" office:value-type="float" office:value="0.733865107675635">
            <text:p>0.733865107675635</text:p>
          </table:table-cell>
          <table:table-cell table:style-name="ce1" office:value-type="float" office:value="0.843035062298129">
            <text:p>0.843035062298129</text:p>
          </table:table-cell>
          <table:table-cell table:style-name="ce1" office:value-type="float" office:value="0.821150565791034">
            <text:p>0.821150565791034</text:p>
          </table:table-cell>
        </table:table-row>
        <table:table-row>
          <table:table-cell/>
          <table:table-cell table:style-name="ce1" office:value-type="float" office:value="0.45703506222964">
            <text:p>0.45703506222964</text:p>
          </table:table-cell>
          <table:table-cell table:style-name="ce1" office:value-type="float" office:value="0.736643438097114">
            <text:p>0.736643438097114</text:p>
          </table:table-cell>
          <table:table-cell table:style-name="ce1" office:value-type="float" office:value="0.847689002530078">
            <text:p>0.847689002530078</text:p>
          </table:table-cell>
          <table:table-cell table:style-name="ce1" office:value-type="float" office:value="0.825073889543863">
            <text:p>0.825073889543863</text:p>
          </table:table-cell>
        </table:table-row>
        <table:table-row>
          <table:table-cell/>
          <table:table-cell table:style-name="ce1" office:value-type="float" office:value="0.456307007840996">
            <text:p>0.456307007840996</text:p>
          </table:table-cell>
          <table:table-cell table:style-name="ce1" office:value-type="float" office:value="0.735645972366398">
            <text:p>0.735645972366398</text:p>
          </table:table-cell>
          <table:table-cell table:style-name="ce1" office:value-type="float" office:value="0.843422970283999">
            <text:p>0.843422970283999</text:p>
          </table:table-cell>
          <table:table-cell table:style-name="ce1" office:value-type="float" office:value="0.823195325132984">
            <text:p>0.823195325132984</text:p>
          </table:table-cell>
        </table:table-row>
        <table:table-row>
          <table:table-cell/>
          <table:table-cell table:style-name="ce1" office:value-type="float" office:value="0.456466910305462">
            <text:p>0.456466910305462</text:p>
          </table:table-cell>
          <table:table-cell table:style-name="ce1" office:value-type="float" office:value="0.734600059983741">
            <text:p>0.734600059983741</text:p>
          </table:table-cell>
          <table:table-cell table:style-name="ce1" office:value-type="float" office:value="0.845160176365913">
            <text:p>0.845160176365913</text:p>
          </table:table-cell>
          <table:table-cell table:style-name="ce1" office:value-type="float" office:value="0.823894761300627">
            <text:p>0.823894761300627</text:p>
          </table:table-cell>
        </table:table-row>
      </table:table>
      <table:table table:name="'file:///mnt/Dados/vinma/documentos/Gradua%C3%A7%C3%A3o/TCC/results-partial/HW_C013_120.xlsx'#sigma_010" table:print="false" table:style-name="ta_extref">
        <table:table-source xlink:type="simple" xlink:href="../../results-partial/HW_C013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17230180534">
            <text:p>28.1017230180534</text:p>
          </table:table-cell>
          <table:table-cell table:style-name="ce1" office:value-type="float" office:value="30.039883238743">
            <text:p>30.039883238743</text:p>
          </table:table-cell>
          <table:table-cell table:style-name="ce1" office:value-type="float" office:value="31.6768476748874">
            <text:p>31.6768476748874</text:p>
          </table:table-cell>
          <table:table-cell table:style-name="ce1" office:value-type="float" office:value="31.2386315741294">
            <text:p>31.2386315741294</text:p>
          </table:table-cell>
        </table:table-row>
        <table:table-row>
          <table:table-cell/>
          <table:table-cell table:style-name="ce1" office:value-type="float" office:value="28.1231076421389">
            <text:p>28.1231076421389</text:p>
          </table:table-cell>
          <table:table-cell table:style-name="ce1" office:value-type="float" office:value="30.0409754164594">
            <text:p>30.0409754164594</text:p>
          </table:table-cell>
          <table:table-cell table:style-name="ce1" office:value-type="float" office:value="31.6830113782936">
            <text:p>31.6830113782936</text:p>
          </table:table-cell>
          <table:table-cell table:style-name="ce1" office:value-type="float" office:value="31.2418934245829">
            <text:p>31.2418934245829</text:p>
          </table:table-cell>
        </table:table-row>
        <table:table-row>
          <table:table-cell/>
          <table:table-cell table:style-name="ce1" office:value-type="float" office:value="28.1245001711091">
            <text:p>28.1245001711091</text:p>
          </table:table-cell>
          <table:table-cell table:style-name="ce1" office:value-type="float" office:value="30.0269384921131">
            <text:p>30.0269384921131</text:p>
          </table:table-cell>
          <table:table-cell table:style-name="ce1" office:value-type="float" office:value="31.6728454422726">
            <text:p>31.6728454422726</text:p>
          </table:table-cell>
          <table:table-cell table:style-name="ce1" office:value-type="float" office:value="31.2178706409776">
            <text:p>31.2178706409776</text:p>
          </table:table-cell>
        </table:table-row>
        <table:table-row>
          <table:table-cell/>
          <table:table-cell table:style-name="ce1" office:value-type="float" office:value="28.1113696417683">
            <text:p>28.1113696417683</text:p>
          </table:table-cell>
          <table:table-cell table:style-name="ce1" office:value-type="float" office:value="30.0184829540792">
            <text:p>30.0184829540792</text:p>
          </table:table-cell>
          <table:table-cell table:style-name="ce1" office:value-type="float" office:value="31.650852108455">
            <text:p>31.650852108455</text:p>
          </table:table-cell>
          <table:table-cell table:style-name="ce1" office:value-type="float" office:value="31.1956583653518">
            <text:p>31.1956583653518</text:p>
          </table:table-cell>
        </table:table-row>
        <table:table-row>
          <table:table-cell/>
          <table:table-cell table:style-name="ce1" office:value-type="float" office:value="28.1064943066646">
            <text:p>28.1064943066646</text:p>
          </table:table-cell>
          <table:table-cell table:style-name="ce1" office:value-type="float" office:value="30.0315386983508">
            <text:p>30.0315386983508</text:p>
          </table:table-cell>
          <table:table-cell table:style-name="ce1" office:value-type="float" office:value="31.6698383622924">
            <text:p>31.6698383622924</text:p>
          </table:table-cell>
          <table:table-cell table:style-name="ce1" office:value-type="float" office:value="31.2007500778953">
            <text:p>31.2007500778953</text:p>
          </table:table-cell>
        </table:table-row>
        <table:table-row>
          <table:table-cell/>
          <table:table-cell table:style-name="ce1" office:value-type="float" office:value="28.1041293640232">
            <text:p>28.1041293640232</text:p>
          </table:table-cell>
          <table:table-cell table:style-name="ce1" office:value-type="float" office:value="30.0243501872467">
            <text:p>30.0243501872467</text:p>
          </table:table-cell>
          <table:table-cell table:style-name="ce1" office:value-type="float" office:value="31.6776397342817">
            <text:p>31.6776397342817</text:p>
          </table:table-cell>
          <table:table-cell table:style-name="ce1" office:value-type="float" office:value="31.2265456898367">
            <text:p>31.2265456898367</text:p>
          </table:table-cell>
        </table:table-row>
        <table:table-row>
          <table:table-cell/>
          <table:table-cell table:style-name="ce1" office:value-type="float" office:value="28.1261334964488">
            <text:p>28.1261334964488</text:p>
          </table:table-cell>
          <table:table-cell table:style-name="ce1" office:value-type="float" office:value="30.0352553400186">
            <text:p>30.0352553400186</text:p>
          </table:table-cell>
          <table:table-cell table:style-name="ce1" office:value-type="float" office:value="31.6491275359376">
            <text:p>31.6491275359376</text:p>
          </table:table-cell>
          <table:table-cell table:style-name="ce1" office:value-type="float" office:value="31.1942825392359">
            <text:p>31.1942825392359</text:p>
          </table:table-cell>
        </table:table-row>
        <table:table-row>
          <table:table-cell/>
          <table:table-cell table:style-name="ce1" office:value-type="float" office:value="28.1102615908705">
            <text:p>28.1102615908705</text:p>
          </table:table-cell>
          <table:table-cell table:style-name="ce1" office:value-type="float" office:value="30.0652917925753">
            <text:p>30.0652917925753</text:p>
          </table:table-cell>
          <table:table-cell table:style-name="ce1" office:value-type="float" office:value="31.7076200318899">
            <text:p>31.7076200318899</text:p>
          </table:table-cell>
          <table:table-cell table:style-name="ce1" office:value-type="float" office:value="31.2668053210261">
            <text:p>31.2668053210261</text:p>
          </table:table-cell>
        </table:table-row>
        <table:table-row>
          <table:table-cell/>
          <table:table-cell table:style-name="ce1" office:value-type="float" office:value="28.1290310254516">
            <text:p>28.1290310254516</text:p>
          </table:table-cell>
          <table:table-cell table:style-name="ce1" office:value-type="float" office:value="30.0619114684174">
            <text:p>30.0619114684174</text:p>
          </table:table-cell>
          <table:table-cell table:style-name="ce1" office:value-type="float" office:value="31.6842742628127">
            <text:p>31.6842742628127</text:p>
          </table:table-cell>
          <table:table-cell table:style-name="ce1" office:value-type="float" office:value="31.2383904171202">
            <text:p>31.2383904171202</text:p>
          </table:table-cell>
        </table:table-row>
        <table:table-row>
          <table:table-cell/>
          <table:table-cell table:style-name="ce1" office:value-type="float" office:value="28.126257206897">
            <text:p>28.126257206897</text:p>
          </table:table-cell>
          <table:table-cell table:style-name="ce1" office:value-type="float" office:value="30.0507657027606">
            <text:p>30.0507657027606</text:p>
          </table:table-cell>
          <table:table-cell table:style-name="ce1" office:value-type="float" office:value="31.6818490930352">
            <text:p>31.6818490930352</text:p>
          </table:table-cell>
          <table:table-cell table:style-name="ce1" office:value-type="float" office:value="31.2306752593693">
            <text:p>31.2306752593693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13_120.xlsx'#sigma_025" table:print="false" table:style-name="ta_extref">
        <table:table-source xlink:type="simple" xlink:href="../../results-partial/HW_C013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17230180534">
            <text:p>28.1017230180534</text:p>
          </table:table-cell>
          <table:table-cell table:style-name="ce1" office:value-type="float" office:value="30.039883238743">
            <text:p>30.039883238743</text:p>
          </table:table-cell>
          <table:table-cell table:style-name="ce1" office:value-type="float" office:value="31.6768476748874">
            <text:p>31.6768476748874</text:p>
          </table:table-cell>
          <table:table-cell table:style-name="ce1" office:value-type="float" office:value="31.2386315741294">
            <text:p>31.2386315741294</text:p>
          </table:table-cell>
        </table:table-row>
        <table:table-row>
          <table:table-cell/>
          <table:table-cell table:style-name="ce1" office:value-type="float" office:value="28.1231076421389">
            <text:p>28.1231076421389</text:p>
          </table:table-cell>
          <table:table-cell table:style-name="ce1" office:value-type="float" office:value="30.0409754164594">
            <text:p>30.0409754164594</text:p>
          </table:table-cell>
          <table:table-cell table:style-name="ce1" office:value-type="float" office:value="31.6830113782936">
            <text:p>31.6830113782936</text:p>
          </table:table-cell>
          <table:table-cell table:style-name="ce1" office:value-type="float" office:value="31.2418934245829">
            <text:p>31.2418934245829</text:p>
          </table:table-cell>
        </table:table-row>
        <table:table-row>
          <table:table-cell/>
          <table:table-cell table:style-name="ce1" office:value-type="float" office:value="28.1245001711091">
            <text:p>28.1245001711091</text:p>
          </table:table-cell>
          <table:table-cell table:style-name="ce1" office:value-type="float" office:value="30.0269384921131">
            <text:p>30.0269384921131</text:p>
          </table:table-cell>
          <table:table-cell table:style-name="ce1" office:value-type="float" office:value="31.6728454422726">
            <text:p>31.6728454422726</text:p>
          </table:table-cell>
          <table:table-cell table:style-name="ce1" office:value-type="float" office:value="31.2178706409776">
            <text:p>31.2178706409776</text:p>
          </table:table-cell>
        </table:table-row>
        <table:table-row>
          <table:table-cell/>
          <table:table-cell table:style-name="ce1" office:value-type="float" office:value="28.1113696417683">
            <text:p>28.1113696417683</text:p>
          </table:table-cell>
          <table:table-cell table:style-name="ce1" office:value-type="float" office:value="30.0184829540792">
            <text:p>30.0184829540792</text:p>
          </table:table-cell>
          <table:table-cell table:style-name="ce1" office:value-type="float" office:value="31.650852108455">
            <text:p>31.650852108455</text:p>
          </table:table-cell>
          <table:table-cell table:style-name="ce1" office:value-type="float" office:value="31.1956583653518">
            <text:p>31.1956583653518</text:p>
          </table:table-cell>
        </table:table-row>
        <table:table-row>
          <table:table-cell/>
          <table:table-cell table:style-name="ce1" office:value-type="float" office:value="28.1064943066646">
            <text:p>28.1064943066646</text:p>
          </table:table-cell>
          <table:table-cell table:style-name="ce1" office:value-type="float" office:value="30.0315386983508">
            <text:p>30.0315386983508</text:p>
          </table:table-cell>
          <table:table-cell table:style-name="ce1" office:value-type="float" office:value="31.6698383622924">
            <text:p>31.6698383622924</text:p>
          </table:table-cell>
          <table:table-cell table:style-name="ce1" office:value-type="float" office:value="31.2007500778953">
            <text:p>31.2007500778953</text:p>
          </table:table-cell>
        </table:table-row>
        <table:table-row>
          <table:table-cell/>
          <table:table-cell table:style-name="ce1" office:value-type="float" office:value="28.1041293640232">
            <text:p>28.1041293640232</text:p>
          </table:table-cell>
          <table:table-cell table:style-name="ce1" office:value-type="float" office:value="30.0243501872467">
            <text:p>30.0243501872467</text:p>
          </table:table-cell>
          <table:table-cell table:style-name="ce1" office:value-type="float" office:value="31.6776397342817">
            <text:p>31.6776397342817</text:p>
          </table:table-cell>
          <table:table-cell table:style-name="ce1" office:value-type="float" office:value="31.2265456898367">
            <text:p>31.2265456898367</text:p>
          </table:table-cell>
        </table:table-row>
        <table:table-row>
          <table:table-cell/>
          <table:table-cell table:style-name="ce1" office:value-type="float" office:value="28.1261334964488">
            <text:p>28.1261334964488</text:p>
          </table:table-cell>
          <table:table-cell table:style-name="ce1" office:value-type="float" office:value="30.0352553400186">
            <text:p>30.0352553400186</text:p>
          </table:table-cell>
          <table:table-cell table:style-name="ce1" office:value-type="float" office:value="31.6491275359376">
            <text:p>31.6491275359376</text:p>
          </table:table-cell>
          <table:table-cell table:style-name="ce1" office:value-type="float" office:value="31.1942825392359">
            <text:p>31.1942825392359</text:p>
          </table:table-cell>
        </table:table-row>
        <table:table-row>
          <table:table-cell/>
          <table:table-cell table:style-name="ce1" office:value-type="float" office:value="28.1102615908705">
            <text:p>28.1102615908705</text:p>
          </table:table-cell>
          <table:table-cell table:style-name="ce1" office:value-type="float" office:value="30.0652917925753">
            <text:p>30.0652917925753</text:p>
          </table:table-cell>
          <table:table-cell table:style-name="ce1" office:value-type="float" office:value="31.7076200318899">
            <text:p>31.7076200318899</text:p>
          </table:table-cell>
          <table:table-cell table:style-name="ce1" office:value-type="float" office:value="31.2668053210261">
            <text:p>31.2668053210261</text:p>
          </table:table-cell>
        </table:table-row>
        <table:table-row>
          <table:table-cell/>
          <table:table-cell table:style-name="ce1" office:value-type="float" office:value="28.1290310254516">
            <text:p>28.1290310254516</text:p>
          </table:table-cell>
          <table:table-cell table:style-name="ce1" office:value-type="float" office:value="30.0619114684174">
            <text:p>30.0619114684174</text:p>
          </table:table-cell>
          <table:table-cell table:style-name="ce1" office:value-type="float" office:value="31.6842742628127">
            <text:p>31.6842742628127</text:p>
          </table:table-cell>
          <table:table-cell table:style-name="ce1" office:value-type="float" office:value="31.2383904171202">
            <text:p>31.2383904171202</text:p>
          </table:table-cell>
        </table:table-row>
        <table:table-row>
          <table:table-cell/>
          <table:table-cell table:style-name="ce1" office:value-type="float" office:value="28.126257206897">
            <text:p>28.126257206897</text:p>
          </table:table-cell>
          <table:table-cell table:style-name="ce1" office:value-type="float" office:value="30.0507657027606">
            <text:p>30.0507657027606</text:p>
          </table:table-cell>
          <table:table-cell table:style-name="ce1" office:value-type="float" office:value="31.6818490930352">
            <text:p>31.6818490930352</text:p>
          </table:table-cell>
          <table:table-cell table:style-name="ce1" office:value-type="float" office:value="31.2306752593693">
            <text:p>31.2306752593693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74695418838402">
            <text:p>0.874695418838402</text:p>
          </table:table-cell>
          <table:table-cell table:style-name="ce1" office:value-type="float" office:value="0.928298322881409">
            <text:p>0.928298322881409</text:p>
          </table:table-cell>
          <table:table-cell table:style-name="ce1" office:value-type="float" office:value="0.951792578265918">
            <text:p>0.951792578265918</text:p>
          </table:table-cell>
          <table:table-cell table:style-name="ce1" office:value-type="float" office:value="0.94593079349372">
            <text:p>0.94593079349372</text:p>
          </table:table-cell>
        </table:table-row>
        <table:table-row>
          <table:table-cell/>
          <table:table-cell table:style-name="ce1" office:value-type="float" office:value="0.876060901259173">
            <text:p>0.876060901259173</text:p>
          </table:table-cell>
          <table:table-cell table:style-name="ce1" office:value-type="float" office:value="0.925604693645747">
            <text:p>0.925604693645747</text:p>
          </table:table-cell>
          <table:table-cell table:style-name="ce1" office:value-type="float" office:value="0.951304973879076">
            <text:p>0.951304973879076</text:p>
          </table:table-cell>
          <table:table-cell table:style-name="ce1" office:value-type="float" office:value="0.946325675315573">
            <text:p>0.946325675315573</text:p>
          </table:table-cell>
        </table:table-row>
        <table:table-row>
          <table:table-cell/>
          <table:table-cell table:style-name="ce1" office:value-type="float" office:value="0.876046068047973">
            <text:p>0.876046068047973</text:p>
          </table:table-cell>
          <table:table-cell table:style-name="ce1" office:value-type="float" office:value="0.925819770378247">
            <text:p>0.925819770378247</text:p>
          </table:table-cell>
          <table:table-cell table:style-name="ce1" office:value-type="float" office:value="0.951790018820212">
            <text:p>0.951790018820212</text:p>
          </table:table-cell>
          <table:table-cell table:style-name="ce1" office:value-type="float" office:value="0.946335290736343">
            <text:p>0.946335290736343</text:p>
          </table:table-cell>
        </table:table-row>
        <table:table-row>
          <table:table-cell/>
          <table:table-cell table:style-name="ce1" office:value-type="float" office:value="0.875355472080308">
            <text:p>0.875355472080308</text:p>
          </table:table-cell>
          <table:table-cell table:style-name="ce1" office:value-type="float" office:value="0.926094630047732">
            <text:p>0.926094630047732</text:p>
          </table:table-cell>
          <table:table-cell table:style-name="ce1" office:value-type="float" office:value="0.951676830663908">
            <text:p>0.951676830663908</text:p>
          </table:table-cell>
          <table:table-cell table:style-name="ce1" office:value-type="float" office:value="0.945525616477246">
            <text:p>0.945525616477246</text:p>
          </table:table-cell>
        </table:table-row>
        <table:table-row>
          <table:table-cell/>
          <table:table-cell table:style-name="ce1" office:value-type="float" office:value="0.876004959047318">
            <text:p>0.876004959047318</text:p>
          </table:table-cell>
          <table:table-cell table:style-name="ce1" office:value-type="float" office:value="0.927434982389303">
            <text:p>0.927434982389303</text:p>
          </table:table-cell>
          <table:table-cell table:style-name="ce1" office:value-type="float" office:value="0.951523248216279">
            <text:p>0.951523248216279</text:p>
          </table:table-cell>
          <table:table-cell table:style-name="ce1" office:value-type="float" office:value="0.945553903090854">
            <text:p>0.945553903090854</text:p>
          </table:table-cell>
        </table:table-row>
        <table:table-row>
          <table:table-cell/>
          <table:table-cell table:style-name="ce1" office:value-type="float" office:value="0.875795382444419">
            <text:p>0.875795382444419</text:p>
          </table:table-cell>
          <table:table-cell table:style-name="ce1" office:value-type="float" office:value="0.927481934703962">
            <text:p>0.927481934703962</text:p>
          </table:table-cell>
          <table:table-cell table:style-name="ce1" office:value-type="float" office:value="0.951578327938445">
            <text:p>0.951578327938445</text:p>
          </table:table-cell>
          <table:table-cell table:style-name="ce1" office:value-type="float" office:value="0.945749708558969">
            <text:p>0.945749708558969</text:p>
          </table:table-cell>
        </table:table-row>
        <table:table-row>
          <table:table-cell/>
          <table:table-cell table:style-name="ce1" office:value-type="float" office:value="0.875578830791945">
            <text:p>0.875578830791945</text:p>
          </table:table-cell>
          <table:table-cell table:style-name="ce1" office:value-type="float" office:value="0.926058522692481">
            <text:p>0.926058522692481</text:p>
          </table:table-cell>
          <table:table-cell table:style-name="ce1" office:value-type="float" office:value="0.950830256167303">
            <text:p>0.950830256167303</text:p>
          </table:table-cell>
          <table:table-cell table:style-name="ce1" office:value-type="float" office:value="0.945803603150468">
            <text:p>0.945803603150468</text:p>
          </table:table-cell>
        </table:table-row>
        <table:table-row>
          <table:table-cell/>
          <table:table-cell table:style-name="ce1" office:value-type="float" office:value="0.875428101474811">
            <text:p>0.875428101474811</text:p>
          </table:table-cell>
          <table:table-cell table:style-name="ce1" office:value-type="float" office:value="0.926867089719035">
            <text:p>0.926867089719035</text:p>
          </table:table-cell>
          <table:table-cell table:style-name="ce1" office:value-type="float" office:value="0.952254342692174">
            <text:p>0.952254342692174</text:p>
          </table:table-cell>
          <table:table-cell table:style-name="ce1" office:value-type="float" office:value="0.946957119645511">
            <text:p>0.946957119645511</text:p>
          </table:table-cell>
        </table:table-row>
        <table:table-row>
          <table:table-cell/>
          <table:table-cell table:style-name="ce1" office:value-type="float" office:value="0.875322913762688">
            <text:p>0.875322913762688</text:p>
          </table:table-cell>
          <table:table-cell table:style-name="ce1" office:value-type="float" office:value="0.927273571638103">
            <text:p>0.927273571638103</text:p>
          </table:table-cell>
          <table:table-cell table:style-name="ce1" office:value-type="float" office:value="0.951548237752671">
            <text:p>0.951548237752671</text:p>
          </table:table-cell>
          <table:table-cell table:style-name="ce1" office:value-type="float" office:value="0.946108588795207">
            <text:p>0.946108588795207</text:p>
          </table:table-cell>
        </table:table-row>
        <table:table-row>
          <table:table-cell/>
          <table:table-cell table:style-name="ce1" office:value-type="float" office:value="0.875917547976843">
            <text:p>0.875917547976843</text:p>
          </table:table-cell>
          <table:table-cell table:style-name="ce1" office:value-type="float" office:value="0.927956835416472">
            <text:p>0.927956835416472</text:p>
          </table:table-cell>
          <table:table-cell table:style-name="ce1" office:value-type="float" office:value="0.951710560293848">
            <text:p>0.951710560293848</text:p>
          </table:table-cell>
          <table:table-cell table:style-name="ce1" office:value-type="float" office:value="0.945664181525115">
            <text:p>0.945664181525115</text:p>
          </table:table-cell>
        </table:table-row>
      </table:table>
      <table:table table:name="'file:///mnt/Dados/vinma/documentos/Gradua%C3%A7%C3%A3o/TCC/results-partial/HW_C013_120.xlsx'#sigma_050" table:print="false" table:style-name="ta_extref">
        <table:table-source xlink:type="simple" xlink:href="../../results-partial/HW_C013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502466209001">
            <text:p>20.2502466209001</text:p>
          </table:table-cell>
          <table:table-cell table:style-name="ce1" office:value-type="float" office:value="24.5000498309153">
            <text:p>24.5000498309153</text:p>
          </table:table-cell>
          <table:table-cell table:style-name="ce1" office:value-type="float" office:value="27.3737328670505">
            <text:p>27.3737328670505</text:p>
          </table:table-cell>
          <table:table-cell table:style-name="ce1" office:value-type="float" office:value="26.4349618272913">
            <text:p>26.4349618272913</text:p>
          </table:table-cell>
        </table:table-row>
        <table:table-row>
          <table:table-cell/>
          <table:table-cell table:style-name="ce1" office:value-type="float" office:value="20.2638559743867">
            <text:p>20.2638559743867</text:p>
          </table:table-cell>
          <table:table-cell table:style-name="ce1" office:value-type="float" office:value="24.4971896916237">
            <text:p>24.4971896916237</text:p>
          </table:table-cell>
          <table:table-cell table:style-name="ce1" office:value-type="float" office:value="27.3855787808048">
            <text:p>27.3855787808048</text:p>
          </table:table-cell>
          <table:table-cell table:style-name="ce1" office:value-type="float" office:value="26.4826624832182">
            <text:p>26.4826624832182</text:p>
          </table:table-cell>
        </table:table-row>
        <table:table-row>
          <table:table-cell/>
          <table:table-cell table:style-name="ce1" office:value-type="float" office:value="20.2521010122497">
            <text:p>20.2521010122497</text:p>
          </table:table-cell>
          <table:table-cell table:style-name="ce1" office:value-type="float" office:value="24.5197653981468">
            <text:p>24.5197653981468</text:p>
          </table:table-cell>
          <table:table-cell table:style-name="ce1" office:value-type="float" office:value="27.406222140837">
            <text:p>27.406222140837</text:p>
          </table:table-cell>
          <table:table-cell table:style-name="ce1" office:value-type="float" office:value="26.4594290381213">
            <text:p>26.4594290381213</text:p>
          </table:table-cell>
        </table:table-row>
        <table:table-row>
          <table:table-cell/>
          <table:table-cell table:style-name="ce1" office:value-type="float" office:value="20.2516230853804">
            <text:p>20.2516230853804</text:p>
          </table:table-cell>
          <table:table-cell table:style-name="ce1" office:value-type="float" office:value="24.5282833990862">
            <text:p>24.5282833990862</text:p>
          </table:table-cell>
          <table:table-cell table:style-name="ce1" office:value-type="float" office:value="27.4070309160594">
            <text:p>27.4070309160594</text:p>
          </table:table-cell>
          <table:table-cell table:style-name="ce1" office:value-type="float" office:value="26.4705283755505">
            <text:p>26.4705283755505</text:p>
          </table:table-cell>
        </table:table-row>
        <table:table-row>
          <table:table-cell/>
          <table:table-cell table:style-name="ce1" office:value-type="float" office:value="20.2360876663456">
            <text:p>20.2360876663456</text:p>
          </table:table-cell>
          <table:table-cell table:style-name="ce1" office:value-type="float" office:value="24.5077014364808">
            <text:p>24.5077014364808</text:p>
          </table:table-cell>
          <table:table-cell table:style-name="ce1" office:value-type="float" office:value="27.4273907780966">
            <text:p>27.4273907780966</text:p>
          </table:table-cell>
          <table:table-cell table:style-name="ce1" office:value-type="float" office:value="26.519764241114">
            <text:p>26.519764241114</text:p>
          </table:table-cell>
        </table:table-row>
        <table:table-row>
          <table:table-cell/>
          <table:table-cell table:style-name="ce1" office:value-type="float" office:value="20.2487593678338">
            <text:p>20.2487593678338</text:p>
          </table:table-cell>
          <table:table-cell table:style-name="ce1" office:value-type="float" office:value="24.4960113173033">
            <text:p>24.4960113173033</text:p>
          </table:table-cell>
          <table:table-cell table:style-name="ce1" office:value-type="float" office:value="27.4114741474196">
            <text:p>27.4114741474196</text:p>
          </table:table-cell>
          <table:table-cell table:style-name="ce1" office:value-type="float" office:value="26.5078985882297">
            <text:p>26.5078985882297</text:p>
          </table:table-cell>
        </table:table-row>
        <table:table-row>
          <table:table-cell/>
          <table:table-cell table:style-name="ce1" office:value-type="float" office:value="20.2584504428884">
            <text:p>20.2584504428884</text:p>
          </table:table-cell>
          <table:table-cell table:style-name="ce1" office:value-type="float" office:value="24.494013415969">
            <text:p>24.494013415969</text:p>
          </table:table-cell>
          <table:table-cell table:style-name="ce1" office:value-type="float" office:value="27.4032867351832">
            <text:p>27.4032867351832</text:p>
          </table:table-cell>
          <table:table-cell table:style-name="ce1" office:value-type="float" office:value="26.4701466139188">
            <text:p>26.4701466139188</text:p>
          </table:table-cell>
        </table:table-row>
        <table:table-row>
          <table:table-cell/>
          <table:table-cell table:style-name="ce1" office:value-type="float" office:value="20.249404354217">
            <text:p>20.249404354217</text:p>
          </table:table-cell>
          <table:table-cell table:style-name="ce1" office:value-type="float" office:value="24.5017698717916">
            <text:p>24.5017698717916</text:p>
          </table:table-cell>
          <table:table-cell table:style-name="ce1" office:value-type="float" office:value="27.3964094273148">
            <text:p>27.3964094273148</text:p>
          </table:table-cell>
          <table:table-cell table:style-name="ce1" office:value-type="float" office:value="26.4673778692933">
            <text:p>26.4673778692933</text:p>
          </table:table-cell>
        </table:table-row>
        <table:table-row>
          <table:table-cell/>
          <table:table-cell table:style-name="ce1" office:value-type="float" office:value="20.2433366654421">
            <text:p>20.2433366654421</text:p>
          </table:table-cell>
          <table:table-cell table:style-name="ce1" office:value-type="float" office:value="24.4807316022298">
            <text:p>24.4807316022298</text:p>
          </table:table-cell>
          <table:table-cell table:style-name="ce1" office:value-type="float" office:value="27.3838728115556">
            <text:p>27.3838728115556</text:p>
          </table:table-cell>
          <table:table-cell table:style-name="ce1" office:value-type="float" office:value="26.4713802744469">
            <text:p>26.4713802744469</text:p>
          </table:table-cell>
        </table:table-row>
        <table:table-row>
          <table:table-cell/>
          <table:table-cell table:style-name="ce1" office:value-type="float" office:value="20.2263893911321">
            <text:p>20.2263893911321</text:p>
          </table:table-cell>
          <table:table-cell table:style-name="ce1" office:value-type="float" office:value="24.497738823095">
            <text:p>24.497738823095</text:p>
          </table:table-cell>
          <table:table-cell table:style-name="ce1" office:value-type="float" office:value="27.3772613570237">
            <text:p>27.3772613570237</text:p>
          </table:table-cell>
          <table:table-cell table:style-name="ce1" office:value-type="float" office:value="26.4832189909294">
            <text:p>26.483218990929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639551735372306">
            <text:p>0.639551735372306</text:p>
          </table:table-cell>
          <table:table-cell table:style-name="ce1" office:value-type="float" office:value="0.791449882842619">
            <text:p>0.791449882842619</text:p>
          </table:table-cell>
          <table:table-cell table:style-name="ce1" office:value-type="float" office:value="0.877379766348888">
            <text:p>0.877379766348888</text:p>
          </table:table-cell>
          <table:table-cell table:style-name="ce1" office:value-type="float" office:value="0.850052785582256">
            <text:p>0.850052785582256</text:p>
          </table:table-cell>
        </table:table-row>
        <table:table-row>
          <table:table-cell/>
          <table:table-cell table:style-name="ce1" office:value-type="float" office:value="0.639606616420808">
            <text:p>0.639606616420808</text:p>
          </table:table-cell>
          <table:table-cell table:style-name="ce1" office:value-type="float" office:value="0.79085053645249">
            <text:p>0.79085053645249</text:p>
          </table:table-cell>
          <table:table-cell table:style-name="ce1" office:value-type="float" office:value="0.877150716062148">
            <text:p>0.877150716062148</text:p>
          </table:table-cell>
          <table:table-cell table:style-name="ce1" office:value-type="float" office:value="0.852292430626955">
            <text:p>0.852292430626955</text:p>
          </table:table-cell>
        </table:table-row>
        <table:table-row>
          <table:table-cell/>
          <table:table-cell table:style-name="ce1" office:value-type="float" office:value="0.639318343354449">
            <text:p>0.639318343354449</text:p>
          </table:table-cell>
          <table:table-cell table:style-name="ce1" office:value-type="float" office:value="0.793512757587826">
            <text:p>0.793512757587826</text:p>
          </table:table-cell>
          <table:table-cell table:style-name="ce1" office:value-type="float" office:value="0.879368728422654">
            <text:p>0.879368728422654</text:p>
          </table:table-cell>
          <table:table-cell table:style-name="ce1" office:value-type="float" office:value="0.851818398158111">
            <text:p>0.851818398158111</text:p>
          </table:table-cell>
        </table:table-row>
        <table:table-row>
          <table:table-cell/>
          <table:table-cell table:style-name="ce1" office:value-type="float" office:value="0.639362775966774">
            <text:p>0.639362775966774</text:p>
          </table:table-cell>
          <table:table-cell table:style-name="ce1" office:value-type="float" office:value="0.792312615582281">
            <text:p>0.792312615582281</text:p>
          </table:table-cell>
          <table:table-cell table:style-name="ce1" office:value-type="float" office:value="0.877933524170502">
            <text:p>0.877933524170502</text:p>
          </table:table-cell>
          <table:table-cell table:style-name="ce1" office:value-type="float" office:value="0.849479079802119">
            <text:p>0.849479079802119</text:p>
          </table:table-cell>
        </table:table-row>
        <table:table-row>
          <table:table-cell/>
          <table:table-cell table:style-name="ce1" office:value-type="float" office:value="0.639532719770188">
            <text:p>0.639532719770188</text:p>
          </table:table-cell>
          <table:table-cell table:style-name="ce1" office:value-type="float" office:value="0.792047870485073">
            <text:p>0.792047870485073</text:p>
          </table:table-cell>
          <table:table-cell table:style-name="ce1" office:value-type="float" office:value="0.878954465210425">
            <text:p>0.878954465210425</text:p>
          </table:table-cell>
          <table:table-cell table:style-name="ce1" office:value-type="float" office:value="0.852151630238702">
            <text:p>0.852151630238702</text:p>
          </table:table-cell>
        </table:table-row>
        <table:table-row>
          <table:table-cell/>
          <table:table-cell table:style-name="ce1" office:value-type="float" office:value="0.639213334351901">
            <text:p>0.639213334351901</text:p>
          </table:table-cell>
          <table:table-cell table:style-name="ce1" office:value-type="float" office:value="0.792284650778335">
            <text:p>0.792284650778335</text:p>
          </table:table-cell>
          <table:table-cell table:style-name="ce1" office:value-type="float" office:value="0.88042715418185">
            <text:p>0.88042715418185</text:p>
          </table:table-cell>
          <table:table-cell table:style-name="ce1" office:value-type="float" office:value="0.853621437287155">
            <text:p>0.853621437287155</text:p>
          </table:table-cell>
        </table:table-row>
        <table:table-row>
          <table:table-cell/>
          <table:table-cell table:style-name="ce1" office:value-type="float" office:value="0.640040895943813">
            <text:p>0.640040895943813</text:p>
          </table:table-cell>
          <table:table-cell table:style-name="ce1" office:value-type="float" office:value="0.793306929194642">
            <text:p>0.793306929194642</text:p>
          </table:table-cell>
          <table:table-cell table:style-name="ce1" office:value-type="float" office:value="0.878889959677321">
            <text:p>0.878889959677321</text:p>
          </table:table-cell>
          <table:table-cell table:style-name="ce1" office:value-type="float" office:value="0.852312113114652">
            <text:p>0.852312113114652</text:p>
          </table:table-cell>
        </table:table-row>
        <table:table-row>
          <table:table-cell/>
          <table:table-cell table:style-name="ce1" office:value-type="float" office:value="0.63947703049046">
            <text:p>0.63947703049046</text:p>
          </table:table-cell>
          <table:table-cell table:style-name="ce1" office:value-type="float" office:value="0.79239257330697">
            <text:p>0.79239257330697</text:p>
          </table:table-cell>
          <table:table-cell table:style-name="ce1" office:value-type="float" office:value="0.879874329301873">
            <text:p>0.879874329301873</text:p>
          </table:table-cell>
          <table:table-cell table:style-name="ce1" office:value-type="float" office:value="0.851189941721876">
            <text:p>0.851189941721876</text:p>
          </table:table-cell>
        </table:table-row>
        <table:table-row>
          <table:table-cell/>
          <table:table-cell table:style-name="ce1" office:value-type="float" office:value="0.639041167588689">
            <text:p>0.639041167588689</text:p>
          </table:table-cell>
          <table:table-cell table:style-name="ce1" office:value-type="float" office:value="0.791032761272453">
            <text:p>0.791032761272453</text:p>
          </table:table-cell>
          <table:table-cell table:style-name="ce1" office:value-type="float" office:value="0.87823156844184">
            <text:p>0.87823156844184</text:p>
          </table:table-cell>
          <table:table-cell table:style-name="ce1" office:value-type="float" office:value="0.851147048893472">
            <text:p>0.851147048893472</text:p>
          </table:table-cell>
        </table:table-row>
        <table:table-row>
          <table:table-cell/>
          <table:table-cell table:style-name="ce1" office:value-type="float" office:value="0.638168638940594">
            <text:p>0.638168638940594</text:p>
          </table:table-cell>
          <table:table-cell table:style-name="ce1" office:value-type="float" office:value="0.792062291001644">
            <text:p>0.792062291001644</text:p>
          </table:table-cell>
          <table:table-cell table:style-name="ce1" office:value-type="float" office:value="0.87780583206338">
            <text:p>0.87780583206338</text:p>
          </table:table-cell>
          <table:table-cell table:style-name="ce1" office:value-type="float" office:value="0.852798647756431">
            <text:p>0.852798647756431</text:p>
          </table:table-cell>
        </table:table-row>
      </table:table>
      <table:table table:name="'file:///mnt/Dados/vinma/documentos/Gradua%C3%A7%C3%A3o/TCC/results-partial/HW_C015_120.xlsx'#sigma_010" table:print="false" table:style-name="ta_extref">
        <table:table-source xlink:type="simple" xlink:href="../../results-partial/HW_C015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38526869888">
            <text:p>28.1238526869888</text:p>
          </table:table-cell>
          <table:table-cell table:style-name="ce1" office:value-type="float" office:value="31.5912173057209">
            <text:p>31.5912173057209</text:p>
          </table:table-cell>
          <table:table-cell table:style-name="ce1" office:value-type="float" office:value="32.7707374243382">
            <text:p>32.7707374243382</text:p>
          </table:table-cell>
          <table:table-cell table:style-name="ce1" office:value-type="float" office:value="32.2715918673083">
            <text:p>32.2715918673083</text:p>
          </table:table-cell>
        </table:table-row>
        <table:table-row>
          <table:table-cell/>
          <table:table-cell table:style-name="ce1" office:value-type="float" office:value="28.1295869911469">
            <text:p>28.1295869911469</text:p>
          </table:table-cell>
          <table:table-cell table:style-name="ce1" office:value-type="float" office:value="31.5866480639189">
            <text:p>31.5866480639189</text:p>
          </table:table-cell>
          <table:table-cell table:style-name="ce1" office:value-type="float" office:value="32.7522787052796">
            <text:p>32.7522787052796</text:p>
          </table:table-cell>
          <table:table-cell table:style-name="ce1" office:value-type="float" office:value="32.242657241207">
            <text:p>32.242657241207</text:p>
          </table:table-cell>
        </table:table-row>
        <table:table-row>
          <table:table-cell/>
          <table:table-cell table:style-name="ce1" office:value-type="float" office:value="28.1266710128844">
            <text:p>28.1266710128844</text:p>
          </table:table-cell>
          <table:table-cell table:style-name="ce1" office:value-type="float" office:value="31.5663841479867">
            <text:p>31.5663841479867</text:p>
          </table:table-cell>
          <table:table-cell table:style-name="ce1" office:value-type="float" office:value="32.7679990166157">
            <text:p>32.7679990166157</text:p>
          </table:table-cell>
          <table:table-cell table:style-name="ce1" office:value-type="float" office:value="32.2711726229821">
            <text:p>32.2711726229821</text:p>
          </table:table-cell>
        </table:table-row>
        <table:table-row>
          <table:table-cell/>
          <table:table-cell table:style-name="ce1" office:value-type="float" office:value="28.1206487299386">
            <text:p>28.1206487299386</text:p>
          </table:table-cell>
          <table:table-cell table:style-name="ce1" office:value-type="float" office:value="31.5953860680837">
            <text:p>31.5953860680837</text:p>
          </table:table-cell>
          <table:table-cell table:style-name="ce1" office:value-type="float" office:value="32.7649500093417">
            <text:p>32.7649500093417</text:p>
          </table:table-cell>
          <table:table-cell table:style-name="ce1" office:value-type="float" office:value="32.2534977957078">
            <text:p>32.2534977957078</text:p>
          </table:table-cell>
        </table:table-row>
        <table:table-row>
          <table:table-cell/>
          <table:table-cell table:style-name="ce1" office:value-type="float" office:value="28.1147004214096">
            <text:p>28.1147004214096</text:p>
          </table:table-cell>
          <table:table-cell table:style-name="ce1" office:value-type="float" office:value="31.5771081947747">
            <text:p>31.5771081947747</text:p>
          </table:table-cell>
          <table:table-cell table:style-name="ce1" office:value-type="float" office:value="32.7529396696127">
            <text:p>32.7529396696127</text:p>
          </table:table-cell>
          <table:table-cell table:style-name="ce1" office:value-type="float" office:value="32.2370393003084">
            <text:p>32.2370393003084</text:p>
          </table:table-cell>
        </table:table-row>
        <table:table-row>
          <table:table-cell/>
          <table:table-cell table:style-name="ce1" office:value-type="float" office:value="28.1204006446296">
            <text:p>28.1204006446296</text:p>
          </table:table-cell>
          <table:table-cell table:style-name="ce1" office:value-type="float" office:value="31.5952284822463">
            <text:p>31.5952284822463</text:p>
          </table:table-cell>
          <table:table-cell table:style-name="ce1" office:value-type="float" office:value="32.7586027601958">
            <text:p>32.7586027601958</text:p>
          </table:table-cell>
          <table:table-cell table:style-name="ce1" office:value-type="float" office:value="32.2579507171765">
            <text:p>32.2579507171765</text:p>
          </table:table-cell>
        </table:table-row>
        <table:table-row>
          <table:table-cell/>
          <table:table-cell table:style-name="ce1" office:value-type="float" office:value="28.1323322493038">
            <text:p>28.1323322493038</text:p>
          </table:table-cell>
          <table:table-cell table:style-name="ce1" office:value-type="float" office:value="31.5551580493294">
            <text:p>31.5551580493294</text:p>
          </table:table-cell>
          <table:table-cell table:style-name="ce1" office:value-type="float" office:value="32.7243721079846">
            <text:p>32.7243721079846</text:p>
          </table:table-cell>
          <table:table-cell table:style-name="ce1" office:value-type="float" office:value="32.2269595884627">
            <text:p>32.2269595884627</text:p>
          </table:table-cell>
        </table:table-row>
        <table:table-row>
          <table:table-cell/>
          <table:table-cell table:style-name="ce1" office:value-type="float" office:value="28.1255631464774">
            <text:p>28.1255631464774</text:p>
          </table:table-cell>
          <table:table-cell table:style-name="ce1" office:value-type="float" office:value="31.5595441936043">
            <text:p>31.5595441936043</text:p>
          </table:table-cell>
          <table:table-cell table:style-name="ce1" office:value-type="float" office:value="32.7521754514929">
            <text:p>32.7521754514929</text:p>
          </table:table-cell>
          <table:table-cell table:style-name="ce1" office:value-type="float" office:value="32.23744761964">
            <text:p>32.23744761964</text:p>
          </table:table-cell>
        </table:table-row>
        <table:table-row>
          <table:table-cell/>
          <table:table-cell table:style-name="ce1" office:value-type="float" office:value="28.1166190633324">
            <text:p>28.1166190633324</text:p>
          </table:table-cell>
          <table:table-cell table:style-name="ce1" office:value-type="float" office:value="31.5937489610641">
            <text:p>31.5937489610641</text:p>
          </table:table-cell>
          <table:table-cell table:style-name="ce1" office:value-type="float" office:value="32.783072799623">
            <text:p>32.783072799623</text:p>
          </table:table-cell>
          <table:table-cell table:style-name="ce1" office:value-type="float" office:value="32.2950233693091">
            <text:p>32.2950233693091</text:p>
          </table:table-cell>
        </table:table-row>
        <table:table-row>
          <table:table-cell/>
          <table:table-cell table:style-name="ce1" office:value-type="float" office:value="28.1273930787057">
            <text:p>28.1273930787057</text:p>
          </table:table-cell>
          <table:table-cell table:style-name="ce1" office:value-type="float" office:value="31.560613160877">
            <text:p>31.560613160877</text:p>
          </table:table-cell>
          <table:table-cell table:style-name="ce1" office:value-type="float" office:value="32.7461774257217">
            <text:p>32.7461774257217</text:p>
          </table:table-cell>
          <table:table-cell table:style-name="ce1" office:value-type="float" office:value="32.2436936471019">
            <text:p>32.243693647101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15_120.xlsx'#sigma_025" table:print="false" table:style-name="ta_extref">
        <table:table-source xlink:type="simple" xlink:href="../../results-partial/HW_C015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38526869888">
            <text:p>28.1238526869888</text:p>
          </table:table-cell>
          <table:table-cell table:style-name="ce1" office:value-type="float" office:value="31.5912173057209">
            <text:p>31.5912173057209</text:p>
          </table:table-cell>
          <table:table-cell table:style-name="ce1" office:value-type="float" office:value="32.7707374243382">
            <text:p>32.7707374243382</text:p>
          </table:table-cell>
          <table:table-cell table:style-name="ce1" office:value-type="float" office:value="32.2715918673083">
            <text:p>32.2715918673083</text:p>
          </table:table-cell>
        </table:table-row>
        <table:table-row>
          <table:table-cell/>
          <table:table-cell table:style-name="ce1" office:value-type="float" office:value="28.1295869911469">
            <text:p>28.1295869911469</text:p>
          </table:table-cell>
          <table:table-cell table:style-name="ce1" office:value-type="float" office:value="31.5866480639189">
            <text:p>31.5866480639189</text:p>
          </table:table-cell>
          <table:table-cell table:style-name="ce1" office:value-type="float" office:value="32.7522787052796">
            <text:p>32.7522787052796</text:p>
          </table:table-cell>
          <table:table-cell table:style-name="ce1" office:value-type="float" office:value="32.242657241207">
            <text:p>32.242657241207</text:p>
          </table:table-cell>
        </table:table-row>
        <table:table-row>
          <table:table-cell/>
          <table:table-cell table:style-name="ce1" office:value-type="float" office:value="28.1266710128844">
            <text:p>28.1266710128844</text:p>
          </table:table-cell>
          <table:table-cell table:style-name="ce1" office:value-type="float" office:value="31.5663841479867">
            <text:p>31.5663841479867</text:p>
          </table:table-cell>
          <table:table-cell table:style-name="ce1" office:value-type="float" office:value="32.7679990166157">
            <text:p>32.7679990166157</text:p>
          </table:table-cell>
          <table:table-cell table:style-name="ce1" office:value-type="float" office:value="32.2711726229821">
            <text:p>32.2711726229821</text:p>
          </table:table-cell>
        </table:table-row>
        <table:table-row>
          <table:table-cell/>
          <table:table-cell table:style-name="ce1" office:value-type="float" office:value="28.1206487299386">
            <text:p>28.1206487299386</text:p>
          </table:table-cell>
          <table:table-cell table:style-name="ce1" office:value-type="float" office:value="31.5953860680837">
            <text:p>31.5953860680837</text:p>
          </table:table-cell>
          <table:table-cell table:style-name="ce1" office:value-type="float" office:value="32.7649500093417">
            <text:p>32.7649500093417</text:p>
          </table:table-cell>
          <table:table-cell table:style-name="ce1" office:value-type="float" office:value="32.2534977957078">
            <text:p>32.2534977957078</text:p>
          </table:table-cell>
        </table:table-row>
        <table:table-row>
          <table:table-cell/>
          <table:table-cell table:style-name="ce1" office:value-type="float" office:value="28.1147004214096">
            <text:p>28.1147004214096</text:p>
          </table:table-cell>
          <table:table-cell table:style-name="ce1" office:value-type="float" office:value="31.5771081947747">
            <text:p>31.5771081947747</text:p>
          </table:table-cell>
          <table:table-cell table:style-name="ce1" office:value-type="float" office:value="32.7529396696127">
            <text:p>32.7529396696127</text:p>
          </table:table-cell>
          <table:table-cell table:style-name="ce1" office:value-type="float" office:value="32.2370393003084">
            <text:p>32.2370393003084</text:p>
          </table:table-cell>
        </table:table-row>
        <table:table-row>
          <table:table-cell/>
          <table:table-cell table:style-name="ce1" office:value-type="float" office:value="28.1204006446296">
            <text:p>28.1204006446296</text:p>
          </table:table-cell>
          <table:table-cell table:style-name="ce1" office:value-type="float" office:value="31.5952284822463">
            <text:p>31.5952284822463</text:p>
          </table:table-cell>
          <table:table-cell table:style-name="ce1" office:value-type="float" office:value="32.7586027601958">
            <text:p>32.7586027601958</text:p>
          </table:table-cell>
          <table:table-cell table:style-name="ce1" office:value-type="float" office:value="32.2579507171765">
            <text:p>32.2579507171765</text:p>
          </table:table-cell>
        </table:table-row>
        <table:table-row>
          <table:table-cell/>
          <table:table-cell table:style-name="ce1" office:value-type="float" office:value="28.1323322493038">
            <text:p>28.1323322493038</text:p>
          </table:table-cell>
          <table:table-cell table:style-name="ce1" office:value-type="float" office:value="31.5551580493294">
            <text:p>31.5551580493294</text:p>
          </table:table-cell>
          <table:table-cell table:style-name="ce1" office:value-type="float" office:value="32.7243721079846">
            <text:p>32.7243721079846</text:p>
          </table:table-cell>
          <table:table-cell table:style-name="ce1" office:value-type="float" office:value="32.2269595884627">
            <text:p>32.2269595884627</text:p>
          </table:table-cell>
        </table:table-row>
        <table:table-row>
          <table:table-cell/>
          <table:table-cell table:style-name="ce1" office:value-type="float" office:value="28.1255631464774">
            <text:p>28.1255631464774</text:p>
          </table:table-cell>
          <table:table-cell table:style-name="ce1" office:value-type="float" office:value="31.5595441936043">
            <text:p>31.5595441936043</text:p>
          </table:table-cell>
          <table:table-cell table:style-name="ce1" office:value-type="float" office:value="32.7521754514929">
            <text:p>32.7521754514929</text:p>
          </table:table-cell>
          <table:table-cell table:style-name="ce1" office:value-type="float" office:value="32.23744761964">
            <text:p>32.23744761964</text:p>
          </table:table-cell>
        </table:table-row>
        <table:table-row>
          <table:table-cell/>
          <table:table-cell table:style-name="ce1" office:value-type="float" office:value="28.1166190633324">
            <text:p>28.1166190633324</text:p>
          </table:table-cell>
          <table:table-cell table:style-name="ce1" office:value-type="float" office:value="31.5937489610641">
            <text:p>31.5937489610641</text:p>
          </table:table-cell>
          <table:table-cell table:style-name="ce1" office:value-type="float" office:value="32.783072799623">
            <text:p>32.783072799623</text:p>
          </table:table-cell>
          <table:table-cell table:style-name="ce1" office:value-type="float" office:value="32.2950233693091">
            <text:p>32.2950233693091</text:p>
          </table:table-cell>
        </table:table-row>
        <table:table-row>
          <table:table-cell/>
          <table:table-cell table:style-name="ce1" office:value-type="float" office:value="28.1273930787057">
            <text:p>28.1273930787057</text:p>
          </table:table-cell>
          <table:table-cell table:style-name="ce1" office:value-type="float" office:value="31.560613160877">
            <text:p>31.560613160877</text:p>
          </table:table-cell>
          <table:table-cell table:style-name="ce1" office:value-type="float" office:value="32.7461774257217">
            <text:p>32.7461774257217</text:p>
          </table:table-cell>
          <table:table-cell table:style-name="ce1" office:value-type="float" office:value="32.2436936471019">
            <text:p>32.243693647101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731762379308559">
            <text:p>0.731762379308559</text:p>
          </table:table-cell>
          <table:table-cell table:style-name="ce1" office:value-type="float" office:value="0.884634469674214">
            <text:p>0.884634469674214</text:p>
          </table:table-cell>
          <table:table-cell table:style-name="ce1" office:value-type="float" office:value="0.90875122842678">
            <text:p>0.90875122842678</text:p>
          </table:table-cell>
          <table:table-cell table:style-name="ce1" office:value-type="float" office:value="0.901539480917606">
            <text:p>0.901539480917606</text:p>
          </table:table-cell>
        </table:table-row>
        <table:table-row>
          <table:table-cell/>
          <table:table-cell table:style-name="ce1" office:value-type="float" office:value="0.732033856867777">
            <text:p>0.732033856867777</text:p>
          </table:table-cell>
          <table:table-cell table:style-name="ce1" office:value-type="float" office:value="0.886234527148061">
            <text:p>0.886234527148061</text:p>
          </table:table-cell>
          <table:table-cell table:style-name="ce1" office:value-type="float" office:value="0.9092715682012">
            <text:p>0.9092715682012</text:p>
          </table:table-cell>
          <table:table-cell table:style-name="ce1" office:value-type="float" office:value="0.902681226861326">
            <text:p>0.902681226861326</text:p>
          </table:table-cell>
        </table:table-row>
        <table:table-row>
          <table:table-cell/>
          <table:table-cell table:style-name="ce1" office:value-type="float" office:value="0.731615781826213">
            <text:p>0.731615781826213</text:p>
          </table:table-cell>
          <table:table-cell table:style-name="ce1" office:value-type="float" office:value="0.885241545523684">
            <text:p>0.885241545523684</text:p>
          </table:table-cell>
          <table:table-cell table:style-name="ce1" office:value-type="float" office:value="0.909336620838909">
            <text:p>0.909336620838909</text:p>
          </table:table-cell>
          <table:table-cell table:style-name="ce1" office:value-type="float" office:value="0.900613765594975">
            <text:p>0.900613765594975</text:p>
          </table:table-cell>
        </table:table-row>
        <table:table-row>
          <table:table-cell/>
          <table:table-cell table:style-name="ce1" office:value-type="float" office:value="0.733035762817641">
            <text:p>0.733035762817641</text:p>
          </table:table-cell>
          <table:table-cell table:style-name="ce1" office:value-type="float" office:value="0.884276060706313">
            <text:p>0.884276060706313</text:p>
          </table:table-cell>
          <table:table-cell table:style-name="ce1" office:value-type="float" office:value="0.908991883680944">
            <text:p>0.908991883680944</text:p>
          </table:table-cell>
          <table:table-cell table:style-name="ce1" office:value-type="float" office:value="0.902608370753818">
            <text:p>0.902608370753818</text:p>
          </table:table-cell>
        </table:table-row>
        <table:table-row>
          <table:table-cell/>
          <table:table-cell table:style-name="ce1" office:value-type="float" office:value="0.731265033982692">
            <text:p>0.731265033982692</text:p>
          </table:table-cell>
          <table:table-cell table:style-name="ce1" office:value-type="float" office:value="0.886161634606336">
            <text:p>0.886161634606336</text:p>
          </table:table-cell>
          <table:table-cell table:style-name="ce1" office:value-type="float" office:value="0.909628307580466">
            <text:p>0.909628307580466</text:p>
          </table:table-cell>
          <table:table-cell table:style-name="ce1" office:value-type="float" office:value="0.90193766967258">
            <text:p>0.90193766967258</text:p>
          </table:table-cell>
        </table:table-row>
        <table:table-row>
          <table:table-cell/>
          <table:table-cell table:style-name="ce1" office:value-type="float" office:value="0.731227530421726">
            <text:p>0.731227530421726</text:p>
          </table:table-cell>
          <table:table-cell table:style-name="ce1" office:value-type="float" office:value="0.886989668329349">
            <text:p>0.886989668329349</text:p>
          </table:table-cell>
          <table:table-cell table:style-name="ce1" office:value-type="float" office:value="0.909296247367737">
            <text:p>0.909296247367737</text:p>
          </table:table-cell>
          <table:table-cell table:style-name="ce1" office:value-type="float" office:value="0.900228282668371">
            <text:p>0.900228282668371</text:p>
          </table:table-cell>
        </table:table-row>
        <table:table-row>
          <table:table-cell/>
          <table:table-cell table:style-name="ce1" office:value-type="float" office:value="0.736494439965431">
            <text:p>0.736494439965431</text:p>
          </table:table-cell>
          <table:table-cell table:style-name="ce1" office:value-type="float" office:value="0.885651914819134">
            <text:p>0.885651914819134</text:p>
          </table:table-cell>
          <table:table-cell table:style-name="ce1" office:value-type="float" office:value="0.908947262561171">
            <text:p>0.908947262561171</text:p>
          </table:table-cell>
          <table:table-cell table:style-name="ce1" office:value-type="float" office:value="0.903586933033121">
            <text:p>0.903586933033121</text:p>
          </table:table-cell>
        </table:table-row>
        <table:table-row>
          <table:table-cell/>
          <table:table-cell table:style-name="ce1" office:value-type="float" office:value="0.732902521074447">
            <text:p>0.732902521074447</text:p>
          </table:table-cell>
          <table:table-cell table:style-name="ce1" office:value-type="float" office:value="0.886204013436107">
            <text:p>0.886204013436107</text:p>
          </table:table-cell>
          <table:table-cell table:style-name="ce1" office:value-type="float" office:value="0.910377013279377">
            <text:p>0.910377013279377</text:p>
          </table:table-cell>
          <table:table-cell table:style-name="ce1" office:value-type="float" office:value="0.901780956319234">
            <text:p>0.901780956319234</text:p>
          </table:table-cell>
        </table:table-row>
        <table:table-row>
          <table:table-cell/>
          <table:table-cell table:style-name="ce1" office:value-type="float" office:value="0.734636546283517">
            <text:p>0.734636546283517</text:p>
          </table:table-cell>
          <table:table-cell table:style-name="ce1" office:value-type="float" office:value="0.887461359266256">
            <text:p>0.887461359266256</text:p>
          </table:table-cell>
          <table:table-cell table:style-name="ce1" office:value-type="float" office:value="0.909400745870457">
            <text:p>0.909400745870457</text:p>
          </table:table-cell>
          <table:table-cell table:style-name="ce1" office:value-type="float" office:value="0.906841257289476">
            <text:p>0.906841257289476</text:p>
          </table:table-cell>
        </table:table-row>
        <table:table-row>
          <table:table-cell/>
          <table:table-cell table:style-name="ce1" office:value-type="float" office:value="0.730841021342444">
            <text:p>0.730841021342444</text:p>
          </table:table-cell>
          <table:table-cell table:style-name="ce1" office:value-type="float" office:value="0.884837983799071">
            <text:p>0.884837983799071</text:p>
          </table:table-cell>
          <table:table-cell table:style-name="ce1" office:value-type="float" office:value="0.910732960731728">
            <text:p>0.910732960731728</text:p>
          </table:table-cell>
          <table:table-cell table:style-name="ce1" office:value-type="float" office:value="0.902097016069356">
            <text:p>0.902097016069356</text:p>
          </table:table-cell>
        </table:table-row>
      </table:table>
      <table:table table:name="'file:///mnt/Dados/vinma/documentos/Gradua%C3%A7%C3%A3o/TCC/results-partial/HW_C015_120.xlsx'#sigma_050" table:print="false" table:style-name="ta_extref">
        <table:table-source xlink:type="simple" xlink:href="../../results-partial/HW_C015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944685565768">
            <text:p>20.2944685565768</text:p>
          </table:table-cell>
          <table:table-cell table:style-name="ce1" office:value-type="float" office:value="26.0536218634591">
            <text:p>26.0536218634591</text:p>
          </table:table-cell>
          <table:table-cell table:style-name="ce1" office:value-type="float" office:value="27.9733401079978">
            <text:p>27.9733401079978</text:p>
          </table:table-cell>
          <table:table-cell table:style-name="ce1" office:value-type="float" office:value="26.8568159790911">
            <text:p>26.8568159790911</text:p>
          </table:table-cell>
        </table:table-row>
        <table:table-row>
          <table:table-cell/>
          <table:table-cell table:style-name="ce1" office:value-type="float" office:value="20.3011369439563">
            <text:p>20.3011369439563</text:p>
          </table:table-cell>
          <table:table-cell table:style-name="ce1" office:value-type="float" office:value="26.0325421272493">
            <text:p>26.0325421272493</text:p>
          </table:table-cell>
          <table:table-cell table:style-name="ce1" office:value-type="float" office:value="27.9549030528542">
            <text:p>27.9549030528542</text:p>
          </table:table-cell>
          <table:table-cell table:style-name="ce1" office:value-type="float" office:value="26.8170159382642">
            <text:p>26.8170159382642</text:p>
          </table:table-cell>
        </table:table-row>
        <table:table-row>
          <table:table-cell/>
          <table:table-cell table:style-name="ce1" office:value-type="float" office:value="20.3014171383302">
            <text:p>20.3014171383302</text:p>
          </table:table-cell>
          <table:table-cell table:style-name="ce1" office:value-type="float" office:value="26.0421253494511">
            <text:p>26.0421253494511</text:p>
          </table:table-cell>
          <table:table-cell table:style-name="ce1" office:value-type="float" office:value="28.008446163977">
            <text:p>28.008446163977</text:p>
          </table:table-cell>
          <table:table-cell table:style-name="ce1" office:value-type="float" office:value="26.8665848234008">
            <text:p>26.8665848234008</text:p>
          </table:table-cell>
        </table:table-row>
        <table:table-row>
          <table:table-cell/>
          <table:table-cell table:style-name="ce1" office:value-type="float" office:value="20.2802985066351">
            <text:p>20.2802985066351</text:p>
          </table:table-cell>
          <table:table-cell table:style-name="ce1" office:value-type="float" office:value="26.0574965918508">
            <text:p>26.0574965918508</text:p>
          </table:table-cell>
          <table:table-cell table:style-name="ce1" office:value-type="float" office:value="28.0227188746293">
            <text:p>28.0227188746293</text:p>
          </table:table-cell>
          <table:table-cell table:style-name="ce1" office:value-type="float" office:value="26.8997958572636">
            <text:p>26.8997958572636</text:p>
          </table:table-cell>
        </table:table-row>
        <table:table-row>
          <table:table-cell/>
          <table:table-cell table:style-name="ce1" office:value-type="float" office:value="20.2980148993829">
            <text:p>20.2980148993829</text:p>
          </table:table-cell>
          <table:table-cell table:style-name="ce1" office:value-type="float" office:value="26.022068733602">
            <text:p>26.022068733602</text:p>
          </table:table-cell>
          <table:table-cell table:style-name="ce1" office:value-type="float" office:value="28.0142907988903">
            <text:p>28.0142907988903</text:p>
          </table:table-cell>
          <table:table-cell table:style-name="ce1" office:value-type="float" office:value="26.8355436724467">
            <text:p>26.8355436724467</text:p>
          </table:table-cell>
        </table:table-row>
        <table:table-row>
          <table:table-cell/>
          <table:table-cell table:style-name="ce1" office:value-type="float" office:value="20.3076748600039">
            <text:p>20.3076748600039</text:p>
          </table:table-cell>
          <table:table-cell table:style-name="ce1" office:value-type="float" office:value="26.0295242569683">
            <text:p>26.0295242569683</text:p>
          </table:table-cell>
          <table:table-cell table:style-name="ce1" office:value-type="float" office:value="27.9830248938965">
            <text:p>27.9830248938965</text:p>
          </table:table-cell>
          <table:table-cell table:style-name="ce1" office:value-type="float" office:value="26.8554191503977">
            <text:p>26.8554191503977</text:p>
          </table:table-cell>
        </table:table-row>
        <table:table-row>
          <table:table-cell/>
          <table:table-cell table:style-name="ce1" office:value-type="float" office:value="20.2992146372014">
            <text:p>20.2992146372014</text:p>
          </table:table-cell>
          <table:table-cell table:style-name="ce1" office:value-type="float" office:value="26.0801993101851">
            <text:p>26.0801993101851</text:p>
          </table:table-cell>
          <table:table-cell table:style-name="ce1" office:value-type="float" office:value="28.0268549938129">
            <text:p>28.0268549938129</text:p>
          </table:table-cell>
          <table:table-cell table:style-name="ce1" office:value-type="float" office:value="26.8757514202702">
            <text:p>26.8757514202702</text:p>
          </table:table-cell>
        </table:table-row>
        <table:table-row>
          <table:table-cell/>
          <table:table-cell table:style-name="ce1" office:value-type="float" office:value="20.3045249098051">
            <text:p>20.3045249098051</text:p>
          </table:table-cell>
          <table:table-cell table:style-name="ce1" office:value-type="float" office:value="26.0583162876099">
            <text:p>26.0583162876099</text:p>
          </table:table-cell>
          <table:table-cell table:style-name="ce1" office:value-type="float" office:value="27.9844006900315">
            <text:p>27.9844006900315</text:p>
          </table:table-cell>
          <table:table-cell table:style-name="ce1" office:value-type="float" office:value="26.8512492579921">
            <text:p>26.8512492579921</text:p>
          </table:table-cell>
        </table:table-row>
        <table:table-row>
          <table:table-cell/>
          <table:table-cell table:style-name="ce1" office:value-type="float" office:value="20.2884566046967">
            <text:p>20.2884566046967</text:p>
          </table:table-cell>
          <table:table-cell table:style-name="ce1" office:value-type="float" office:value="26.0273450825871">
            <text:p>26.0273450825871</text:p>
          </table:table-cell>
          <table:table-cell table:style-name="ce1" office:value-type="float" office:value="28.0013182348786">
            <text:p>28.0013182348786</text:p>
          </table:table-cell>
          <table:table-cell table:style-name="ce1" office:value-type="float" office:value="26.8489587486547">
            <text:p>26.8489587486547</text:p>
          </table:table-cell>
        </table:table-row>
        <table:table-row>
          <table:table-cell/>
          <table:table-cell table:style-name="ce1" office:value-type="float" office:value="20.3056734727442">
            <text:p>20.3056734727442</text:p>
          </table:table-cell>
          <table:table-cell table:style-name="ce1" office:value-type="float" office:value="26.0486781422838">
            <text:p>26.0486781422838</text:p>
          </table:table-cell>
          <table:table-cell table:style-name="ce1" office:value-type="float" office:value="28.0055893578158">
            <text:p>28.0055893578158</text:p>
          </table:table-cell>
          <table:table-cell table:style-name="ce1" office:value-type="float" office:value="26.8787016903355">
            <text:p>26.8787016903355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45018919812693">
            <text:p>0.45018919812693</text:p>
          </table:table-cell>
          <table:table-cell table:style-name="ce1" office:value-type="float" office:value="0.702319911132887">
            <text:p>0.702319911132887</text:p>
          </table:table-cell>
          <table:table-cell table:style-name="ce1" office:value-type="float" office:value="0.791169763471638">
            <text:p>0.791169763471638</text:p>
          </table:table-cell>
          <table:table-cell table:style-name="ce1" office:value-type="float" office:value="0.754824283669415">
            <text:p>0.754824283669415</text:p>
          </table:table-cell>
        </table:table-row>
        <table:table-row>
          <table:table-cell/>
          <table:table-cell table:style-name="ce1" office:value-type="float" office:value="0.449871148979636">
            <text:p>0.449871148979636</text:p>
          </table:table-cell>
          <table:table-cell table:style-name="ce1" office:value-type="float" office:value="0.701089530624994">
            <text:p>0.701089530624994</text:p>
          </table:table-cell>
          <table:table-cell table:style-name="ce1" office:value-type="float" office:value="0.797040750452452">
            <text:p>0.797040750452452</text:p>
          </table:table-cell>
          <table:table-cell table:style-name="ce1" office:value-type="float" office:value="0.766951969613707">
            <text:p>0.766951969613707</text:p>
          </table:table-cell>
        </table:table-row>
        <table:table-row>
          <table:table-cell/>
          <table:table-cell table:style-name="ce1" office:value-type="float" office:value="0.450819277104633">
            <text:p>0.450819277104633</text:p>
          </table:table-cell>
          <table:table-cell table:style-name="ce1" office:value-type="float" office:value="0.700969090000584">
            <text:p>0.700969090000584</text:p>
          </table:table-cell>
          <table:table-cell table:style-name="ce1" office:value-type="float" office:value="0.793960548119197">
            <text:p>0.793960548119197</text:p>
          </table:table-cell>
          <table:table-cell table:style-name="ce1" office:value-type="float" office:value="0.754906094390452">
            <text:p>0.754906094390452</text:p>
          </table:table-cell>
        </table:table-row>
        <table:table-row>
          <table:table-cell/>
          <table:table-cell table:style-name="ce1" office:value-type="float" office:value="0.450155003720152">
            <text:p>0.450155003720152</text:p>
          </table:table-cell>
          <table:table-cell table:style-name="ce1" office:value-type="float" office:value="0.693884406516071">
            <text:p>0.693884406516071</text:p>
          </table:table-cell>
          <table:table-cell table:style-name="ce1" office:value-type="float" office:value="0.788449416238419">
            <text:p>0.788449416238419</text:p>
          </table:table-cell>
          <table:table-cell table:style-name="ce1" office:value-type="float" office:value="0.758625852955368">
            <text:p>0.758625852955368</text:p>
          </table:table-cell>
        </table:table-row>
        <table:table-row>
          <table:table-cell/>
          <table:table-cell table:style-name="ce1" office:value-type="float" office:value="0.450858896110209">
            <text:p>0.450858896110209</text:p>
          </table:table-cell>
          <table:table-cell table:style-name="ce1" office:value-type="float" office:value="0.696067232854713">
            <text:p>0.696067232854713</text:p>
          </table:table-cell>
          <table:table-cell table:style-name="ce1" office:value-type="float" office:value="0.794485927084278">
            <text:p>0.794485927084278</text:p>
          </table:table-cell>
          <table:table-cell table:style-name="ce1" office:value-type="float" office:value="0.753869761394366">
            <text:p>0.753869761394366</text:p>
          </table:table-cell>
        </table:table-row>
        <table:table-row>
          <table:table-cell/>
          <table:table-cell table:style-name="ce1" office:value-type="float" office:value="0.451401881593747">
            <text:p>0.451401881593747</text:p>
          </table:table-cell>
          <table:table-cell table:style-name="ce1" office:value-type="float" office:value="0.696201378162195">
            <text:p>0.696201378162195</text:p>
          </table:table-cell>
          <table:table-cell table:style-name="ce1" office:value-type="float" office:value="0.792212261727334">
            <text:p>0.792212261727334</text:p>
          </table:table-cell>
          <table:table-cell table:style-name="ce1" office:value-type="float" office:value="0.75536216518609">
            <text:p>0.75536216518609</text:p>
          </table:table-cell>
        </table:table-row>
        <table:table-row>
          <table:table-cell/>
          <table:table-cell table:style-name="ce1" office:value-type="float" office:value="0.45074918606445">
            <text:p>0.45074918606445</text:p>
          </table:table-cell>
          <table:table-cell table:style-name="ce1" office:value-type="float" office:value="0.695522703230677">
            <text:p>0.695522703230677</text:p>
          </table:table-cell>
          <table:table-cell table:style-name="ce1" office:value-type="float" office:value="0.792381655403889">
            <text:p>0.792381655403889</text:p>
          </table:table-cell>
          <table:table-cell table:style-name="ce1" office:value-type="float" office:value="0.757192603743745">
            <text:p>0.757192603743745</text:p>
          </table:table-cell>
        </table:table-row>
        <table:table-row>
          <table:table-cell/>
          <table:table-cell table:style-name="ce1" office:value-type="float" office:value="0.45078128159832">
            <text:p>0.45078128159832</text:p>
          </table:table-cell>
          <table:table-cell table:style-name="ce1" office:value-type="float" office:value="0.698788799383988">
            <text:p>0.698788799383988</text:p>
          </table:table-cell>
          <table:table-cell table:style-name="ce1" office:value-type="float" office:value="0.790385423654818">
            <text:p>0.790385423654818</text:p>
          </table:table-cell>
          <table:table-cell table:style-name="ce1" office:value-type="float" office:value="0.752617622358479">
            <text:p>0.752617622358479</text:p>
          </table:table-cell>
        </table:table-row>
        <table:table-row>
          <table:table-cell/>
          <table:table-cell table:style-name="ce1" office:value-type="float" office:value="0.449492184011802">
            <text:p>0.449492184011802</text:p>
          </table:table-cell>
          <table:table-cell table:style-name="ce1" office:value-type="float" office:value="0.69395581225798">
            <text:p>0.69395581225798</text:p>
          </table:table-cell>
          <table:table-cell table:style-name="ce1" office:value-type="float" office:value="0.790370420823899">
            <text:p>0.790370420823899</text:p>
          </table:table-cell>
          <table:table-cell table:style-name="ce1" office:value-type="float" office:value="0.75329011673156">
            <text:p>0.75329011673156</text:p>
          </table:table-cell>
        </table:table-row>
        <table:table-row>
          <table:table-cell/>
          <table:table-cell table:style-name="ce1" office:value-type="float" office:value="0.450663216920739">
            <text:p>0.450663216920739</text:p>
          </table:table-cell>
          <table:table-cell table:style-name="ce1" office:value-type="float" office:value="0.705248641848405">
            <text:p>0.705248641848405</text:p>
          </table:table-cell>
          <table:table-cell table:style-name="ce1" office:value-type="float" office:value="0.789890578984996">
            <text:p>0.789890578984996</text:p>
          </table:table-cell>
          <table:table-cell table:style-name="ce1" office:value-type="float" office:value="0.754191964098711">
            <text:p>0.754191964098711</text:p>
          </table:table-cell>
        </table:table-row>
      </table:table>
      <table:table table:name="'file:///mnt/Dados/vinma/documentos/Gradua%C3%A7%C3%A3o/TCC/results-partial/HW_C016_120.xlsx'#sigma_010" table:print="false" table:style-name="ta_extref">
        <table:table-source xlink:type="simple" xlink:href="../../results-partial/HW_C016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98860605989">
            <text:p>28.1298860605989</text:p>
          </table:table-cell>
          <table:table-cell table:style-name="ce1" office:value-type="float" office:value="29.7264157744759">
            <text:p>29.7264157744759</text:p>
          </table:table-cell>
          <table:table-cell table:style-name="ce1" office:value-type="float" office:value="31.0393331695953">
            <text:p>31.0393331695953</text:p>
          </table:table-cell>
          <table:table-cell table:style-name="ce1" office:value-type="float" office:value="30.6927978383875">
            <text:p>30.6927978383875</text:p>
          </table:table-cell>
        </table:table-row>
        <table:table-row>
          <table:table-cell/>
          <table:table-cell table:style-name="ce1" office:value-type="float" office:value="28.1328835459663">
            <text:p>28.1328835459663</text:p>
          </table:table-cell>
          <table:table-cell table:style-name="ce1" office:value-type="float" office:value="29.7547595694221">
            <text:p>29.7547595694221</text:p>
          </table:table-cell>
          <table:table-cell table:style-name="ce1" office:value-type="float" office:value="31.0419680419183">
            <text:p>31.0419680419183</text:p>
          </table:table-cell>
          <table:table-cell table:style-name="ce1" office:value-type="float" office:value="30.7021285841871">
            <text:p>30.7021285841871</text:p>
          </table:table-cell>
        </table:table-row>
        <table:table-row>
          <table:table-cell/>
          <table:table-cell table:style-name="ce1" office:value-type="float" office:value="28.1103267376792">
            <text:p>28.1103267376792</text:p>
          </table:table-cell>
          <table:table-cell table:style-name="ce1" office:value-type="float" office:value="29.7182593388283">
            <text:p>29.7182593388283</text:p>
          </table:table-cell>
          <table:table-cell table:style-name="ce1" office:value-type="float" office:value="31.0363719863099">
            <text:p>31.0363719863099</text:p>
          </table:table-cell>
          <table:table-cell table:style-name="ce1" office:value-type="float" office:value="30.6921266957191">
            <text:p>30.6921266957191</text:p>
          </table:table-cell>
        </table:table-row>
        <table:table-row>
          <table:table-cell/>
          <table:table-cell table:style-name="ce1" office:value-type="float" office:value="28.121284028334">
            <text:p>28.121284028334</text:p>
          </table:table-cell>
          <table:table-cell table:style-name="ce1" office:value-type="float" office:value="29.7736386852737">
            <text:p>29.7736386852737</text:p>
          </table:table-cell>
          <table:table-cell table:style-name="ce1" office:value-type="float" office:value="31.0544657207325">
            <text:p>31.0544657207325</text:p>
          </table:table-cell>
          <table:table-cell table:style-name="ce1" office:value-type="float" office:value="30.6949598676511">
            <text:p>30.6949598676511</text:p>
          </table:table-cell>
        </table:table-row>
        <table:table-row>
          <table:table-cell/>
          <table:table-cell table:style-name="ce1" office:value-type="float" office:value="28.1106827407418">
            <text:p>28.1106827407418</text:p>
          </table:table-cell>
          <table:table-cell table:style-name="ce1" office:value-type="float" office:value="29.7326131352544">
            <text:p>29.7326131352544</text:p>
          </table:table-cell>
          <table:table-cell table:style-name="ce1" office:value-type="float" office:value="31.0289760584036">
            <text:p>31.0289760584036</text:p>
          </table:table-cell>
          <table:table-cell table:style-name="ce1" office:value-type="float" office:value="30.6825746738078">
            <text:p>30.6825746738078</text:p>
          </table:table-cell>
        </table:table-row>
        <table:table-row>
          <table:table-cell/>
          <table:table-cell table:style-name="ce1" office:value-type="float" office:value="28.1041795250478">
            <text:p>28.1041795250478</text:p>
          </table:table-cell>
          <table:table-cell table:style-name="ce1" office:value-type="float" office:value="29.7278231272087">
            <text:p>29.7278231272087</text:p>
          </table:table-cell>
          <table:table-cell table:style-name="ce1" office:value-type="float" office:value="31.0366692559138">
            <text:p>31.0366692559138</text:p>
          </table:table-cell>
          <table:table-cell table:style-name="ce1" office:value-type="float" office:value="30.6840103122145">
            <text:p>30.6840103122145</text:p>
          </table:table-cell>
        </table:table-row>
        <table:table-row>
          <table:table-cell/>
          <table:table-cell table:style-name="ce1" office:value-type="float" office:value="28.1202758316263">
            <text:p>28.1202758316263</text:p>
          </table:table-cell>
          <table:table-cell table:style-name="ce1" office:value-type="float" office:value="29.7370030284518">
            <text:p>29.7370030284518</text:p>
          </table:table-cell>
          <table:table-cell table:style-name="ce1" office:value-type="float" office:value="31.0358233192542">
            <text:p>31.0358233192542</text:p>
          </table:table-cell>
          <table:table-cell table:style-name="ce1" office:value-type="float" office:value="30.6853929635017">
            <text:p>30.6853929635017</text:p>
          </table:table-cell>
        </table:table-row>
        <table:table-row>
          <table:table-cell/>
          <table:table-cell table:style-name="ce1" office:value-type="float" office:value="28.1244751846466">
            <text:p>28.1244751846466</text:p>
          </table:table-cell>
          <table:table-cell table:style-name="ce1" office:value-type="float" office:value="29.7397128513157">
            <text:p>29.7397128513157</text:p>
          </table:table-cell>
          <table:table-cell table:style-name="ce1" office:value-type="float" office:value="31.0611756599542">
            <text:p>31.0611756599542</text:p>
          </table:table-cell>
          <table:table-cell table:style-name="ce1" office:value-type="float" office:value="30.7007860710673">
            <text:p>30.7007860710673</text:p>
          </table:table-cell>
        </table:table-row>
        <table:table-row>
          <table:table-cell/>
          <table:table-cell table:style-name="ce1" office:value-type="float" office:value="28.1150157930545">
            <text:p>28.1150157930545</text:p>
          </table:table-cell>
          <table:table-cell table:style-name="ce1" office:value-type="float" office:value="29.7306369538878">
            <text:p>29.7306369538878</text:p>
          </table:table-cell>
          <table:table-cell table:style-name="ce1" office:value-type="float" office:value="31.0184555726699">
            <text:p>31.0184555726699</text:p>
          </table:table-cell>
          <table:table-cell table:style-name="ce1" office:value-type="float" office:value="30.6686059448008">
            <text:p>30.6686059448008</text:p>
          </table:table-cell>
        </table:table-row>
        <table:table-row>
          <table:table-cell/>
          <table:table-cell table:style-name="ce1" office:value-type="float" office:value="28.122385865117">
            <text:p>28.122385865117</text:p>
          </table:table-cell>
          <table:table-cell table:style-name="ce1" office:value-type="float" office:value="29.738361617839">
            <text:p>29.738361617839</text:p>
          </table:table-cell>
          <table:table-cell table:style-name="ce1" office:value-type="float" office:value="31.0269494036846">
            <text:p>31.0269494036846</text:p>
          </table:table-cell>
          <table:table-cell table:style-name="ce1" office:value-type="float" office:value="30.6735960402097">
            <text:p>30.6735960402097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16_120.xlsx'#sigma_025" table:print="false" table:style-name="ta_extref">
        <table:table-source xlink:type="simple" xlink:href="../../results-partial/HW_C016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98860605989">
            <text:p>28.1298860605989</text:p>
          </table:table-cell>
          <table:table-cell table:style-name="ce1" office:value-type="float" office:value="29.7264157744759">
            <text:p>29.7264157744759</text:p>
          </table:table-cell>
          <table:table-cell table:style-name="ce1" office:value-type="float" office:value="31.0393331695953">
            <text:p>31.0393331695953</text:p>
          </table:table-cell>
          <table:table-cell table:style-name="ce1" office:value-type="float" office:value="30.6927978383875">
            <text:p>30.6927978383875</text:p>
          </table:table-cell>
        </table:table-row>
        <table:table-row>
          <table:table-cell/>
          <table:table-cell table:style-name="ce1" office:value-type="float" office:value="28.1328835459663">
            <text:p>28.1328835459663</text:p>
          </table:table-cell>
          <table:table-cell table:style-name="ce1" office:value-type="float" office:value="29.7547595694221">
            <text:p>29.7547595694221</text:p>
          </table:table-cell>
          <table:table-cell table:style-name="ce1" office:value-type="float" office:value="31.0419680419183">
            <text:p>31.0419680419183</text:p>
          </table:table-cell>
          <table:table-cell table:style-name="ce1" office:value-type="float" office:value="30.7021285841871">
            <text:p>30.7021285841871</text:p>
          </table:table-cell>
        </table:table-row>
        <table:table-row>
          <table:table-cell/>
          <table:table-cell table:style-name="ce1" office:value-type="float" office:value="28.1103267376792">
            <text:p>28.1103267376792</text:p>
          </table:table-cell>
          <table:table-cell table:style-name="ce1" office:value-type="float" office:value="29.7182593388283">
            <text:p>29.7182593388283</text:p>
          </table:table-cell>
          <table:table-cell table:style-name="ce1" office:value-type="float" office:value="31.0363719863099">
            <text:p>31.0363719863099</text:p>
          </table:table-cell>
          <table:table-cell table:style-name="ce1" office:value-type="float" office:value="30.6921266957191">
            <text:p>30.6921266957191</text:p>
          </table:table-cell>
        </table:table-row>
        <table:table-row>
          <table:table-cell/>
          <table:table-cell table:style-name="ce1" office:value-type="float" office:value="28.121284028334">
            <text:p>28.121284028334</text:p>
          </table:table-cell>
          <table:table-cell table:style-name="ce1" office:value-type="float" office:value="29.7736386852737">
            <text:p>29.7736386852737</text:p>
          </table:table-cell>
          <table:table-cell table:style-name="ce1" office:value-type="float" office:value="31.0544657207325">
            <text:p>31.0544657207325</text:p>
          </table:table-cell>
          <table:table-cell table:style-name="ce1" office:value-type="float" office:value="30.6949598676511">
            <text:p>30.6949598676511</text:p>
          </table:table-cell>
        </table:table-row>
        <table:table-row>
          <table:table-cell/>
          <table:table-cell table:style-name="ce1" office:value-type="float" office:value="28.1106827407418">
            <text:p>28.1106827407418</text:p>
          </table:table-cell>
          <table:table-cell table:style-name="ce1" office:value-type="float" office:value="29.7326131352544">
            <text:p>29.7326131352544</text:p>
          </table:table-cell>
          <table:table-cell table:style-name="ce1" office:value-type="float" office:value="31.0289760584036">
            <text:p>31.0289760584036</text:p>
          </table:table-cell>
          <table:table-cell table:style-name="ce1" office:value-type="float" office:value="30.6825746738078">
            <text:p>30.6825746738078</text:p>
          </table:table-cell>
        </table:table-row>
        <table:table-row>
          <table:table-cell/>
          <table:table-cell table:style-name="ce1" office:value-type="float" office:value="28.1041795250478">
            <text:p>28.1041795250478</text:p>
          </table:table-cell>
          <table:table-cell table:style-name="ce1" office:value-type="float" office:value="29.7278231272087">
            <text:p>29.7278231272087</text:p>
          </table:table-cell>
          <table:table-cell table:style-name="ce1" office:value-type="float" office:value="31.0366692559138">
            <text:p>31.0366692559138</text:p>
          </table:table-cell>
          <table:table-cell table:style-name="ce1" office:value-type="float" office:value="30.6840103122145">
            <text:p>30.6840103122145</text:p>
          </table:table-cell>
        </table:table-row>
        <table:table-row>
          <table:table-cell/>
          <table:table-cell table:style-name="ce1" office:value-type="float" office:value="28.1202758316263">
            <text:p>28.1202758316263</text:p>
          </table:table-cell>
          <table:table-cell table:style-name="ce1" office:value-type="float" office:value="29.7370030284518">
            <text:p>29.7370030284518</text:p>
          </table:table-cell>
          <table:table-cell table:style-name="ce1" office:value-type="float" office:value="31.0358233192542">
            <text:p>31.0358233192542</text:p>
          </table:table-cell>
          <table:table-cell table:style-name="ce1" office:value-type="float" office:value="30.6853929635017">
            <text:p>30.6853929635017</text:p>
          </table:table-cell>
        </table:table-row>
        <table:table-row>
          <table:table-cell/>
          <table:table-cell table:style-name="ce1" office:value-type="float" office:value="28.1244751846466">
            <text:p>28.1244751846466</text:p>
          </table:table-cell>
          <table:table-cell table:style-name="ce1" office:value-type="float" office:value="29.7397128513157">
            <text:p>29.7397128513157</text:p>
          </table:table-cell>
          <table:table-cell table:style-name="ce1" office:value-type="float" office:value="31.0611756599542">
            <text:p>31.0611756599542</text:p>
          </table:table-cell>
          <table:table-cell table:style-name="ce1" office:value-type="float" office:value="30.7007860710673">
            <text:p>30.7007860710673</text:p>
          </table:table-cell>
        </table:table-row>
        <table:table-row>
          <table:table-cell/>
          <table:table-cell table:style-name="ce1" office:value-type="float" office:value="28.1150157930545">
            <text:p>28.1150157930545</text:p>
          </table:table-cell>
          <table:table-cell table:style-name="ce1" office:value-type="float" office:value="29.7306369538878">
            <text:p>29.7306369538878</text:p>
          </table:table-cell>
          <table:table-cell table:style-name="ce1" office:value-type="float" office:value="31.0184555726699">
            <text:p>31.0184555726699</text:p>
          </table:table-cell>
          <table:table-cell table:style-name="ce1" office:value-type="float" office:value="30.6686059448008">
            <text:p>30.6686059448008</text:p>
          </table:table-cell>
        </table:table-row>
        <table:table-row>
          <table:table-cell/>
          <table:table-cell table:style-name="ce1" office:value-type="float" office:value="28.122385865117">
            <text:p>28.122385865117</text:p>
          </table:table-cell>
          <table:table-cell table:style-name="ce1" office:value-type="float" office:value="29.738361617839">
            <text:p>29.738361617839</text:p>
          </table:table-cell>
          <table:table-cell table:style-name="ce1" office:value-type="float" office:value="31.0269494036846">
            <text:p>31.0269494036846</text:p>
          </table:table-cell>
          <table:table-cell table:style-name="ce1" office:value-type="float" office:value="30.6735960402097">
            <text:p>30.6735960402097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941434647703005">
            <text:p>0.941434647703005</text:p>
          </table:table-cell>
          <table:table-cell table:style-name="ce1" office:value-type="float" office:value="0.961658800741568">
            <text:p>0.961658800741568</text:p>
          </table:table-cell>
          <table:table-cell table:style-name="ce1" office:value-type="float" office:value="0.971877901256568">
            <text:p>0.971877901256568</text:p>
          </table:table-cell>
          <table:table-cell table:style-name="ce1" office:value-type="float" office:value="0.970371733630338">
            <text:p>0.970371733630338</text:p>
          </table:table-cell>
        </table:table-row>
        <table:table-row>
          <table:table-cell/>
          <table:table-cell table:style-name="ce1" office:value-type="float" office:value="0.941497527373378">
            <text:p>0.941497527373378</text:p>
          </table:table-cell>
          <table:table-cell table:style-name="ce1" office:value-type="float" office:value="0.962038998126343">
            <text:p>0.962038998126343</text:p>
          </table:table-cell>
          <table:table-cell table:style-name="ce1" office:value-type="float" office:value="0.971930336297666">
            <text:p>0.971930336297666</text:p>
          </table:table-cell>
          <table:table-cell table:style-name="ce1" office:value-type="float" office:value="0.970461242164992">
            <text:p>0.970461242164992</text:p>
          </table:table-cell>
        </table:table-row>
        <table:table-row>
          <table:table-cell/>
          <table:table-cell table:style-name="ce1" office:value-type="float" office:value="0.941045373412154">
            <text:p>0.941045373412154</text:p>
          </table:table-cell>
          <table:table-cell table:style-name="ce1" office:value-type="float" office:value="0.961589794811149">
            <text:p>0.961589794811149</text:p>
          </table:table-cell>
          <table:table-cell table:style-name="ce1" office:value-type="float" office:value="0.971741841036941">
            <text:p>0.971741841036941</text:p>
          </table:table-cell>
          <table:table-cell table:style-name="ce1" office:value-type="float" office:value="0.970263114020551">
            <text:p>0.970263114020551</text:p>
          </table:table-cell>
        </table:table-row>
        <table:table-row>
          <table:table-cell/>
          <table:table-cell table:style-name="ce1" office:value-type="float" office:value="0.941186098509962">
            <text:p>0.941186098509962</text:p>
          </table:table-cell>
          <table:table-cell table:style-name="ce1" office:value-type="float" office:value="0.96202806777221">
            <text:p>0.96202806777221</text:p>
          </table:table-cell>
          <table:table-cell table:style-name="ce1" office:value-type="float" office:value="0.971877115926979">
            <text:p>0.971877115926979</text:p>
          </table:table-cell>
          <table:table-cell table:style-name="ce1" office:value-type="float" office:value="0.970281653882238">
            <text:p>0.970281653882238</text:p>
          </table:table-cell>
        </table:table-row>
        <table:table-row>
          <table:table-cell/>
          <table:table-cell table:style-name="ce1" office:value-type="float" office:value="0.941071122951647">
            <text:p>0.941071122951647</text:p>
          </table:table-cell>
          <table:table-cell table:style-name="ce1" office:value-type="float" office:value="0.961742070767417">
            <text:p>0.961742070767417</text:p>
          </table:table-cell>
          <table:table-cell table:style-name="ce1" office:value-type="float" office:value="0.971699920914613">
            <text:p>0.971699920914613</text:p>
          </table:table-cell>
          <table:table-cell table:style-name="ce1" office:value-type="float" office:value="0.970297900455182">
            <text:p>0.970297900455182</text:p>
          </table:table-cell>
        </table:table-row>
        <table:table-row>
          <table:table-cell/>
          <table:table-cell table:style-name="ce1" office:value-type="float" office:value="0.941158985470434">
            <text:p>0.941158985470434</text:p>
          </table:table-cell>
          <table:table-cell table:style-name="ce1" office:value-type="float" office:value="0.961554936979682">
            <text:p>0.961554936979682</text:p>
          </table:table-cell>
          <table:table-cell table:style-name="ce1" office:value-type="float" office:value="0.971715905575162">
            <text:p>0.971715905575162</text:p>
          </table:table-cell>
          <table:table-cell table:style-name="ce1" office:value-type="float" office:value="0.970172906361797">
            <text:p>0.970172906361797</text:p>
          </table:table-cell>
        </table:table-row>
        <table:table-row>
          <table:table-cell/>
          <table:table-cell table:style-name="ce1" office:value-type="float" office:value="0.941495504955862">
            <text:p>0.941495504955862</text:p>
          </table:table-cell>
          <table:table-cell table:style-name="ce1" office:value-type="float" office:value="0.96165510046771">
            <text:p>0.96165510046771</text:p>
          </table:table-cell>
          <table:table-cell table:style-name="ce1" office:value-type="float" office:value="0.971897050364816">
            <text:p>0.971897050364816</text:p>
          </table:table-cell>
          <table:table-cell table:style-name="ce1" office:value-type="float" office:value="0.970254026095209">
            <text:p>0.970254026095209</text:p>
          </table:table-cell>
        </table:table-row>
        <table:table-row>
          <table:table-cell/>
          <table:table-cell table:style-name="ce1" office:value-type="float" office:value="0.94132343702362">
            <text:p>0.94132343702362</text:p>
          </table:table-cell>
          <table:table-cell table:style-name="ce1" office:value-type="float" office:value="0.961570277281376">
            <text:p>0.961570277281376</text:p>
          </table:table-cell>
          <table:table-cell table:style-name="ce1" office:value-type="float" office:value="0.972098709648353">
            <text:p>0.972098709648353</text:p>
          </table:table-cell>
          <table:table-cell table:style-name="ce1" office:value-type="float" office:value="0.970588948887787">
            <text:p>0.970588948887787</text:p>
          </table:table-cell>
        </table:table-row>
        <table:table-row>
          <table:table-cell/>
          <table:table-cell table:style-name="ce1" office:value-type="float" office:value="0.94119477256114">
            <text:p>0.94119477256114</text:p>
          </table:table-cell>
          <table:table-cell table:style-name="ce1" office:value-type="float" office:value="0.961576499764613">
            <text:p>0.961576499764613</text:p>
          </table:table-cell>
          <table:table-cell table:style-name="ce1" office:value-type="float" office:value="0.97159540210508">
            <text:p>0.97159540210508</text:p>
          </table:table-cell>
          <table:table-cell table:style-name="ce1" office:value-type="float" office:value="0.970060722289291">
            <text:p>0.970060722289291</text:p>
          </table:table-cell>
        </table:table-row>
        <table:table-row>
          <table:table-cell/>
          <table:table-cell table:style-name="ce1" office:value-type="float" office:value="0.94143883731035">
            <text:p>0.94143883731035</text:p>
          </table:table-cell>
          <table:table-cell table:style-name="ce1" office:value-type="float" office:value="0.961907988209446">
            <text:p>0.961907988209446</text:p>
          </table:table-cell>
          <table:table-cell table:style-name="ce1" office:value-type="float" office:value="0.971831012068318">
            <text:p>0.971831012068318</text:p>
          </table:table-cell>
          <table:table-cell table:style-name="ce1" office:value-type="float" office:value="0.970311265205551">
            <text:p>0.970311265205551</text:p>
          </table:table-cell>
        </table:table-row>
      </table:table>
      <table:table table:name="'file:///mnt/Dados/vinma/documentos/Gradua%C3%A7%C3%A3o/TCC/results-partial/HW_C016_120.xlsx'#sigma_050" table:print="false" table:style-name="ta_extref">
        <table:table-source xlink:type="simple" xlink:href="../../results-partial/HW_C016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590009604017">
            <text:p>20.2590009604017</text:p>
          </table:table-cell>
          <table:table-cell table:style-name="ce1" office:value-type="float" office:value="23.9398085803831">
            <text:p>23.9398085803831</text:p>
          </table:table-cell>
          <table:table-cell table:style-name="ce1" office:value-type="float" office:value="26.7014309832691">
            <text:p>26.7014309832691</text:p>
          </table:table-cell>
          <table:table-cell table:style-name="ce1" office:value-type="float" office:value="25.9549595997511">
            <text:p>25.9549595997511</text:p>
          </table:table-cell>
        </table:table-row>
        <table:table-row>
          <table:table-cell/>
          <table:table-cell table:style-name="ce1" office:value-type="float" office:value="20.2555569026241">
            <text:p>20.2555569026241</text:p>
          </table:table-cell>
          <table:table-cell table:style-name="ce1" office:value-type="float" office:value="23.9388052908382">
            <text:p>23.9388052908382</text:p>
          </table:table-cell>
          <table:table-cell table:style-name="ce1" office:value-type="float" office:value="26.7196889916621">
            <text:p>26.7196889916621</text:p>
          </table:table-cell>
          <table:table-cell table:style-name="ce1" office:value-type="float" office:value="25.9604105747603">
            <text:p>25.9604105747603</text:p>
          </table:table-cell>
        </table:table-row>
        <table:table-row>
          <table:table-cell/>
          <table:table-cell table:style-name="ce1" office:value-type="float" office:value="20.2568858284424">
            <text:p>20.2568858284424</text:p>
          </table:table-cell>
          <table:table-cell table:style-name="ce1" office:value-type="float" office:value="23.9691615877434">
            <text:p>23.9691615877434</text:p>
          </table:table-cell>
          <table:table-cell table:style-name="ce1" office:value-type="float" office:value="26.7590324773527">
            <text:p>26.7590324773527</text:p>
          </table:table-cell>
          <table:table-cell table:style-name="ce1" office:value-type="float" office:value="25.9989080577801">
            <text:p>25.9989080577801</text:p>
          </table:table-cell>
        </table:table-row>
        <table:table-row>
          <table:table-cell/>
          <table:table-cell table:style-name="ce1" office:value-type="float" office:value="20.2534692604121">
            <text:p>20.2534692604121</text:p>
          </table:table-cell>
          <table:table-cell table:style-name="ce1" office:value-type="float" office:value="23.9443733763625">
            <text:p>23.9443733763625</text:p>
          </table:table-cell>
          <table:table-cell table:style-name="ce1" office:value-type="float" office:value="26.7256025739864">
            <text:p>26.7256025739864</text:p>
          </table:table-cell>
          <table:table-cell table:style-name="ce1" office:value-type="float" office:value="25.9633894509173">
            <text:p>25.9633894509173</text:p>
          </table:table-cell>
        </table:table-row>
        <table:table-row>
          <table:table-cell/>
          <table:table-cell table:style-name="ce1" office:value-type="float" office:value="20.2605179964026">
            <text:p>20.2605179964026</text:p>
          </table:table-cell>
          <table:table-cell table:style-name="ce1" office:value-type="float" office:value="23.9511644808698">
            <text:p>23.9511644808698</text:p>
          </table:table-cell>
          <table:table-cell table:style-name="ce1" office:value-type="float" office:value="26.7161275557994">
            <text:p>26.7161275557994</text:p>
          </table:table-cell>
          <table:table-cell table:style-name="ce1" office:value-type="float" office:value="25.9458865408862">
            <text:p>25.9458865408862</text:p>
          </table:table-cell>
        </table:table-row>
        <table:table-row>
          <table:table-cell/>
          <table:table-cell table:style-name="ce1" office:value-type="float" office:value="20.2831871414267">
            <text:p>20.2831871414267</text:p>
          </table:table-cell>
          <table:table-cell table:style-name="ce1" office:value-type="float" office:value="23.9644588218935">
            <text:p>23.9644588218935</text:p>
          </table:table-cell>
          <table:table-cell table:style-name="ce1" office:value-type="float" office:value="26.7529391002327">
            <text:p>26.7529391002327</text:p>
          </table:table-cell>
          <table:table-cell table:style-name="ce1" office:value-type="float" office:value="25.985093773301">
            <text:p>25.985093773301</text:p>
          </table:table-cell>
        </table:table-row>
        <table:table-row>
          <table:table-cell/>
          <table:table-cell table:style-name="ce1" office:value-type="float" office:value="20.2581443966865">
            <text:p>20.2581443966865</text:p>
          </table:table-cell>
          <table:table-cell table:style-name="ce1" office:value-type="float" office:value="23.9538932360449">
            <text:p>23.9538932360449</text:p>
          </table:table-cell>
          <table:table-cell table:style-name="ce1" office:value-type="float" office:value="26.74175845854">
            <text:p>26.74175845854</text:p>
          </table:table-cell>
          <table:table-cell table:style-name="ce1" office:value-type="float" office:value="25.9742288708095">
            <text:p>25.9742288708095</text:p>
          </table:table-cell>
        </table:table-row>
        <table:table-row>
          <table:table-cell/>
          <table:table-cell table:style-name="ce1" office:value-type="float" office:value="20.2646983451691">
            <text:p>20.2646983451691</text:p>
          </table:table-cell>
          <table:table-cell table:style-name="ce1" office:value-type="float" office:value="23.9696347259181">
            <text:p>23.9696347259181</text:p>
          </table:table-cell>
          <table:table-cell table:style-name="ce1" office:value-type="float" office:value="26.7606662338346">
            <text:p>26.7606662338346</text:p>
          </table:table-cell>
          <table:table-cell table:style-name="ce1" office:value-type="float" office:value="25.996039884685">
            <text:p>25.996039884685</text:p>
          </table:table-cell>
        </table:table-row>
        <table:table-row>
          <table:table-cell/>
          <table:table-cell table:style-name="ce1" office:value-type="float" office:value="20.2799932822588">
            <text:p>20.2799932822588</text:p>
          </table:table-cell>
          <table:table-cell table:style-name="ce1" office:value-type="float" office:value="23.9787936593658">
            <text:p>23.9787936593658</text:p>
          </table:table-cell>
          <table:table-cell table:style-name="ce1" office:value-type="float" office:value="26.7665085936582">
            <text:p>26.7665085936582</text:p>
          </table:table-cell>
          <table:table-cell table:style-name="ce1" office:value-type="float" office:value="26.0098804984497">
            <text:p>26.0098804984497</text:p>
          </table:table-cell>
        </table:table-row>
        <table:table-row>
          <table:table-cell/>
          <table:table-cell table:style-name="ce1" office:value-type="float" office:value="20.2681543805217">
            <text:p>20.2681543805217</text:p>
          </table:table-cell>
          <table:table-cell table:style-name="ce1" office:value-type="float" office:value="23.9499432653224">
            <text:p>23.9499432653224</text:p>
          </table:table-cell>
          <table:table-cell table:style-name="ce1" office:value-type="float" office:value="26.7236767345119">
            <text:p>26.7236767345119</text:p>
          </table:table-cell>
          <table:table-cell table:style-name="ce1" office:value-type="float" office:value="25.9660360323963">
            <text:p>25.9660360323963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76226650895537">
            <text:p>0.76226650895537</text:p>
          </table:table-cell>
          <table:table-cell table:style-name="ce1" office:value-type="float" office:value="0.867127094777007">
            <text:p>0.867127094777007</text:p>
          </table:table-cell>
          <table:table-cell table:style-name="ce1" office:value-type="float" office:value="0.922365746727472">
            <text:p>0.922365746727472</text:p>
          </table:table-cell>
          <table:table-cell table:style-name="ce1" office:value-type="float" office:value="0.907665374384383">
            <text:p>0.907665374384383</text:p>
          </table:table-cell>
        </table:table-row>
        <table:table-row>
          <table:table-cell/>
          <table:table-cell table:style-name="ce1" office:value-type="float" office:value="0.762077130330258">
            <text:p>0.762077130330258</text:p>
          </table:table-cell>
          <table:table-cell table:style-name="ce1" office:value-type="float" office:value="0.866804546402515">
            <text:p>0.866804546402515</text:p>
          </table:table-cell>
          <table:table-cell table:style-name="ce1" office:value-type="float" office:value="0.922489188657792">
            <text:p>0.922489188657792</text:p>
          </table:table-cell>
          <table:table-cell table:style-name="ce1" office:value-type="float" office:value="0.90795720691631">
            <text:p>0.90795720691631</text:p>
          </table:table-cell>
        </table:table-row>
        <table:table-row>
          <table:table-cell/>
          <table:table-cell table:style-name="ce1" office:value-type="float" office:value="0.762543429743104">
            <text:p>0.762543429743104</text:p>
          </table:table-cell>
          <table:table-cell table:style-name="ce1" office:value-type="float" office:value="0.867882369912174">
            <text:p>0.867882369912174</text:p>
          </table:table-cell>
          <table:table-cell table:style-name="ce1" office:value-type="float" office:value="0.923662606829104">
            <text:p>0.923662606829104</text:p>
          </table:table-cell>
          <table:table-cell table:style-name="ce1" office:value-type="float" office:value="0.908795724433144">
            <text:p>0.908795724433144</text:p>
          </table:table-cell>
        </table:table-row>
        <table:table-row>
          <table:table-cell/>
          <table:table-cell table:style-name="ce1" office:value-type="float" office:value="0.762367055635055">
            <text:p>0.762367055635055</text:p>
          </table:table-cell>
          <table:table-cell table:style-name="ce1" office:value-type="float" office:value="0.867518014080865">
            <text:p>0.867518014080865</text:p>
          </table:table-cell>
          <table:table-cell table:style-name="ce1" office:value-type="float" office:value="0.923105717145979">
            <text:p>0.923105717145979</text:p>
          </table:table-cell>
          <table:table-cell table:style-name="ce1" office:value-type="float" office:value="0.908368217305293">
            <text:p>0.908368217305293</text:p>
          </table:table-cell>
        </table:table-row>
        <table:table-row>
          <table:table-cell/>
          <table:table-cell table:style-name="ce1" office:value-type="float" office:value="0.762748218524">
            <text:p>0.762748218524</text:p>
          </table:table-cell>
          <table:table-cell table:style-name="ce1" office:value-type="float" office:value="0.867564393590171">
            <text:p>0.867564393590171</text:p>
          </table:table-cell>
          <table:table-cell table:style-name="ce1" office:value-type="float" office:value="0.922618348271563">
            <text:p>0.922618348271563</text:p>
          </table:table-cell>
          <table:table-cell table:style-name="ce1" office:value-type="float" office:value="0.907576913163143">
            <text:p>0.907576913163143</text:p>
          </table:table-cell>
        </table:table-row>
        <table:table-row>
          <table:table-cell/>
          <table:table-cell table:style-name="ce1" office:value-type="float" office:value="0.763537600182771">
            <text:p>0.763537600182771</text:p>
          </table:table-cell>
          <table:table-cell table:style-name="ce1" office:value-type="float" office:value="0.867628542903336">
            <text:p>0.867628542903336</text:p>
          </table:table-cell>
          <table:table-cell table:style-name="ce1" office:value-type="float" office:value="0.923241168390258">
            <text:p>0.923241168390258</text:p>
          </table:table-cell>
          <table:table-cell table:style-name="ce1" office:value-type="float" office:value="0.907509298978952">
            <text:p>0.907509298978952</text:p>
          </table:table-cell>
        </table:table-row>
        <table:table-row>
          <table:table-cell/>
          <table:table-cell table:style-name="ce1" office:value-type="float" office:value="0.762419915915973">
            <text:p>0.762419915915973</text:p>
          </table:table-cell>
          <table:table-cell table:style-name="ce1" office:value-type="float" office:value="0.867442115779599">
            <text:p>0.867442115779599</text:p>
          </table:table-cell>
          <table:table-cell table:style-name="ce1" office:value-type="float" office:value="0.923431964804581">
            <text:p>0.923431964804581</text:p>
          </table:table-cell>
          <table:table-cell table:style-name="ce1" office:value-type="float" office:value="0.907904414837241">
            <text:p>0.907904414837241</text:p>
          </table:table-cell>
        </table:table-row>
        <table:table-row>
          <table:table-cell/>
          <table:table-cell table:style-name="ce1" office:value-type="float" office:value="0.76300213361365">
            <text:p>0.76300213361365</text:p>
          </table:table-cell>
          <table:table-cell table:style-name="ce1" office:value-type="float" office:value="0.867951759439852">
            <text:p>0.867951759439852</text:p>
          </table:table-cell>
          <table:table-cell table:style-name="ce1" office:value-type="float" office:value="0.923623597703363">
            <text:p>0.923623597703363</text:p>
          </table:table-cell>
          <table:table-cell table:style-name="ce1" office:value-type="float" office:value="0.908658335898065">
            <text:p>0.908658335898065</text:p>
          </table:table-cell>
        </table:table-row>
        <table:table-row>
          <table:table-cell/>
          <table:table-cell table:style-name="ce1" office:value-type="float" office:value="0.763392734308471">
            <text:p>0.763392734308471</text:p>
          </table:table-cell>
          <table:table-cell table:style-name="ce1" office:value-type="float" office:value="0.868062959701103">
            <text:p>0.868062959701103</text:p>
          </table:table-cell>
          <table:table-cell table:style-name="ce1" office:value-type="float" office:value="0.923341926284577">
            <text:p>0.923341926284577</text:p>
          </table:table-cell>
          <table:table-cell table:style-name="ce1" office:value-type="float" office:value="0.908808473286046">
            <text:p>0.908808473286046</text:p>
          </table:table-cell>
        </table:table-row>
        <table:table-row>
          <table:table-cell/>
          <table:table-cell table:style-name="ce1" office:value-type="float" office:value="0.762590567152033">
            <text:p>0.762590567152033</text:p>
          </table:table-cell>
          <table:table-cell table:style-name="ce1" office:value-type="float" office:value="0.867216803821346">
            <text:p>0.867216803821346</text:p>
          </table:table-cell>
          <table:table-cell table:style-name="ce1" office:value-type="float" office:value="0.922721945385271">
            <text:p>0.922721945385271</text:p>
          </table:table-cell>
          <table:table-cell table:style-name="ce1" office:value-type="float" office:value="0.908477868104812">
            <text:p>0.908477868104812</text:p>
          </table:table-cell>
        </table:table-row>
      </table:table>
      <table:table table:name="'file:///mnt/Dados/vinma/documentos/Gradua%C3%A7%C3%A3o/TCC/results-partial/HW_C017_120.xlsx'#sigma_010" table:print="false" table:style-name="ta_extref">
        <table:table-source xlink:type="simple" xlink:href="../../results-partial/HW_C017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41598311444">
            <text:p>28.1241598311444</text:p>
          </table:table-cell>
          <table:table-cell table:style-name="ce1" office:value-type="float" office:value="29.9450532450339">
            <text:p>29.9450532450339</text:p>
          </table:table-cell>
          <table:table-cell table:style-name="ce1" office:value-type="float" office:value="31.304921436824">
            <text:p>31.304921436824</text:p>
          </table:table-cell>
          <table:table-cell table:style-name="ce1" office:value-type="float" office:value="30.7982208278478">
            <text:p>30.7982208278478</text:p>
          </table:table-cell>
        </table:table-row>
        <table:table-row>
          <table:table-cell/>
          <table:table-cell table:style-name="ce1" office:value-type="float" office:value="28.1005357175586">
            <text:p>28.1005357175586</text:p>
          </table:table-cell>
          <table:table-cell table:style-name="ce1" office:value-type="float" office:value="29.9117068144183">
            <text:p>29.9117068144183</text:p>
          </table:table-cell>
          <table:table-cell table:style-name="ce1" office:value-type="float" office:value="31.2733853481912">
            <text:p>31.2733853481912</text:p>
          </table:table-cell>
          <table:table-cell table:style-name="ce1" office:value-type="float" office:value="30.7737308090716">
            <text:p>30.7737308090716</text:p>
          </table:table-cell>
        </table:table-row>
        <table:table-row>
          <table:table-cell/>
          <table:table-cell table:style-name="ce1" office:value-type="float" office:value="28.1089220064304">
            <text:p>28.1089220064304</text:p>
          </table:table-cell>
          <table:table-cell table:style-name="ce1" office:value-type="float" office:value="29.9241471824238">
            <text:p>29.9241471824238</text:p>
          </table:table-cell>
          <table:table-cell table:style-name="ce1" office:value-type="float" office:value="31.2588818111358">
            <text:p>31.2588818111358</text:p>
          </table:table-cell>
          <table:table-cell table:style-name="ce1" office:value-type="float" office:value="30.7494228123729">
            <text:p>30.7494228123729</text:p>
          </table:table-cell>
        </table:table-row>
        <table:table-row>
          <table:table-cell/>
          <table:table-cell table:style-name="ce1" office:value-type="float" office:value="28.1179496071107">
            <text:p>28.1179496071107</text:p>
          </table:table-cell>
          <table:table-cell table:style-name="ce1" office:value-type="float" office:value="29.9099685738425">
            <text:p>29.9099685738425</text:p>
          </table:table-cell>
          <table:table-cell table:style-name="ce1" office:value-type="float" office:value="31.275330302748">
            <text:p>31.275330302748</text:p>
          </table:table-cell>
          <table:table-cell table:style-name="ce1" office:value-type="float" office:value="30.756263623712">
            <text:p>30.756263623712</text:p>
          </table:table-cell>
        </table:table-row>
        <table:table-row>
          <table:table-cell/>
          <table:table-cell table:style-name="ce1" office:value-type="float" office:value="28.112341565041">
            <text:p>28.112341565041</text:p>
          </table:table-cell>
          <table:table-cell table:style-name="ce1" office:value-type="float" office:value="29.9114064437543">
            <text:p>29.9114064437543</text:p>
          </table:table-cell>
          <table:table-cell table:style-name="ce1" office:value-type="float" office:value="31.2622981768972">
            <text:p>31.2622981768972</text:p>
          </table:table-cell>
          <table:table-cell table:style-name="ce1" office:value-type="float" office:value="30.7648844617966">
            <text:p>30.7648844617966</text:p>
          </table:table-cell>
        </table:table-row>
        <table:table-row>
          <table:table-cell/>
          <table:table-cell table:style-name="ce1" office:value-type="float" office:value="28.1279132325811">
            <text:p>28.1279132325811</text:p>
          </table:table-cell>
          <table:table-cell table:style-name="ce1" office:value-type="float" office:value="29.9121388733365">
            <text:p>29.9121388733365</text:p>
          </table:table-cell>
          <table:table-cell table:style-name="ce1" office:value-type="float" office:value="31.274317919697">
            <text:p>31.274317919697</text:p>
          </table:table-cell>
          <table:table-cell table:style-name="ce1" office:value-type="float" office:value="30.7742948931573">
            <text:p>30.7742948931573</text:p>
          </table:table-cell>
        </table:table-row>
        <table:table-row>
          <table:table-cell/>
          <table:table-cell table:style-name="ce1" office:value-type="float" office:value="28.1110234334489">
            <text:p>28.1110234334489</text:p>
          </table:table-cell>
          <table:table-cell table:style-name="ce1" office:value-type="float" office:value="29.9014822568944">
            <text:p>29.9014822568944</text:p>
          </table:table-cell>
          <table:table-cell table:style-name="ce1" office:value-type="float" office:value="31.2482555237833">
            <text:p>31.2482555237833</text:p>
          </table:table-cell>
          <table:table-cell table:style-name="ce1" office:value-type="float" office:value="30.7413253591573">
            <text:p>30.7413253591573</text:p>
          </table:table-cell>
        </table:table-row>
        <table:table-row>
          <table:table-cell/>
          <table:table-cell table:style-name="ce1" office:value-type="float" office:value="28.1154048627867">
            <text:p>28.1154048627867</text:p>
          </table:table-cell>
          <table:table-cell table:style-name="ce1" office:value-type="float" office:value="29.8907641638357">
            <text:p>29.8907641638357</text:p>
          </table:table-cell>
          <table:table-cell table:style-name="ce1" office:value-type="float" office:value="31.2408928555881">
            <text:p>31.2408928555881</text:p>
          </table:table-cell>
          <table:table-cell table:style-name="ce1" office:value-type="float" office:value="30.738504052547">
            <text:p>30.738504052547</text:p>
          </table:table-cell>
        </table:table-row>
        <table:table-row>
          <table:table-cell/>
          <table:table-cell table:style-name="ce1" office:value-type="float" office:value="28.1116571845349">
            <text:p>28.1116571845349</text:p>
          </table:table-cell>
          <table:table-cell table:style-name="ce1" office:value-type="float" office:value="29.9161681659697">
            <text:p>29.9161681659697</text:p>
          </table:table-cell>
          <table:table-cell table:style-name="ce1" office:value-type="float" office:value="31.2908274308621">
            <text:p>31.2908274308621</text:p>
          </table:table-cell>
          <table:table-cell table:style-name="ce1" office:value-type="float" office:value="30.7659271570393">
            <text:p>30.7659271570393</text:p>
          </table:table-cell>
        </table:table-row>
        <table:table-row>
          <table:table-cell/>
          <table:table-cell table:style-name="ce1" office:value-type="float" office:value="28.1158763853871">
            <text:p>28.1158763853871</text:p>
          </table:table-cell>
          <table:table-cell table:style-name="ce1" office:value-type="float" office:value="29.9155990252325">
            <text:p>29.9155990252325</text:p>
          </table:table-cell>
          <table:table-cell table:style-name="ce1" office:value-type="float" office:value="31.2719156209169">
            <text:p>31.2719156209169</text:p>
          </table:table-cell>
          <table:table-cell table:style-name="ce1" office:value-type="float" office:value="30.767505289905">
            <text:p>30.767505289905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17_120.xlsx'#sigma_025" table:print="false" table:style-name="ta_extref">
        <table:table-source xlink:type="simple" xlink:href="../../results-partial/HW_C017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41598311444">
            <text:p>28.1241598311444</text:p>
          </table:table-cell>
          <table:table-cell table:style-name="ce1" office:value-type="float" office:value="29.9450532450339">
            <text:p>29.9450532450339</text:p>
          </table:table-cell>
          <table:table-cell table:style-name="ce1" office:value-type="float" office:value="31.304921436824">
            <text:p>31.304921436824</text:p>
          </table:table-cell>
          <table:table-cell table:style-name="ce1" office:value-type="float" office:value="30.7982208278478">
            <text:p>30.7982208278478</text:p>
          </table:table-cell>
        </table:table-row>
        <table:table-row>
          <table:table-cell/>
          <table:table-cell table:style-name="ce1" office:value-type="float" office:value="28.1005357175586">
            <text:p>28.1005357175586</text:p>
          </table:table-cell>
          <table:table-cell table:style-name="ce1" office:value-type="float" office:value="29.9117068144183">
            <text:p>29.9117068144183</text:p>
          </table:table-cell>
          <table:table-cell table:style-name="ce1" office:value-type="float" office:value="31.2733853481912">
            <text:p>31.2733853481912</text:p>
          </table:table-cell>
          <table:table-cell table:style-name="ce1" office:value-type="float" office:value="30.7737308090716">
            <text:p>30.7737308090716</text:p>
          </table:table-cell>
        </table:table-row>
        <table:table-row>
          <table:table-cell/>
          <table:table-cell table:style-name="ce1" office:value-type="float" office:value="28.1089220064304">
            <text:p>28.1089220064304</text:p>
          </table:table-cell>
          <table:table-cell table:style-name="ce1" office:value-type="float" office:value="29.9241471824238">
            <text:p>29.9241471824238</text:p>
          </table:table-cell>
          <table:table-cell table:style-name="ce1" office:value-type="float" office:value="31.2588818111358">
            <text:p>31.2588818111358</text:p>
          </table:table-cell>
          <table:table-cell table:style-name="ce1" office:value-type="float" office:value="30.7494228123729">
            <text:p>30.7494228123729</text:p>
          </table:table-cell>
        </table:table-row>
        <table:table-row>
          <table:table-cell/>
          <table:table-cell table:style-name="ce1" office:value-type="float" office:value="28.1179496071107">
            <text:p>28.1179496071107</text:p>
          </table:table-cell>
          <table:table-cell table:style-name="ce1" office:value-type="float" office:value="29.9099685738425">
            <text:p>29.9099685738425</text:p>
          </table:table-cell>
          <table:table-cell table:style-name="ce1" office:value-type="float" office:value="31.275330302748">
            <text:p>31.275330302748</text:p>
          </table:table-cell>
          <table:table-cell table:style-name="ce1" office:value-type="float" office:value="30.756263623712">
            <text:p>30.756263623712</text:p>
          </table:table-cell>
        </table:table-row>
        <table:table-row>
          <table:table-cell/>
          <table:table-cell table:style-name="ce1" office:value-type="float" office:value="28.112341565041">
            <text:p>28.112341565041</text:p>
          </table:table-cell>
          <table:table-cell table:style-name="ce1" office:value-type="float" office:value="29.9114064437543">
            <text:p>29.9114064437543</text:p>
          </table:table-cell>
          <table:table-cell table:style-name="ce1" office:value-type="float" office:value="31.2622981768972">
            <text:p>31.2622981768972</text:p>
          </table:table-cell>
          <table:table-cell table:style-name="ce1" office:value-type="float" office:value="30.7648844617966">
            <text:p>30.7648844617966</text:p>
          </table:table-cell>
        </table:table-row>
        <table:table-row>
          <table:table-cell/>
          <table:table-cell table:style-name="ce1" office:value-type="float" office:value="28.1279132325811">
            <text:p>28.1279132325811</text:p>
          </table:table-cell>
          <table:table-cell table:style-name="ce1" office:value-type="float" office:value="29.9121388733365">
            <text:p>29.9121388733365</text:p>
          </table:table-cell>
          <table:table-cell table:style-name="ce1" office:value-type="float" office:value="31.274317919697">
            <text:p>31.274317919697</text:p>
          </table:table-cell>
          <table:table-cell table:style-name="ce1" office:value-type="float" office:value="30.7742948931573">
            <text:p>30.7742948931573</text:p>
          </table:table-cell>
        </table:table-row>
        <table:table-row>
          <table:table-cell/>
          <table:table-cell table:style-name="ce1" office:value-type="float" office:value="28.1110234334489">
            <text:p>28.1110234334489</text:p>
          </table:table-cell>
          <table:table-cell table:style-name="ce1" office:value-type="float" office:value="29.9014822568944">
            <text:p>29.9014822568944</text:p>
          </table:table-cell>
          <table:table-cell table:style-name="ce1" office:value-type="float" office:value="31.2482555237833">
            <text:p>31.2482555237833</text:p>
          </table:table-cell>
          <table:table-cell table:style-name="ce1" office:value-type="float" office:value="30.7413253591573">
            <text:p>30.7413253591573</text:p>
          </table:table-cell>
        </table:table-row>
        <table:table-row>
          <table:table-cell/>
          <table:table-cell table:style-name="ce1" office:value-type="float" office:value="28.1154048627867">
            <text:p>28.1154048627867</text:p>
          </table:table-cell>
          <table:table-cell table:style-name="ce1" office:value-type="float" office:value="29.8907641638357">
            <text:p>29.8907641638357</text:p>
          </table:table-cell>
          <table:table-cell table:style-name="ce1" office:value-type="float" office:value="31.2408928555881">
            <text:p>31.2408928555881</text:p>
          </table:table-cell>
          <table:table-cell table:style-name="ce1" office:value-type="float" office:value="30.738504052547">
            <text:p>30.738504052547</text:p>
          </table:table-cell>
        </table:table-row>
        <table:table-row>
          <table:table-cell/>
          <table:table-cell table:style-name="ce1" office:value-type="float" office:value="28.1116571845349">
            <text:p>28.1116571845349</text:p>
          </table:table-cell>
          <table:table-cell table:style-name="ce1" office:value-type="float" office:value="29.9161681659697">
            <text:p>29.9161681659697</text:p>
          </table:table-cell>
          <table:table-cell table:style-name="ce1" office:value-type="float" office:value="31.2908274308621">
            <text:p>31.2908274308621</text:p>
          </table:table-cell>
          <table:table-cell table:style-name="ce1" office:value-type="float" office:value="30.7659271570393">
            <text:p>30.7659271570393</text:p>
          </table:table-cell>
        </table:table-row>
        <table:table-row>
          <table:table-cell/>
          <table:table-cell table:style-name="ce1" office:value-type="float" office:value="28.1158763853871">
            <text:p>28.1158763853871</text:p>
          </table:table-cell>
          <table:table-cell table:style-name="ce1" office:value-type="float" office:value="29.9155990252325">
            <text:p>29.9155990252325</text:p>
          </table:table-cell>
          <table:table-cell table:style-name="ce1" office:value-type="float" office:value="31.2719156209169">
            <text:p>31.2719156209169</text:p>
          </table:table-cell>
          <table:table-cell table:style-name="ce1" office:value-type="float" office:value="30.767505289905">
            <text:p>30.767505289905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38695668778017">
            <text:p>0.838695668778017</text:p>
          </table:table-cell>
          <table:table-cell table:style-name="ce1" office:value-type="float" office:value="0.891021843361128">
            <text:p>0.891021843361128</text:p>
          </table:table-cell>
          <table:table-cell table:style-name="ce1" office:value-type="float" office:value="0.914667983595999">
            <text:p>0.914667983595999</text:p>
          </table:table-cell>
          <table:table-cell table:style-name="ce1" office:value-type="float" office:value="0.905133169042408">
            <text:p>0.905133169042408</text:p>
          </table:table-cell>
        </table:table-row>
        <table:table-row>
          <table:table-cell/>
          <table:table-cell table:style-name="ce1" office:value-type="float" office:value="0.837908819807593">
            <text:p>0.837908819807593</text:p>
          </table:table-cell>
          <table:table-cell table:style-name="ce1" office:value-type="float" office:value="0.890031182565395">
            <text:p>0.890031182565395</text:p>
          </table:table-cell>
          <table:table-cell table:style-name="ce1" office:value-type="float" office:value="0.913950141999051">
            <text:p>0.913950141999051</text:p>
          </table:table-cell>
          <table:table-cell table:style-name="ce1" office:value-type="float" office:value="0.904656509492942">
            <text:p>0.904656509492942</text:p>
          </table:table-cell>
        </table:table-row>
        <table:table-row>
          <table:table-cell/>
          <table:table-cell table:style-name="ce1" office:value-type="float" office:value="0.838132797725108">
            <text:p>0.838132797725108</text:p>
          </table:table-cell>
          <table:table-cell table:style-name="ce1" office:value-type="float" office:value="0.890439633095269">
            <text:p>0.890439633095269</text:p>
          </table:table-cell>
          <table:table-cell table:style-name="ce1" office:value-type="float" office:value="0.914090640635011">
            <text:p>0.914090640635011</text:p>
          </table:table-cell>
          <table:table-cell table:style-name="ce1" office:value-type="float" office:value="0.90482463571784">
            <text:p>0.90482463571784</text:p>
          </table:table-cell>
        </table:table-row>
        <table:table-row>
          <table:table-cell/>
          <table:table-cell table:style-name="ce1" office:value-type="float" office:value="0.838223513760048">
            <text:p>0.838223513760048</text:p>
          </table:table-cell>
          <table:table-cell table:style-name="ce1" office:value-type="float" office:value="0.890783520564887">
            <text:p>0.890783520564887</text:p>
          </table:table-cell>
          <table:table-cell table:style-name="ce1" office:value-type="float" office:value="0.91351274777074">
            <text:p>0.91351274777074</text:p>
          </table:table-cell>
          <table:table-cell table:style-name="ce1" office:value-type="float" office:value="0.904219315311626">
            <text:p>0.904219315311626</text:p>
          </table:table-cell>
        </table:table-row>
        <table:table-row>
          <table:table-cell/>
          <table:table-cell table:style-name="ce1" office:value-type="float" office:value="0.838041528539605">
            <text:p>0.838041528539605</text:p>
          </table:table-cell>
          <table:table-cell table:style-name="ce1" office:value-type="float" office:value="0.888825280576521">
            <text:p>0.888825280576521</text:p>
          </table:table-cell>
          <table:table-cell table:style-name="ce1" office:value-type="float" office:value="0.913759026718908">
            <text:p>0.913759026718908</text:p>
          </table:table-cell>
          <table:table-cell table:style-name="ce1" office:value-type="float" office:value="0.904602841509842">
            <text:p>0.904602841509842</text:p>
          </table:table-cell>
        </table:table-row>
        <table:table-row>
          <table:table-cell/>
          <table:table-cell table:style-name="ce1" office:value-type="float" office:value="0.838736305935476">
            <text:p>0.838736305935476</text:p>
          </table:table-cell>
          <table:table-cell table:style-name="ce1" office:value-type="float" office:value="0.88950560747424">
            <text:p>0.88950560747424</text:p>
          </table:table-cell>
          <table:table-cell table:style-name="ce1" office:value-type="float" office:value="0.913773786938115">
            <text:p>0.913773786938115</text:p>
          </table:table-cell>
          <table:table-cell table:style-name="ce1" office:value-type="float" office:value="0.90615402213073">
            <text:p>0.90615402213073</text:p>
          </table:table-cell>
        </table:table-row>
        <table:table-row>
          <table:table-cell/>
          <table:table-cell table:style-name="ce1" office:value-type="float" office:value="0.838232610498247">
            <text:p>0.838232610498247</text:p>
          </table:table-cell>
          <table:table-cell table:style-name="ce1" office:value-type="float" office:value="0.888463618954322">
            <text:p>0.888463618954322</text:p>
          </table:table-cell>
          <table:table-cell table:style-name="ce1" office:value-type="float" office:value="0.914565081372269">
            <text:p>0.914565081372269</text:p>
          </table:table-cell>
          <table:table-cell table:style-name="ce1" office:value-type="float" office:value="0.904830596281809">
            <text:p>0.904830596281809</text:p>
          </table:table-cell>
        </table:table-row>
        <table:table-row>
          <table:table-cell/>
          <table:table-cell table:style-name="ce1" office:value-type="float" office:value="0.838130867009528">
            <text:p>0.838130867009528</text:p>
          </table:table-cell>
          <table:table-cell table:style-name="ce1" office:value-type="float" office:value="0.887731972367359">
            <text:p>0.887731972367359</text:p>
          </table:table-cell>
          <table:table-cell table:style-name="ce1" office:value-type="float" office:value="0.912106887259028">
            <text:p>0.912106887259028</text:p>
          </table:table-cell>
          <table:table-cell table:style-name="ce1" office:value-type="float" office:value="0.902836691243711">
            <text:p>0.902836691243711</text:p>
          </table:table-cell>
        </table:table-row>
        <table:table-row>
          <table:table-cell/>
          <table:table-cell table:style-name="ce1" office:value-type="float" office:value="0.838081827604949">
            <text:p>0.838081827604949</text:p>
          </table:table-cell>
          <table:table-cell table:style-name="ce1" office:value-type="float" office:value="0.891090257145596">
            <text:p>0.891090257145596</text:p>
          </table:table-cell>
          <table:table-cell table:style-name="ce1" office:value-type="float" office:value="0.913800390744385">
            <text:p>0.913800390744385</text:p>
          </table:table-cell>
          <table:table-cell table:style-name="ce1" office:value-type="float" office:value="0.904737940356372">
            <text:p>0.904737940356372</text:p>
          </table:table-cell>
        </table:table-row>
        <table:table-row>
          <table:table-cell/>
          <table:table-cell table:style-name="ce1" office:value-type="float" office:value="0.838519790588967">
            <text:p>0.838519790588967</text:p>
          </table:table-cell>
          <table:table-cell table:style-name="ce1" office:value-type="float" office:value="0.889523609733622">
            <text:p>0.889523609733622</text:p>
          </table:table-cell>
          <table:table-cell table:style-name="ce1" office:value-type="float" office:value="0.91332870184113">
            <text:p>0.91332870184113</text:p>
          </table:table-cell>
          <table:table-cell table:style-name="ce1" office:value-type="float" office:value="0.904499143757338">
            <text:p>0.904499143757338</text:p>
          </table:table-cell>
        </table:table-row>
      </table:table>
      <table:table table:name="'file:///mnt/Dados/vinma/documentos/Gradua%C3%A7%C3%A3o/TCC/results-partial/HW_C017_120.xlsx'#sigma_050" table:print="false" table:style-name="ta_extref">
        <table:table-source xlink:type="simple" xlink:href="../../results-partial/HW_C017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550138305044">
            <text:p>20.2550138305044</text:p>
          </table:table-cell>
          <table:table-cell table:style-name="ce1" office:value-type="float" office:value="23.9815979132233">
            <text:p>23.9815979132233</text:p>
          </table:table-cell>
          <table:table-cell table:style-name="ce1" office:value-type="float" office:value="27.077204222036">
            <text:p>27.077204222036</text:p>
          </table:table-cell>
          <table:table-cell table:style-name="ce1" office:value-type="float" office:value="25.3259707869926">
            <text:p>25.3259707869926</text:p>
          </table:table-cell>
        </table:table-row>
        <table:table-row>
          <table:table-cell/>
          <table:table-cell table:style-name="ce1" office:value-type="float" office:value="20.2691750453204">
            <text:p>20.2691750453204</text:p>
          </table:table-cell>
          <table:table-cell table:style-name="ce1" office:value-type="float" office:value="23.9832627080596">
            <text:p>23.9832627080596</text:p>
          </table:table-cell>
          <table:table-cell table:style-name="ce1" office:value-type="float" office:value="27.058967335803">
            <text:p>27.058967335803</text:p>
          </table:table-cell>
          <table:table-cell table:style-name="ce1" office:value-type="float" office:value="25.3094018270847">
            <text:p>25.3094018270847</text:p>
          </table:table-cell>
        </table:table-row>
        <table:table-row>
          <table:table-cell/>
          <table:table-cell table:style-name="ce1" office:value-type="float" office:value="20.2615813407366">
            <text:p>20.2615813407366</text:p>
          </table:table-cell>
          <table:table-cell table:style-name="ce1" office:value-type="float" office:value="23.9999067492541">
            <text:p>23.9999067492541</text:p>
          </table:table-cell>
          <table:table-cell table:style-name="ce1" office:value-type="float" office:value="27.0590901618291">
            <text:p>27.0590901618291</text:p>
          </table:table-cell>
          <table:table-cell table:style-name="ce1" office:value-type="float" office:value="25.3300182912658">
            <text:p>25.3300182912658</text:p>
          </table:table-cell>
        </table:table-row>
        <table:table-row>
          <table:table-cell/>
          <table:table-cell table:style-name="ce1" office:value-type="float" office:value="20.2733527645507">
            <text:p>20.2733527645507</text:p>
          </table:table-cell>
          <table:table-cell table:style-name="ce1" office:value-type="float" office:value="24.0093909219467">
            <text:p>24.0093909219467</text:p>
          </table:table-cell>
          <table:table-cell table:style-name="ce1" office:value-type="float" office:value="27.1026277572897">
            <text:p>27.1026277572897</text:p>
          </table:table-cell>
          <table:table-cell table:style-name="ce1" office:value-type="float" office:value="25.343968637142">
            <text:p>25.343968637142</text:p>
          </table:table-cell>
        </table:table-row>
        <table:table-row>
          <table:table-cell/>
          <table:table-cell table:style-name="ce1" office:value-type="float" office:value="20.2476098290035">
            <text:p>20.2476098290035</text:p>
          </table:table-cell>
          <table:table-cell table:style-name="ce1" office:value-type="float" office:value="24.0143023909281">
            <text:p>24.0143023909281</text:p>
          </table:table-cell>
          <table:table-cell table:style-name="ce1" office:value-type="float" office:value="27.0813051429857">
            <text:p>27.0813051429857</text:p>
          </table:table-cell>
          <table:table-cell table:style-name="ce1" office:value-type="float" office:value="25.3563344497215">
            <text:p>25.3563344497215</text:p>
          </table:table-cell>
        </table:table-row>
        <table:table-row>
          <table:table-cell/>
          <table:table-cell table:style-name="ce1" office:value-type="float" office:value="20.2497528013772">
            <text:p>20.2497528013772</text:p>
          </table:table-cell>
          <table:table-cell table:style-name="ce1" office:value-type="float" office:value="24.0230734945267">
            <text:p>24.0230734945267</text:p>
          </table:table-cell>
          <table:table-cell table:style-name="ce1" office:value-type="float" office:value="27.1012109441097">
            <text:p>27.1012109441097</text:p>
          </table:table-cell>
          <table:table-cell table:style-name="ce1" office:value-type="float" office:value="25.3697627016366">
            <text:p>25.3697627016366</text:p>
          </table:table-cell>
        </table:table-row>
        <table:table-row>
          <table:table-cell/>
          <table:table-cell table:style-name="ce1" office:value-type="float" office:value="20.2791145543468">
            <text:p>20.2791145543468</text:p>
          </table:table-cell>
          <table:table-cell table:style-name="ce1" office:value-type="float" office:value="24.0040220445681">
            <text:p>24.0040220445681</text:p>
          </table:table-cell>
          <table:table-cell table:style-name="ce1" office:value-type="float" office:value="27.0758070981835">
            <text:p>27.0758070981835</text:p>
          </table:table-cell>
          <table:table-cell table:style-name="ce1" office:value-type="float" office:value="25.3239147811222">
            <text:p>25.3239147811222</text:p>
          </table:table-cell>
        </table:table-row>
        <table:table-row>
          <table:table-cell/>
          <table:table-cell table:style-name="ce1" office:value-type="float" office:value="20.2701198076755">
            <text:p>20.2701198076755</text:p>
          </table:table-cell>
          <table:table-cell table:style-name="ce1" office:value-type="float" office:value="23.9761248746561">
            <text:p>23.9761248746561</text:p>
          </table:table-cell>
          <table:table-cell table:style-name="ce1" office:value-type="float" office:value="27.0291468828226">
            <text:p>27.0291468828226</text:p>
          </table:table-cell>
          <table:table-cell table:style-name="ce1" office:value-type="float" office:value="25.2710711960815">
            <text:p>25.2710711960815</text:p>
          </table:table-cell>
        </table:table-row>
        <table:table-row>
          <table:table-cell/>
          <table:table-cell table:style-name="ce1" office:value-type="float" office:value="20.2727981792796">
            <text:p>20.2727981792796</text:p>
          </table:table-cell>
          <table:table-cell table:style-name="ce1" office:value-type="float" office:value="23.9988224361568">
            <text:p>23.9988224361568</text:p>
          </table:table-cell>
          <table:table-cell table:style-name="ce1" office:value-type="float" office:value="27.109485880114">
            <text:p>27.109485880114</text:p>
          </table:table-cell>
          <table:table-cell table:style-name="ce1" office:value-type="float" office:value="25.3684341117707">
            <text:p>25.3684341117707</text:p>
          </table:table-cell>
        </table:table-row>
        <table:table-row>
          <table:table-cell/>
          <table:table-cell table:style-name="ce1" office:value-type="float" office:value="20.2620947972643">
            <text:p>20.2620947972643</text:p>
          </table:table-cell>
          <table:table-cell table:style-name="ce1" office:value-type="float" office:value="24.0099749254475">
            <text:p>24.0099749254475</text:p>
          </table:table-cell>
          <table:table-cell table:style-name="ce1" office:value-type="float" office:value="27.0613175383998">
            <text:p>27.0613175383998</text:p>
          </table:table-cell>
          <table:table-cell table:style-name="ce1" office:value-type="float" office:value="25.3294782230789">
            <text:p>25.329478223078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555745464813329">
            <text:p>0.555745464813329</text:p>
          </table:table-cell>
          <table:table-cell table:style-name="ce1" office:value-type="float" office:value="0.699025003334681">
            <text:p>0.699025003334681</text:p>
          </table:table-cell>
          <table:table-cell table:style-name="ce1" office:value-type="float" office:value="0.783220312853618">
            <text:p>0.783220312853618</text:p>
          </table:table-cell>
          <table:table-cell table:style-name="ce1" office:value-type="float" office:value="0.707183976942982">
            <text:p>0.707183976942982</text:p>
          </table:table-cell>
        </table:table-row>
        <table:table-row>
          <table:table-cell/>
          <table:table-cell table:style-name="ce1" office:value-type="float" office:value="0.555057741102827">
            <text:p>0.555057741102827</text:p>
          </table:table-cell>
          <table:table-cell table:style-name="ce1" office:value-type="float" office:value="0.697698162307943">
            <text:p>0.697698162307943</text:p>
          </table:table-cell>
          <table:table-cell table:style-name="ce1" office:value-type="float" office:value="0.783634361366593">
            <text:p>0.783634361366593</text:p>
          </table:table-cell>
          <table:table-cell table:style-name="ce1" office:value-type="float" office:value="0.708693212785491">
            <text:p>0.708693212785491</text:p>
          </table:table-cell>
        </table:table-row>
        <table:table-row>
          <table:table-cell/>
          <table:table-cell table:style-name="ce1" office:value-type="float" office:value="0.555282222469648">
            <text:p>0.555282222469648</text:p>
          </table:table-cell>
          <table:table-cell table:style-name="ce1" office:value-type="float" office:value="0.701359640917367">
            <text:p>0.701359640917367</text:p>
          </table:table-cell>
          <table:table-cell table:style-name="ce1" office:value-type="float" office:value="0.780934124120194">
            <text:p>0.780934124120194</text:p>
          </table:table-cell>
          <table:table-cell table:style-name="ce1" office:value-type="float" office:value="0.703846240432197">
            <text:p>0.703846240432197</text:p>
          </table:table-cell>
        </table:table-row>
        <table:table-row>
          <table:table-cell/>
          <table:table-cell table:style-name="ce1" office:value-type="float" office:value="0.555452368307829">
            <text:p>0.555452368307829</text:p>
          </table:table-cell>
          <table:table-cell table:style-name="ce1" office:value-type="float" office:value="0.694817449493098">
            <text:p>0.694817449493098</text:p>
          </table:table-cell>
          <table:table-cell table:style-name="ce1" office:value-type="float" office:value="0.778897277807302">
            <text:p>0.778897277807302</text:p>
          </table:table-cell>
          <table:table-cell table:style-name="ce1" office:value-type="float" office:value="0.704405418076077">
            <text:p>0.704405418076077</text:p>
          </table:table-cell>
        </table:table-row>
        <table:table-row>
          <table:table-cell/>
          <table:table-cell table:style-name="ce1" office:value-type="float" office:value="0.554958496816295">
            <text:p>0.554958496816295</text:p>
          </table:table-cell>
          <table:table-cell table:style-name="ce1" office:value-type="float" office:value="0.695393502937094">
            <text:p>0.695393502937094</text:p>
          </table:table-cell>
          <table:table-cell table:style-name="ce1" office:value-type="float" office:value="0.782697732472956">
            <text:p>0.782697732472956</text:p>
          </table:table-cell>
          <table:table-cell table:style-name="ce1" office:value-type="float" office:value="0.707296012020957">
            <text:p>0.707296012020957</text:p>
          </table:table-cell>
        </table:table-row>
        <table:table-row>
          <table:table-cell/>
          <table:table-cell table:style-name="ce1" office:value-type="float" office:value="0.555158940738893">
            <text:p>0.555158940738893</text:p>
          </table:table-cell>
          <table:table-cell table:style-name="ce1" office:value-type="float" office:value="0.699862022633166">
            <text:p>0.699862022633166</text:p>
          </table:table-cell>
          <table:table-cell table:style-name="ce1" office:value-type="float" office:value="0.78109156322044">
            <text:p>0.78109156322044</text:p>
          </table:table-cell>
          <table:table-cell table:style-name="ce1" office:value-type="float" office:value="0.707211093282662">
            <text:p>0.707211093282662</text:p>
          </table:table-cell>
        </table:table-row>
        <table:table-row>
          <table:table-cell/>
          <table:table-cell table:style-name="ce1" office:value-type="float" office:value="0.556416226088261">
            <text:p>0.556416226088261</text:p>
          </table:table-cell>
          <table:table-cell table:style-name="ce1" office:value-type="float" office:value="0.706022911237575">
            <text:p>0.706022911237575</text:p>
          </table:table-cell>
          <table:table-cell table:style-name="ce1" office:value-type="float" office:value="0.781883295768965">
            <text:p>0.781883295768965</text:p>
          </table:table-cell>
          <table:table-cell table:style-name="ce1" office:value-type="float" office:value="0.708322338927268">
            <text:p>0.708322338927268</text:p>
          </table:table-cell>
        </table:table-row>
        <table:table-row>
          <table:table-cell/>
          <table:table-cell table:style-name="ce1" office:value-type="float" office:value="0.555613247485347">
            <text:p>0.555613247485347</text:p>
          </table:table-cell>
          <table:table-cell table:style-name="ce1" office:value-type="float" office:value="0.69263357706444">
            <text:p>0.69263357706444</text:p>
          </table:table-cell>
          <table:table-cell table:style-name="ce1" office:value-type="float" office:value="0.780471801142162">
            <text:p>0.780471801142162</text:p>
          </table:table-cell>
          <table:table-cell table:style-name="ce1" office:value-type="float" office:value="0.702409253596446">
            <text:p>0.702409253596446</text:p>
          </table:table-cell>
        </table:table-row>
        <table:table-row>
          <table:table-cell/>
          <table:table-cell table:style-name="ce1" office:value-type="float" office:value="0.555951603402802">
            <text:p>0.555951603402802</text:p>
          </table:table-cell>
          <table:table-cell table:style-name="ce1" office:value-type="float" office:value="0.699591327474423">
            <text:p>0.699591327474423</text:p>
          </table:table-cell>
          <table:table-cell table:style-name="ce1" office:value-type="float" office:value="0.783970503680092">
            <text:p>0.783970503680092</text:p>
          </table:table-cell>
          <table:table-cell table:style-name="ce1" office:value-type="float" office:value="0.704587453170946">
            <text:p>0.704587453170946</text:p>
          </table:table-cell>
        </table:table-row>
        <table:table-row>
          <table:table-cell/>
          <table:table-cell table:style-name="ce1" office:value-type="float" office:value="0.555368449968865">
            <text:p>0.555368449968865</text:p>
          </table:table-cell>
          <table:table-cell table:style-name="ce1" office:value-type="float" office:value="0.694233190151359">
            <text:p>0.694233190151359</text:p>
          </table:table-cell>
          <table:table-cell table:style-name="ce1" office:value-type="float" office:value="0.785947251418809">
            <text:p>0.785947251418809</text:p>
          </table:table-cell>
          <table:table-cell table:style-name="ce1" office:value-type="float" office:value="0.707935406988376">
            <text:p>0.707935406988376</text:p>
          </table:table-cell>
        </table:table-row>
      </table:table>
      <table:table table:name="'file:///mnt/Dados/vinma/documentos/Gradua%C3%A7%C3%A3o/TCC/results-partial/HW_C019_120.xlsx'#sigma_010" table:print="false" table:style-name="ta_extref">
        <table:table-source xlink:type="simple" xlink:href="../../results-partial/HW_C019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87664377069">
            <text:p>28.1087664377069</text:p>
          </table:table-cell>
          <table:table-cell table:style-name="ce1" office:value-type="float" office:value="29.0752777855463">
            <text:p>29.0752777855463</text:p>
          </table:table-cell>
          <table:table-cell table:style-name="ce1" office:value-type="float" office:value="29.6896430885497">
            <text:p>29.6896430885497</text:p>
          </table:table-cell>
          <table:table-cell table:style-name="ce1" office:value-type="float" office:value="29.3441459933144">
            <text:p>29.3441459933144</text:p>
          </table:table-cell>
        </table:table-row>
        <table:table-row>
          <table:table-cell/>
          <table:table-cell table:style-name="ce1" office:value-type="float" office:value="28.11606545962">
            <text:p>28.11606545962</text:p>
          </table:table-cell>
          <table:table-cell table:style-name="ce1" office:value-type="float" office:value="29.0744372430784">
            <text:p>29.0744372430784</text:p>
          </table:table-cell>
          <table:table-cell table:style-name="ce1" office:value-type="float" office:value="29.6857187813854">
            <text:p>29.6857187813854</text:p>
          </table:table-cell>
          <table:table-cell table:style-name="ce1" office:value-type="float" office:value="29.3419539520869">
            <text:p>29.3419539520869</text:p>
          </table:table-cell>
        </table:table-row>
        <table:table-row>
          <table:table-cell/>
          <table:table-cell table:style-name="ce1" office:value-type="float" office:value="28.1174781412523">
            <text:p>28.1174781412523</text:p>
          </table:table-cell>
          <table:table-cell table:style-name="ce1" office:value-type="float" office:value="29.0862071601081">
            <text:p>29.0862071601081</text:p>
          </table:table-cell>
          <table:table-cell table:style-name="ce1" office:value-type="float" office:value="29.709340561989">
            <text:p>29.709340561989</text:p>
          </table:table-cell>
          <table:table-cell table:style-name="ce1" office:value-type="float" office:value="29.3693340000535">
            <text:p>29.3693340000535</text:p>
          </table:table-cell>
        </table:table-row>
        <table:table-row>
          <table:table-cell/>
          <table:table-cell table:style-name="ce1" office:value-type="float" office:value="28.1169400702677">
            <text:p>28.1169400702677</text:p>
          </table:table-cell>
          <table:table-cell table:style-name="ce1" office:value-type="float" office:value="29.0667221875298">
            <text:p>29.0667221875298</text:p>
          </table:table-cell>
          <table:table-cell table:style-name="ce1" office:value-type="float" office:value="29.6892402973396">
            <text:p>29.6892402973396</text:p>
          </table:table-cell>
          <table:table-cell table:style-name="ce1" office:value-type="float" office:value="29.3507443026486">
            <text:p>29.3507443026486</text:p>
          </table:table-cell>
        </table:table-row>
        <table:table-row>
          <table:table-cell/>
          <table:table-cell table:style-name="ce1" office:value-type="float" office:value="28.1080765730419">
            <text:p>28.1080765730419</text:p>
          </table:table-cell>
          <table:table-cell table:style-name="ce1" office:value-type="float" office:value="29.0853794704763">
            <text:p>29.0853794704763</text:p>
          </table:table-cell>
          <table:table-cell table:style-name="ce1" office:value-type="float" office:value="29.701220364329">
            <text:p>29.701220364329</text:p>
          </table:table-cell>
          <table:table-cell table:style-name="ce1" office:value-type="float" office:value="29.364989594365">
            <text:p>29.364989594365</text:p>
          </table:table-cell>
        </table:table-row>
        <table:table-row>
          <table:table-cell/>
          <table:table-cell table:style-name="ce1" office:value-type="float" office:value="28.1044689809335">
            <text:p>28.1044689809335</text:p>
          </table:table-cell>
          <table:table-cell table:style-name="ce1" office:value-type="float" office:value="29.0690266326762">
            <text:p>29.0690266326762</text:p>
          </table:table-cell>
          <table:table-cell table:style-name="ce1" office:value-type="float" office:value="29.6942018877451">
            <text:p>29.6942018877451</text:p>
          </table:table-cell>
          <table:table-cell table:style-name="ce1" office:value-type="float" office:value="29.3470802267679">
            <text:p>29.3470802267679</text:p>
          </table:table-cell>
        </table:table-row>
        <table:table-row>
          <table:table-cell/>
          <table:table-cell table:style-name="ce1" office:value-type="float" office:value="28.1260972030703">
            <text:p>28.1260972030703</text:p>
          </table:table-cell>
          <table:table-cell table:style-name="ce1" office:value-type="float" office:value="29.1032077963362">
            <text:p>29.1032077963362</text:p>
          </table:table-cell>
          <table:table-cell table:style-name="ce1" office:value-type="float" office:value="29.7192393080765">
            <text:p>29.7192393080765</text:p>
          </table:table-cell>
          <table:table-cell table:style-name="ce1" office:value-type="float" office:value="29.3724932206819">
            <text:p>29.3724932206819</text:p>
          </table:table-cell>
        </table:table-row>
        <table:table-row>
          <table:table-cell/>
          <table:table-cell table:style-name="ce1" office:value-type="float" office:value="28.0965731917546">
            <text:p>28.0965731917546</text:p>
          </table:table-cell>
          <table:table-cell table:style-name="ce1" office:value-type="float" office:value="29.0711239211391">
            <text:p>29.0711239211391</text:p>
          </table:table-cell>
          <table:table-cell table:style-name="ce1" office:value-type="float" office:value="29.6915913845766">
            <text:p>29.6915913845766</text:p>
          </table:table-cell>
          <table:table-cell table:style-name="ce1" office:value-type="float" office:value="29.3375435079767">
            <text:p>29.3375435079767</text:p>
          </table:table-cell>
        </table:table-row>
        <table:table-row>
          <table:table-cell/>
          <table:table-cell table:style-name="ce1" office:value-type="float" office:value="28.123861155746">
            <text:p>28.123861155746</text:p>
          </table:table-cell>
          <table:table-cell table:style-name="ce1" office:value-type="float" office:value="29.0886370646389">
            <text:p>29.0886370646389</text:p>
          </table:table-cell>
          <table:table-cell table:style-name="ce1" office:value-type="float" office:value="29.7152629301971">
            <text:p>29.7152629301971</text:p>
          </table:table-cell>
          <table:table-cell table:style-name="ce1" office:value-type="float" office:value="29.3797638641262">
            <text:p>29.3797638641262</text:p>
          </table:table-cell>
        </table:table-row>
        <table:table-row>
          <table:table-cell/>
          <table:table-cell table:style-name="ce1" office:value-type="float" office:value="28.1134125512045">
            <text:p>28.1134125512045</text:p>
          </table:table-cell>
          <table:table-cell table:style-name="ce1" office:value-type="float" office:value="29.0895512297983">
            <text:p>29.0895512297983</text:p>
          </table:table-cell>
          <table:table-cell table:style-name="ce1" office:value-type="float" office:value="29.6976645869628">
            <text:p>29.6976645869628</text:p>
          </table:table-cell>
          <table:table-cell table:style-name="ce1" office:value-type="float" office:value="29.3458057580914">
            <text:p>29.345805758091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19_120.xlsx'#sigma_025" table:print="false" table:style-name="ta_extref">
        <table:table-source xlink:type="simple" xlink:href="../../results-partial/HW_C019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87664377069">
            <text:p>28.1087664377069</text:p>
          </table:table-cell>
          <table:table-cell table:style-name="ce1" office:value-type="float" office:value="29.0752777855463">
            <text:p>29.0752777855463</text:p>
          </table:table-cell>
          <table:table-cell table:style-name="ce1" office:value-type="float" office:value="29.6896430885497">
            <text:p>29.6896430885497</text:p>
          </table:table-cell>
          <table:table-cell table:style-name="ce1" office:value-type="float" office:value="29.3441459933144">
            <text:p>29.3441459933144</text:p>
          </table:table-cell>
        </table:table-row>
        <table:table-row>
          <table:table-cell/>
          <table:table-cell table:style-name="ce1" office:value-type="float" office:value="28.11606545962">
            <text:p>28.11606545962</text:p>
          </table:table-cell>
          <table:table-cell table:style-name="ce1" office:value-type="float" office:value="29.0744372430784">
            <text:p>29.0744372430784</text:p>
          </table:table-cell>
          <table:table-cell table:style-name="ce1" office:value-type="float" office:value="29.6857187813854">
            <text:p>29.6857187813854</text:p>
          </table:table-cell>
          <table:table-cell table:style-name="ce1" office:value-type="float" office:value="29.3419539520869">
            <text:p>29.3419539520869</text:p>
          </table:table-cell>
        </table:table-row>
        <table:table-row>
          <table:table-cell/>
          <table:table-cell table:style-name="ce1" office:value-type="float" office:value="28.1174781412523">
            <text:p>28.1174781412523</text:p>
          </table:table-cell>
          <table:table-cell table:style-name="ce1" office:value-type="float" office:value="29.0862071601081">
            <text:p>29.0862071601081</text:p>
          </table:table-cell>
          <table:table-cell table:style-name="ce1" office:value-type="float" office:value="29.709340561989">
            <text:p>29.709340561989</text:p>
          </table:table-cell>
          <table:table-cell table:style-name="ce1" office:value-type="float" office:value="29.3693340000535">
            <text:p>29.3693340000535</text:p>
          </table:table-cell>
        </table:table-row>
        <table:table-row>
          <table:table-cell/>
          <table:table-cell table:style-name="ce1" office:value-type="float" office:value="28.1169400702677">
            <text:p>28.1169400702677</text:p>
          </table:table-cell>
          <table:table-cell table:style-name="ce1" office:value-type="float" office:value="29.0667221875298">
            <text:p>29.0667221875298</text:p>
          </table:table-cell>
          <table:table-cell table:style-name="ce1" office:value-type="float" office:value="29.6892402973396">
            <text:p>29.6892402973396</text:p>
          </table:table-cell>
          <table:table-cell table:style-name="ce1" office:value-type="float" office:value="29.3507443026486">
            <text:p>29.3507443026486</text:p>
          </table:table-cell>
        </table:table-row>
        <table:table-row>
          <table:table-cell/>
          <table:table-cell table:style-name="ce1" office:value-type="float" office:value="28.1080765730419">
            <text:p>28.1080765730419</text:p>
          </table:table-cell>
          <table:table-cell table:style-name="ce1" office:value-type="float" office:value="29.0853794704763">
            <text:p>29.0853794704763</text:p>
          </table:table-cell>
          <table:table-cell table:style-name="ce1" office:value-type="float" office:value="29.701220364329">
            <text:p>29.701220364329</text:p>
          </table:table-cell>
          <table:table-cell table:style-name="ce1" office:value-type="float" office:value="29.364989594365">
            <text:p>29.364989594365</text:p>
          </table:table-cell>
        </table:table-row>
        <table:table-row>
          <table:table-cell/>
          <table:table-cell table:style-name="ce1" office:value-type="float" office:value="28.1044689809335">
            <text:p>28.1044689809335</text:p>
          </table:table-cell>
          <table:table-cell table:style-name="ce1" office:value-type="float" office:value="29.0690266326762">
            <text:p>29.0690266326762</text:p>
          </table:table-cell>
          <table:table-cell table:style-name="ce1" office:value-type="float" office:value="29.6942018877451">
            <text:p>29.6942018877451</text:p>
          </table:table-cell>
          <table:table-cell table:style-name="ce1" office:value-type="float" office:value="29.3470802267679">
            <text:p>29.3470802267679</text:p>
          </table:table-cell>
        </table:table-row>
        <table:table-row>
          <table:table-cell/>
          <table:table-cell table:style-name="ce1" office:value-type="float" office:value="28.1260972030703">
            <text:p>28.1260972030703</text:p>
          </table:table-cell>
          <table:table-cell table:style-name="ce1" office:value-type="float" office:value="29.1032077963362">
            <text:p>29.1032077963362</text:p>
          </table:table-cell>
          <table:table-cell table:style-name="ce1" office:value-type="float" office:value="29.7192393080765">
            <text:p>29.7192393080765</text:p>
          </table:table-cell>
          <table:table-cell table:style-name="ce1" office:value-type="float" office:value="29.3724932206819">
            <text:p>29.3724932206819</text:p>
          </table:table-cell>
        </table:table-row>
        <table:table-row>
          <table:table-cell/>
          <table:table-cell table:style-name="ce1" office:value-type="float" office:value="28.0965731917546">
            <text:p>28.0965731917546</text:p>
          </table:table-cell>
          <table:table-cell table:style-name="ce1" office:value-type="float" office:value="29.0711239211391">
            <text:p>29.0711239211391</text:p>
          </table:table-cell>
          <table:table-cell table:style-name="ce1" office:value-type="float" office:value="29.6915913845766">
            <text:p>29.6915913845766</text:p>
          </table:table-cell>
          <table:table-cell table:style-name="ce1" office:value-type="float" office:value="29.3375435079767">
            <text:p>29.3375435079767</text:p>
          </table:table-cell>
        </table:table-row>
        <table:table-row>
          <table:table-cell/>
          <table:table-cell table:style-name="ce1" office:value-type="float" office:value="28.123861155746">
            <text:p>28.123861155746</text:p>
          </table:table-cell>
          <table:table-cell table:style-name="ce1" office:value-type="float" office:value="29.0886370646389">
            <text:p>29.0886370646389</text:p>
          </table:table-cell>
          <table:table-cell table:style-name="ce1" office:value-type="float" office:value="29.7152629301971">
            <text:p>29.7152629301971</text:p>
          </table:table-cell>
          <table:table-cell table:style-name="ce1" office:value-type="float" office:value="29.3797638641262">
            <text:p>29.3797638641262</text:p>
          </table:table-cell>
        </table:table-row>
        <table:table-row>
          <table:table-cell/>
          <table:table-cell table:style-name="ce1" office:value-type="float" office:value="28.1134125512045">
            <text:p>28.1134125512045</text:p>
          </table:table-cell>
          <table:table-cell table:style-name="ce1" office:value-type="float" office:value="29.0895512297983">
            <text:p>29.0895512297983</text:p>
          </table:table-cell>
          <table:table-cell table:style-name="ce1" office:value-type="float" office:value="29.6976645869628">
            <text:p>29.6976645869628</text:p>
          </table:table-cell>
          <table:table-cell table:style-name="ce1" office:value-type="float" office:value="29.3458057580914">
            <text:p>29.345805758091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956774106669977">
            <text:p>0.956774106669977</text:p>
          </table:table-cell>
          <table:table-cell table:style-name="ce1" office:value-type="float" office:value="0.965497822197359">
            <text:p>0.965497822197359</text:p>
          </table:table-cell>
          <table:table-cell table:style-name="ce1" office:value-type="float" office:value="0.96972758802798">
            <text:p>0.96972758802798</text:p>
          </table:table-cell>
          <table:table-cell table:style-name="ce1" office:value-type="float" office:value="0.967860657615817">
            <text:p>0.967860657615817</text:p>
          </table:table-cell>
        </table:table-row>
        <table:table-row>
          <table:table-cell/>
          <table:table-cell table:style-name="ce1" office:value-type="float" office:value="0.956757896202037">
            <text:p>0.956757896202037</text:p>
          </table:table-cell>
          <table:table-cell table:style-name="ce1" office:value-type="float" office:value="0.965446932209664">
            <text:p>0.965446932209664</text:p>
          </table:table-cell>
          <table:table-cell table:style-name="ce1" office:value-type="float" office:value="0.969530459941101">
            <text:p>0.969530459941101</text:p>
          </table:table-cell>
          <table:table-cell table:style-name="ce1" office:value-type="float" office:value="0.967792308136895">
            <text:p>0.967792308136895</text:p>
          </table:table-cell>
        </table:table-row>
        <table:table-row>
          <table:table-cell/>
          <table:table-cell table:style-name="ce1" office:value-type="float" office:value="0.956574946644449">
            <text:p>0.956574946644449</text:p>
          </table:table-cell>
          <table:table-cell table:style-name="ce1" office:value-type="float" office:value="0.965344810136038">
            <text:p>0.965344810136038</text:p>
          </table:table-cell>
          <table:table-cell table:style-name="ce1" office:value-type="float" office:value="0.969609333308568">
            <text:p>0.969609333308568</text:p>
          </table:table-cell>
          <table:table-cell table:style-name="ce1" office:value-type="float" office:value="0.967816586141245">
            <text:p>0.967816586141245</text:p>
          </table:table-cell>
        </table:table-row>
        <table:table-row>
          <table:table-cell/>
          <table:table-cell table:style-name="ce1" office:value-type="float" office:value="0.956704655953735">
            <text:p>0.956704655953735</text:p>
          </table:table-cell>
          <table:table-cell table:style-name="ce1" office:value-type="float" office:value="0.965182547291862">
            <text:p>0.965182547291862</text:p>
          </table:table-cell>
          <table:table-cell table:style-name="ce1" office:value-type="float" office:value="0.969589465415373">
            <text:p>0.969589465415373</text:p>
          </table:table-cell>
          <table:table-cell table:style-name="ce1" office:value-type="float" office:value="0.967724812766008">
            <text:p>0.967724812766008</text:p>
          </table:table-cell>
        </table:table-row>
        <table:table-row>
          <table:table-cell/>
          <table:table-cell table:style-name="ce1" office:value-type="float" office:value="0.9565168582379">
            <text:p>0.9565168582379</text:p>
          </table:table-cell>
          <table:table-cell table:style-name="ce1" office:value-type="float" office:value="0.965400637868428">
            <text:p>0.965400637868428</text:p>
          </table:table-cell>
          <table:table-cell table:style-name="ce1" office:value-type="float" office:value="0.969686386084074">
            <text:p>0.969686386084074</text:p>
          </table:table-cell>
          <table:table-cell table:style-name="ce1" office:value-type="float" office:value="0.967839293606439">
            <text:p>0.967839293606439</text:p>
          </table:table-cell>
        </table:table-row>
        <table:table-row>
          <table:table-cell/>
          <table:table-cell table:style-name="ce1" office:value-type="float" office:value="0.95656972047053">
            <text:p>0.95656972047053</text:p>
          </table:table-cell>
          <table:table-cell table:style-name="ce1" office:value-type="float" office:value="0.965320164153852">
            <text:p>0.965320164153852</text:p>
          </table:table-cell>
          <table:table-cell table:style-name="ce1" office:value-type="float" office:value="0.969624565505246">
            <text:p>0.969624565505246</text:p>
          </table:table-cell>
          <table:table-cell table:style-name="ce1" office:value-type="float" office:value="0.967896360109729">
            <text:p>0.967896360109729</text:p>
          </table:table-cell>
        </table:table-row>
        <table:table-row>
          <table:table-cell/>
          <table:table-cell table:style-name="ce1" office:value-type="float" office:value="0.956697773375434">
            <text:p>0.956697773375434</text:p>
          </table:table-cell>
          <table:table-cell table:style-name="ce1" office:value-type="float" office:value="0.965557530694335">
            <text:p>0.965557530694335</text:p>
          </table:table-cell>
          <table:table-cell table:style-name="ce1" office:value-type="float" office:value="0.969769097602928">
            <text:p>0.969769097602928</text:p>
          </table:table-cell>
          <table:table-cell table:style-name="ce1" office:value-type="float" office:value="0.967875347345477">
            <text:p>0.967875347345477</text:p>
          </table:table-cell>
        </table:table-row>
        <table:table-row>
          <table:table-cell/>
          <table:table-cell table:style-name="ce1" office:value-type="float" office:value="0.956553684017415">
            <text:p>0.956553684017415</text:p>
          </table:table-cell>
          <table:table-cell table:style-name="ce1" office:value-type="float" office:value="0.965516348542506">
            <text:p>0.965516348542506</text:p>
          </table:table-cell>
          <table:table-cell table:style-name="ce1" office:value-type="float" office:value="0.969695988102268">
            <text:p>0.969695988102268</text:p>
          </table:table-cell>
          <table:table-cell table:style-name="ce1" office:value-type="float" office:value="0.967716512954702">
            <text:p>0.967716512954702</text:p>
          </table:table-cell>
        </table:table-row>
        <table:table-row>
          <table:table-cell/>
          <table:table-cell table:style-name="ce1" office:value-type="float" office:value="0.956740973218601">
            <text:p>0.956740973218601</text:p>
          </table:table-cell>
          <table:table-cell table:style-name="ce1" office:value-type="float" office:value="0.965421957628762">
            <text:p>0.965421957628762</text:p>
          </table:table-cell>
          <table:table-cell table:style-name="ce1" office:value-type="float" office:value="0.969708610324195">
            <text:p>0.969708610324195</text:p>
          </table:table-cell>
          <table:table-cell table:style-name="ce1" office:value-type="float" office:value="0.967829176815263">
            <text:p>0.967829176815263</text:p>
          </table:table-cell>
        </table:table-row>
        <table:table-row>
          <table:table-cell/>
          <table:table-cell table:style-name="ce1" office:value-type="float" office:value="0.956732376077005">
            <text:p>0.956732376077005</text:p>
          </table:table-cell>
          <table:table-cell table:style-name="ce1" office:value-type="float" office:value="0.965483591243382">
            <text:p>0.965483591243382</text:p>
          </table:table-cell>
          <table:table-cell table:style-name="ce1" office:value-type="float" office:value="0.969754458322352">
            <text:p>0.969754458322352</text:p>
          </table:table-cell>
          <table:table-cell table:style-name="ce1" office:value-type="float" office:value="0.967881186176516">
            <text:p>0.967881186176516</text:p>
          </table:table-cell>
        </table:table-row>
      </table:table>
      <table:table table:name="'file:///mnt/Dados/vinma/documentos/Gradua%C3%A7%C3%A3o/TCC/results-partial/HW_C019_120.xlsx'#sigma_050" table:print="false" table:style-name="ta_extref">
        <table:table-source xlink:type="simple" xlink:href="../../results-partial/HW_C019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770432287879">
            <text:p>20.2770432287879</text:p>
          </table:table-cell>
          <table:table-cell table:style-name="ce1" office:value-type="float" office:value="22.8976913119314">
            <text:p>22.8976913119314</text:p>
          </table:table-cell>
          <table:table-cell table:style-name="ce1" office:value-type="float" office:value="25.3519614407234">
            <text:p>25.3519614407234</text:p>
          </table:table-cell>
          <table:table-cell table:style-name="ce1" office:value-type="float" office:value="24.5408878685605">
            <text:p>24.5408878685605</text:p>
          </table:table-cell>
        </table:table-row>
        <table:table-row>
          <table:table-cell/>
          <table:table-cell table:style-name="ce1" office:value-type="float" office:value="20.2734924291474">
            <text:p>20.2734924291474</text:p>
          </table:table-cell>
          <table:table-cell table:style-name="ce1" office:value-type="float" office:value="22.9084712841295">
            <text:p>22.9084712841295</text:p>
          </table:table-cell>
          <table:table-cell table:style-name="ce1" office:value-type="float" office:value="25.4110478920859">
            <text:p>25.4110478920859</text:p>
          </table:table-cell>
          <table:table-cell table:style-name="ce1" office:value-type="float" office:value="24.594547185521">
            <text:p>24.594547185521</text:p>
          </table:table-cell>
        </table:table-row>
        <table:table-row>
          <table:table-cell/>
          <table:table-cell table:style-name="ce1" office:value-type="float" office:value="20.2801841319428">
            <text:p>20.2801841319428</text:p>
          </table:table-cell>
          <table:table-cell table:style-name="ce1" office:value-type="float" office:value="22.9163403402164">
            <text:p>22.9163403402164</text:p>
          </table:table-cell>
          <table:table-cell table:style-name="ce1" office:value-type="float" office:value="25.4388162673017">
            <text:p>25.4388162673017</text:p>
          </table:table-cell>
          <table:table-cell table:style-name="ce1" office:value-type="float" office:value="24.6228355424372">
            <text:p>24.6228355424372</text:p>
          </table:table-cell>
        </table:table-row>
        <table:table-row>
          <table:table-cell/>
          <table:table-cell table:style-name="ce1" office:value-type="float" office:value="20.2797496190562">
            <text:p>20.2797496190562</text:p>
          </table:table-cell>
          <table:table-cell table:style-name="ce1" office:value-type="float" office:value="22.8889422996737">
            <text:p>22.8889422996737</text:p>
          </table:table-cell>
          <table:table-cell table:style-name="ce1" office:value-type="float" office:value="25.41602882885">
            <text:p>25.41602882885</text:p>
          </table:table-cell>
          <table:table-cell table:style-name="ce1" office:value-type="float" office:value="24.5816040498158">
            <text:p>24.5816040498158</text:p>
          </table:table-cell>
        </table:table-row>
        <table:table-row>
          <table:table-cell/>
          <table:table-cell table:style-name="ce1" office:value-type="float" office:value="20.2632953701235">
            <text:p>20.2632953701235</text:p>
          </table:table-cell>
          <table:table-cell table:style-name="ce1" office:value-type="float" office:value="22.8768140340255">
            <text:p>22.8768140340255</text:p>
          </table:table-cell>
          <table:table-cell table:style-name="ce1" office:value-type="float" office:value="25.382673712445">
            <text:p>25.382673712445</text:p>
          </table:table-cell>
          <table:table-cell table:style-name="ce1" office:value-type="float" office:value="24.5643445464864">
            <text:p>24.5643445464864</text:p>
          </table:table-cell>
        </table:table-row>
        <table:table-row>
          <table:table-cell/>
          <table:table-cell table:style-name="ce1" office:value-type="float" office:value="20.2793630740873">
            <text:p>20.2793630740873</text:p>
          </table:table-cell>
          <table:table-cell table:style-name="ce1" office:value-type="float" office:value="22.8924371322594">
            <text:p>22.8924371322594</text:p>
          </table:table-cell>
          <table:table-cell table:style-name="ce1" office:value-type="float" office:value="25.3990385316356">
            <text:p>25.3990385316356</text:p>
          </table:table-cell>
          <table:table-cell table:style-name="ce1" office:value-type="float" office:value="24.5825038625079">
            <text:p>24.5825038625079</text:p>
          </table:table-cell>
        </table:table-row>
        <table:table-row>
          <table:table-cell/>
          <table:table-cell table:style-name="ce1" office:value-type="float" office:value="20.272769704115">
            <text:p>20.272769704115</text:p>
          </table:table-cell>
          <table:table-cell table:style-name="ce1" office:value-type="float" office:value="22.9107334362263">
            <text:p>22.9107334362263</text:p>
          </table:table-cell>
          <table:table-cell table:style-name="ce1" office:value-type="float" office:value="25.4159797992696">
            <text:p>25.4159797992696</text:p>
          </table:table-cell>
          <table:table-cell table:style-name="ce1" office:value-type="float" office:value="24.5949264501027">
            <text:p>24.5949264501027</text:p>
          </table:table-cell>
        </table:table-row>
        <table:table-row>
          <table:table-cell/>
          <table:table-cell table:style-name="ce1" office:value-type="float" office:value="20.2852780467668">
            <text:p>20.2852780467668</text:p>
          </table:table-cell>
          <table:table-cell table:style-name="ce1" office:value-type="float" office:value="22.882833756176">
            <text:p>22.882833756176</text:p>
          </table:table-cell>
          <table:table-cell table:style-name="ce1" office:value-type="float" office:value="25.3933298482852">
            <text:p>25.3933298482852</text:p>
          </table:table-cell>
          <table:table-cell table:style-name="ce1" office:value-type="float" office:value="24.5652113061027">
            <text:p>24.5652113061027</text:p>
          </table:table-cell>
        </table:table-row>
        <table:table-row>
          <table:table-cell/>
          <table:table-cell table:style-name="ce1" office:value-type="float" office:value="20.2778247012899">
            <text:p>20.2778247012899</text:p>
          </table:table-cell>
          <table:table-cell table:style-name="ce1" office:value-type="float" office:value="22.8803784110785">
            <text:p>22.8803784110785</text:p>
          </table:table-cell>
          <table:table-cell table:style-name="ce1" office:value-type="float" office:value="25.4046953364965">
            <text:p>25.4046953364965</text:p>
          </table:table-cell>
          <table:table-cell table:style-name="ce1" office:value-type="float" office:value="24.5767995464931">
            <text:p>24.5767995464931</text:p>
          </table:table-cell>
        </table:table-row>
        <table:table-row>
          <table:table-cell/>
          <table:table-cell table:style-name="ce1" office:value-type="float" office:value="20.2765540225584">
            <text:p>20.2765540225584</text:p>
          </table:table-cell>
          <table:table-cell table:style-name="ce1" office:value-type="float" office:value="22.9116316561747">
            <text:p>22.9116316561747</text:p>
          </table:table-cell>
          <table:table-cell table:style-name="ce1" office:value-type="float" office:value="25.4103704760004">
            <text:p>25.4103704760004</text:p>
          </table:table-cell>
          <table:table-cell table:style-name="ce1" office:value-type="float" office:value="24.5918087085617">
            <text:p>24.5918087085617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01787057412694">
            <text:p>0.801787057412694</text:p>
          </table:table-cell>
          <table:table-cell table:style-name="ce1" office:value-type="float" office:value="0.858897165278084">
            <text:p>0.858897165278084</text:p>
          </table:table-cell>
          <table:table-cell table:style-name="ce1" office:value-type="float" office:value="0.908163709793915">
            <text:p>0.908163709793915</text:p>
          </table:table-cell>
          <table:table-cell table:style-name="ce1" office:value-type="float" office:value="0.884129085868458">
            <text:p>0.884129085868458</text:p>
          </table:table-cell>
        </table:table-row>
        <table:table-row>
          <table:table-cell/>
          <table:table-cell table:style-name="ce1" office:value-type="float" office:value="0.802076601722129">
            <text:p>0.802076601722129</text:p>
          </table:table-cell>
          <table:table-cell table:style-name="ce1" office:value-type="float" office:value="0.860011011699536">
            <text:p>0.860011011699536</text:p>
          </table:table-cell>
          <table:table-cell table:style-name="ce1" office:value-type="float" office:value="0.909798980075599">
            <text:p>0.909798980075599</text:p>
          </table:table-cell>
          <table:table-cell table:style-name="ce1" office:value-type="float" office:value="0.885959039947639">
            <text:p>0.885959039947639</text:p>
          </table:table-cell>
        </table:table-row>
        <table:table-row>
          <table:table-cell/>
          <table:table-cell table:style-name="ce1" office:value-type="float" office:value="0.8027140080159">
            <text:p>0.8027140080159</text:p>
          </table:table-cell>
          <table:table-cell table:style-name="ce1" office:value-type="float" office:value="0.86093558467867">
            <text:p>0.86093558467867</text:p>
          </table:table-cell>
          <table:table-cell table:style-name="ce1" office:value-type="float" office:value="0.910744900774901">
            <text:p>0.910744900774901</text:p>
          </table:table-cell>
          <table:table-cell table:style-name="ce1" office:value-type="float" office:value="0.887140581698162">
            <text:p>0.887140581698162</text:p>
          </table:table-cell>
        </table:table-row>
        <table:table-row>
          <table:table-cell/>
          <table:table-cell table:style-name="ce1" office:value-type="float" office:value="0.802278082261905">
            <text:p>0.802278082261905</text:p>
          </table:table-cell>
          <table:table-cell table:style-name="ce1" office:value-type="float" office:value="0.859599038314278">
            <text:p>0.859599038314278</text:p>
          </table:table-cell>
          <table:table-cell table:style-name="ce1" office:value-type="float" office:value="0.910128048692114">
            <text:p>0.910128048692114</text:p>
          </table:table-cell>
          <table:table-cell table:style-name="ce1" office:value-type="float" office:value="0.886106545855728">
            <text:p>0.886106545855728</text:p>
          </table:table-cell>
        </table:table-row>
        <table:table-row>
          <table:table-cell/>
          <table:table-cell table:style-name="ce1" office:value-type="float" office:value="0.801591120361639">
            <text:p>0.801591120361639</text:p>
          </table:table-cell>
          <table:table-cell table:style-name="ce1" office:value-type="float" office:value="0.859024423010686">
            <text:p>0.859024423010686</text:p>
          </table:table-cell>
          <table:table-cell table:style-name="ce1" office:value-type="float" office:value="0.909185203926708">
            <text:p>0.909185203926708</text:p>
          </table:table-cell>
          <table:table-cell table:style-name="ce1" office:value-type="float" office:value="0.885130964670772">
            <text:p>0.885130964670772</text:p>
          </table:table-cell>
        </table:table-row>
        <table:table-row>
          <table:table-cell/>
          <table:table-cell table:style-name="ce1" office:value-type="float" office:value="0.802623958189861">
            <text:p>0.802623958189861</text:p>
          </table:table-cell>
          <table:table-cell table:style-name="ce1" office:value-type="float" office:value="0.860169106648703">
            <text:p>0.860169106648703</text:p>
          </table:table-cell>
          <table:table-cell table:style-name="ce1" office:value-type="float" office:value="0.909988998119738">
            <text:p>0.909988998119738</text:p>
          </table:table-cell>
          <table:table-cell table:style-name="ce1" office:value-type="float" office:value="0.886374050011672">
            <text:p>0.886374050011672</text:p>
          </table:table-cell>
        </table:table-row>
        <table:table-row>
          <table:table-cell/>
          <table:table-cell table:style-name="ce1" office:value-type="float" office:value="0.802132725410246">
            <text:p>0.802132725410246</text:p>
          </table:table-cell>
          <table:table-cell table:style-name="ce1" office:value-type="float" office:value="0.86065561388613">
            <text:p>0.86065561388613</text:p>
          </table:table-cell>
          <table:table-cell table:style-name="ce1" office:value-type="float" office:value="0.910028936247215">
            <text:p>0.910028936247215</text:p>
          </table:table-cell>
          <table:table-cell table:style-name="ce1" office:value-type="float" office:value="0.886360211537902">
            <text:p>0.886360211537902</text:p>
          </table:table-cell>
        </table:table-row>
        <table:table-row>
          <table:table-cell/>
          <table:table-cell table:style-name="ce1" office:value-type="float" office:value="0.802416811924276">
            <text:p>0.802416811924276</text:p>
          </table:table-cell>
          <table:table-cell table:style-name="ce1" office:value-type="float" office:value="0.859470032818832">
            <text:p>0.859470032818832</text:p>
          </table:table-cell>
          <table:table-cell table:style-name="ce1" office:value-type="float" office:value="0.909534973064427">
            <text:p>0.909534973064427</text:p>
          </table:table-cell>
          <table:table-cell table:style-name="ce1" office:value-type="float" office:value="0.885444831443067">
            <text:p>0.885444831443067</text:p>
          </table:table-cell>
        </table:table-row>
        <table:table-row>
          <table:table-cell/>
          <table:table-cell table:style-name="ce1" office:value-type="float" office:value="0.802270381451378">
            <text:p>0.802270381451378</text:p>
          </table:table-cell>
          <table:table-cell table:style-name="ce1" office:value-type="float" office:value="0.859491918628857">
            <text:p>0.859491918628857</text:p>
          </table:table-cell>
          <table:table-cell table:style-name="ce1" office:value-type="float" office:value="0.909676572190207">
            <text:p>0.909676572190207</text:p>
          </table:table-cell>
          <table:table-cell table:style-name="ce1" office:value-type="float" office:value="0.885966560844879">
            <text:p>0.885966560844879</text:p>
          </table:table-cell>
        </table:table-row>
        <table:table-row>
          <table:table-cell/>
          <table:table-cell table:style-name="ce1" office:value-type="float" office:value="0.802228910691516">
            <text:p>0.802228910691516</text:p>
          </table:table-cell>
          <table:table-cell table:style-name="ce1" office:value-type="float" office:value="0.860117308187177">
            <text:p>0.860117308187177</text:p>
          </table:table-cell>
          <table:table-cell table:style-name="ce1" office:value-type="float" office:value="0.909880865213341">
            <text:p>0.909880865213341</text:p>
          </table:table-cell>
          <table:table-cell table:style-name="ce1" office:value-type="float" office:value="0.886219294089778">
            <text:p>0.886219294089778</text:p>
          </table:table-cell>
        </table:table-row>
      </table:table>
      <table:table table:name="'file:///mnt/Dados/vinma/documentos/Gradua%C3%A7%C3%A3o/TCC/results-partial/HW_C024_120.xlsx'#sigma_010" table:print="false" table:style-name="ta_extref">
        <table:table-source xlink:type="simple" xlink:href="../../results-partial/HW_C024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42208108773">
            <text:p>28.1242208108773</text:p>
          </table:table-cell>
          <table:table-cell table:style-name="ce1" office:value-type="float" office:value="30.1067919340749">
            <text:p>30.1067919340749</text:p>
          </table:table-cell>
          <table:table-cell table:style-name="ce1" office:value-type="float" office:value="30.397091622516">
            <text:p>30.397091622516</text:p>
          </table:table-cell>
          <table:table-cell table:style-name="ce1" office:value-type="float" office:value="30.1684095524543">
            <text:p>30.1684095524543</text:p>
          </table:table-cell>
        </table:table-row>
        <table:table-row>
          <table:table-cell/>
          <table:table-cell table:style-name="ce1" office:value-type="float" office:value="28.1047304914062">
            <text:p>28.1047304914062</text:p>
          </table:table-cell>
          <table:table-cell table:style-name="ce1" office:value-type="float" office:value="30.0833642417677">
            <text:p>30.0833642417677</text:p>
          </table:table-cell>
          <table:table-cell table:style-name="ce1" office:value-type="float" office:value="30.3610354187725">
            <text:p>30.3610354187725</text:p>
          </table:table-cell>
          <table:table-cell table:style-name="ce1" office:value-type="float" office:value="30.111300888971">
            <text:p>30.111300888971</text:p>
          </table:table-cell>
        </table:table-row>
        <table:table-row>
          <table:table-cell/>
          <table:table-cell table:style-name="ce1" office:value-type="float" office:value="28.1098288044855">
            <text:p>28.1098288044855</text:p>
          </table:table-cell>
          <table:table-cell table:style-name="ce1" office:value-type="float" office:value="30.0664228316008">
            <text:p>30.0664228316008</text:p>
          </table:table-cell>
          <table:table-cell table:style-name="ce1" office:value-type="float" office:value="30.3745621434177">
            <text:p>30.3745621434177</text:p>
          </table:table-cell>
          <table:table-cell table:style-name="ce1" office:value-type="float" office:value="30.1508339475151">
            <text:p>30.1508339475151</text:p>
          </table:table-cell>
        </table:table-row>
        <table:table-row>
          <table:table-cell/>
          <table:table-cell table:style-name="ce1" office:value-type="float" office:value="28.1092022129811">
            <text:p>28.1092022129811</text:p>
          </table:table-cell>
          <table:table-cell table:style-name="ce1" office:value-type="float" office:value="30.058617511537">
            <text:p>30.058617511537</text:p>
          </table:table-cell>
          <table:table-cell table:style-name="ce1" office:value-type="float" office:value="30.384507636641">
            <text:p>30.384507636641</text:p>
          </table:table-cell>
          <table:table-cell table:style-name="ce1" office:value-type="float" office:value="30.138372118679">
            <text:p>30.138372118679</text:p>
          </table:table-cell>
        </table:table-row>
        <table:table-row>
          <table:table-cell/>
          <table:table-cell table:style-name="ce1" office:value-type="float" office:value="28.1307886232834">
            <text:p>28.1307886232834</text:p>
          </table:table-cell>
          <table:table-cell table:style-name="ce1" office:value-type="float" office:value="30.1112018534829">
            <text:p>30.1112018534829</text:p>
          </table:table-cell>
          <table:table-cell table:style-name="ce1" office:value-type="float" office:value="30.4075917951386">
            <text:p>30.4075917951386</text:p>
          </table:table-cell>
          <table:table-cell table:style-name="ce1" office:value-type="float" office:value="30.1771687289628">
            <text:p>30.1771687289628</text:p>
          </table:table-cell>
        </table:table-row>
        <table:table-row>
          <table:table-cell/>
          <table:table-cell table:style-name="ce1" office:value-type="float" office:value="28.1049998875475">
            <text:p>28.1049998875475</text:p>
          </table:table-cell>
          <table:table-cell table:style-name="ce1" office:value-type="float" office:value="30.06789269532">
            <text:p>30.06789269532</text:p>
          </table:table-cell>
          <table:table-cell table:style-name="ce1" office:value-type="float" office:value="30.3723008531445">
            <text:p>30.3723008531445</text:p>
          </table:table-cell>
          <table:table-cell table:style-name="ce1" office:value-type="float" office:value="30.1345209150274">
            <text:p>30.1345209150274</text:p>
          </table:table-cell>
        </table:table-row>
        <table:table-row>
          <table:table-cell/>
          <table:table-cell table:style-name="ce1" office:value-type="float" office:value="28.1236690601647">
            <text:p>28.1236690601647</text:p>
          </table:table-cell>
          <table:table-cell table:style-name="ce1" office:value-type="float" office:value="30.0885895388262">
            <text:p>30.0885895388262</text:p>
          </table:table-cell>
          <table:table-cell table:style-name="ce1" office:value-type="float" office:value="30.3912925122189">
            <text:p>30.3912925122189</text:p>
          </table:table-cell>
          <table:table-cell table:style-name="ce1" office:value-type="float" office:value="30.1534575484877">
            <text:p>30.1534575484877</text:p>
          </table:table-cell>
        </table:table-row>
        <table:table-row>
          <table:table-cell/>
          <table:table-cell table:style-name="ce1" office:value-type="float" office:value="28.1204674951031">
            <text:p>28.1204674951031</text:p>
          </table:table-cell>
          <table:table-cell table:style-name="ce1" office:value-type="float" office:value="30.09650008901">
            <text:p>30.09650008901</text:p>
          </table:table-cell>
          <table:table-cell table:style-name="ce1" office:value-type="float" office:value="30.397589546543">
            <text:p>30.397589546543</text:p>
          </table:table-cell>
          <table:table-cell table:style-name="ce1" office:value-type="float" office:value="30.1651275755414">
            <text:p>30.1651275755414</text:p>
          </table:table-cell>
        </table:table-row>
        <table:table-row>
          <table:table-cell/>
          <table:table-cell table:style-name="ce1" office:value-type="float" office:value="28.1026183415773">
            <text:p>28.1026183415773</text:p>
          </table:table-cell>
          <table:table-cell table:style-name="ce1" office:value-type="float" office:value="30.1014036062194">
            <text:p>30.1014036062194</text:p>
          </table:table-cell>
          <table:table-cell table:style-name="ce1" office:value-type="float" office:value="30.3865528471592">
            <text:p>30.3865528471592</text:p>
          </table:table-cell>
          <table:table-cell table:style-name="ce1" office:value-type="float" office:value="30.160225384981">
            <text:p>30.160225384981</text:p>
          </table:table-cell>
        </table:table-row>
        <table:table-row>
          <table:table-cell/>
          <table:table-cell table:style-name="ce1" office:value-type="float" office:value="28.1005498969762">
            <text:p>28.1005498969762</text:p>
          </table:table-cell>
          <table:table-cell table:style-name="ce1" office:value-type="float" office:value="30.0708871741414">
            <text:p>30.0708871741414</text:p>
          </table:table-cell>
          <table:table-cell table:style-name="ce1" office:value-type="float" office:value="30.3829976311595">
            <text:p>30.3829976311595</text:p>
          </table:table-cell>
          <table:table-cell table:style-name="ce1" office:value-type="float" office:value="30.1481478175956">
            <text:p>30.1481478175956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24_120.xlsx'#sigma_025" table:print="false" table:style-name="ta_extref">
        <table:table-source xlink:type="simple" xlink:href="../../results-partial/HW_C024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42208108773">
            <text:p>28.1242208108773</text:p>
          </table:table-cell>
          <table:table-cell table:style-name="ce1" office:value-type="float" office:value="30.1067919340749">
            <text:p>30.1067919340749</text:p>
          </table:table-cell>
          <table:table-cell table:style-name="ce1" office:value-type="float" office:value="30.397091622516">
            <text:p>30.397091622516</text:p>
          </table:table-cell>
          <table:table-cell table:style-name="ce1" office:value-type="float" office:value="30.1684095524543">
            <text:p>30.1684095524543</text:p>
          </table:table-cell>
        </table:table-row>
        <table:table-row>
          <table:table-cell/>
          <table:table-cell table:style-name="ce1" office:value-type="float" office:value="28.1047304914062">
            <text:p>28.1047304914062</text:p>
          </table:table-cell>
          <table:table-cell table:style-name="ce1" office:value-type="float" office:value="30.0833642417677">
            <text:p>30.0833642417677</text:p>
          </table:table-cell>
          <table:table-cell table:style-name="ce1" office:value-type="float" office:value="30.3610354187725">
            <text:p>30.3610354187725</text:p>
          </table:table-cell>
          <table:table-cell table:style-name="ce1" office:value-type="float" office:value="30.111300888971">
            <text:p>30.111300888971</text:p>
          </table:table-cell>
        </table:table-row>
        <table:table-row>
          <table:table-cell/>
          <table:table-cell table:style-name="ce1" office:value-type="float" office:value="28.1098288044855">
            <text:p>28.1098288044855</text:p>
          </table:table-cell>
          <table:table-cell table:style-name="ce1" office:value-type="float" office:value="30.0664228316008">
            <text:p>30.0664228316008</text:p>
          </table:table-cell>
          <table:table-cell table:style-name="ce1" office:value-type="float" office:value="30.3745621434177">
            <text:p>30.3745621434177</text:p>
          </table:table-cell>
          <table:table-cell table:style-name="ce1" office:value-type="float" office:value="30.1508339475151">
            <text:p>30.1508339475151</text:p>
          </table:table-cell>
        </table:table-row>
        <table:table-row>
          <table:table-cell/>
          <table:table-cell table:style-name="ce1" office:value-type="float" office:value="28.1092022129811">
            <text:p>28.1092022129811</text:p>
          </table:table-cell>
          <table:table-cell table:style-name="ce1" office:value-type="float" office:value="30.058617511537">
            <text:p>30.058617511537</text:p>
          </table:table-cell>
          <table:table-cell table:style-name="ce1" office:value-type="float" office:value="30.384507636641">
            <text:p>30.384507636641</text:p>
          </table:table-cell>
          <table:table-cell table:style-name="ce1" office:value-type="float" office:value="30.138372118679">
            <text:p>30.138372118679</text:p>
          </table:table-cell>
        </table:table-row>
        <table:table-row>
          <table:table-cell/>
          <table:table-cell table:style-name="ce1" office:value-type="float" office:value="28.1307886232834">
            <text:p>28.1307886232834</text:p>
          </table:table-cell>
          <table:table-cell table:style-name="ce1" office:value-type="float" office:value="30.1112018534829">
            <text:p>30.1112018534829</text:p>
          </table:table-cell>
          <table:table-cell table:style-name="ce1" office:value-type="float" office:value="30.4075917951386">
            <text:p>30.4075917951386</text:p>
          </table:table-cell>
          <table:table-cell table:style-name="ce1" office:value-type="float" office:value="30.1771687289628">
            <text:p>30.1771687289628</text:p>
          </table:table-cell>
        </table:table-row>
        <table:table-row>
          <table:table-cell/>
          <table:table-cell table:style-name="ce1" office:value-type="float" office:value="28.1049998875475">
            <text:p>28.1049998875475</text:p>
          </table:table-cell>
          <table:table-cell table:style-name="ce1" office:value-type="float" office:value="30.06789269532">
            <text:p>30.06789269532</text:p>
          </table:table-cell>
          <table:table-cell table:style-name="ce1" office:value-type="float" office:value="30.3723008531445">
            <text:p>30.3723008531445</text:p>
          </table:table-cell>
          <table:table-cell table:style-name="ce1" office:value-type="float" office:value="30.1345209150274">
            <text:p>30.1345209150274</text:p>
          </table:table-cell>
        </table:table-row>
        <table:table-row>
          <table:table-cell/>
          <table:table-cell table:style-name="ce1" office:value-type="float" office:value="28.1236690601647">
            <text:p>28.1236690601647</text:p>
          </table:table-cell>
          <table:table-cell table:style-name="ce1" office:value-type="float" office:value="30.0885895388262">
            <text:p>30.0885895388262</text:p>
          </table:table-cell>
          <table:table-cell table:style-name="ce1" office:value-type="float" office:value="30.3912925122189">
            <text:p>30.3912925122189</text:p>
          </table:table-cell>
          <table:table-cell table:style-name="ce1" office:value-type="float" office:value="30.1534575484877">
            <text:p>30.1534575484877</text:p>
          </table:table-cell>
        </table:table-row>
        <table:table-row>
          <table:table-cell/>
          <table:table-cell table:style-name="ce1" office:value-type="float" office:value="28.1204674951031">
            <text:p>28.1204674951031</text:p>
          </table:table-cell>
          <table:table-cell table:style-name="ce1" office:value-type="float" office:value="30.09650008901">
            <text:p>30.09650008901</text:p>
          </table:table-cell>
          <table:table-cell table:style-name="ce1" office:value-type="float" office:value="30.397589546543">
            <text:p>30.397589546543</text:p>
          </table:table-cell>
          <table:table-cell table:style-name="ce1" office:value-type="float" office:value="30.1651275755414">
            <text:p>30.1651275755414</text:p>
          </table:table-cell>
        </table:table-row>
        <table:table-row>
          <table:table-cell/>
          <table:table-cell table:style-name="ce1" office:value-type="float" office:value="28.1026183415773">
            <text:p>28.1026183415773</text:p>
          </table:table-cell>
          <table:table-cell table:style-name="ce1" office:value-type="float" office:value="30.1014036062194">
            <text:p>30.1014036062194</text:p>
          </table:table-cell>
          <table:table-cell table:style-name="ce1" office:value-type="float" office:value="30.3865528471592">
            <text:p>30.3865528471592</text:p>
          </table:table-cell>
          <table:table-cell table:style-name="ce1" office:value-type="float" office:value="30.160225384981">
            <text:p>30.160225384981</text:p>
          </table:table-cell>
        </table:table-row>
        <table:table-row>
          <table:table-cell/>
          <table:table-cell table:style-name="ce1" office:value-type="float" office:value="28.1005498969762">
            <text:p>28.1005498969762</text:p>
          </table:table-cell>
          <table:table-cell table:style-name="ce1" office:value-type="float" office:value="30.0708871741414">
            <text:p>30.0708871741414</text:p>
          </table:table-cell>
          <table:table-cell table:style-name="ce1" office:value-type="float" office:value="30.3829976311595">
            <text:p>30.3829976311595</text:p>
          </table:table-cell>
          <table:table-cell table:style-name="ce1" office:value-type="float" office:value="30.1481478175956">
            <text:p>30.1481478175956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81117397588523">
            <text:p>0.881117397588523</text:p>
          </table:table-cell>
          <table:table-cell table:style-name="ce1" office:value-type="float" office:value="0.932022252888312">
            <text:p>0.932022252888312</text:p>
          </table:table-cell>
          <table:table-cell table:style-name="ce1" office:value-type="float" office:value="0.939944809863248">
            <text:p>0.939944809863248</text:p>
          </table:table-cell>
          <table:table-cell table:style-name="ce1" office:value-type="float" office:value="0.935720477377443">
            <text:p>0.935720477377443</text:p>
          </table:table-cell>
        </table:table-row>
        <table:table-row>
          <table:table-cell/>
          <table:table-cell table:style-name="ce1" office:value-type="float" office:value="0.879788110148728">
            <text:p>0.879788110148728</text:p>
          </table:table-cell>
          <table:table-cell table:style-name="ce1" office:value-type="float" office:value="0.931430557576943">
            <text:p>0.931430557576943</text:p>
          </table:table-cell>
          <table:table-cell table:style-name="ce1" office:value-type="float" office:value="0.938558379829207">
            <text:p>0.938558379829207</text:p>
          </table:table-cell>
          <table:table-cell table:style-name="ce1" office:value-type="float" office:value="0.934920029032868">
            <text:p>0.934920029032868</text:p>
          </table:table-cell>
        </table:table-row>
        <table:table-row>
          <table:table-cell/>
          <table:table-cell table:style-name="ce1" office:value-type="float" office:value="0.87987834099477">
            <text:p>0.87987834099477</text:p>
          </table:table-cell>
          <table:table-cell table:style-name="ce1" office:value-type="float" office:value="0.931040561705524">
            <text:p>0.931040561705524</text:p>
          </table:table-cell>
          <table:table-cell table:style-name="ce1" office:value-type="float" office:value="0.939507730482579">
            <text:p>0.939507730482579</text:p>
          </table:table-cell>
          <table:table-cell table:style-name="ce1" office:value-type="float" office:value="0.935519840685971">
            <text:p>0.935519840685971</text:p>
          </table:table-cell>
        </table:table-row>
        <table:table-row>
          <table:table-cell/>
          <table:table-cell table:style-name="ce1" office:value-type="float" office:value="0.879682935705504">
            <text:p>0.879682935705504</text:p>
          </table:table-cell>
          <table:table-cell table:style-name="ce1" office:value-type="float" office:value="0.931623722473327">
            <text:p>0.931623722473327</text:p>
          </table:table-cell>
          <table:table-cell table:style-name="ce1" office:value-type="float" office:value="0.939932405235444">
            <text:p>0.939932405235444</text:p>
          </table:table-cell>
          <table:table-cell table:style-name="ce1" office:value-type="float" office:value="0.935294709647865">
            <text:p>0.935294709647865</text:p>
          </table:table-cell>
        </table:table-row>
        <table:table-row>
          <table:table-cell/>
          <table:table-cell table:style-name="ce1" office:value-type="float" office:value="0.881254463683202">
            <text:p>0.881254463683202</text:p>
          </table:table-cell>
          <table:table-cell table:style-name="ce1" office:value-type="float" office:value="0.931375369978741">
            <text:p>0.931375369978741</text:p>
          </table:table-cell>
          <table:table-cell table:style-name="ce1" office:value-type="float" office:value="0.940217140336447">
            <text:p>0.940217140336447</text:p>
          </table:table-cell>
          <table:table-cell table:style-name="ce1" office:value-type="float" office:value="0.936203328014805">
            <text:p>0.936203328014805</text:p>
          </table:table-cell>
        </table:table-row>
        <table:table-row>
          <table:table-cell/>
          <table:table-cell table:style-name="ce1" office:value-type="float" office:value="0.880004060333348">
            <text:p>0.880004060333348</text:p>
          </table:table-cell>
          <table:table-cell table:style-name="ce1" office:value-type="float" office:value="0.931663942128898">
            <text:p>0.931663942128898</text:p>
          </table:table-cell>
          <table:table-cell table:style-name="ce1" office:value-type="float" office:value="0.940799527261344">
            <text:p>0.940799527261344</text:p>
          </table:table-cell>
          <table:table-cell table:style-name="ce1" office:value-type="float" office:value="0.935946623263827">
            <text:p>0.935946623263827</text:p>
          </table:table-cell>
        </table:table-row>
        <table:table-row>
          <table:table-cell/>
          <table:table-cell table:style-name="ce1" office:value-type="float" office:value="0.880866426740382">
            <text:p>0.880866426740382</text:p>
          </table:table-cell>
          <table:table-cell table:style-name="ce1" office:value-type="float" office:value="0.93137690218912">
            <text:p>0.93137690218912</text:p>
          </table:table-cell>
          <table:table-cell table:style-name="ce1" office:value-type="float" office:value="0.939964510078487">
            <text:p>0.939964510078487</text:p>
          </table:table-cell>
          <table:table-cell table:style-name="ce1" office:value-type="float" office:value="0.935610135932101">
            <text:p>0.935610135932101</text:p>
          </table:table-cell>
        </table:table-row>
        <table:table-row>
          <table:table-cell/>
          <table:table-cell table:style-name="ce1" office:value-type="float" office:value="0.879879421664526">
            <text:p>0.879879421664526</text:p>
          </table:table-cell>
          <table:table-cell table:style-name="ce1" office:value-type="float" office:value="0.93298520242442">
            <text:p>0.93298520242442</text:p>
          </table:table-cell>
          <table:table-cell table:style-name="ce1" office:value-type="float" office:value="0.941151344577563">
            <text:p>0.941151344577563</text:p>
          </table:table-cell>
          <table:table-cell table:style-name="ce1" office:value-type="float" office:value="0.936479215760354">
            <text:p>0.936479215760354</text:p>
          </table:table-cell>
        </table:table-row>
        <table:table-row>
          <table:table-cell/>
          <table:table-cell table:style-name="ce1" office:value-type="float" office:value="0.880291566694528">
            <text:p>0.880291566694528</text:p>
          </table:table-cell>
          <table:table-cell table:style-name="ce1" office:value-type="float" office:value="0.932720322679876">
            <text:p>0.932720322679876</text:p>
          </table:table-cell>
          <table:table-cell table:style-name="ce1" office:value-type="float" office:value="0.939934542916333">
            <text:p>0.939934542916333</text:p>
          </table:table-cell>
          <table:table-cell table:style-name="ce1" office:value-type="float" office:value="0.935527445263298">
            <text:p>0.935527445263298</text:p>
          </table:table-cell>
        </table:table-row>
        <table:table-row>
          <table:table-cell/>
          <table:table-cell table:style-name="ce1" office:value-type="float" office:value="0.880433539330462">
            <text:p>0.880433539330462</text:p>
          </table:table-cell>
          <table:table-cell table:style-name="ce1" office:value-type="float" office:value="0.931942282994705">
            <text:p>0.931942282994705</text:p>
          </table:table-cell>
          <table:table-cell table:style-name="ce1" office:value-type="float" office:value="0.939431567166289">
            <text:p>0.939431567166289</text:p>
          </table:table-cell>
          <table:table-cell table:style-name="ce1" office:value-type="float" office:value="0.93569785625474">
            <text:p>0.93569785625474</text:p>
          </table:table-cell>
        </table:table-row>
      </table:table>
      <table:table table:name="'file:///mnt/Dados/vinma/documentos/Gradua%C3%A7%C3%A3o/TCC/results-partial/HW_C024_120.xlsx'#sigma_050" table:print="false" table:style-name="ta_extref">
        <table:table-source xlink:type="simple" xlink:href="../../results-partial/HW_C024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084646879546">
            <text:p>20.2084646879546</text:p>
          </table:table-cell>
          <table:table-cell table:style-name="ce1" office:value-type="float" office:value="23.9142937148589">
            <text:p>23.9142937148589</text:p>
          </table:table-cell>
          <table:table-cell table:style-name="ce1" office:value-type="float" office:value="25.9812752358884">
            <text:p>25.9812752358884</text:p>
          </table:table-cell>
          <table:table-cell table:style-name="ce1" office:value-type="float" office:value="24.9912678869523">
            <text:p>24.9912678869523</text:p>
          </table:table-cell>
        </table:table-row>
        <table:table-row>
          <table:table-cell/>
          <table:table-cell table:style-name="ce1" office:value-type="float" office:value="20.2061938414344">
            <text:p>20.2061938414344</text:p>
          </table:table-cell>
          <table:table-cell table:style-name="ce1" office:value-type="float" office:value="23.9346433342328">
            <text:p>23.9346433342328</text:p>
          </table:table-cell>
          <table:table-cell table:style-name="ce1" office:value-type="float" office:value="26.0029486151175">
            <text:p>26.0029486151175</text:p>
          </table:table-cell>
          <table:table-cell table:style-name="ce1" office:value-type="float" office:value="25.0198275412735">
            <text:p>25.0198275412735</text:p>
          </table:table-cell>
        </table:table-row>
        <table:table-row>
          <table:table-cell/>
          <table:table-cell table:style-name="ce1" office:value-type="float" office:value="20.2233467408791">
            <text:p>20.2233467408791</text:p>
          </table:table-cell>
          <table:table-cell table:style-name="ce1" office:value-type="float" office:value="23.9007474156762">
            <text:p>23.9007474156762</text:p>
          </table:table-cell>
          <table:table-cell table:style-name="ce1" office:value-type="float" office:value="25.9509753197149">
            <text:p>25.9509753197149</text:p>
          </table:table-cell>
          <table:table-cell table:style-name="ce1" office:value-type="float" office:value="24.9587032941373">
            <text:p>24.9587032941373</text:p>
          </table:table-cell>
        </table:table-row>
        <table:table-row>
          <table:table-cell/>
          <table:table-cell table:style-name="ce1" office:value-type="float" office:value="20.215163575123">
            <text:p>20.215163575123</text:p>
          </table:table-cell>
          <table:table-cell table:style-name="ce1" office:value-type="float" office:value="23.9302354591685">
            <text:p>23.9302354591685</text:p>
          </table:table-cell>
          <table:table-cell table:style-name="ce1" office:value-type="float" office:value="25.9737188495026">
            <text:p>25.9737188495026</text:p>
          </table:table-cell>
          <table:table-cell table:style-name="ce1" office:value-type="float" office:value="25.0006472489192">
            <text:p>25.0006472489192</text:p>
          </table:table-cell>
        </table:table-row>
        <table:table-row>
          <table:table-cell/>
          <table:table-cell table:style-name="ce1" office:value-type="float" office:value="20.2022290698401">
            <text:p>20.2022290698401</text:p>
          </table:table-cell>
          <table:table-cell table:style-name="ce1" office:value-type="float" office:value="23.9141805239795">
            <text:p>23.9141805239795</text:p>
          </table:table-cell>
          <table:table-cell table:style-name="ce1" office:value-type="float" office:value="25.9914764434953">
            <text:p>25.9914764434953</text:p>
          </table:table-cell>
          <table:table-cell table:style-name="ce1" office:value-type="float" office:value="25.0125726068476">
            <text:p>25.0125726068476</text:p>
          </table:table-cell>
        </table:table-row>
        <table:table-row>
          <table:table-cell/>
          <table:table-cell table:style-name="ce1" office:value-type="float" office:value="20.2237296137666">
            <text:p>20.2237296137666</text:p>
          </table:table-cell>
          <table:table-cell table:style-name="ce1" office:value-type="float" office:value="23.9476669158935">
            <text:p>23.9476669158935</text:p>
          </table:table-cell>
          <table:table-cell table:style-name="ce1" office:value-type="float" office:value="25.9755627977292">
            <text:p>25.9755627977292</text:p>
          </table:table-cell>
          <table:table-cell table:style-name="ce1" office:value-type="float" office:value="24.9903688688006">
            <text:p>24.9903688688006</text:p>
          </table:table-cell>
        </table:table-row>
        <table:table-row>
          <table:table-cell/>
          <table:table-cell table:style-name="ce1" office:value-type="float" office:value="20.2210182310218">
            <text:p>20.2210182310218</text:p>
          </table:table-cell>
          <table:table-cell table:style-name="ce1" office:value-type="float" office:value="23.9165533307058">
            <text:p>23.9165533307058</text:p>
          </table:table-cell>
          <table:table-cell table:style-name="ce1" office:value-type="float" office:value="25.9606002970709">
            <text:p>25.9606002970709</text:p>
          </table:table-cell>
          <table:table-cell table:style-name="ce1" office:value-type="float" office:value="24.9801500024026">
            <text:p>24.9801500024026</text:p>
          </table:table-cell>
        </table:table-row>
        <table:table-row>
          <table:table-cell/>
          <table:table-cell table:style-name="ce1" office:value-type="float" office:value="20.2324600612229">
            <text:p>20.2324600612229</text:p>
          </table:table-cell>
          <table:table-cell table:style-name="ce1" office:value-type="float" office:value="23.9036878513587">
            <text:p>23.9036878513587</text:p>
          </table:table-cell>
          <table:table-cell table:style-name="ce1" office:value-type="float" office:value="25.9407059572116">
            <text:p>25.9407059572116</text:p>
          </table:table-cell>
          <table:table-cell table:style-name="ce1" office:value-type="float" office:value="24.9532203411505">
            <text:p>24.9532203411505</text:p>
          </table:table-cell>
        </table:table-row>
        <table:table-row>
          <table:table-cell/>
          <table:table-cell table:style-name="ce1" office:value-type="float" office:value="20.190529270198">
            <text:p>20.190529270198</text:p>
          </table:table-cell>
          <table:table-cell table:style-name="ce1" office:value-type="float" office:value="23.8982134221057">
            <text:p>23.8982134221057</text:p>
          </table:table-cell>
          <table:table-cell table:style-name="ce1" office:value-type="float" office:value="25.9435985513884">
            <text:p>25.9435985513884</text:p>
          </table:table-cell>
          <table:table-cell table:style-name="ce1" office:value-type="float" office:value="24.9553866153158">
            <text:p>24.9553866153158</text:p>
          </table:table-cell>
        </table:table-row>
        <table:table-row>
          <table:table-cell/>
          <table:table-cell table:style-name="ce1" office:value-type="float" office:value="20.209569389859">
            <text:p>20.209569389859</text:p>
          </table:table-cell>
          <table:table-cell table:style-name="ce1" office:value-type="float" office:value="23.9126211032511">
            <text:p>23.9126211032511</text:p>
          </table:table-cell>
          <table:table-cell table:style-name="ce1" office:value-type="float" office:value="25.9489552086444">
            <text:p>25.9489552086444</text:p>
          </table:table-cell>
          <table:table-cell table:style-name="ce1" office:value-type="float" office:value="24.9660342101335">
            <text:p>24.9660342101335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667202896465409">
            <text:p>0.667202896465409</text:p>
          </table:table-cell>
          <table:table-cell table:style-name="ce1" office:value-type="float" office:value="0.781149244745524">
            <text:p>0.781149244745524</text:p>
          </table:table-cell>
          <table:table-cell table:style-name="ce1" office:value-type="float" office:value="0.846214065750921">
            <text:p>0.846214065750921</text:p>
          </table:table-cell>
          <table:table-cell table:style-name="ce1" office:value-type="float" office:value="0.808511128436501">
            <text:p>0.808511128436501</text:p>
          </table:table-cell>
        </table:table-row>
        <table:table-row>
          <table:table-cell/>
          <table:table-cell table:style-name="ce1" office:value-type="float" office:value="0.667324903732422">
            <text:p>0.667324903732422</text:p>
          </table:table-cell>
          <table:table-cell table:style-name="ce1" office:value-type="float" office:value="0.781261177546349">
            <text:p>0.781261177546349</text:p>
          </table:table-cell>
          <table:table-cell table:style-name="ce1" office:value-type="float" office:value="0.844581336614465">
            <text:p>0.844581336614465</text:p>
          </table:table-cell>
          <table:table-cell table:style-name="ce1" office:value-type="float" office:value="0.806715086627001">
            <text:p>0.806715086627001</text:p>
          </table:table-cell>
        </table:table-row>
        <table:table-row>
          <table:table-cell/>
          <table:table-cell table:style-name="ce1" office:value-type="float" office:value="0.66759889856751">
            <text:p>0.66759889856751</text:p>
          </table:table-cell>
          <table:table-cell table:style-name="ce1" office:value-type="float" office:value="0.78284902713443">
            <text:p>0.78284902713443</text:p>
          </table:table-cell>
          <table:table-cell table:style-name="ce1" office:value-type="float" office:value="0.844077899479209">
            <text:p>0.844077899479209</text:p>
          </table:table-cell>
          <table:table-cell table:style-name="ce1" office:value-type="float" office:value="0.806511932458148">
            <text:p>0.806511932458148</text:p>
          </table:table-cell>
        </table:table-row>
        <table:table-row>
          <table:table-cell/>
          <table:table-cell table:style-name="ce1" office:value-type="float" office:value="0.667508809541879">
            <text:p>0.667508809541879</text:p>
          </table:table-cell>
          <table:table-cell table:style-name="ce1" office:value-type="float" office:value="0.780533070134879">
            <text:p>0.780533070134879</text:p>
          </table:table-cell>
          <table:table-cell table:style-name="ce1" office:value-type="float" office:value="0.842781108804773">
            <text:p>0.842781108804773</text:p>
          </table:table-cell>
          <table:table-cell table:style-name="ce1" office:value-type="float" office:value="0.806074340891889">
            <text:p>0.806074340891889</text:p>
          </table:table-cell>
        </table:table-row>
        <table:table-row>
          <table:table-cell/>
          <table:table-cell table:style-name="ce1" office:value-type="float" office:value="0.667065944402924">
            <text:p>0.667065944402924</text:p>
          </table:table-cell>
          <table:table-cell table:style-name="ce1" office:value-type="float" office:value="0.78021697871326">
            <text:p>0.78021697871326</text:p>
          </table:table-cell>
          <table:table-cell table:style-name="ce1" office:value-type="float" office:value="0.844564565781409">
            <text:p>0.844564565781409</text:p>
          </table:table-cell>
          <table:table-cell table:style-name="ce1" office:value-type="float" office:value="0.808217009306734">
            <text:p>0.808217009306734</text:p>
          </table:table-cell>
        </table:table-row>
        <table:table-row>
          <table:table-cell/>
          <table:table-cell table:style-name="ce1" office:value-type="float" office:value="0.667527403256245">
            <text:p>0.667527403256245</text:p>
          </table:table-cell>
          <table:table-cell table:style-name="ce1" office:value-type="float" office:value="0.781117112358808">
            <text:p>0.781117112358808</text:p>
          </table:table-cell>
          <table:table-cell table:style-name="ce1" office:value-type="float" office:value="0.843497735793881">
            <text:p>0.843497735793881</text:p>
          </table:table-cell>
          <table:table-cell table:style-name="ce1" office:value-type="float" office:value="0.806371383922556">
            <text:p>0.806371383922556</text:p>
          </table:table-cell>
        </table:table-row>
        <table:table-row>
          <table:table-cell/>
          <table:table-cell table:style-name="ce1" office:value-type="float" office:value="0.667715913946616">
            <text:p>0.667715913946616</text:p>
          </table:table-cell>
          <table:table-cell table:style-name="ce1" office:value-type="float" office:value="0.781598768843786">
            <text:p>0.781598768843786</text:p>
          </table:table-cell>
          <table:table-cell table:style-name="ce1" office:value-type="float" office:value="0.844866951870849">
            <text:p>0.844866951870849</text:p>
          </table:table-cell>
          <table:table-cell table:style-name="ce1" office:value-type="float" office:value="0.806997424380202">
            <text:p>0.806997424380202</text:p>
          </table:table-cell>
        </table:table-row>
        <table:table-row>
          <table:table-cell/>
          <table:table-cell table:style-name="ce1" office:value-type="float" office:value="0.667287480372911">
            <text:p>0.667287480372911</text:p>
          </table:table-cell>
          <table:table-cell table:style-name="ce1" office:value-type="float" office:value="0.779011367723548">
            <text:p>0.779011367723548</text:p>
          </table:table-cell>
          <table:table-cell table:style-name="ce1" office:value-type="float" office:value="0.842261656336557">
            <text:p>0.842261656336557</text:p>
          </table:table-cell>
          <table:table-cell table:style-name="ce1" office:value-type="float" office:value="0.805077387023459">
            <text:p>0.805077387023459</text:p>
          </table:table-cell>
        </table:table-row>
        <table:table-row>
          <table:table-cell/>
          <table:table-cell table:style-name="ce1" office:value-type="float" office:value="0.666449084564001">
            <text:p>0.666449084564001</text:p>
          </table:table-cell>
          <table:table-cell table:style-name="ce1" office:value-type="float" office:value="0.780829513466098">
            <text:p>0.780829513466098</text:p>
          </table:table-cell>
          <table:table-cell table:style-name="ce1" office:value-type="float" office:value="0.844030506040968">
            <text:p>0.844030506040968</text:p>
          </table:table-cell>
          <table:table-cell table:style-name="ce1" office:value-type="float" office:value="0.806396941059655">
            <text:p>0.806396941059655</text:p>
          </table:table-cell>
        </table:table-row>
        <table:table-row>
          <table:table-cell/>
          <table:table-cell table:style-name="ce1" office:value-type="float" office:value="0.667049765048977">
            <text:p>0.667049765048977</text:p>
          </table:table-cell>
          <table:table-cell table:style-name="ce1" office:value-type="float" office:value="0.781448829603181">
            <text:p>0.781448829603181</text:p>
          </table:table-cell>
          <table:table-cell table:style-name="ce1" office:value-type="float" office:value="0.84393090708982">
            <text:p>0.84393090708982</text:p>
          </table:table-cell>
          <table:table-cell table:style-name="ce1" office:value-type="float" office:value="0.806978070027778">
            <text:p>0.806978070027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46">
      <number:number number:decimal-places="1" loext:min-decimal-places="1" number:min-integer-digits="1"/>
      <number:text>%</number:text>
    </number:percentage-style>
    <number:number-style style:name="N147">
      <number:number number:decimal-places="4" loext:min-decimal-places="4" number:min-integer-digits="1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3" loext:min-decimal-places="3" number:min-integer-digits="1" number:grouping="true"/>
    </number:number-style>
    <number:number-style style:name="N150">
      <number:number number:decimal-places="4" loext:min-decimal-places="4" number:min-integer-digits="1" number:grouping="true"/>
    </number:number-style>
    <number:number-style style:name="N15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1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2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53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0" loext:min-decimal-places="0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R$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5" loext:min-decimal-places="5" number:min-integer-digits="1" number:grouping="true"/>
    </number:number-style>
    <style:style style:name="Default" style:family="table-cell">
      <style:table-cell-properties fo:background-color="#000000"/>
      <style:text-properties fo:color="#ffffff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eeeeee"/>
      <style:text-properties fo:color="#000000" style:font-name="Calibri" fo:font-family="Calibri" style:font-family-generic="swiss" fo:font-size="11pt" style:font-size-asian="11pt" style:font-size-complex="11pt"/>
    </style:style>
    <style:style style:name="ConditionalStyle_5f_2" style:display-name="ConditionalStyle_2" style:family="table-cell" style:parent-style-name="Default">
      <style:table-cell-properties fo:background-color="#b2b2b2"/>
      <style:text-properties fo:color="#000000" style:font-name="Calibri" fo:font-family="Calibri" style:font-family-generic="swiss" fo:font-size="11pt" style:font-size-asian="11pt" style:font-size-complex="11pt"/>
    </style:style>
    <style:style style:name="ConditionalStyle_5f_3" style:display-name="ConditionalStyle_3" style:family="table-cell" style:parent-style-name="Default">
      <style:table-cell-properties fo:background-color="#eeeeee"/>
      <style:text-properties fo:color="#81d41a" style:font-name="Calibri" fo:font-family="Calibri" style:font-family-generic="swiss" fo:font-size="11pt" fo:font-weight="bold" style:font-size-asian="11pt" style:font-weight-asian="bold" style:font-size-complex="11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14:10:36.515697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09:38:53.334756154</meta:creation-date>
    <meta:generator>LibreOffice/6.4.7.2$Linux_X86_64 LibreOffice_project/40$Build-2</meta:generator>
    <dc:date>2021-12-06T15:46:29.634578491</dc:date>
    <meta:editing-duration>PT5H41M28S</meta:editing-duration>
    <meta:editing-cycles>24</meta:editing-cycles>
    <meta:document-statistic meta:table-count="3" meta:cell-count="798" meta:object-count="0"/>
  </office:meta>
</office:document-meta>
</file>